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-0.093535" calcext:value-type="float">
            <text:p>-0.093535</text:p>
          </table:table-cell>
          <table:table-cell office:value-type="float" office:value="-0.009035" calcext:value-type="float">
            <text:p>-0.009035</text:p>
          </table:table-cell>
          <table:table-cell office:value-type="float" office:value="0.025092" calcext:value-type="float">
            <text:p>0.025092</text:p>
          </table:table-cell>
          <table:table-cell office:value-type="float" office:value="0.124661" calcext:value-type="float">
            <text:p>0.124661</text:p>
          </table:table-cell>
          <table:table-cell office:value-type="float" office:value="0.319988" calcext:value-type="float">
            <text:p>0.319988</text:p>
          </table:table-cell>
          <table:table-cell office:value-type="float" office:value="-0.595282" calcext:value-type="float">
            <text:p>-0.5952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722543" calcext:value-type="float">
            <text:p>-0.722543</text:p>
          </table:table-cell>
          <table:table-cell office:value-type="float" office:value="-0.081196" calcext:value-type="float">
            <text:p>-0.081196</text:p>
          </table:table-cell>
          <table:table-cell office:value-type="float" office:value="-0.029037" calcext:value-type="float">
            <text:p>-0.029037</text:p>
          </table:table-cell>
          <table:table-cell office:value-type="float" office:value="-0.00737" calcext:value-type="float">
            <text:p>-0.00737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15966" calcext:value-type="float">
            <text:p>0.015966</text:p>
          </table:table-cell>
          <table:table-cell office:value-type="float" office:value="0.037914" calcext:value-type="float">
            <text:p>0.037914</text:p>
          </table:table-cell>
          <table:table-cell office:value-type="float" office:value="0.053675" calcext:value-type="float">
            <text:p>0.053675</text:p>
          </table:table-cell>
          <table:table-cell office:value-type="float" office:value="0.096445" calcext:value-type="float">
            <text:p>0.096445</text:p>
          </table:table-cell>
          <table:table-cell office:value-type="float" office:value="0.234463" calcext:value-type="float">
            <text:p>0.234463</text:p>
          </table:table-cell>
          <table:table-cell office:value-type="float" office:value="0.319988" calcext:value-type="float">
            <text:p>0.319988</text:p>
          </table:table-cell>
          <table:table-cell office:value-type="float" office:value="-0.040092" calcext:value-type="float">
            <text:p>-0.0400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763106" calcext:value-type="float">
            <text:p>-0.763106</text:p>
          </table:table-cell>
          <table:table-cell office:value-type="float" office:value="-0.07255" calcext:value-type="float">
            <text:p>-0.07255</text:p>
          </table:table-cell>
          <table:table-cell office:value-type="float" office:value="-0.018575" calcext:value-type="float">
            <text:p>-0.018575</text:p>
          </table:table-cell>
          <table:table-cell office:value-type="float" office:value="-0.002406" calcext:value-type="float">
            <text:p>-0.002406</text:p>
          </table:table-cell>
          <table:table-cell office:value-type="float" office:value="0.009496" calcext:value-type="float">
            <text:p>0.009496</text:p>
          </table:table-cell>
          <table:table-cell office:value-type="float" office:value="0.028368" calcext:value-type="float">
            <text:p>0.028368</text:p>
          </table:table-cell>
          <table:table-cell office:value-type="float" office:value="0.045346" calcext:value-type="float">
            <text:p>0.045346</text:p>
          </table:table-cell>
          <table:table-cell office:value-type="float" office:value="0.062232" calcext:value-type="float">
            <text:p>0.062232</text:p>
          </table:table-cell>
          <table:table-cell office:value-type="float" office:value="0.096791" calcext:value-type="float">
            <text:p>0.096791</text:p>
          </table:table-cell>
          <table:table-cell office:value-type="float" office:value="0.223895" calcext:value-type="float">
            <text:p>0.223895</text:p>
          </table:table-cell>
          <table:table-cell office:value-type="float" office:value="0.319988" calcext:value-type="float">
            <text:p>0.319988</text:p>
          </table:table-cell>
          <table:table-cell office:value-type="float" office:value="-0.039051" calcext:value-type="float">
            <text:p>-0.0390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510965" calcext:value-type="float">
            <text:p>-0.510965</text:p>
          </table:table-cell>
          <table:table-cell office:value-type="float" office:value="-0.035025" calcext:value-type="float">
            <text:p>-0.035025</text:p>
          </table:table-cell>
          <table:table-cell office:value-type="float" office:value="-0.005056" calcext:value-type="float">
            <text:p>-0.005056</text:p>
          </table:table-cell>
          <table:table-cell office:value-type="float" office:value="0.004077" calcext:value-type="float">
            <text:p>0.004077</text:p>
          </table:table-cell>
          <table:table-cell office:value-type="float" office:value="0.020899" calcext:value-type="float">
            <text:p>0.020899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0.057413" calcext:value-type="float">
            <text:p>0.057413</text:p>
          </table:table-cell>
          <table:table-cell office:value-type="float" office:value="0.082217" calcext:value-type="float">
            <text:p>0.082217</text:p>
          </table:table-cell>
          <table:table-cell office:value-type="float" office:value="0.132611" calcext:value-type="float">
            <text:p>0.132611</text:p>
          </table:table-cell>
          <table:table-cell office:value-type="float" office:value="0.254873" calcext:value-type="float">
            <text:p>0.254873</text:p>
          </table:table-cell>
          <table:table-cell office:value-type="float" office:value="0.319988" calcext:value-type="float">
            <text:p>0.319988</text:p>
          </table:table-cell>
          <table:table-cell office:value-type="float" office:value="0.004262" calcext:value-type="float">
            <text:p>0.0042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689745" calcext:value-type="float">
            <text:p>-0.689745</text:p>
          </table:table-cell>
          <table:table-cell office:value-type="float" office:value="-0.036815" calcext:value-type="float">
            <text:p>-0.036815</text:p>
          </table:table-cell>
          <table:table-cell office:value-type="float" office:value="-0.005323" calcext:value-type="float">
            <text:p>-0.005323</text:p>
          </table:table-cell>
          <table:table-cell office:value-type="float" office:value="0.006223" calcext:value-type="float">
            <text:p>0.006223</text:p>
          </table:table-cell>
          <table:table-cell office:value-type="float" office:value="0.025876" calcext:value-type="float">
            <text:p>0.025876</text:p>
          </table:table-cell>
          <table:table-cell office:value-type="float" office:value="0.04331" calcext:value-type="float">
            <text:p>0.04331</text:p>
          </table:table-cell>
          <table:table-cell office:value-type="float" office:value="0.064968" calcext:value-type="float">
            <text:p>0.064968</text:p>
          </table:table-cell>
          <table:table-cell office:value-type="float" office:value="0.096079" calcext:value-type="float">
            <text:p>0.096079</text:p>
          </table:table-cell>
          <table:table-cell office:value-type="float" office:value="0.162681" calcext:value-type="float">
            <text:p>0.162681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377736" calcext:value-type="float">
            <text:p>0.377736</text:p>
          </table:table-cell>
          <table:table-cell office:value-type="float" office:value="-0.004812" calcext:value-type="float">
            <text:p>-0.0048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499975" calcext:value-type="float">
            <text:p>-0.499975</text:p>
          </table:table-cell>
          <table:table-cell office:value-type="float" office:value="-0.033375" calcext:value-type="float">
            <text:p>-0.033375</text:p>
          </table:table-cell>
          <table:table-cell office:value-type="float" office:value="-0.008692" calcext:value-type="float">
            <text:p>-0.008692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78301" calcext:value-type="float">
            <text:p>0.078301</text:p>
          </table:table-cell>
          <table:table-cell office:value-type="float" office:value="0.115305" calcext:value-type="float">
            <text:p>0.115305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0.295714" calcext:value-type="float">
            <text:p>0.295714</text:p>
          </table:table-cell>
          <table:table-cell office:value-type="float" office:value="0.377736" calcext:value-type="float">
            <text:p>0.377736</text:p>
          </table:table-cell>
          <table:table-cell office:value-type="float" office:value="0.022097" calcext:value-type="float">
            <text:p>0.0220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773076" calcext:value-type="float">
            <text:p>-0.773076</text:p>
          </table:table-cell>
          <table:table-cell office:value-type="float" office:value="-0.04166" calcext:value-type="float">
            <text:p>-0.04166</text:p>
          </table:table-cell>
          <table:table-cell office:value-type="float" office:value="-0.013195" calcext:value-type="float">
            <text:p>-0.01319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16782" calcext:value-type="float">
            <text:p>0.016782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062137" calcext:value-type="float">
            <text:p>0.062137</text:p>
          </table:table-cell>
          <table:table-cell office:value-type="float" office:value="0.087598" calcext:value-type="float">
            <text:p>0.087598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51913" calcext:value-type="float">
            <text:p>0.251913</text:p>
          </table:table-cell>
          <table:table-cell office:value-type="float" office:value="0.377736" calcext:value-type="float">
            <text:p>0.377736</text:p>
          </table:table-cell>
          <table:table-cell office:value-type="float" office:value="-0.023888" calcext:value-type="float">
            <text:p>-0.0238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590411" calcext:value-type="float">
            <text:p>-0.590411</text:p>
          </table:table-cell>
          <table:table-cell office:value-type="float" office:value="-0.035657" calcext:value-type="float">
            <text:p>-0.035657</text:p>
          </table:table-cell>
          <table:table-cell office:value-type="float" office:value="-0.007542" calcext:value-type="float">
            <text:p>-0.007542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0.03316" calcext:value-type="float">
            <text:p>0.03316</text:p>
          </table:table-cell>
          <table:table-cell office:value-type="float" office:value="0.056956" calcext:value-type="float">
            <text:p>0.056956</text:p>
          </table:table-cell>
          <table:table-cell office:value-type="float" office:value="0.078296" calcext:value-type="float">
            <text:p>0.078296</text:p>
          </table:table-cell>
          <table:table-cell office:value-type="float" office:value="0.111805" calcext:value-type="float">
            <text:p>0.111805</text:p>
          </table:table-cell>
          <table:table-cell office:value-type="float" office:value="0.169399" calcext:value-type="float">
            <text:p>0.169399</text:p>
          </table:table-cell>
          <table:table-cell office:value-type="float" office:value="0.300755" calcext:value-type="float">
            <text:p>0.300755</text:p>
          </table:table-cell>
          <table:table-cell office:value-type="float" office:value="0.38706" calcext:value-type="float">
            <text:p>0.38706</text:p>
          </table:table-cell>
          <table:table-cell office:value-type="float" office:value="0.013241" calcext:value-type="float">
            <text:p>0.0132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53953" calcext:value-type="float">
            <text:p>-0.53953</text:p>
          </table:table-cell>
          <table:table-cell office:value-type="float" office:value="-0.02778" calcext:value-type="float">
            <text:p>-0.02778</text:p>
          </table:table-cell>
          <table:table-cell office:value-type="float" office:value="-0.002537" calcext:value-type="float">
            <text:p>-0.002537</text:p>
          </table:table-cell>
          <table:table-cell office:value-type="float" office:value="0.012702" calcext:value-type="float">
            <text:p>0.012702</text:p>
          </table:table-cell>
          <table:table-cell office:value-type="float" office:value="0.028558" calcext:value-type="float">
            <text:p>0.028558</text:p>
          </table:table-cell>
          <table:table-cell office:value-type="float" office:value="0.053846" calcext:value-type="float">
            <text:p>0.053846</text:p>
          </table:table-cell>
          <table:table-cell office:value-type="float" office:value="0.07724" calcext:value-type="float">
            <text:p>0.07724</text:p>
          </table:table-cell>
          <table:table-cell office:value-type="float" office:value="0.113394" calcext:value-type="float">
            <text:p>0.113394</text:p>
          </table:table-cell>
          <table:table-cell office:value-type="float" office:value="0.171693" calcext:value-type="float">
            <text:p>0.171693</text:p>
          </table:table-cell>
          <table:table-cell office:value-type="float" office:value="0.330344" calcext:value-type="float">
            <text:p>0.330344</text:p>
          </table:table-cell>
          <table:table-cell office:value-type="float" office:value="0.401452" calcext:value-type="float">
            <text:p>0.401452</text:p>
          </table:table-cell>
          <table:table-cell office:value-type="float" office:value="0.021793" calcext:value-type="float">
            <text:p>0.0217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574018" calcext:value-type="float">
            <text:p>-0.574018</text:p>
          </table:table-cell>
          <table:table-cell office:value-type="float" office:value="-0.017429" calcext:value-type="float">
            <text:p>-0.017429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43342" calcext:value-type="float">
            <text:p>0.043342</text:p>
          </table:table-cell>
          <table:table-cell office:value-type="float" office:value="0.070741" calcext:value-type="float">
            <text:p>0.070741</text:p>
          </table:table-cell>
          <table:table-cell office:value-type="float" office:value="0.099335" calcext:value-type="float">
            <text:p>0.099335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0.214191" calcext:value-type="float">
            <text:p>0.214191</text:p>
          </table:table-cell>
          <table:table-cell office:value-type="float" office:value="0.354996" calcext:value-type="float">
            <text:p>0.354996</text:p>
          </table:table-cell>
          <table:table-cell office:value-type="float" office:value="0.401452" calcext:value-type="float">
            <text:p>0.401452</text:p>
          </table:table-cell>
          <table:table-cell office:value-type="float" office:value="0.037611" calcext:value-type="float">
            <text:p>0.0376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671942" calcext:value-type="float">
            <text:p>-0.671942</text:p>
          </table:table-cell>
          <table:table-cell office:value-type="float" office:value="-0.015546" calcext:value-type="float">
            <text:p>-0.015546</text:p>
          </table:table-cell>
          <table:table-cell office:value-type="float" office:value="0.017774" calcext:value-type="float">
            <text:p>0.017774</text:p>
          </table:table-cell>
          <table:table-cell office:value-type="float" office:value="0.042012" calcext:value-type="float">
            <text:p>0.042012</text:p>
          </table:table-cell>
          <table:table-cell office:value-type="float" office:value="0.062308" calcext:value-type="float">
            <text:p>0.062308</text:p>
          </table:table-cell>
          <table:table-cell office:value-type="float" office:value="0.087505" calcext:value-type="float">
            <text:p>0.087505</text:p>
          </table:table-cell>
          <table:table-cell office:value-type="float" office:value="0.133644" calcext:value-type="float">
            <text:p>0.133644</text:p>
          </table:table-cell>
          <table:table-cell office:value-type="float" office:value="0.183661" calcext:value-type="float">
            <text:p>0.183661</text:p>
          </table:table-cell>
          <table:table-cell office:value-type="float" office:value="0.27135" calcext:value-type="float">
            <text:p>0.27135</text:p>
          </table:table-cell>
          <table:table-cell office:value-type="float" office:value="0.379667" calcext:value-type="float">
            <text:p>0.379667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049043" calcext:value-type="float">
            <text:p>0.0490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958653" calcext:value-type="float">
            <text:p>-0.958653</text:p>
          </table:table-cell>
          <table:table-cell office:value-type="float" office:value="-0.044897" calcext:value-type="float">
            <text:p>-0.04489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30093" calcext:value-type="float">
            <text:p>0.030093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077102" calcext:value-type="float">
            <text:p>0.077102</text:p>
          </table:table-cell>
          <table:table-cell office:value-type="float" office:value="0.116633" calcext:value-type="float">
            <text:p>0.116633</text:p>
          </table:table-cell>
          <table:table-cell office:value-type="float" office:value="0.169525" calcext:value-type="float">
            <text:p>0.169525</text:p>
          </table:table-cell>
          <table:table-cell office:value-type="float" office:value="0.260995" calcext:value-type="float">
            <text:p>0.260995</text:p>
          </table:table-cell>
          <table:table-cell office:value-type="float" office:value="0.376766" calcext:value-type="float">
            <text:p>0.376766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008592" calcext:value-type="float">
            <text:p>0.0085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54242" calcext:value-type="float">
            <text:p>-0.54242</text:p>
          </table:table-cell>
          <table:table-cell office:value-type="float" office:value="-0.009856" calcext:value-type="float">
            <text:p>-0.009856</text:p>
          </table:table-cell>
          <table:table-cell office:value-type="float" office:value="0.018032" calcext:value-type="float">
            <text:p>0.018032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0.066871" calcext:value-type="float">
            <text:p>0.066871</text:p>
          </table:table-cell>
          <table:table-cell office:value-type="float" office:value="0.106711" calcext:value-type="float">
            <text:p>0.106711</text:p>
          </table:table-cell>
          <table:table-cell office:value-type="float" office:value="0.155271" calcext:value-type="float">
            <text:p>0.155271</text:p>
          </table:table-cell>
          <table:table-cell office:value-type="float" office:value="0.214795" calcext:value-type="float">
            <text:p>0.214795</text:p>
          </table:table-cell>
          <table:table-cell office:value-type="float" office:value="0.309805" calcext:value-type="float">
            <text:p>0.309805</text:p>
          </table:table-cell>
          <table:table-cell office:value-type="float" office:value="0.410824" calcext:value-type="float">
            <text:p>0.410824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077295" calcext:value-type="float">
            <text:p>0.0772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482087" calcext:value-type="float">
            <text:p>-0.482087</text:p>
          </table:table-cell>
          <table:table-cell office:value-type="float" office:value="-0.009034" calcext:value-type="float">
            <text:p>-0.009034</text:p>
          </table:table-cell>
          <table:table-cell office:value-type="float" office:value="0.017749" calcext:value-type="float">
            <text:p>0.017749</text:p>
          </table:table-cell>
          <table:table-cell office:value-type="float" office:value="0.042686" calcext:value-type="float">
            <text:p>0.042686</text:p>
          </table:table-cell>
          <table:table-cell office:value-type="float" office:value="0.078501" calcext:value-type="float">
            <text:p>0.078501</text:p>
          </table:table-cell>
          <table:table-cell office:value-type="float" office:value="0.123667" calcext:value-type="float">
            <text:p>0.123667</text:p>
          </table:table-cell>
          <table:table-cell office:value-type="float" office:value="0.175879" calcext:value-type="float">
            <text:p>0.175879</text:p>
          </table:table-cell>
          <table:table-cell office:value-type="float" office:value="0.227352" calcext:value-type="float">
            <text:p>0.227352</text:p>
          </table:table-cell>
          <table:table-cell office:value-type="float" office:value="0.319478" calcext:value-type="float">
            <text:p>0.319478</text:p>
          </table:table-cell>
          <table:table-cell office:value-type="float" office:value="0.420508" calcext:value-type="float">
            <text:p>0.420508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09147" calcext:value-type="float">
            <text:p>0.091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292258" calcext:value-type="float">
            <text:p>-0.292258</text:p>
          </table:table-cell>
          <table:table-cell office:value-type="float" office:value="0.005092" calcext:value-type="float">
            <text:p>0.005092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056224" calcext:value-type="float">
            <text:p>0.056224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.145825" calcext:value-type="float">
            <text:p>0.145825</text:p>
          </table:table-cell>
          <table:table-cell office:value-type="float" office:value="0.198312" calcext:value-type="float">
            <text:p>0.198312</text:p>
          </table:table-cell>
          <table:table-cell office:value-type="float" office:value="0.256758" calcext:value-type="float">
            <text:p>0.256758</text:p>
          </table:table-cell>
          <table:table-cell office:value-type="float" office:value="0.348633" calcext:value-type="float">
            <text:p>0.348633</text:p>
          </table:table-cell>
          <table:table-cell office:value-type="float" office:value="0.430867" calcext:value-type="float">
            <text:p>0.430867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126623" calcext:value-type="float">
            <text:p>0.1266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24498" calcext:value-type="float">
            <text:p>-0.524498</text:p>
          </table:table-cell>
          <table:table-cell office:value-type="float" office:value="-0.000587" calcext:value-type="float">
            <text:p>-0.000587</text:p>
          </table:table-cell>
          <table:table-cell office:value-type="float" office:value="0.029061" calcext:value-type="float">
            <text:p>0.029061</text:p>
          </table:table-cell>
          <table:table-cell office:value-type="float" office:value="0.056633" calcext:value-type="float">
            <text:p>0.056633</text:p>
          </table:table-cell>
          <table:table-cell office:value-type="float" office:value="0.100296" calcext:value-type="float">
            <text:p>0.100296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206927" calcext:value-type="float">
            <text:p>0.20692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362375" calcext:value-type="float">
            <text:p>0.362375</text:p>
          </table:table-cell>
          <table:table-cell office:value-type="float" office:value="0.427818" calcext:value-type="float">
            <text:p>0.427818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108375" calcext:value-type="float">
            <text:p>0.1083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433682" calcext:value-type="float">
            <text:p>-0.433682</text:p>
          </table:table-cell>
          <table:table-cell office:value-type="float" office:value="0.007533" calcext:value-type="float">
            <text:p>0.007533</text:p>
          </table:table-cell>
          <table:table-cell office:value-type="float" office:value="0.054806" calcext:value-type="float">
            <text:p>0.054806</text:p>
          </table:table-cell>
          <table:table-cell office:value-type="float" office:value="0.10264" calcext:value-type="float">
            <text:p>0.10264</text:p>
          </table:table-cell>
          <table:table-cell office:value-type="float" office:value="0.149077" calcext:value-type="float">
            <text:p>0.149077</text:p>
          </table:table-cell>
          <table:table-cell office:value-type="float" office:value="0.18759" calcext:value-type="float">
            <text:p>0.18759</text:p>
          </table:table-cell>
          <table:table-cell office:value-type="float" office:value="0.22044" calcext:value-type="float">
            <text:p>0.22044</text:p>
          </table:table-cell>
          <table:table-cell office:value-type="float" office:value="0.286611" calcext:value-type="float">
            <text:p>0.286611</text:p>
          </table:table-cell>
          <table:table-cell office:value-type="float" office:value="0.369029" calcext:value-type="float">
            <text:p>0.369029</text:p>
          </table:table-cell>
          <table:table-cell office:value-type="float" office:value="0.422647" calcext:value-type="float">
            <text:p>0.422647</text:p>
          </table:table-cell>
          <table:table-cell office:value-type="float" office:value="0.456502" calcext:value-type="float">
            <text:p>0.456502</text:p>
          </table:table-cell>
          <table:table-cell office:value-type="float" office:value="0.136669" calcext:value-type="float">
            <text:p>0.1366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379115" calcext:value-type="float">
            <text:p>-0.379115</text:p>
          </table:table-cell>
          <table:table-cell office:value-type="float" office:value="0.010379" calcext:value-type="float">
            <text:p>0.010379</text:p>
          </table:table-cell>
          <table:table-cell office:value-type="float" office:value="0.061888" calcext:value-type="float">
            <text:p>0.061888</text:p>
          </table:table-cell>
          <table:table-cell office:value-type="float" office:value="0.096916" calcext:value-type="float">
            <text:p>0.096916</text:p>
          </table:table-cell>
          <table:table-cell office:value-type="float" office:value="0.154946" calcext:value-type="float">
            <text:p>0.154946</text:p>
          </table:table-cell>
          <table:table-cell office:value-type="float" office:value="0.201879" calcext:value-type="float">
            <text:p>0.201879</text:p>
          </table:table-cell>
          <table:table-cell office:value-type="float" office:value="0.249506" calcext:value-type="float">
            <text:p>0.249506</text:p>
          </table:table-cell>
          <table:table-cell office:value-type="float" office:value="0.326849" calcext:value-type="float">
            <text:p>0.326849</text:p>
          </table:table-cell>
          <table:table-cell office:value-type="float" office:value="0.378799" calcext:value-type="float">
            <text:p>0.378799</text:p>
          </table:table-cell>
          <table:table-cell office:value-type="float" office:value="0.426886" calcext:value-type="float">
            <text:p>0.42688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52893" calcext:value-type="float">
            <text:p>0.1528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317586" calcext:value-type="float">
            <text:p>-0.317586</text:p>
          </table:table-cell>
          <table:table-cell office:value-type="float" office:value="0.028096" calcext:value-type="float">
            <text:p>0.028096</text:p>
          </table:table-cell>
          <table:table-cell office:value-type="float" office:value="0.075706" calcext:value-type="float">
            <text:p>0.075706</text:p>
          </table:table-cell>
          <table:table-cell office:value-type="float" office:value="0.112707" calcext:value-type="float">
            <text:p>0.112707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223408" calcext:value-type="float">
            <text:p>0.223408</text:p>
          </table:table-cell>
          <table:table-cell office:value-type="float" office:value="0.276717" calcext:value-type="float">
            <text:p>0.276717</text:p>
          </table:table-cell>
          <table:table-cell office:value-type="float" office:value="0.333632" calcext:value-type="float">
            <text:p>0.333632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0.437179" calcext:value-type="float">
            <text:p>0.437179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7259" calcext:value-type="float">
            <text:p>0.172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309254" calcext:value-type="float">
            <text:p>-0.309254</text:p>
          </table:table-cell>
          <table:table-cell office:value-type="float" office:value="0.055812" calcext:value-type="float">
            <text:p>0.05581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67072" calcext:value-type="float">
            <text:p>0.167072</text:p>
          </table:table-cell>
          <table:table-cell office:value-type="float" office:value="0.210748" calcext:value-type="float">
            <text:p>0.210748</text:p>
          </table:table-cell>
          <table:table-cell office:value-type="float" office:value="0.249345" calcext:value-type="float">
            <text:p>0.249345</text:p>
          </table:table-cell>
          <table:table-cell office:value-type="float" office:value="0.302259" calcext:value-type="float">
            <text:p>0.302259</text:p>
          </table:table-cell>
          <table:table-cell office:value-type="float" office:value="0.346699" calcext:value-type="float">
            <text:p>0.346699</text:p>
          </table:table-cell>
          <table:table-cell office:value-type="float" office:value="0.399205" calcext:value-type="float">
            <text:p>0.399205</text:p>
          </table:table-cell>
          <table:table-cell office:value-type="float" office:value="0.440555" calcext:value-type="float">
            <text:p>0.440555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96824" calcext:value-type="float">
            <text:p>0.1968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199401" calcext:value-type="float">
            <text:p>-0.199401</text:p>
          </table:table-cell>
          <table:table-cell office:value-type="float" office:value="0.064662" calcext:value-type="float">
            <text:p>0.064662</text:p>
          </table:table-cell>
          <table:table-cell office:value-type="float" office:value="0.116376" calcext:value-type="float">
            <text:p>0.116376</text:p>
          </table:table-cell>
          <table:table-cell office:value-type="float" office:value="0.174338" calcext:value-type="float">
            <text:p>0.174338</text:p>
          </table:table-cell>
          <table:table-cell office:value-type="float" office:value="0.222068" calcext:value-type="float">
            <text:p>0.222068</text:p>
          </table:table-cell>
          <table:table-cell office:value-type="float" office:value="0.252065" calcext:value-type="float">
            <text:p>0.252065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0.391557" calcext:value-type="float">
            <text:p>0.391557</text:p>
          </table:table-cell>
          <table:table-cell office:value-type="float" office:value="0.439936" calcext:value-type="float">
            <text:p>0.43993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1387" calcext:value-type="float">
            <text:p>0.21138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308153" calcext:value-type="float">
            <text:p>-0.308153</text:p>
          </table:table-cell>
          <table:table-cell office:value-type="float" office:value="0.043071" calcext:value-type="float">
            <text:p>0.043071</text:p>
          </table:table-cell>
          <table:table-cell office:value-type="float" office:value="0.090249" calcext:value-type="float">
            <text:p>0.090249</text:p>
          </table:table-cell>
          <table:table-cell office:value-type="float" office:value="0.160426" calcext:value-type="float">
            <text:p>0.160426</text:p>
          </table:table-cell>
          <table:table-cell office:value-type="float" office:value="0.199395" calcext:value-type="float">
            <text:p>0.199395</text:p>
          </table:table-cell>
          <table:table-cell office:value-type="float" office:value="0.243162" calcext:value-type="float">
            <text:p>0.243162</text:p>
          </table:table-cell>
          <table:table-cell office:value-type="float" office:value="0.297707" calcext:value-type="float">
            <text:p>0.297707</text:p>
          </table:table-cell>
          <table:table-cell office:value-type="float" office:value="0.342507" calcext:value-type="float">
            <text:p>0.342507</text:p>
          </table:table-cell>
          <table:table-cell office:value-type="float" office:value="0.381517" calcext:value-type="float">
            <text:p>0.381517</text:p>
          </table:table-cell>
          <table:table-cell office:value-type="float" office:value="0.441614" calcext:value-type="float">
            <text:p>0.44161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89149" calcext:value-type="float">
            <text:p>0.1891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61269" calcext:value-type="float">
            <text:p>-0.61269</text:p>
          </table:table-cell>
          <table:table-cell office:value-type="float" office:value="0.038744" calcext:value-type="float">
            <text:p>0.038744</text:p>
          </table:table-cell>
          <table:table-cell office:value-type="float" office:value="0.089786" calcext:value-type="float">
            <text:p>0.089786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92362" calcext:value-type="float">
            <text:p>0.192362</text:p>
          </table:table-cell>
          <table:table-cell office:value-type="float" office:value="0.234363" calcext:value-type="float">
            <text:p>0.234363</text:p>
          </table:table-cell>
          <table:table-cell office:value-type="float" office:value="0.287702" calcext:value-type="float">
            <text:p>0.287702</text:p>
          </table:table-cell>
          <table:table-cell office:value-type="float" office:value="0.330054" calcext:value-type="float">
            <text:p>0.330054</text:p>
          </table:table-cell>
          <table:table-cell office:value-type="float" office:value="0.367747" calcext:value-type="float">
            <text:p>0.367747</text:p>
          </table:table-cell>
          <table:table-cell office:value-type="float" office:value="0.435827" calcext:value-type="float">
            <text:p>0.435827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51071" calcext:value-type="float">
            <text:p>0.1510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46238" calcext:value-type="float">
            <text:p>-0.46238</text:p>
          </table:table-cell>
          <table:table-cell office:value-type="float" office:value="0.037438" calcext:value-type="float">
            <text:p>0.037438</text:p>
          </table:table-cell>
          <table:table-cell office:value-type="float" office:value="0.087429" calcext:value-type="float">
            <text:p>0.087429</text:p>
          </table:table-cell>
          <table:table-cell office:value-type="float" office:value="0.139329" calcext:value-type="float">
            <text:p>0.139329</text:p>
          </table:table-cell>
          <table:table-cell office:value-type="float" office:value="0.194988" calcext:value-type="float">
            <text:p>0.194988</text:p>
          </table:table-cell>
          <table:table-cell office:value-type="float" office:value="0.245113" calcext:value-type="float">
            <text:p>0.245113</text:p>
          </table:table-cell>
          <table:table-cell office:value-type="float" office:value="0.29223" calcext:value-type="float">
            <text:p>0.29223</text:p>
          </table:table-cell>
          <table:table-cell office:value-type="float" office:value="0.338104" calcext:value-type="float">
            <text:p>0.338104</text:p>
          </table:table-cell>
          <table:table-cell office:value-type="float" office:value="0.375946" calcext:value-type="float">
            <text:p>0.375946</text:p>
          </table:table-cell>
          <table:table-cell office:value-type="float" office:value="0.443642" calcext:value-type="float">
            <text:p>0.44364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69184" calcext:value-type="float">
            <text:p>0.1691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301955" calcext:value-type="float">
            <text:p>-0.301955</text:p>
          </table:table-cell>
          <table:table-cell office:value-type="float" office:value="0.062717" calcext:value-type="float">
            <text:p>0.062717</text:p>
          </table:table-cell>
          <table:table-cell office:value-type="float" office:value="0.106385" calcext:value-type="float">
            <text:p>0.106385</text:p>
          </table:table-cell>
          <table:table-cell office:value-type="float" office:value="0.144844" calcext:value-type="float">
            <text:p>0.144844</text:p>
          </table:table-cell>
          <table:table-cell office:value-type="float" office:value="0.195557" calcext:value-type="float">
            <text:p>0.195557</text:p>
          </table:table-cell>
          <table:table-cell office:value-type="float" office:value="0.243701" calcext:value-type="float">
            <text:p>0.243701</text:p>
          </table:table-cell>
          <table:table-cell office:value-type="float" office:value="0.296386" calcext:value-type="float">
            <text:p>0.296386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0.374669" calcext:value-type="float">
            <text:p>0.374669</text:p>
          </table:table-cell>
          <table:table-cell office:value-type="float" office:value="0.445303" calcext:value-type="float">
            <text:p>0.44530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8995" calcext:value-type="float">
            <text:p>0.189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296946" calcext:value-type="float">
            <text:p>-0.296946</text:p>
          </table:table-cell>
          <table:table-cell office:value-type="float" office:value="0.076949" calcext:value-type="float">
            <text:p>0.076949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0.172043" calcext:value-type="float">
            <text:p>0.172043</text:p>
          </table:table-cell>
          <table:table-cell office:value-type="float" office:value="0.228488" calcext:value-type="float">
            <text:p>0.228488</text:p>
          </table:table-cell>
          <table:table-cell office:value-type="float" office:value="0.270743" calcext:value-type="float">
            <text:p>0.270743</text:p>
          </table:table-cell>
          <table:table-cell office:value-type="float" office:value="0.312017" calcext:value-type="float">
            <text:p>0.312017</text:p>
          </table:table-cell>
          <table:table-cell office:value-type="float" office:value="0.341969" calcext:value-type="float">
            <text:p>0.341969</text:p>
          </table:table-cell>
          <table:table-cell office:value-type="float" office:value="0.378246" calcext:value-type="float">
            <text:p>0.378246</text:p>
          </table:table-cell>
          <table:table-cell office:value-type="float" office:value="0.442217" calcext:value-type="float">
            <text:p>0.442217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5366" calcext:value-type="float">
            <text:p>0.2053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256305" calcext:value-type="float">
            <text:p>-0.256305</text:p>
          </table:table-cell>
          <table:table-cell office:value-type="float" office:value="0.083616" calcext:value-type="float">
            <text:p>0.083616</text:p>
          </table:table-cell>
          <table:table-cell office:value-type="float" office:value="0.132672" calcext:value-type="float">
            <text:p>0.132672</text:p>
          </table:table-cell>
          <table:table-cell office:value-type="float" office:value="0.181295" calcext:value-type="float">
            <text:p>0.181295</text:p>
          </table:table-cell>
          <table:table-cell office:value-type="float" office:value="0.224236" calcext:value-type="float">
            <text:p>0.224236</text:p>
          </table:table-cell>
          <table:table-cell office:value-type="float" office:value="0.258173" calcext:value-type="float">
            <text:p>0.258173</text:p>
          </table:table-cell>
          <table:table-cell office:value-type="float" office:value="0.296019" calcext:value-type="float">
            <text:p>0.296019</text:p>
          </table:table-cell>
          <table:table-cell office:value-type="float" office:value="0.334943" calcext:value-type="float">
            <text:p>0.334943</text:p>
          </table:table-cell>
          <table:table-cell office:value-type="float" office:value="0.372067" calcext:value-type="float">
            <text:p>0.372067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6804" calcext:value-type="float">
            <text:p>0.20680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295068" calcext:value-type="float">
            <text:p>-0.295068</text:p>
          </table:table-cell>
          <table:table-cell office:value-type="float" office:value="0.088991" calcext:value-type="float">
            <text:p>0.088991</text:p>
          </table:table-cell>
          <table:table-cell office:value-type="float" office:value="0.13321" calcext:value-type="float">
            <text:p>0.13321</text:p>
          </table:table-cell>
          <table:table-cell office:value-type="float" office:value="0.189929" calcext:value-type="float">
            <text:p>0.189929</text:p>
          </table:table-cell>
          <table:table-cell office:value-type="float" office:value="0.232561" calcext:value-type="float">
            <text:p>0.232561</text:p>
          </table:table-cell>
          <table:table-cell office:value-type="float" office:value="0.271325" calcext:value-type="float">
            <text:p>0.271325</text:p>
          </table:table-cell>
          <table:table-cell office:value-type="float" office:value="0.301752" calcext:value-type="float">
            <text:p>0.301752</text:p>
          </table:table-cell>
          <table:table-cell office:value-type="float" office:value="0.336907" calcext:value-type="float">
            <text:p>0.336907</text:p>
          </table:table-cell>
          <table:table-cell office:value-type="float" office:value="0.375937" calcext:value-type="float">
            <text:p>0.375937</text:p>
          </table:table-cell>
          <table:table-cell office:value-type="float" office:value="0.439924" calcext:value-type="float">
            <text:p>0.43992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7547" calcext:value-type="float">
            <text:p>0.2075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139912" calcext:value-type="float">
            <text:p>-0.139912</text:p>
          </table:table-cell>
          <table:table-cell office:value-type="float" office:value="0.080506" calcext:value-type="float">
            <text:p>0.080506</text:p>
          </table:table-cell>
          <table:table-cell office:value-type="float" office:value="0.110457" calcext:value-type="float">
            <text:p>0.110457</text:p>
          </table:table-cell>
          <table:table-cell office:value-type="float" office:value="0.166589" calcext:value-type="float">
            <text:p>0.166589</text:p>
          </table:table-cell>
          <table:table-cell office:value-type="float" office:value="0.211197" calcext:value-type="float">
            <text:p>0.211197</text:p>
          </table:table-cell>
          <table:table-cell office:value-type="float" office:value="0.255818" calcext:value-type="float">
            <text:p>0.255818</text:p>
          </table:table-cell>
          <table:table-cell office:value-type="float" office:value="0.284142" calcext:value-type="float">
            <text:p>0.284142</text:p>
          </table:table-cell>
          <table:table-cell office:value-type="float" office:value="0.309621" calcext:value-type="float">
            <text:p>0.309621</text:p>
          </table:table-cell>
          <table:table-cell office:value-type="float" office:value="0.358768" calcext:value-type="float">
            <text:p>0.358768</text:p>
          </table:table-cell>
          <table:table-cell office:value-type="float" office:value="0.432914" calcext:value-type="float">
            <text:p>0.43291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701" calcext:value-type="float">
            <text:p>0.207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186939" calcext:value-type="float">
            <text:p>-0.186939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134769" calcext:value-type="float">
            <text:p>0.134769</text:p>
          </table:table-cell>
          <table:table-cell office:value-type="float" office:value="0.189662" calcext:value-type="float">
            <text:p>0.189662</text:p>
          </table:table-cell>
          <table:table-cell office:value-type="float" office:value="0.23855" calcext:value-type="float">
            <text:p>0.23855</text:p>
          </table:table-cell>
          <table:table-cell office:value-type="float" office:value="0.270422" calcext:value-type="float">
            <text:p>0.270422</text:p>
          </table:table-cell>
          <table:table-cell office:value-type="float" office:value="0.295907" calcext:value-type="float">
            <text:p>0.295907</text:p>
          </table:table-cell>
          <table:table-cell office:value-type="float" office:value="0.327034" calcext:value-type="float">
            <text:p>0.327034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448862" calcext:value-type="float">
            <text:p>0.44886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972" calcext:value-type="float">
            <text:p>0.219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231826" calcext:value-type="float">
            <text:p>-0.231826</text:p>
          </table:table-cell>
          <table:table-cell office:value-type="float" office:value="0.09609" calcext:value-type="float">
            <text:p>0.09609</text:p>
          </table:table-cell>
          <table:table-cell office:value-type="float" office:value="0.143693" calcext:value-type="float">
            <text:p>0.143693</text:p>
          </table:table-cell>
          <table:table-cell office:value-type="float" office:value="0.195591" calcext:value-type="float">
            <text:p>0.195591</text:p>
          </table:table-cell>
          <table:table-cell office:value-type="float" office:value="0.232863" calcext:value-type="float">
            <text:p>0.232863</text:p>
          </table:table-cell>
          <table:table-cell office:value-type="float" office:value="0.263832" calcext:value-type="float">
            <text:p>0.263832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0.315506" calcext:value-type="float">
            <text:p>0.315506</text:p>
          </table:table-cell>
          <table:table-cell office:value-type="float" office:value="0.379009" calcext:value-type="float">
            <text:p>0.379009</text:p>
          </table:table-cell>
          <table:table-cell office:value-type="float" office:value="0.436398" calcext:value-type="float">
            <text:p>0.43639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1924" calcext:value-type="float">
            <text:p>0.2119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385132" calcext:value-type="float">
            <text:p>-0.385132</text:p>
          </table:table-cell>
          <table:table-cell office:value-type="float" office:value="0.094476" calcext:value-type="float">
            <text:p>0.094476</text:p>
          </table:table-cell>
          <table:table-cell office:value-type="float" office:value="0.155409" calcext:value-type="float">
            <text:p>0.155409</text:p>
          </table:table-cell>
          <table:table-cell office:value-type="float" office:value="0.194005" calcext:value-type="float">
            <text:p>0.194005</text:p>
          </table:table-cell>
          <table:table-cell office:value-type="float" office:value="0.226517" calcext:value-type="float">
            <text:p>0.226517</text:p>
          </table:table-cell>
          <table:table-cell office:value-type="float" office:value="0.257887" calcext:value-type="float">
            <text:p>0.257887</text:p>
          </table:table-cell>
          <table:table-cell office:value-type="float" office:value="0.289963" calcext:value-type="float">
            <text:p>0.289963</text:p>
          </table:table-cell>
          <table:table-cell office:value-type="float" office:value="0.324147" calcext:value-type="float">
            <text:p>0.324147</text:p>
          </table:table-cell>
          <table:table-cell office:value-type="float" office:value="0.381083" calcext:value-type="float">
            <text:p>0.381083</text:p>
          </table:table-cell>
          <table:table-cell office:value-type="float" office:value="0.435452" calcext:value-type="float">
            <text:p>0.43545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97381" calcext:value-type="float">
            <text:p>0.1973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14325" calcext:value-type="float">
            <text:p>-0.214325</text:p>
          </table:table-cell>
          <table:table-cell office:value-type="float" office:value="0.097037" calcext:value-type="float">
            <text:p>0.097037</text:p>
          </table:table-cell>
          <table:table-cell office:value-type="float" office:value="0.15155" calcext:value-type="float">
            <text:p>0.15155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218278" calcext:value-type="float">
            <text:p>0.218278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0.281515" calcext:value-type="float">
            <text:p>0.281515</text:p>
          </table:table-cell>
          <table:table-cell office:value-type="float" office:value="0.323874" calcext:value-type="float">
            <text:p>0.323874</text:p>
          </table:table-cell>
          <table:table-cell office:value-type="float" office:value="0.369529" calcext:value-type="float">
            <text:p>0.369529</text:p>
          </table:table-cell>
          <table:table-cell office:value-type="float" office:value="0.427888" calcext:value-type="float">
            <text:p>0.42788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9608" calcext:value-type="float">
            <text:p>0.20960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220811" calcext:value-type="float">
            <text:p>-0.220811</text:p>
          </table:table-cell>
          <table:table-cell office:value-type="float" office:value="0.086343" calcext:value-type="float">
            <text:p>0.086343</text:p>
          </table:table-cell>
          <table:table-cell office:value-type="float" office:value="0.126654" calcext:value-type="float">
            <text:p>0.126654</text:p>
          </table:table-cell>
          <table:table-cell office:value-type="float" office:value="0.176342" calcext:value-type="float">
            <text:p>0.176342</text:p>
          </table:table-cell>
          <table:table-cell office:value-type="float" office:value="0.204365" calcext:value-type="float">
            <text:p>0.204365</text:p>
          </table:table-cell>
          <table:table-cell office:value-type="float" office:value="0.234165" calcext:value-type="float">
            <text:p>0.234165</text:p>
          </table:table-cell>
          <table:table-cell office:value-type="float" office:value="0.271571" calcext:value-type="float">
            <text:p>0.271571</text:p>
          </table:table-cell>
          <table:table-cell office:value-type="float" office:value="0.316546" calcext:value-type="float">
            <text:p>0.316546</text:p>
          </table:table-cell>
          <table:table-cell office:value-type="float" office:value="0.370803" calcext:value-type="float">
            <text:p>0.370803</text:p>
          </table:table-cell>
          <table:table-cell office:value-type="float" office:value="0.439154" calcext:value-type="float">
            <text:p>0.43915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00513" calcext:value-type="float">
            <text:p>0.2005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269277" calcext:value-type="float">
            <text:p>-0.269277</text:p>
          </table:table-cell>
          <table:table-cell office:value-type="float" office:value="0.097104" calcext:value-type="float">
            <text:p>0.097104</text:p>
          </table:table-cell>
          <table:table-cell office:value-type="float" office:value="0.142464" calcext:value-type="float">
            <text:p>0.142464</text:p>
          </table:table-cell>
          <table:table-cell office:value-type="float" office:value="0.176312" calcext:value-type="float">
            <text:p>0.176312</text:p>
          </table:table-cell>
          <table:table-cell office:value-type="float" office:value="0.204633" calcext:value-type="float">
            <text:p>0.204633</text:p>
          </table:table-cell>
          <table:table-cell office:value-type="float" office:value="0.237316" calcext:value-type="float">
            <text:p>0.237316</text:p>
          </table:table-cell>
          <table:table-cell office:value-type="float" office:value="0.266698" calcext:value-type="float">
            <text:p>0.266698</text:p>
          </table:table-cell>
          <table:table-cell office:value-type="float" office:value="0.305418" calcext:value-type="float">
            <text:p>0.305418</text:p>
          </table:table-cell>
          <table:table-cell office:value-type="float" office:value="0.35582" calcext:value-type="float">
            <text:p>0.35582</text:p>
          </table:table-cell>
          <table:table-cell office:value-type="float" office:value="0.423171" calcext:value-type="float">
            <text:p>0.42317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93966" calcext:value-type="float">
            <text:p>0.1939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168076" calcext:value-type="float">
            <text:p>-0.168076</text:p>
          </table:table-cell>
          <table:table-cell office:value-type="float" office:value="0.092314" calcext:value-type="float">
            <text:p>0.092314</text:p>
          </table:table-cell>
          <table:table-cell office:value-type="float" office:value="0.142872" calcext:value-type="float">
            <text:p>0.142872</text:p>
          </table:table-cell>
          <table:table-cell office:value-type="float" office:value="0.185908" calcext:value-type="float">
            <text:p>0.185908</text:p>
          </table:table-cell>
          <table:table-cell office:value-type="float" office:value="0.220368" calcext:value-type="float">
            <text:p>0.220368</text:p>
          </table:table-cell>
          <table:table-cell office:value-type="float" office:value="0.260477" calcext:value-type="float">
            <text:p>0.260477</text:p>
          </table:table-cell>
          <table:table-cell office:value-type="float" office:value="0.290414" calcext:value-type="float">
            <text:p>0.290414</text:p>
          </table:table-cell>
          <table:table-cell office:value-type="float" office:value="0.323741" calcext:value-type="float">
            <text:p>0.323741</text:p>
          </table:table-cell>
          <table:table-cell office:value-type="float" office:value="0.360072" calcext:value-type="float">
            <text:p>0.360072</text:p>
          </table:table-cell>
          <table:table-cell office:value-type="float" office:value="0.423566" calcext:value-type="float">
            <text:p>0.42356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3166" calcext:value-type="float">
            <text:p>0.21316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050113" calcext:value-type="float">
            <text:p>-0.050113</text:p>
          </table:table-cell>
          <table:table-cell office:value-type="float" office:value="0.106305" calcext:value-type="float">
            <text:p>0.106305</text:p>
          </table:table-cell>
          <table:table-cell office:value-type="float" office:value="0.15381" calcext:value-type="float">
            <text:p>0.15381</text:p>
          </table:table-cell>
          <table:table-cell office:value-type="float" office:value="0.191106" calcext:value-type="float">
            <text:p>0.191106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0.254136" calcext:value-type="float">
            <text:p>0.254136</text:p>
          </table:table-cell>
          <table:table-cell office:value-type="float" office:value="0.289176" calcext:value-type="float">
            <text:p>0.289176</text:p>
          </table:table-cell>
          <table:table-cell office:value-type="float" office:value="0.327635" calcext:value-type="float">
            <text:p>0.327635</text:p>
          </table:table-cell>
          <table:table-cell office:value-type="float" office:value="0.364327" calcext:value-type="float">
            <text:p>0.364327</text:p>
          </table:table-cell>
          <table:table-cell office:value-type="float" office:value="0.423892" calcext:value-type="float">
            <text:p>0.42389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8235" calcext:value-type="float">
            <text:p>0.2282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316203" calcext:value-type="float">
            <text:p>-0.316203</text:p>
          </table:table-cell>
          <table:table-cell office:value-type="float" office:value="0.101799" calcext:value-type="float">
            <text:p>0.101799</text:p>
          </table:table-cell>
          <table:table-cell office:value-type="float" office:value="0.146492" calcext:value-type="float">
            <text:p>0.146492</text:p>
          </table:table-cell>
          <table:table-cell office:value-type="float" office:value="0.184573" calcext:value-type="float">
            <text:p>0.184573</text:p>
          </table:table-cell>
          <table:table-cell office:value-type="float" office:value="0.214167" calcext:value-type="float">
            <text:p>0.214167</text:p>
          </table:table-cell>
          <table:table-cell office:value-type="float" office:value="0.242036" calcext:value-type="float">
            <text:p>0.242036</text:p>
          </table:table-cell>
          <table:table-cell office:value-type="float" office:value="0.27747" calcext:value-type="float">
            <text:p>0.27747</text:p>
          </table:table-cell>
          <table:table-cell office:value-type="float" office:value="0.314268" calcext:value-type="float">
            <text:p>0.314268</text:p>
          </table:table-cell>
          <table:table-cell office:value-type="float" office:value="0.356829" calcext:value-type="float">
            <text:p>0.356829</text:p>
          </table:table-cell>
          <table:table-cell office:value-type="float" office:value="0.425435" calcext:value-type="float">
            <text:p>0.425435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94687" calcext:value-type="float">
            <text:p>0.19468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315992" calcext:value-type="float">
            <text:p>-0.315992</text:p>
          </table:table-cell>
          <table:table-cell office:value-type="float" office:value="0.097846" calcext:value-type="float">
            <text:p>0.097846</text:p>
          </table:table-cell>
          <table:table-cell office:value-type="float" office:value="0.150615" calcext:value-type="float">
            <text:p>0.150615</text:p>
          </table:table-cell>
          <table:table-cell office:value-type="float" office:value="0.183697" calcext:value-type="float">
            <text:p>0.183697</text:p>
          </table:table-cell>
          <table:table-cell office:value-type="float" office:value="0.215581" calcext:value-type="float">
            <text:p>0.215581</text:p>
          </table:table-cell>
          <table:table-cell office:value-type="float" office:value="0.243471" calcext:value-type="float">
            <text:p>0.243471</text:p>
          </table:table-cell>
          <table:table-cell office:value-type="float" office:value="0.283558" calcext:value-type="float">
            <text:p>0.283558</text:p>
          </table:table-cell>
          <table:table-cell office:value-type="float" office:value="0.313999" calcext:value-type="float">
            <text:p>0.313999</text:p>
          </table:table-cell>
          <table:table-cell office:value-type="float" office:value="0.354453" calcext:value-type="float">
            <text:p>0.354453</text:p>
          </table:table-cell>
          <table:table-cell office:value-type="float" office:value="0.423388" calcext:value-type="float">
            <text:p>0.42338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195061" calcext:value-type="float">
            <text:p>0.19506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106029" calcext:value-type="float">
            <text:p>-0.106029</text:p>
          </table:table-cell>
          <table:table-cell office:value-type="float" office:value="0.099754" calcext:value-type="float">
            <text:p>0.099754</text:p>
          </table:table-cell>
          <table:table-cell office:value-type="float" office:value="0.156341" calcext:value-type="float">
            <text:p>0.156341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220423" calcext:value-type="float">
            <text:p>0.220423</text:p>
          </table:table-cell>
          <table:table-cell office:value-type="float" office:value="0.252161" calcext:value-type="float">
            <text:p>0.252161</text:p>
          </table:table-cell>
          <table:table-cell office:value-type="float" office:value="0.291966" calcext:value-type="float">
            <text:p>0.291966</text:p>
          </table:table-cell>
          <table:table-cell office:value-type="float" office:value="0.318511" calcext:value-type="float">
            <text:p>0.318511</text:p>
          </table:table-cell>
          <table:table-cell office:value-type="float" office:value="0.363648" calcext:value-type="float">
            <text:p>0.363648</text:p>
          </table:table-cell>
          <table:table-cell office:value-type="float" office:value="0.422938" calcext:value-type="float">
            <text:p>0.42293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1441" calcext:value-type="float">
            <text:p>0.2214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204209" calcext:value-type="float">
            <text:p>-0.204209</text:p>
          </table:table-cell>
          <table:table-cell office:value-type="float" office:value="0.121592" calcext:value-type="float">
            <text:p>0.121592</text:p>
          </table:table-cell>
          <table:table-cell office:value-type="float" office:value="0.181523" calcext:value-type="float">
            <text:p>0.181523</text:p>
          </table:table-cell>
          <table:table-cell office:value-type="float" office:value="0.209873" calcext:value-type="float">
            <text:p>0.209873</text:p>
          </table:table-cell>
          <table:table-cell office:value-type="float" office:value="0.238968" calcext:value-type="float">
            <text:p>0.238968</text:p>
          </table:table-cell>
          <table:table-cell office:value-type="float" office:value="0.271112" calcext:value-type="float">
            <text:p>0.271112</text:p>
          </table:table-cell>
          <table:table-cell office:value-type="float" office:value="0.297603" calcext:value-type="float">
            <text:p>0.297603</text:p>
          </table:table-cell>
          <table:table-cell office:value-type="float" office:value="0.325025" calcext:value-type="float">
            <text:p>0.325025</text:p>
          </table:table-cell>
          <table:table-cell office:value-type="float" office:value="0.36381" calcext:value-type="float">
            <text:p>0.36381</text:p>
          </table:table-cell>
          <table:table-cell office:value-type="float" office:value="0.423288" calcext:value-type="float">
            <text:p>0.42328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2859" calcext:value-type="float">
            <text:p>0.22285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152694" calcext:value-type="float">
            <text:p>-0.152694</text:p>
          </table:table-cell>
          <table:table-cell office:value-type="float" office:value="0.123705" calcext:value-type="float">
            <text:p>0.123705</text:p>
          </table:table-cell>
          <table:table-cell office:value-type="float" office:value="0.173192" calcext:value-type="float">
            <text:p>0.173192</text:p>
          </table:table-cell>
          <table:table-cell office:value-type="float" office:value="0.207283" calcext:value-type="float">
            <text:p>0.207283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0.273467" calcext:value-type="float">
            <text:p>0.273467</text:p>
          </table:table-cell>
          <table:table-cell office:value-type="float" office:value="0.298802" calcext:value-type="float">
            <text:p>0.298802</text:p>
          </table:table-cell>
          <table:table-cell office:value-type="float" office:value="0.325742" calcext:value-type="float">
            <text:p>0.325742</text:p>
          </table:table-cell>
          <table:table-cell office:value-type="float" office:value="0.361571" calcext:value-type="float">
            <text:p>0.361571</text:p>
          </table:table-cell>
          <table:table-cell office:value-type="float" office:value="0.431001" calcext:value-type="float">
            <text:p>0.43100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8208" calcext:value-type="float">
            <text:p>0.22820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267659" calcext:value-type="float">
            <text:p>-0.267659</text:p>
          </table:table-cell>
          <table:table-cell office:value-type="float" office:value="0.099346" calcext:value-type="float">
            <text:p>0.099346</text:p>
          </table:table-cell>
          <table:table-cell office:value-type="float" office:value="0.146121" calcext:value-type="float">
            <text:p>0.146121</text:p>
          </table:table-cell>
          <table:table-cell office:value-type="float" office:value="0.204622" calcext:value-type="float">
            <text:p>0.204622</text:p>
          </table:table-cell>
          <table:table-cell office:value-type="float" office:value="0.239382" calcext:value-type="float">
            <text:p>0.239382</text:p>
          </table:table-cell>
          <table:table-cell office:value-type="float" office:value="0.276166" calcext:value-type="float">
            <text:p>0.276166</text:p>
          </table:table-cell>
          <table:table-cell office:value-type="float" office:value="0.305173" calcext:value-type="float">
            <text:p>0.305173</text:p>
          </table:table-cell>
          <table:table-cell office:value-type="float" office:value="0.332913" calcext:value-type="float">
            <text:p>0.332913</text:p>
          </table:table-cell>
          <table:table-cell office:value-type="float" office:value="0.372607" calcext:value-type="float">
            <text:p>0.372607</text:p>
          </table:table-cell>
          <table:table-cell office:value-type="float" office:value="0.439731" calcext:value-type="float">
            <text:p>0.43973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484" calcext:value-type="float">
            <text:p>0.2148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20217" calcext:value-type="float">
            <text:p>-0.20217</text:p>
          </table:table-cell>
          <table:table-cell office:value-type="float" office:value="0.104624" calcext:value-type="float">
            <text:p>0.104624</text:p>
          </table:table-cell>
          <table:table-cell office:value-type="float" office:value="0.145773" calcext:value-type="float">
            <text:p>0.145773</text:p>
          </table:table-cell>
          <table:table-cell office:value-type="float" office:value="0.195373" calcext:value-type="float">
            <text:p>0.195373</text:p>
          </table:table-cell>
          <table:table-cell office:value-type="float" office:value="0.23761" calcext:value-type="float">
            <text:p>0.23761</text:p>
          </table:table-cell>
          <table:table-cell office:value-type="float" office:value="0.270046" calcext:value-type="float">
            <text:p>0.270046</text:p>
          </table:table-cell>
          <table:table-cell office:value-type="float" office:value="0.299624" calcext:value-type="float">
            <text:p>0.299624</text:p>
          </table:table-cell>
          <table:table-cell office:value-type="float" office:value="0.329134" calcext:value-type="float">
            <text:p>0.329134</text:p>
          </table:table-cell>
          <table:table-cell office:value-type="float" office:value="0.364563" calcext:value-type="float">
            <text:p>0.364563</text:p>
          </table:table-cell>
          <table:table-cell office:value-type="float" office:value="0.431889" calcext:value-type="float">
            <text:p>0.431889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7647" calcext:value-type="float">
            <text:p>0.21764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148748" calcext:value-type="float">
            <text:p>-0.148748</text:p>
          </table:table-cell>
          <table:table-cell office:value-type="float" office:value="0.111639" calcext:value-type="float">
            <text:p>0.111639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0.19197" calcext:value-type="float">
            <text:p>0.19197</text:p>
          </table:table-cell>
          <table:table-cell office:value-type="float" office:value="0.228689" calcext:value-type="float">
            <text:p>0.228689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85177" calcext:value-type="float">
            <text:p>0.285177</text:p>
          </table:table-cell>
          <table:table-cell office:value-type="float" office:value="0.318681" calcext:value-type="float">
            <text:p>0.318681</text:p>
          </table:table-cell>
          <table:table-cell office:value-type="float" office:value="0.357433" calcext:value-type="float">
            <text:p>0.357433</text:p>
          </table:table-cell>
          <table:table-cell office:value-type="float" office:value="0.432664" calcext:value-type="float">
            <text:p>0.43266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8109" calcext:value-type="float">
            <text:p>0.21810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210602" calcext:value-type="float">
            <text:p>-0.210602</text:p>
          </table:table-cell>
          <table:table-cell office:value-type="float" office:value="0.106132" calcext:value-type="float">
            <text:p>0.106132</text:p>
          </table:table-cell>
          <table:table-cell office:value-type="float" office:value="0.145584" calcext:value-type="float">
            <text:p>0.145584</text:p>
          </table:table-cell>
          <table:table-cell office:value-type="float" office:value="0.187155" calcext:value-type="float">
            <text:p>0.187155</text:p>
          </table:table-cell>
          <table:table-cell office:value-type="float" office:value="0.222862" calcext:value-type="float">
            <text:p>0.222862</text:p>
          </table:table-cell>
          <table:table-cell office:value-type="float" office:value="0.251508" calcext:value-type="float">
            <text:p>0.251508</text:p>
          </table:table-cell>
          <table:table-cell office:value-type="float" office:value="0.293715" calcext:value-type="float">
            <text:p>0.293715</text:p>
          </table:table-cell>
          <table:table-cell office:value-type="float" office:value="0.332451" calcext:value-type="float">
            <text:p>0.332451</text:p>
          </table:table-cell>
          <table:table-cell office:value-type="float" office:value="0.372316" calcext:value-type="float">
            <text:p>0.372316</text:p>
          </table:table-cell>
          <table:table-cell office:value-type="float" office:value="0.442531" calcext:value-type="float">
            <text:p>0.44253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4365" calcext:value-type="float">
            <text:p>0.2143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158518" calcext:value-type="float">
            <text:p>-0.158518</text:p>
          </table:table-cell>
          <table:table-cell office:value-type="float" office:value="0.101825" calcext:value-type="float">
            <text:p>0.101825</text:p>
          </table:table-cell>
          <table:table-cell office:value-type="float" office:value="0.150641" calcext:value-type="float">
            <text:p>0.150641</text:p>
          </table:table-cell>
          <table:table-cell office:value-type="float" office:value="0.193321" calcext:value-type="float">
            <text:p>0.19332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67372" calcext:value-type="float">
            <text:p>0.26737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0.354601" calcext:value-type="float">
            <text:p>0.354601</text:p>
          </table:table-cell>
          <table:table-cell office:value-type="float" office:value="0.385359" calcext:value-type="float">
            <text:p>0.385359</text:p>
          </table:table-cell>
          <table:table-cell office:value-type="float" office:value="0.44963" calcext:value-type="float">
            <text:p>0.4496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9402" calcext:value-type="float">
            <text:p>0.2294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112378" calcext:value-type="float">
            <text:p>-0.112378</text:p>
          </table:table-cell>
          <table:table-cell office:value-type="float" office:value="0.098603" calcext:value-type="float">
            <text:p>0.098603</text:p>
          </table:table-cell>
          <table:table-cell office:value-type="float" office:value="0.146865" calcext:value-type="float">
            <text:p>0.146865</text:p>
          </table:table-cell>
          <table:table-cell office:value-type="float" office:value="0.181833" calcext:value-type="float">
            <text:p>0.181833</text:p>
          </table:table-cell>
          <table:table-cell office:value-type="float" office:value="0.221917" calcext:value-type="float">
            <text:p>0.221917</text:p>
          </table:table-cell>
          <table:table-cell office:value-type="float" office:value="0.264797" calcext:value-type="float">
            <text:p>0.264797</text:p>
          </table:table-cell>
          <table:table-cell office:value-type="float" office:value="0.313837" calcext:value-type="float">
            <text:p>0.313837</text:p>
          </table:table-cell>
          <table:table-cell office:value-type="float" office:value="0.352293" calcext:value-type="float">
            <text:p>0.352293</text:p>
          </table:table-cell>
          <table:table-cell office:value-type="float" office:value="0.385449" calcext:value-type="float">
            <text:p>0.385449</text:p>
          </table:table-cell>
          <table:table-cell office:value-type="float" office:value="0.446257" calcext:value-type="float">
            <text:p>0.446257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9947" calcext:value-type="float">
            <text:p>0.2299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162132" calcext:value-type="float">
            <text:p>-0.162132</text:p>
          </table:table-cell>
          <table:table-cell office:value-type="float" office:value="0.100536" calcext:value-type="float">
            <text:p>0.100536</text:p>
          </table:table-cell>
          <table:table-cell office:value-type="float" office:value="0.14162" calcext:value-type="float">
            <text:p>0.14162</text:p>
          </table:table-cell>
          <table:table-cell office:value-type="float" office:value="0.185393" calcext:value-type="float">
            <text:p>0.185393</text:p>
          </table:table-cell>
          <table:table-cell office:value-type="float" office:value="0.219889" calcext:value-type="float">
            <text:p>0.219889</text:p>
          </table:table-cell>
          <table:table-cell office:value-type="float" office:value="0.262836" calcext:value-type="float">
            <text:p>0.262836</text:p>
          </table:table-cell>
          <table:table-cell office:value-type="float" office:value="0.30841" calcext:value-type="float">
            <text:p>0.30841</text:p>
          </table:table-cell>
          <table:table-cell office:value-type="float" office:value="0.340978" calcext:value-type="float">
            <text:p>0.340978</text:p>
          </table:table-cell>
          <table:table-cell office:value-type="float" office:value="0.38944" calcext:value-type="float">
            <text:p>0.38944</text:p>
          </table:table-cell>
          <table:table-cell office:value-type="float" office:value="0.444901" calcext:value-type="float">
            <text:p>0.44490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23187" calcext:value-type="float">
            <text:p>0.2231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32121" calcext:value-type="float">
            <text:p>-0.32121</text:p>
          </table:table-cell>
          <table:table-cell office:value-type="float" office:value="0.107285" calcext:value-type="float">
            <text:p>0.107285</text:p>
          </table:table-cell>
          <table:table-cell office:value-type="float" office:value="0.156472" calcext:value-type="float">
            <text:p>0.156472</text:p>
          </table:table-cell>
          <table:table-cell office:value-type="float" office:value="0.202771" calcext:value-type="float">
            <text:p>0.202771</text:p>
          </table:table-cell>
          <table:table-cell office:value-type="float" office:value="0.242482" calcext:value-type="float">
            <text:p>0.242482</text:p>
          </table:table-cell>
          <table:table-cell office:value-type="float" office:value="0.282049" calcext:value-type="float">
            <text:p>0.282049</text:p>
          </table:table-cell>
          <table:table-cell office:value-type="float" office:value="0.323753" calcext:value-type="float">
            <text:p>0.323753</text:p>
          </table:table-cell>
          <table:table-cell office:value-type="float" office:value="0.362422" calcext:value-type="float">
            <text:p>0.362422</text:p>
          </table:table-cell>
          <table:table-cell office:value-type="float" office:value="0.393956" calcext:value-type="float">
            <text:p>0.393956</text:p>
          </table:table-cell>
          <table:table-cell office:value-type="float" office:value="0.438458" calcext:value-type="float">
            <text:p>0.43845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18844" calcext:value-type="float">
            <text:p>0.2188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48468" calcext:value-type="float">
            <text:p>-0.048468</text:p>
          </table:table-cell>
          <table:table-cell office:value-type="float" office:value="0.118004" calcext:value-type="float">
            <text:p>0.118004</text:p>
          </table:table-cell>
          <table:table-cell office:value-type="float" office:value="0.159446" calcext:value-type="float">
            <text:p>0.159446</text:p>
          </table:table-cell>
          <table:table-cell office:value-type="float" office:value="0.200169" calcext:value-type="float">
            <text:p>0.200169</text:p>
          </table:table-cell>
          <table:table-cell office:value-type="float" office:value="0.244047" calcext:value-type="float">
            <text:p>0.244047</text:p>
          </table:table-cell>
          <table:table-cell office:value-type="float" office:value="0.280743" calcext:value-type="float">
            <text:p>0.280743</text:p>
          </table:table-cell>
          <table:table-cell office:value-type="float" office:value="0.316076" calcext:value-type="float">
            <text:p>0.316076</text:p>
          </table:table-cell>
          <table:table-cell office:value-type="float" office:value="0.353401" calcext:value-type="float">
            <text:p>0.353401</text:p>
          </table:table-cell>
          <table:table-cell office:value-type="float" office:value="0.385943" calcext:value-type="float">
            <text:p>0.385943</text:p>
          </table:table-cell>
          <table:table-cell office:value-type="float" office:value="0.425343" calcext:value-type="float">
            <text:p>0.42534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4347" calcext:value-type="float">
            <text:p>0.2434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146374" calcext:value-type="float">
            <text:p>-0.146374</text:p>
          </table:table-cell>
          <table:table-cell office:value-type="float" office:value="0.123195" calcext:value-type="float">
            <text:p>0.123195</text:p>
          </table:table-cell>
          <table:table-cell office:value-type="float" office:value="0.17286" calcext:value-type="float">
            <text:p>0.17286</text:p>
          </table:table-cell>
          <table:table-cell office:value-type="float" office:value="0.219027" calcext:value-type="float">
            <text:p>0.219027</text:p>
          </table:table-cell>
          <table:table-cell office:value-type="float" office:value="0.263908" calcext:value-type="float">
            <text:p>0.263908</text:p>
          </table:table-cell>
          <table:table-cell office:value-type="float" office:value="0.286908" calcext:value-type="float">
            <text:p>0.286908</text:p>
          </table:table-cell>
          <table:table-cell office:value-type="float" office:value="0.313882" calcext:value-type="float">
            <text:p>0.313882</text:p>
          </table:table-cell>
          <table:table-cell office:value-type="float" office:value="0.343214" calcext:value-type="float">
            <text:p>0.343214</text:p>
          </table:table-cell>
          <table:table-cell office:value-type="float" office:value="0.371398" calcext:value-type="float">
            <text:p>0.371398</text:p>
          </table:table-cell>
          <table:table-cell office:value-type="float" office:value="0.419253" calcext:value-type="float">
            <text:p>0.41925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36727" calcext:value-type="float">
            <text:p>0.23672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138313" calcext:value-type="float">
            <text:p>-0.138313</text:p>
          </table:table-cell>
          <table:table-cell office:value-type="float" office:value="0.133538" calcext:value-type="float">
            <text:p>0.133538</text:p>
          </table:table-cell>
          <table:table-cell office:value-type="float" office:value="0.185445" calcext:value-type="float">
            <text:p>0.185445</text:p>
          </table:table-cell>
          <table:table-cell office:value-type="float" office:value="0.223999" calcext:value-type="float">
            <text:p>0.223999</text:p>
          </table:table-cell>
          <table:table-cell office:value-type="float" office:value="0.261993" calcext:value-type="float">
            <text:p>0.261993</text:p>
          </table:table-cell>
          <table:table-cell office:value-type="float" office:value="0.295502" calcext:value-type="float">
            <text:p>0.295502</text:p>
          </table:table-cell>
          <table:table-cell office:value-type="float" office:value="0.325011" calcext:value-type="float">
            <text:p>0.325011</text:p>
          </table:table-cell>
          <table:table-cell office:value-type="float" office:value="0.359889" calcext:value-type="float">
            <text:p>0.359889</text:p>
          </table:table-cell>
          <table:table-cell office:value-type="float" office:value="0.387363" calcext:value-type="float">
            <text:p>0.387363</text:p>
          </table:table-cell>
          <table:table-cell office:value-type="float" office:value="0.437634" calcext:value-type="float">
            <text:p>0.43763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47206" calcext:value-type="float">
            <text:p>0.24720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19132" calcext:value-type="float">
            <text:p>-0.19132</text:p>
          </table:table-cell>
          <table:table-cell office:value-type="float" office:value="0.122396" calcext:value-type="float">
            <text:p>0.122396</text:p>
          </table:table-cell>
          <table:table-cell office:value-type="float" office:value="0.169973" calcext:value-type="float">
            <text:p>0.169973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0.260322" calcext:value-type="float">
            <text:p>0.260322</text:p>
          </table:table-cell>
          <table:table-cell office:value-type="float" office:value="0.293322" calcext:value-type="float">
            <text:p>0.293322</text:p>
          </table:table-cell>
          <table:table-cell office:value-type="float" office:value="0.330548" calcext:value-type="float">
            <text:p>0.330548</text:p>
          </table:table-cell>
          <table:table-cell office:value-type="float" office:value="0.36123" calcext:value-type="float">
            <text:p>0.36123</text:p>
          </table:table-cell>
          <table:table-cell office:value-type="float" office:value="0.38906" calcext:value-type="float">
            <text:p>0.38906</text:p>
          </table:table-cell>
          <table:table-cell office:value-type="float" office:value="0.440909" calcext:value-type="float">
            <text:p>0.440909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39818" calcext:value-type="float">
            <text:p>0.2398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016902" calcext:value-type="float">
            <text:p>0.016902</text:p>
          </table:table-cell>
          <table:table-cell office:value-type="float" office:value="0.140135" calcext:value-type="float">
            <text:p>0.140135</text:p>
          </table:table-cell>
          <table:table-cell office:value-type="float" office:value="0.187556" calcext:value-type="float">
            <text:p>0.187556</text:p>
          </table:table-cell>
          <table:table-cell office:value-type="float" office:value="0.245091" calcext:value-type="float">
            <text:p>0.245091</text:p>
          </table:table-cell>
          <table:table-cell office:value-type="float" office:value="0.281234" calcext:value-type="float">
            <text:p>0.281234</text:p>
          </table:table-cell>
          <table:table-cell office:value-type="float" office:value="0.308454" calcext:value-type="float">
            <text:p>0.308454</text:p>
          </table:table-cell>
          <table:table-cell office:value-type="float" office:value="0.338749" calcext:value-type="float">
            <text:p>0.338749</text:p>
          </table:table-cell>
          <table:table-cell office:value-type="float" office:value="0.372353" calcext:value-type="float">
            <text:p>0.372353</text:p>
          </table:table-cell>
          <table:table-cell office:value-type="float" office:value="0.404205" calcext:value-type="float">
            <text:p>0.404205</text:p>
          </table:table-cell>
          <table:table-cell office:value-type="float" office:value="0.440058" calcext:value-type="float">
            <text:p>0.44005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3474" calcext:value-type="float">
            <text:p>0.27347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142057" calcext:value-type="float">
            <text:p>0.142057</text:p>
          </table:table-cell>
          <table:table-cell office:value-type="float" office:value="0.17984" calcext:value-type="float">
            <text:p>0.17984</text:p>
          </table:table-cell>
          <table:table-cell office:value-type="float" office:value="0.221419" calcext:value-type="float">
            <text:p>0.221419</text:p>
          </table:table-cell>
          <table:table-cell office:value-type="float" office:value="0.274365" calcext:value-type="float">
            <text:p>0.274365</text:p>
          </table:table-cell>
          <table:table-cell office:value-type="float" office:value="0.30581" calcext:value-type="float">
            <text:p>0.30581</text:p>
          </table:table-cell>
          <table:table-cell office:value-type="float" office:value="0.337805" calcext:value-type="float">
            <text:p>0.337805</text:p>
          </table:table-cell>
          <table:table-cell office:value-type="float" office:value="0.366231" calcext:value-type="float">
            <text:p>0.366231</text:p>
          </table:table-cell>
          <table:table-cell office:value-type="float" office:value="0.409659" calcext:value-type="float">
            <text:p>0.409659</text:p>
          </table:table-cell>
          <table:table-cell office:value-type="float" office:value="0.448859" calcext:value-type="float">
            <text:p>0.448859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0817" calcext:value-type="float">
            <text:p>0.27081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104169" calcext:value-type="float">
            <text:p>-0.104169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0.163437" calcext:value-type="float">
            <text:p>0.163437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241528" calcext:value-type="float">
            <text:p>0.241528</text:p>
          </table:table-cell>
          <table:table-cell office:value-type="float" office:value="0.287519" calcext:value-type="float">
            <text:p>0.287519</text:p>
          </table:table-cell>
          <table:table-cell office:value-type="float" office:value="0.333013" calcext:value-type="float">
            <text:p>0.333013</text:p>
          </table:table-cell>
          <table:table-cell office:value-type="float" office:value="0.363409" calcext:value-type="float">
            <text:p>0.363409</text:p>
          </table:table-cell>
          <table:table-cell office:value-type="float" office:value="0.401743" calcext:value-type="float">
            <text:p>0.401743</text:p>
          </table:table-cell>
          <table:table-cell office:value-type="float" office:value="0.447811" calcext:value-type="float">
            <text:p>0.44781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44461" calcext:value-type="float">
            <text:p>0.2444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101712" calcext:value-type="float">
            <text:p>-0.101712</text:p>
          </table:table-cell>
          <table:table-cell office:value-type="float" office:value="0.123628" calcext:value-type="float">
            <text:p>0.123628</text:p>
          </table:table-cell>
          <table:table-cell office:value-type="float" office:value="0.190722" calcext:value-type="float">
            <text:p>0.190722</text:p>
          </table:table-cell>
          <table:table-cell office:value-type="float" office:value="0.234646" calcext:value-type="float">
            <text:p>0.234646</text:p>
          </table:table-cell>
          <table:table-cell office:value-type="float" office:value="0.273883" calcext:value-type="float">
            <text:p>0.273883</text:p>
          </table:table-cell>
          <table:table-cell office:value-type="float" office:value="0.309063" calcext:value-type="float">
            <text:p>0.309063</text:p>
          </table:table-cell>
          <table:table-cell office:value-type="float" office:value="0.348051" calcext:value-type="float">
            <text:p>0.348051</text:p>
          </table:table-cell>
          <table:table-cell office:value-type="float" office:value="0.372146" calcext:value-type="float">
            <text:p>0.372146</text:p>
          </table:table-cell>
          <table:table-cell office:value-type="float" office:value="0.416498" calcext:value-type="float">
            <text:p>0.416498</text:p>
          </table:table-cell>
          <table:table-cell office:value-type="float" office:value="0.449743" calcext:value-type="float">
            <text:p>0.44974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61667" calcext:value-type="float">
            <text:p>0.2616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148039" calcext:value-type="float">
            <text:p>-0.148039</text:p>
          </table:table-cell>
          <table:table-cell office:value-type="float" office:value="0.14192" calcext:value-type="float">
            <text:p>0.14192</text:p>
          </table:table-cell>
          <table:table-cell office:value-type="float" office:value="0.203481" calcext:value-type="float">
            <text:p>0.203481</text:p>
          </table:table-cell>
          <table:table-cell office:value-type="float" office:value="0.237944" calcext:value-type="float">
            <text:p>0.237944</text:p>
          </table:table-cell>
          <table:table-cell office:value-type="float" office:value="0.278981" calcext:value-type="float">
            <text:p>0.278981</text:p>
          </table:table-cell>
          <table:table-cell office:value-type="float" office:value="0.310369" calcext:value-type="float">
            <text:p>0.310369</text:p>
          </table:table-cell>
          <table:table-cell office:value-type="float" office:value="0.349826" calcext:value-type="float">
            <text:p>0.349826</text:p>
          </table:table-cell>
          <table:table-cell office:value-type="float" office:value="0.379858" calcext:value-type="float">
            <text:p>0.379858</text:p>
          </table:table-cell>
          <table:table-cell office:value-type="float" office:value="0.418251" calcext:value-type="float">
            <text:p>0.418251</text:p>
          </table:table-cell>
          <table:table-cell office:value-type="float" office:value="0.447972" calcext:value-type="float">
            <text:p>0.447972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62056" calcext:value-type="float">
            <text:p>0.26205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007079" calcext:value-type="float">
            <text:p>0.007079</text:p>
          </table:table-cell>
          <table:table-cell office:value-type="float" office:value="0.120444" calcext:value-type="float">
            <text:p>0.120444</text:p>
          </table:table-cell>
          <table:table-cell office:value-type="float" office:value="0.189425" calcext:value-type="float">
            <text:p>0.189425</text:p>
          </table:table-cell>
          <table:table-cell office:value-type="float" office:value="0.225273" calcext:value-type="float">
            <text:p>0.225273</text:p>
          </table:table-cell>
          <table:table-cell office:value-type="float" office:value="0.270971" calcext:value-type="float">
            <text:p>0.270971</text:p>
          </table:table-cell>
          <table:table-cell office:value-type="float" office:value="0.315984" calcext:value-type="float">
            <text:p>0.315984</text:p>
          </table:table-cell>
          <table:table-cell office:value-type="float" office:value="0.356868" calcext:value-type="float">
            <text:p>0.356868</text:p>
          </table:table-cell>
          <table:table-cell office:value-type="float" office:value="0.389692" calcext:value-type="float">
            <text:p>0.389692</text:p>
          </table:table-cell>
          <table:table-cell office:value-type="float" office:value="0.420807" calcext:value-type="float">
            <text:p>0.420807</text:p>
          </table:table-cell>
          <table:table-cell office:value-type="float" office:value="0.446035" calcext:value-type="float">
            <text:p>0.446035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4258" calcext:value-type="float">
            <text:p>0.27425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044714" calcext:value-type="float">
            <text:p>-0.044714</text:p>
          </table:table-cell>
          <table:table-cell office:value-type="float" office:value="0.13886" calcext:value-type="float">
            <text:p>0.13886</text:p>
          </table:table-cell>
          <table:table-cell office:value-type="float" office:value="0.191261" calcext:value-type="float">
            <text:p>0.191261</text:p>
          </table:table-cell>
          <table:table-cell office:value-type="float" office:value="0.224914" calcext:value-type="float">
            <text:p>0.224914</text:p>
          </table:table-cell>
          <table:table-cell office:value-type="float" office:value="0.276395" calcext:value-type="float">
            <text:p>0.276395</text:p>
          </table:table-cell>
          <table:table-cell office:value-type="float" office:value="0.317917" calcext:value-type="float">
            <text:p>0.317917</text:p>
          </table:table-cell>
          <table:table-cell office:value-type="float" office:value="0.36245" calcext:value-type="float">
            <text:p>0.36245</text:p>
          </table:table-cell>
          <table:table-cell office:value-type="float" office:value="0.386548" calcext:value-type="float">
            <text:p>0.386548</text:p>
          </table:table-cell>
          <table:table-cell office:value-type="float" office:value="0.416995" calcext:value-type="float">
            <text:p>0.416995</text:p>
          </table:table-cell>
          <table:table-cell office:value-type="float" office:value="0.445933" calcext:value-type="float">
            <text:p>0.445933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1656" calcext:value-type="float">
            <text:p>0.27165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027956" calcext:value-type="float">
            <text:p>0.027956</text:p>
          </table:table-cell>
          <table:table-cell office:value-type="float" office:value="0.167238" calcext:value-type="float">
            <text:p>0.167238</text:p>
          </table:table-cell>
          <table:table-cell office:value-type="float" office:value="0.233152" calcext:value-type="float">
            <text:p>0.233152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0.312472" calcext:value-type="float">
            <text:p>0.312472</text:p>
          </table:table-cell>
          <table:table-cell office:value-type="float" office:value="0.351199" calcext:value-type="float">
            <text:p>0.351199</text:p>
          </table:table-cell>
          <table:table-cell office:value-type="float" office:value="0.378512" calcext:value-type="float">
            <text:p>0.378512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20524" calcext:value-type="float">
            <text:p>0.420524</text:p>
          </table:table-cell>
          <table:table-cell office:value-type="float" office:value="0.447034" calcext:value-type="float">
            <text:p>0.44703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301966" calcext:value-type="float">
            <text:p>0.30196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0.078331" calcext:value-type="float">
            <text:p>0.078331</text:p>
          </table:table-cell>
          <table:table-cell office:value-type="float" office:value="0.15381" calcext:value-type="float">
            <text:p>0.15381</text:p>
          </table:table-cell>
          <table:table-cell office:value-type="float" office:value="0.219791" calcext:value-type="float">
            <text:p>0.219791</text:p>
          </table:table-cell>
          <table:table-cell office:value-type="float" office:value="0.271714" calcext:value-type="float">
            <text:p>0.271714</text:p>
          </table:table-cell>
          <table:table-cell office:value-type="float" office:value="0.303829" calcext:value-type="float">
            <text:p>0.303829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374037" calcext:value-type="float">
            <text:p>0.374037</text:p>
          </table:table-cell>
          <table:table-cell office:value-type="float" office:value="0.396572" calcext:value-type="float">
            <text:p>0.396572</text:p>
          </table:table-cell>
          <table:table-cell office:value-type="float" office:value="0.420739" calcext:value-type="float">
            <text:p>0.420739</text:p>
          </table:table-cell>
          <table:table-cell office:value-type="float" office:value="0.448104" calcext:value-type="float">
            <text:p>0.44810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300823" calcext:value-type="float">
            <text:p>0.30082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048896" calcext:value-type="float">
            <text:p>-0.048896</text:p>
          </table:table-cell>
          <table:table-cell office:value-type="float" office:value="0.143154" calcext:value-type="float">
            <text:p>0.143154</text:p>
          </table:table-cell>
          <table:table-cell office:value-type="float" office:value="0.224912" calcext:value-type="float">
            <text:p>0.224912</text:p>
          </table:table-cell>
          <table:table-cell office:value-type="float" office:value="0.273854" calcext:value-type="float">
            <text:p>0.273854</text:p>
          </table:table-cell>
          <table:table-cell office:value-type="float" office:value="0.303786" calcext:value-type="float">
            <text:p>0.303786</text:p>
          </table:table-cell>
          <table:table-cell office:value-type="float" office:value="0.339891" calcext:value-type="float">
            <text:p>0.339891</text:p>
          </table:table-cell>
          <table:table-cell office:value-type="float" office:value="0.367963" calcext:value-type="float">
            <text:p>0.367963</text:p>
          </table:table-cell>
          <table:table-cell office:value-type="float" office:value="0.394959" calcext:value-type="float">
            <text:p>0.394959</text:p>
          </table:table-cell>
          <table:table-cell office:value-type="float" office:value="0.418383" calcext:value-type="float">
            <text:p>0.41838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86699" calcext:value-type="float">
            <text:p>0.28669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009374" calcext:value-type="float">
            <text:p>0.009374</text:p>
          </table:table-cell>
          <table:table-cell office:value-type="float" office:value="0.146559" calcext:value-type="float">
            <text:p>0.146559</text:p>
          </table:table-cell>
          <table:table-cell office:value-type="float" office:value="0.231328" calcext:value-type="float">
            <text:p>0.231328</text:p>
          </table:table-cell>
          <table:table-cell office:value-type="float" office:value="0.274928" calcext:value-type="float">
            <text:p>0.274928</text:p>
          </table:table-cell>
          <table:table-cell office:value-type="float" office:value="0.304735" calcext:value-type="float">
            <text:p>0.304735</text:p>
          </table:table-cell>
          <table:table-cell office:value-type="float" office:value="0.336303" calcext:value-type="float">
            <text:p>0.336303</text:p>
          </table:table-cell>
          <table:table-cell office:value-type="float" office:value="0.364579" calcext:value-type="float">
            <text:p>0.364579</text:p>
          </table:table-cell>
          <table:table-cell office:value-type="float" office:value="0.390203" calcext:value-type="float">
            <text:p>0.390203</text:p>
          </table:table-cell>
          <table:table-cell office:value-type="float" office:value="0.417135" calcext:value-type="float">
            <text:p>0.417135</text:p>
          </table:table-cell>
          <table:table-cell office:value-type="float" office:value="0.448806" calcext:value-type="float">
            <text:p>0.44880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92395" calcext:value-type="float">
            <text:p>0.29239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041525" calcext:value-type="float">
            <text:p>-0.041525</text:p>
          </table:table-cell>
          <table:table-cell office:value-type="float" office:value="0.124411" calcext:value-type="float">
            <text:p>0.124411</text:p>
          </table:table-cell>
          <table:table-cell office:value-type="float" office:value="0.192826" calcext:value-type="float">
            <text:p>0.192826</text:p>
          </table:table-cell>
          <table:table-cell office:value-type="float" office:value="0.25363" calcext:value-type="float">
            <text:p>0.25363</text:p>
          </table:table-cell>
          <table:table-cell office:value-type="float" office:value="0.288446" calcext:value-type="float">
            <text:p>0.288446</text:p>
          </table:table-cell>
          <table:table-cell office:value-type="float" office:value="0.321395" calcext:value-type="float">
            <text:p>0.321395</text:p>
          </table:table-cell>
          <table:table-cell office:value-type="float" office:value="0.35661" calcext:value-type="float">
            <text:p>0.35661</text:p>
          </table:table-cell>
          <table:table-cell office:value-type="float" office:value="0.380946" calcext:value-type="float">
            <text:p>0.380946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0.441876" calcext:value-type="float">
            <text:p>0.44187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2213" calcext:value-type="float">
            <text:p>0.2722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088128" calcext:value-type="float">
            <text:p>0.088128</text:p>
          </table:table-cell>
          <table:table-cell office:value-type="float" office:value="0.16837" calcext:value-type="float">
            <text:p>0.16837</text:p>
          </table:table-cell>
          <table:table-cell office:value-type="float" office:value="0.23408" calcext:value-type="float">
            <text:p>0.23408</text:p>
          </table:table-cell>
          <table:table-cell office:value-type="float" office:value="0.268893" calcext:value-type="float">
            <text:p>0.268893</text:p>
          </table:table-cell>
          <table:table-cell office:value-type="float" office:value="0.295113" calcext:value-type="float">
            <text:p>0.295113</text:p>
          </table:table-cell>
          <table:table-cell office:value-type="float" office:value="0.328008" calcext:value-type="float">
            <text:p>0.328008</text:p>
          </table:table-cell>
          <table:table-cell office:value-type="float" office:value="0.360084" calcext:value-type="float">
            <text:p>0.360084</text:p>
          </table:table-cell>
          <table:table-cell office:value-type="float" office:value="0.383031" calcext:value-type="float">
            <text:p>0.383031</text:p>
          </table:table-cell>
          <table:table-cell office:value-type="float" office:value="0.405567" calcext:value-type="float">
            <text:p>0.405567</text:p>
          </table:table-cell>
          <table:table-cell office:value-type="float" office:value="0.442004" calcext:value-type="float">
            <text:p>0.44200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97328" calcext:value-type="float">
            <text:p>0.2973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087724" calcext:value-type="float">
            <text:p>-0.087724</text:p>
          </table:table-cell>
          <table:table-cell office:value-type="float" office:value="0.162101" calcext:value-type="float">
            <text:p>0.162101</text:p>
          </table:table-cell>
          <table:table-cell office:value-type="float" office:value="0.223717" calcext:value-type="float">
            <text:p>0.223717</text:p>
          </table:table-cell>
          <table:table-cell office:value-type="float" office:value="0.275584" calcext:value-type="float">
            <text:p>0.275584</text:p>
          </table:table-cell>
          <table:table-cell office:value-type="float" office:value="0.310571" calcext:value-type="float">
            <text:p>0.310571</text:p>
          </table:table-cell>
          <table:table-cell office:value-type="float" office:value="0.349042" calcext:value-type="float">
            <text:p>0.349042</text:p>
          </table:table-cell>
          <table:table-cell office:value-type="float" office:value="0.374072" calcext:value-type="float">
            <text:p>0.374072</text:p>
          </table:table-cell>
          <table:table-cell office:value-type="float" office:value="0.392326" calcext:value-type="float">
            <text:p>0.392326</text:p>
          </table:table-cell>
          <table:table-cell office:value-type="float" office:value="0.416244" calcext:value-type="float">
            <text:p>0.416244</text:p>
          </table:table-cell>
          <table:table-cell office:value-type="float" office:value="0.446491" calcext:value-type="float">
            <text:p>0.446491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86243" calcext:value-type="float">
            <text:p>0.28624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.030878" calcext:value-type="float">
            <text:p>0.030878</text:p>
          </table:table-cell>
          <table:table-cell office:value-type="float" office:value="0.159997" calcext:value-type="float">
            <text:p>0.159997</text:p>
          </table:table-cell>
          <table:table-cell office:value-type="float" office:value="0.236621" calcext:value-type="float">
            <text:p>0.236621</text:p>
          </table:table-cell>
          <table:table-cell office:value-type="float" office:value="0.273937" calcext:value-type="float">
            <text:p>0.273937</text:p>
          </table:table-cell>
          <table:table-cell office:value-type="float" office:value="0.305311" calcext:value-type="float">
            <text:p>0.305311</text:p>
          </table:table-cell>
          <table:table-cell office:value-type="float" office:value="0.347952" calcext:value-type="float">
            <text:p>0.347952</text:p>
          </table:table-cell>
          <table:table-cell office:value-type="float" office:value="0.373613" calcext:value-type="float">
            <text:p>0.373613</text:p>
          </table:table-cell>
          <table:table-cell office:value-type="float" office:value="0.393086" calcext:value-type="float">
            <text:p>0.393086</text:p>
          </table:table-cell>
          <table:table-cell office:value-type="float" office:value="0.41719" calcext:value-type="float">
            <text:p>0.41719</text:p>
          </table:table-cell>
          <table:table-cell office:value-type="float" office:value="0.444346" calcext:value-type="float">
            <text:p>0.444346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98293" calcext:value-type="float">
            <text:p>0.2982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025287" calcext:value-type="float">
            <text:p>0.025287</text:p>
          </table:table-cell>
          <table:table-cell office:value-type="float" office:value="0.14919" calcext:value-type="float">
            <text:p>0.14919</text:p>
          </table:table-cell>
          <table:table-cell office:value-type="float" office:value="0.224961" calcext:value-type="float">
            <text:p>0.224961</text:p>
          </table:table-cell>
          <table:table-cell office:value-type="float" office:value="0.276999" calcext:value-type="float">
            <text:p>0.276999</text:p>
          </table:table-cell>
          <table:table-cell office:value-type="float" office:value="0.314708" calcext:value-type="float">
            <text:p>0.314708</text:p>
          </table:table-cell>
          <table:table-cell office:value-type="float" office:value="0.347945" calcext:value-type="float">
            <text:p>0.347945</text:p>
          </table:table-cell>
          <table:table-cell office:value-type="float" office:value="0.376207" calcext:value-type="float">
            <text:p>0.376207</text:p>
          </table:table-cell>
          <table:table-cell office:value-type="float" office:value="0.393982" calcext:value-type="float">
            <text:p>0.393982</text:p>
          </table:table-cell>
          <table:table-cell office:value-type="float" office:value="0.416401" calcext:value-type="float">
            <text:p>0.416401</text:p>
          </table:table-cell>
          <table:table-cell office:value-type="float" office:value="0.448394" calcext:value-type="float">
            <text:p>0.448394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97407" calcext:value-type="float">
            <text:p>0.2974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095751" calcext:value-type="float">
            <text:p>-0.095751</text:p>
          </table:table-cell>
          <table:table-cell office:value-type="float" office:value="0.148954" calcext:value-type="float">
            <text:p>0.148954</text:p>
          </table:table-cell>
          <table:table-cell office:value-type="float" office:value="0.210254" calcext:value-type="float">
            <text:p>0.210254</text:p>
          </table:table-cell>
          <table:table-cell office:value-type="float" office:value="0.252762" calcext:value-type="float">
            <text:p>0.252762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336256" calcext:value-type="float">
            <text:p>0.336256</text:p>
          </table:table-cell>
          <table:table-cell office:value-type="float" office:value="0.370916" calcext:value-type="float">
            <text:p>0.370916</text:p>
          </table:table-cell>
          <table:table-cell office:value-type="float" office:value="0.389988" calcext:value-type="float">
            <text:p>0.389988</text:p>
          </table:table-cell>
          <table:table-cell office:value-type="float" office:value="0.411073" calcext:value-type="float">
            <text:p>0.411073</text:p>
          </table:table-cell>
          <table:table-cell office:value-type="float" office:value="0.447869" calcext:value-type="float">
            <text:p>0.447869</text:p>
          </table:table-cell>
          <table:table-cell office:value-type="float" office:value="0.483431" calcext:value-type="float">
            <text:p>0.483431</text:p>
          </table:table-cell>
          <table:table-cell office:value-type="float" office:value="0.27743" calcext:value-type="float">
            <text:p>0.2774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096612" calcext:value-type="float">
            <text:p>-0.096612</text:p>
          </table:table-cell>
          <table:table-cell office:value-type="float" office:value="0.137854" calcext:value-type="float">
            <text:p>0.137854</text:p>
          </table:table-cell>
          <table:table-cell office:value-type="float" office:value="0.197243" calcext:value-type="float">
            <text:p>0.197243</text:p>
          </table:table-cell>
          <table:table-cell office:value-type="float" office:value="0.242406" calcext:value-type="float">
            <text:p>0.242406</text:p>
          </table:table-cell>
          <table:table-cell office:value-type="float" office:value="0.288378" calcext:value-type="float">
            <text:p>0.288378</text:p>
          </table:table-cell>
          <table:table-cell office:value-type="float" office:value="0.323333" calcext:value-type="float">
            <text:p>0.323333</text:p>
          </table:table-cell>
          <table:table-cell office:value-type="float" office:value="0.350678" calcext:value-type="float">
            <text:p>0.350678</text:p>
          </table:table-cell>
          <table:table-cell office:value-type="float" office:value="0.380144" calcext:value-type="float">
            <text:p>0.380144</text:p>
          </table:table-cell>
          <table:table-cell office:value-type="float" office:value="0.40171" calcext:value-type="float">
            <text:p>0.40171</text:p>
          </table:table-cell>
          <table:table-cell office:value-type="float" office:value="0.444232" calcext:value-type="float">
            <text:p>0.44423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66937" calcext:value-type="float">
            <text:p>0.2669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73694" calcext:value-type="float">
            <text:p>-0.073694</text:p>
          </table:table-cell>
          <table:table-cell office:value-type="float" office:value="0.066089" calcext:value-type="float">
            <text:p>0.066089</text:p>
          </table:table-cell>
          <table:table-cell office:value-type="float" office:value="0.174478" calcext:value-type="float">
            <text:p>0.174478</text:p>
          </table:table-cell>
          <table:table-cell office:value-type="float" office:value="0.224866" calcext:value-type="float">
            <text:p>0.224866</text:p>
          </table:table-cell>
          <table:table-cell office:value-type="float" office:value="0.264043" calcext:value-type="float">
            <text:p>0.264043</text:p>
          </table:table-cell>
          <table:table-cell office:value-type="float" office:value="0.293658" calcext:value-type="float">
            <text:p>0.293658</text:p>
          </table:table-cell>
          <table:table-cell office:value-type="float" office:value="0.324944" calcext:value-type="float">
            <text:p>0.32494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406903" calcext:value-type="float">
            <text:p>0.406903</text:p>
          </table:table-cell>
          <table:table-cell office:value-type="float" office:value="0.447972" calcext:value-type="float">
            <text:p>0.44797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4005" calcext:value-type="float">
            <text:p>0.29400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52" calcext:value-type="float">
            <text:p>0.02552</text:p>
          </table:table-cell>
          <table:table-cell office:value-type="float" office:value="0.091369" calcext:value-type="float">
            <text:p>0.091369</text:p>
          </table:table-cell>
          <table:table-cell office:value-type="float" office:value="0.174664" calcext:value-type="float">
            <text:p>0.174664</text:p>
          </table:table-cell>
          <table:table-cell office:value-type="float" office:value="0.231977" calcext:value-type="float">
            <text:p>0.231977</text:p>
          </table:table-cell>
          <table:table-cell office:value-type="float" office:value="0.267184" calcext:value-type="float">
            <text:p>0.267184</text:p>
          </table:table-cell>
          <table:table-cell office:value-type="float" office:value="0.297947" calcext:value-type="float">
            <text:p>0.297947</text:p>
          </table:table-cell>
          <table:table-cell office:value-type="float" office:value="0.329484" calcext:value-type="float">
            <text:p>0.329484</text:p>
          </table:table-cell>
          <table:table-cell office:value-type="float" office:value="0.365765" calcext:value-type="float">
            <text:p>0.365765</text:p>
          </table:table-cell>
          <table:table-cell office:value-type="float" office:value="0.394541" calcext:value-type="float">
            <text:p>0.394541</text:p>
          </table:table-cell>
          <table:table-cell office:value-type="float" office:value="0.419302" calcext:value-type="float">
            <text:p>0.419302</text:p>
          </table:table-cell>
          <table:table-cell office:value-type="float" office:value="0.453998" calcext:value-type="float">
            <text:p>0.45399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2623" calcext:value-type="float">
            <text:p>0.30262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037854" calcext:value-type="float">
            <text:p>0.037854</text:p>
          </table:table-cell>
          <table:table-cell office:value-type="float" office:value="0.163444" calcext:value-type="float">
            <text:p>0.163444</text:p>
          </table:table-cell>
          <table:table-cell office:value-type="float" office:value="0.243036" calcext:value-type="float">
            <text:p>0.243036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0.322602" calcext:value-type="float">
            <text:p>0.322602</text:p>
          </table:table-cell>
          <table:table-cell office:value-type="float" office:value="0.360222" calcext:value-type="float">
            <text:p>0.360222</text:p>
          </table:table-cell>
          <table:table-cell office:value-type="float" office:value="0.381526" calcext:value-type="float">
            <text:p>0.381526</text:p>
          </table:table-cell>
          <table:table-cell office:value-type="float" office:value="0.398634" calcext:value-type="float">
            <text:p>0.398634</text:p>
          </table:table-cell>
          <table:table-cell office:value-type="float" office:value="0.417808" calcext:value-type="float">
            <text:p>0.417808</text:p>
          </table:table-cell>
          <table:table-cell office:value-type="float" office:value="0.445718" calcext:value-type="float">
            <text:p>0.44571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5991" calcext:value-type="float">
            <text:p>0.30599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024817" calcext:value-type="float">
            <text:p>0.024817</text:p>
          </table:table-cell>
          <table:table-cell office:value-type="float" office:value="0.163827" calcext:value-type="float">
            <text:p>0.163827</text:p>
          </table:table-cell>
          <table:table-cell office:value-type="float" office:value="0.226445" calcext:value-type="float">
            <text:p>0.226445</text:p>
          </table:table-cell>
          <table:table-cell office:value-type="float" office:value="0.272587" calcext:value-type="float">
            <text:p>0.272587</text:p>
          </table:table-cell>
          <table:table-cell office:value-type="float" office:value="0.309289" calcext:value-type="float">
            <text:p>0.309289</text:p>
          </table:table-cell>
          <table:table-cell office:value-type="float" office:value="0.341042" calcext:value-type="float">
            <text:p>0.341042</text:p>
          </table:table-cell>
          <table:table-cell office:value-type="float" office:value="0.364059" calcext:value-type="float">
            <text:p>0.364059</text:p>
          </table:table-cell>
          <table:table-cell office:value-type="float" office:value="0.386293" calcext:value-type="float">
            <text:p>0.386293</text:p>
          </table:table-cell>
          <table:table-cell office:value-type="float" office:value="0.419094" calcext:value-type="float">
            <text:p>0.419094</text:p>
          </table:table-cell>
          <table:table-cell office:value-type="float" office:value="0.454213" calcext:value-type="float">
            <text:p>0.45421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6167" calcext:value-type="float">
            <text:p>0.29616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090365" calcext:value-type="float">
            <text:p>-0.090365</text:p>
          </table:table-cell>
          <table:table-cell office:value-type="float" office:value="0.158623" calcext:value-type="float">
            <text:p>0.158623</text:p>
          </table:table-cell>
          <table:table-cell office:value-type="float" office:value="0.23131" calcext:value-type="float">
            <text:p>0.23131</text:p>
          </table:table-cell>
          <table:table-cell office:value-type="float" office:value="0.27859" calcext:value-type="float">
            <text:p>0.27859</text:p>
          </table:table-cell>
          <table:table-cell office:value-type="float" office:value="0.314949" calcext:value-type="float">
            <text:p>0.314949</text:p>
          </table:table-cell>
          <table:table-cell office:value-type="float" office:value="0.343974" calcext:value-type="float">
            <text:p>0.343974</text:p>
          </table:table-cell>
          <table:table-cell office:value-type="float" office:value="0.369418" calcext:value-type="float">
            <text:p>0.369418</text:p>
          </table:table-cell>
          <table:table-cell office:value-type="float" office:value="0.389967" calcext:value-type="float">
            <text:p>0.389967</text:p>
          </table:table-cell>
          <table:table-cell office:value-type="float" office:value="0.420489" calcext:value-type="float">
            <text:p>0.420489</text:p>
          </table:table-cell>
          <table:table-cell office:value-type="float" office:value="0.459484" calcext:value-type="float">
            <text:p>0.45948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7644" calcext:value-type="float">
            <text:p>0.28764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167386" calcext:value-type="float">
            <text:p>0.167386</text:p>
          </table:table-cell>
          <table:table-cell office:value-type="float" office:value="0.227296" calcext:value-type="float">
            <text:p>0.227296</text:p>
          </table:table-cell>
          <table:table-cell office:value-type="float" office:value="0.274073" calcext:value-type="float">
            <text:p>0.274073</text:p>
          </table:table-cell>
          <table:table-cell office:value-type="float" office:value="0.310986" calcext:value-type="float">
            <text:p>0.310986</text:p>
          </table:table-cell>
          <table:table-cell office:value-type="float" office:value="0.344272" calcext:value-type="float">
            <text:p>0.344272</text:p>
          </table:table-cell>
          <table:table-cell office:value-type="float" office:value="0.371146" calcext:value-type="float">
            <text:p>0.371146</text:p>
          </table:table-cell>
          <table:table-cell office:value-type="float" office:value="0.397954" calcext:value-type="float">
            <text:p>0.397954</text:p>
          </table:table-cell>
          <table:table-cell office:value-type="float" office:value="0.423217" calcext:value-type="float">
            <text:p>0.423217</text:p>
          </table:table-cell>
          <table:table-cell office:value-type="float" office:value="0.457351" calcext:value-type="float">
            <text:p>0.45735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0157" calcext:value-type="float">
            <text:p>0.30015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086367" calcext:value-type="float">
            <text:p>-0.086367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214198" calcext:value-type="float">
            <text:p>0.214198</text:p>
          </table:table-cell>
          <table:table-cell office:value-type="float" office:value="0.265339" calcext:value-type="float">
            <text:p>0.265339</text:p>
          </table:table-cell>
          <table:table-cell office:value-type="float" office:value="0.305636" calcext:value-type="float">
            <text:p>0.305636</text:p>
          </table:table-cell>
          <table:table-cell office:value-type="float" office:value="0.338683" calcext:value-type="float">
            <text:p>0.338683</text:p>
          </table:table-cell>
          <table:table-cell office:value-type="float" office:value="0.367593" calcext:value-type="float">
            <text:p>0.367593</text:p>
          </table:table-cell>
          <table:table-cell office:value-type="float" office:value="0.386352" calcext:value-type="float">
            <text:p>0.386352</text:p>
          </table:table-cell>
          <table:table-cell office:value-type="float" office:value="0.414405" calcext:value-type="float">
            <text:p>0.414405</text:p>
          </table:table-cell>
          <table:table-cell office:value-type="float" office:value="0.449405" calcext:value-type="float">
            <text:p>0.44940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1106" calcext:value-type="float">
            <text:p>0.2811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006955" calcext:value-type="float">
            <text:p>-0.006955</text:p>
          </table:table-cell>
          <table:table-cell office:value-type="float" office:value="0.192395" calcext:value-type="float">
            <text:p>0.192395</text:p>
          </table:table-cell>
          <table:table-cell office:value-type="float" office:value="0.248623" calcext:value-type="float">
            <text:p>0.248623</text:p>
          </table:table-cell>
          <table:table-cell office:value-type="float" office:value="0.273309" calcext:value-type="float">
            <text:p>0.273309</text:p>
          </table:table-cell>
          <table:table-cell office:value-type="float" office:value="0.302343" calcext:value-type="float">
            <text:p>0.302343</text:p>
          </table:table-cell>
          <table:table-cell office:value-type="float" office:value="0.335583" calcext:value-type="float">
            <text:p>0.335583</text:p>
          </table:table-cell>
          <table:table-cell office:value-type="float" office:value="0.368423" calcext:value-type="float">
            <text:p>0.368423</text:p>
          </table:table-cell>
          <table:table-cell office:value-type="float" office:value="0.387019" calcext:value-type="float">
            <text:p>0.387019</text:p>
          </table:table-cell>
          <table:table-cell office:value-type="float" office:value="0.409563" calcext:value-type="float">
            <text:p>0.409563</text:p>
          </table:table-cell>
          <table:table-cell office:value-type="float" office:value="0.445759" calcext:value-type="float">
            <text:p>0.44575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5606" calcext:value-type="float">
            <text:p>0.2956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707" calcext:value-type="float">
            <text:p>0.013707</text:p>
          </table:table-cell>
          <table:table-cell office:value-type="float" office:value="0.122071" calcext:value-type="float">
            <text:p>0.122071</text:p>
          </table:table-cell>
          <table:table-cell office:value-type="float" office:value="0.222077" calcext:value-type="float">
            <text:p>0.222077</text:p>
          </table:table-cell>
          <table:table-cell office:value-type="float" office:value="0.260783" calcext:value-type="float">
            <text:p>0.260783</text:p>
          </table:table-cell>
          <table:table-cell office:value-type="float" office:value="0.295603" calcext:value-type="float">
            <text:p>0.295603</text:p>
          </table:table-cell>
          <table:table-cell office:value-type="float" office:value="0.323452" calcext:value-type="float">
            <text:p>0.323452</text:p>
          </table:table-cell>
          <table:table-cell office:value-type="float" office:value="0.357565" calcext:value-type="float">
            <text:p>0.357565</text:p>
          </table:table-cell>
          <table:table-cell office:value-type="float" office:value="0.375942" calcext:value-type="float">
            <text:p>0.375942</text:p>
          </table:table-cell>
          <table:table-cell office:value-type="float" office:value="0.391906" calcext:value-type="float">
            <text:p>0.391906</text:p>
          </table:table-cell>
          <table:table-cell office:value-type="float" office:value="0.41742" calcext:value-type="float">
            <text:p>0.41742</text:p>
          </table:table-cell>
          <table:table-cell office:value-type="float" office:value="0.451109" calcext:value-type="float">
            <text:p>0.45110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1793" calcext:value-type="float">
            <text:p>0.3217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018398" calcext:value-type="float">
            <text:p>0.018398</text:p>
          </table:table-cell>
          <table:table-cell office:value-type="float" office:value="0.213514" calcext:value-type="float">
            <text:p>0.213514</text:p>
          </table:table-cell>
          <table:table-cell office:value-type="float" office:value="0.261797" calcext:value-type="float">
            <text:p>0.261797</text:p>
          </table:table-cell>
          <table:table-cell office:value-type="float" office:value="0.302723" calcext:value-type="float">
            <text:p>0.302723</text:p>
          </table:table-cell>
          <table:table-cell office:value-type="float" office:value="0.327588" calcext:value-type="float">
            <text:p>0.327588</text:p>
          </table:table-cell>
          <table:table-cell office:value-type="float" office:value="0.357534" calcext:value-type="float">
            <text:p>0.357534</text:p>
          </table:table-cell>
          <table:table-cell office:value-type="float" office:value="0.376095" calcext:value-type="float">
            <text:p>0.376095</text:p>
          </table:table-cell>
          <table:table-cell office:value-type="float" office:value="0.397291" calcext:value-type="float">
            <text:p>0.397291</text:p>
          </table:table-cell>
          <table:table-cell office:value-type="float" office:value="0.420108" calcext:value-type="float">
            <text:p>0.420108</text:p>
          </table:table-cell>
          <table:table-cell office:value-type="float" office:value="0.449304" calcext:value-type="float">
            <text:p>0.44930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2435" calcext:value-type="float">
            <text:p>0.31243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54054" calcext:value-type="float">
            <text:p>0.054054</text:p>
          </table:table-cell>
          <table:table-cell office:value-type="float" office:value="0.208326" calcext:value-type="float">
            <text:p>0.208326</text:p>
          </table:table-cell>
          <table:table-cell office:value-type="float" office:value="0.26062" calcext:value-type="float">
            <text:p>0.26062</text:p>
          </table:table-cell>
          <table:table-cell office:value-type="float" office:value="0.302154" calcext:value-type="float">
            <text:p>0.302154</text:p>
          </table:table-cell>
          <table:table-cell office:value-type="float" office:value="0.326559" calcext:value-type="float">
            <text:p>0.326559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.373931" calcext:value-type="float">
            <text:p>0.373931</text:p>
          </table:table-cell>
          <table:table-cell office:value-type="float" office:value="0.392292" calcext:value-type="float">
            <text:p>0.392292</text:p>
          </table:table-cell>
          <table:table-cell office:value-type="float" office:value="0.419051" calcext:value-type="float">
            <text:p>0.419051</text:p>
          </table:table-cell>
          <table:table-cell office:value-type="float" office:value="0.452596" calcext:value-type="float">
            <text:p>0.45259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4065" calcext:value-type="float">
            <text:p>0.31406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060361" calcext:value-type="float">
            <text:p>-0.060361</text:p>
          </table:table-cell>
          <table:table-cell office:value-type="float" office:value="0.19301" calcext:value-type="float">
            <text:p>0.19301</text:p>
          </table:table-cell>
          <table:table-cell office:value-type="float" office:value="0.251078" calcext:value-type="float">
            <text:p>0.251078</text:p>
          </table:table-cell>
          <table:table-cell office:value-type="float" office:value="0.294521" calcext:value-type="float">
            <text:p>0.294521</text:p>
          </table:table-cell>
          <table:table-cell office:value-type="float" office:value="0.315335" calcext:value-type="float">
            <text:p>0.315335</text:p>
          </table:table-cell>
          <table:table-cell office:value-type="float" office:value="0.34336" calcext:value-type="float">
            <text:p>0.34336</text:p>
          </table:table-cell>
          <table:table-cell office:value-type="float" office:value="0.372123" calcext:value-type="float">
            <text:p>0.372123</text:p>
          </table:table-cell>
          <table:table-cell office:value-type="float" office:value="0.388951" calcext:value-type="float">
            <text:p>0.388951</text:p>
          </table:table-cell>
          <table:table-cell office:value-type="float" office:value="0.418999" calcext:value-type="float">
            <text:p>0.418999</text:p>
          </table:table-cell>
          <table:table-cell office:value-type="float" office:value="0.453483" calcext:value-type="float">
            <text:p>0.45348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705" calcext:value-type="float">
            <text:p>0.2970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067372" calcext:value-type="float">
            <text:p>-0.067372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240788" calcext:value-type="float">
            <text:p>0.240788</text:p>
          </table:table-cell>
          <table:table-cell office:value-type="float" office:value="0.285981" calcext:value-type="float">
            <text:p>0.285981</text:p>
          </table:table-cell>
          <table:table-cell office:value-type="float" office:value="0.320923" calcext:value-type="float">
            <text:p>0.320923</text:p>
          </table:table-cell>
          <table:table-cell office:value-type="float" office:value="0.355221" calcext:value-type="float">
            <text:p>0.355221</text:p>
          </table:table-cell>
          <table:table-cell office:value-type="float" office:value="0.379342" calcext:value-type="float">
            <text:p>0.379342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0.424271" calcext:value-type="float">
            <text:p>0.424271</text:p>
          </table:table-cell>
          <table:table-cell office:value-type="float" office:value="0.46031" calcext:value-type="float">
            <text:p>0.4603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8267" calcext:value-type="float">
            <text:p>0.2982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-0.032378" calcext:value-type="float">
            <text:p>-0.032378</text:p>
          </table:table-cell>
          <table:table-cell office:value-type="float" office:value="0.145149" calcext:value-type="float">
            <text:p>0.145149</text:p>
          </table:table-cell>
          <table:table-cell office:value-type="float" office:value="0.215977" calcext:value-type="float">
            <text:p>0.215977</text:p>
          </table:table-cell>
          <table:table-cell office:value-type="float" office:value="0.261102" calcext:value-type="float">
            <text:p>0.26110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2717" calcext:value-type="float">
            <text:p>0.322717</text:p>
          </table:table-cell>
          <table:table-cell office:value-type="float" office:value="0.357695" calcext:value-type="float">
            <text:p>0.357695</text:p>
          </table:table-cell>
          <table:table-cell office:value-type="float" office:value="0.381601" calcext:value-type="float">
            <text:p>0.381601</text:p>
          </table:table-cell>
          <table:table-cell office:value-type="float" office:value="0.415088" calcext:value-type="float">
            <text:p>0.415088</text:p>
          </table:table-cell>
          <table:table-cell office:value-type="float" office:value="0.455814" calcext:value-type="float">
            <text:p>0.45581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1077" calcext:value-type="float">
            <text:p>0.28107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086488" calcext:value-type="float">
            <text:p>0.086488</text:p>
          </table:table-cell>
          <table:table-cell office:value-type="float" office:value="0.175977" calcext:value-type="float">
            <text:p>0.175977</text:p>
          </table:table-cell>
          <table:table-cell office:value-type="float" office:value="0.231269" calcext:value-type="float">
            <text:p>0.231269</text:p>
          </table:table-cell>
          <table:table-cell office:value-type="float" office:value="0.26986" calcext:value-type="float">
            <text:p>0.26986</text:p>
          </table:table-cell>
          <table:table-cell office:value-type="float" office:value="0.301189" calcext:value-type="float">
            <text:p>0.301189</text:p>
          </table:table-cell>
          <table:table-cell office:value-type="float" office:value="0.333174" calcext:value-type="float">
            <text:p>0.333174</text:p>
          </table:table-cell>
          <table:table-cell office:value-type="float" office:value="0.357698" calcext:value-type="float">
            <text:p>0.357698</text:p>
          </table:table-cell>
          <table:table-cell office:value-type="float" office:value="0.381829" calcext:value-type="float">
            <text:p>0.381829</text:p>
          </table:table-cell>
          <table:table-cell office:value-type="float" office:value="0.419026" calcext:value-type="float">
            <text:p>0.419026</text:p>
          </table:table-cell>
          <table:table-cell office:value-type="float" office:value="0.458383" calcext:value-type="float">
            <text:p>0.45838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1489" calcext:value-type="float">
            <text:p>0.3014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-0.034174" calcext:value-type="float">
            <text:p>-0.034174</text:p>
          </table:table-cell>
          <table:table-cell office:value-type="float" office:value="0.140916" calcext:value-type="float">
            <text:p>0.140916</text:p>
          </table:table-cell>
          <table:table-cell office:value-type="float" office:value="0.214063" calcext:value-type="float">
            <text:p>0.214063</text:p>
          </table:table-cell>
          <table:table-cell office:value-type="float" office:value="0.268355" calcext:value-type="float">
            <text:p>0.268355</text:p>
          </table:table-cell>
          <table:table-cell office:value-type="float" office:value="0.301156" calcext:value-type="float">
            <text:p>0.301156</text:p>
          </table:table-cell>
          <table:table-cell office:value-type="float" office:value="0.332129" calcext:value-type="float">
            <text:p>0.332129</text:p>
          </table:table-cell>
          <table:table-cell office:value-type="float" office:value="0.355967" calcext:value-type="float">
            <text:p>0.355967</text:p>
          </table:table-cell>
          <table:table-cell office:value-type="float" office:value="0.376046" calcext:value-type="float">
            <text:p>0.376046</text:p>
          </table:table-cell>
          <table:table-cell office:value-type="float" office:value="0.409667" calcext:value-type="float">
            <text:p>0.409667</text:p>
          </table:table-cell>
          <table:table-cell office:value-type="float" office:value="0.458343" calcext:value-type="float">
            <text:p>0.45834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2247" calcext:value-type="float">
            <text:p>0.28224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-0.02249" calcext:value-type="float">
            <text:p>-0.02249</text:p>
          </table:table-cell>
          <table:table-cell office:value-type="float" office:value="0.154984" calcext:value-type="float">
            <text:p>0.154984</text:p>
          </table:table-cell>
          <table:table-cell office:value-type="float" office:value="0.221613" calcext:value-type="float">
            <text:p>0.221613</text:p>
          </table:table-cell>
          <table:table-cell office:value-type="float" office:value="0.264965" calcext:value-type="float">
            <text:p>0.264965</text:p>
          </table:table-cell>
          <table:table-cell office:value-type="float" office:value="0.296843" calcext:value-type="float">
            <text:p>0.296843</text:p>
          </table:table-cell>
          <table:table-cell office:value-type="float" office:value="0.321409" calcext:value-type="float">
            <text:p>0.321409</text:p>
          </table:table-cell>
          <table:table-cell office:value-type="float" office:value="0.345954" calcext:value-type="float">
            <text:p>0.345954</text:p>
          </table:table-cell>
          <table:table-cell office:value-type="float" office:value="0.371743" calcext:value-type="float">
            <text:p>0.371743</text:p>
          </table:table-cell>
          <table:table-cell office:value-type="float" office:value="0.401699" calcext:value-type="float">
            <text:p>0.401699</text:p>
          </table:table-cell>
          <table:table-cell office:value-type="float" office:value="0.454425" calcext:value-type="float">
            <text:p>0.45442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1115" calcext:value-type="float">
            <text:p>0.2811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090596" calcext:value-type="float">
            <text:p>0.090596</text:p>
          </table:table-cell>
          <table:table-cell office:value-type="float" office:value="0.165843" calcext:value-type="float">
            <text:p>0.165843</text:p>
          </table:table-cell>
          <table:table-cell office:value-type="float" office:value="0.227002" calcext:value-type="float">
            <text:p>0.227002</text:p>
          </table:table-cell>
          <table:table-cell office:value-type="float" office:value="0.272514" calcext:value-type="float">
            <text:p>0.272514</text:p>
          </table:table-cell>
          <table:table-cell office:value-type="float" office:value="0.299499" calcext:value-type="float">
            <text:p>0.299499</text:p>
          </table:table-cell>
          <table:table-cell office:value-type="float" office:value="0.331213" calcext:value-type="float">
            <text:p>0.331213</text:p>
          </table:table-cell>
          <table:table-cell office:value-type="float" office:value="0.35142" calcext:value-type="float">
            <text:p>0.35142</text:p>
          </table:table-cell>
          <table:table-cell office:value-type="float" office:value="0.371841" calcext:value-type="float">
            <text:p>0.371841</text:p>
          </table:table-cell>
          <table:table-cell office:value-type="float" office:value="0.409238" calcext:value-type="float">
            <text:p>0.409238</text:p>
          </table:table-cell>
          <table:table-cell office:value-type="float" office:value="0.45811" calcext:value-type="float">
            <text:p>0.4581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7728" calcext:value-type="float">
            <text:p>0.2977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026135" calcext:value-type="float">
            <text:p>-0.026135</text:p>
          </table:table-cell>
          <table:table-cell office:value-type="float" office:value="0.158549" calcext:value-type="float">
            <text:p>0.158549</text:p>
          </table:table-cell>
          <table:table-cell office:value-type="float" office:value="0.234217" calcext:value-type="float">
            <text:p>0.234217</text:p>
          </table:table-cell>
          <table:table-cell office:value-type="float" office:value="0.276421" calcext:value-type="float">
            <text:p>0.276421</text:p>
          </table:table-cell>
          <table:table-cell office:value-type="float" office:value="0.302437" calcext:value-type="float">
            <text:p>0.302437</text:p>
          </table:table-cell>
          <table:table-cell office:value-type="float" office:value="0.332191" calcext:value-type="float">
            <text:p>0.332191</text:p>
          </table:table-cell>
          <table:table-cell office:value-type="float" office:value="0.352799" calcext:value-type="float">
            <text:p>0.352799</text:p>
          </table:table-cell>
          <table:table-cell office:value-type="float" office:value="0.371162" calcext:value-type="float">
            <text:p>0.371162</text:p>
          </table:table-cell>
          <table:table-cell office:value-type="float" office:value="0.410247" calcext:value-type="float">
            <text:p>0.410247</text:p>
          </table:table-cell>
          <table:table-cell office:value-type="float" office:value="0.461867" calcext:value-type="float">
            <text:p>0.46186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7376" calcext:value-type="float">
            <text:p>0.2873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028152" calcext:value-type="float">
            <text:p>0.028152</text:p>
          </table:table-cell>
          <table:table-cell office:value-type="float" office:value="0.173192" calcext:value-type="float">
            <text:p>0.173192</text:p>
          </table:table-cell>
          <table:table-cell office:value-type="float" office:value="0.23159" calcext:value-type="float">
            <text:p>0.23159</text:p>
          </table:table-cell>
          <table:table-cell office:value-type="float" office:value="0.27835" calcext:value-type="float">
            <text:p>0.27835</text:p>
          </table:table-cell>
          <table:table-cell office:value-type="float" office:value="0.310018" calcext:value-type="float">
            <text:p>0.310018</text:p>
          </table:table-cell>
          <table:table-cell office:value-type="float" office:value="0.338628" calcext:value-type="float">
            <text:p>0.338628</text:p>
          </table:table-cell>
          <table:table-cell office:value-type="float" office:value="0.358373" calcext:value-type="float">
            <text:p>0.358373</text:p>
          </table:table-cell>
          <table:table-cell office:value-type="float" office:value="0.377096" calcext:value-type="float">
            <text:p>0.377096</text:p>
          </table:table-cell>
          <table:table-cell office:value-type="float" office:value="0.411622" calcext:value-type="float">
            <text:p>0.411622</text:p>
          </table:table-cell>
          <table:table-cell office:value-type="float" office:value="0.456363" calcext:value-type="float">
            <text:p>0.45636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6338" calcext:value-type="float">
            <text:p>0.29633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-0.020622" calcext:value-type="float">
            <text:p>-0.020622</text:p>
          </table:table-cell>
          <table:table-cell office:value-type="float" office:value="0.168742" calcext:value-type="float">
            <text:p>0.168742</text:p>
          </table:table-cell>
          <table:table-cell office:value-type="float" office:value="0.233429" calcext:value-type="float">
            <text:p>0.233429</text:p>
          </table:table-cell>
          <table:table-cell office:value-type="float" office:value="0.287308" calcext:value-type="float">
            <text:p>0.287308</text:p>
          </table:table-cell>
          <table:table-cell office:value-type="float" office:value="0.316121" calcext:value-type="float">
            <text:p>0.316121</text:p>
          </table:table-cell>
          <table:table-cell office:value-type="float" office:value="0.337215" calcext:value-type="float">
            <text:p>0.337215</text:p>
          </table:table-cell>
          <table:table-cell office:value-type="float" office:value="0.359719" calcext:value-type="float">
            <text:p>0.359719</text:p>
          </table:table-cell>
          <table:table-cell office:value-type="float" office:value="0.374722" calcext:value-type="float">
            <text:p>0.374722</text:p>
          </table:table-cell>
          <table:table-cell office:value-type="float" office:value="0.403893" calcext:value-type="float">
            <text:p>0.403893</text:p>
          </table:table-cell>
          <table:table-cell office:value-type="float" office:value="0.454659" calcext:value-type="float">
            <text:p>0.45465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1518" calcext:value-type="float">
            <text:p>0.29151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193022" calcext:value-type="float">
            <text:p>-0.193022</text:p>
          </table:table-cell>
          <table:table-cell office:value-type="float" office:value="0.156807" calcext:value-type="float">
            <text:p>0.156807</text:p>
          </table:table-cell>
          <table:table-cell office:value-type="float" office:value="0.208041" calcext:value-type="float">
            <text:p>0.208041</text:p>
          </table:table-cell>
          <table:table-cell office:value-type="float" office:value="0.27223" calcext:value-type="float">
            <text:p>0.27223</text:p>
          </table:table-cell>
          <table:table-cell office:value-type="float" office:value="0.308657" calcext:value-type="float">
            <text:p>0.308657</text:p>
          </table:table-cell>
          <table:table-cell office:value-type="float" office:value="0.332122" calcext:value-type="float">
            <text:p>0.332122</text:p>
          </table:table-cell>
          <table:table-cell office:value-type="float" office:value="0.359499" calcext:value-type="float">
            <text:p>0.359499</text:p>
          </table:table-cell>
          <table:table-cell office:value-type="float" office:value="0.381401" calcext:value-type="float">
            <text:p>0.381401</text:p>
          </table:table-cell>
          <table:table-cell office:value-type="float" office:value="0.415748" calcext:value-type="float">
            <text:p>0.415748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70449" calcext:value-type="float">
            <text:p>0.27044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078726" calcext:value-type="float">
            <text:p>-0.078726</text:p>
          </table:table-cell>
          <table:table-cell office:value-type="float" office:value="0.146611" calcext:value-type="float">
            <text:p>0.146611</text:p>
          </table:table-cell>
          <table:table-cell office:value-type="float" office:value="0.212072" calcext:value-type="float">
            <text:p>0.212072</text:p>
          </table:table-cell>
          <table:table-cell office:value-type="float" office:value="0.272099" calcext:value-type="float">
            <text:p>0.272099</text:p>
          </table:table-cell>
          <table:table-cell office:value-type="float" office:value="0.308939" calcext:value-type="float">
            <text:p>0.308939</text:p>
          </table:table-cell>
          <table:table-cell office:value-type="float" office:value="0.339473" calcext:value-type="float">
            <text:p>0.339473</text:p>
          </table:table-cell>
          <table:table-cell office:value-type="float" office:value="0.371376" calcext:value-type="float">
            <text:p>0.371376</text:p>
          </table:table-cell>
          <table:table-cell office:value-type="float" office:value="0.392987" calcext:value-type="float">
            <text:p>0.392987</text:p>
          </table:table-cell>
          <table:table-cell office:value-type="float" office:value="0.429383" calcext:value-type="float">
            <text:p>0.429383</text:p>
          </table:table-cell>
          <table:table-cell office:value-type="float" office:value="0.462347" calcext:value-type="float">
            <text:p>0.46234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5656" calcext:value-type="float">
            <text:p>0.28565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14435" calcext:value-type="float">
            <text:p>-0.14435</text:p>
          </table:table-cell>
          <table:table-cell office:value-type="float" office:value="0.133856" calcext:value-type="float">
            <text:p>0.133856</text:p>
          </table:table-cell>
          <table:table-cell office:value-type="float" office:value="0.196915" calcext:value-type="float">
            <text:p>0.196915</text:p>
          </table:table-cell>
          <table:table-cell office:value-type="float" office:value="0.261837" calcext:value-type="float">
            <text:p>0.261837</text:p>
          </table:table-cell>
          <table:table-cell office:value-type="float" office:value="0.299763" calcext:value-type="float">
            <text:p>0.299763</text:p>
          </table:table-cell>
          <table:table-cell office:value-type="float" office:value="0.332445" calcext:value-type="float">
            <text:p>0.332445</text:p>
          </table:table-cell>
          <table:table-cell office:value-type="float" office:value="0.366932" calcext:value-type="float">
            <text:p>0.366932</text:p>
          </table:table-cell>
          <table:table-cell office:value-type="float" office:value="0.393424" calcext:value-type="float">
            <text:p>0.393424</text:p>
          </table:table-cell>
          <table:table-cell office:value-type="float" office:value="0.426494" calcext:value-type="float">
            <text:p>0.426494</text:p>
          </table:table-cell>
          <table:table-cell office:value-type="float" office:value="0.459301" calcext:value-type="float">
            <text:p>0.45930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72662" calcext:value-type="float">
            <text:p>0.2726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-0.076007" calcext:value-type="float">
            <text:p>-0.076007</text:p>
          </table:table-cell>
          <table:table-cell office:value-type="float" office:value="0.169551" calcext:value-type="float">
            <text:p>0.169551</text:p>
          </table:table-cell>
          <table:table-cell office:value-type="float" office:value="0.237948" calcext:value-type="float">
            <text:p>0.237948</text:p>
          </table:table-cell>
          <table:table-cell office:value-type="float" office:value="0.285904" calcext:value-type="float">
            <text:p>0.285904</text:p>
          </table:table-cell>
          <table:table-cell office:value-type="float" office:value="0.316348" calcext:value-type="float">
            <text:p>0.316348</text:p>
          </table:table-cell>
          <table:table-cell office:value-type="float" office:value="0.341171" calcext:value-type="float">
            <text:p>0.341171</text:p>
          </table:table-cell>
          <table:table-cell office:value-type="float" office:value="0.364159" calcext:value-type="float">
            <text:p>0.364159</text:p>
          </table:table-cell>
          <table:table-cell office:value-type="float" office:value="0.382703" calcext:value-type="float">
            <text:p>0.382703</text:p>
          </table:table-cell>
          <table:table-cell office:value-type="float" office:value="0.41257" calcext:value-type="float">
            <text:p>0.41257</text:p>
          </table:table-cell>
          <table:table-cell office:value-type="float" office:value="0.449173" calcext:value-type="float">
            <text:p>0.44917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8352" calcext:value-type="float">
            <text:p>0.28835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130091" calcext:value-type="float">
            <text:p>-0.130091</text:p>
          </table:table-cell>
          <table:table-cell office:value-type="float" office:value="0.091567" calcext:value-type="float">
            <text:p>0.091567</text:p>
          </table:table-cell>
          <table:table-cell office:value-type="float" office:value="0.185913" calcext:value-type="float">
            <text:p>0.185913</text:p>
          </table:table-cell>
          <table:table-cell office:value-type="float" office:value="0.249977" calcext:value-type="float">
            <text:p>0.249977</text:p>
          </table:table-cell>
          <table:table-cell office:value-type="float" office:value="0.284528" calcext:value-type="float">
            <text:p>0.284528</text:p>
          </table:table-cell>
          <table:table-cell office:value-type="float" office:value="0.315994" calcext:value-type="float">
            <text:p>0.315994</text:p>
          </table:table-cell>
          <table:table-cell office:value-type="float" office:value="0.341863" calcext:value-type="float">
            <text:p>0.341863</text:p>
          </table:table-cell>
          <table:table-cell office:value-type="float" office:value="0.373229" calcext:value-type="float">
            <text:p>0.373229</text:p>
          </table:table-cell>
          <table:table-cell office:value-type="float" office:value="0.393964" calcext:value-type="float">
            <text:p>0.393964</text:p>
          </table:table-cell>
          <table:table-cell office:value-type="float" office:value="0.427148" calcext:value-type="float">
            <text:p>0.427148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2478" calcext:value-type="float">
            <text:p>0.31247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068512" calcext:value-type="float">
            <text:p>-0.068512</text:p>
          </table:table-cell>
          <table:table-cell office:value-type="float" office:value="0.199327" calcext:value-type="float">
            <text:p>0.199327</text:p>
          </table:table-cell>
          <table:table-cell office:value-type="float" office:value="0.252421" calcext:value-type="float">
            <text:p>0.252421</text:p>
          </table:table-cell>
          <table:table-cell office:value-type="float" office:value="0.286851" calcext:value-type="float">
            <text:p>0.286851</text:p>
          </table:table-cell>
          <table:table-cell office:value-type="float" office:value="0.321439" calcext:value-type="float">
            <text:p>0.321439</text:p>
          </table:table-cell>
          <table:table-cell office:value-type="float" office:value="0.345961" calcext:value-type="float">
            <text:p>0.345961</text:p>
          </table:table-cell>
          <table:table-cell office:value-type="float" office:value="0.375198" calcext:value-type="float">
            <text:p>0.375198</text:p>
          </table:table-cell>
          <table:table-cell office:value-type="float" office:value="0.389985" calcext:value-type="float">
            <text:p>0.38998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461823" calcext:value-type="float">
            <text:p>0.46182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9129" calcext:value-type="float">
            <text:p>0.29912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103198" calcext:value-type="float">
            <text:p>0.103198</text:p>
          </table:table-cell>
          <table:table-cell office:value-type="float" office:value="0.189322" calcext:value-type="float">
            <text:p>0.189322</text:p>
          </table:table-cell>
          <table:table-cell office:value-type="float" office:value="0.233398" calcext:value-type="float">
            <text:p>0.233398</text:p>
          </table:table-cell>
          <table:table-cell office:value-type="float" office:value="0.274248" calcext:value-type="float">
            <text:p>0.274248</text:p>
          </table:table-cell>
          <table:table-cell office:value-type="float" office:value="0.317304" calcext:value-type="float">
            <text:p>0.317304</text:p>
          </table:table-cell>
          <table:table-cell office:value-type="float" office:value="0.34812" calcext:value-type="float">
            <text:p>0.34812</text:p>
          </table:table-cell>
          <table:table-cell office:value-type="float" office:value="0.374409" calcext:value-type="float">
            <text:p>0.374409</text:p>
          </table:table-cell>
          <table:table-cell office:value-type="float" office:value="0.392998" calcext:value-type="float">
            <text:p>0.392998</text:p>
          </table:table-cell>
          <table:table-cell office:value-type="float" office:value="0.429941" calcext:value-type="float">
            <text:p>0.429941</text:p>
          </table:table-cell>
          <table:table-cell office:value-type="float" office:value="0.464958" calcext:value-type="float">
            <text:p>0.46495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2789" calcext:value-type="float">
            <text:p>0.3127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089" calcext:value-type="float">
            <text:p>0.036089</text:p>
          </table:table-cell>
          <table:table-cell office:value-type="float" office:value="0.105843" calcext:value-type="float">
            <text:p>0.105843</text:p>
          </table:table-cell>
          <table:table-cell office:value-type="float" office:value="0.18163" calcext:value-type="float">
            <text:p>0.18163</text:p>
          </table:table-cell>
          <table:table-cell office:value-type="float" office:value="0.21543" calcext:value-type="float">
            <text:p>0.21543</text:p>
          </table:table-cell>
          <table:table-cell office:value-type="float" office:value="0.265363" calcext:value-type="float">
            <text:p>0.265363</text:p>
          </table:table-cell>
          <table:table-cell office:value-type="float" office:value="0.305756" calcext:value-type="float">
            <text:p>0.305756</text:p>
          </table:table-cell>
          <table:table-cell office:value-type="float" office:value="0.342451" calcext:value-type="float">
            <text:p>0.342451</text:p>
          </table:table-cell>
          <table:table-cell office:value-type="float" office:value="0.369695" calcext:value-type="float">
            <text:p>0.369695</text:p>
          </table:table-cell>
          <table:table-cell office:value-type="float" office:value="0.387679" calcext:value-type="float">
            <text:p>0.387679</text:p>
          </table:table-cell>
          <table:table-cell office:value-type="float" office:value="0.414576" calcext:value-type="float">
            <text:p>0.414576</text:p>
          </table:table-cell>
          <table:table-cell office:value-type="float" office:value="0.459247" calcext:value-type="float">
            <text:p>0.45924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4767" calcext:value-type="float">
            <text:p>0.30476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0.042715" calcext:value-type="float">
            <text:p>-0.042715</text:p>
          </table:table-cell>
          <table:table-cell office:value-type="float" office:value="0.19665" calcext:value-type="float">
            <text:p>0.19665</text:p>
          </table:table-cell>
          <table:table-cell office:value-type="float" office:value="0.230911" calcext:value-type="float">
            <text:p>0.230911</text:p>
          </table:table-cell>
          <table:table-cell office:value-type="float" office:value="0.275473" calcext:value-type="float">
            <text:p>0.275473</text:p>
          </table:table-cell>
          <table:table-cell office:value-type="float" office:value="0.306422" calcext:value-type="float">
            <text:p>0.306422</text:p>
          </table:table-cell>
          <table:table-cell office:value-type="float" office:value="0.341007" calcext:value-type="float">
            <text:p>0.341007</text:p>
          </table:table-cell>
          <table:table-cell office:value-type="float" office:value="0.36925" calcext:value-type="float">
            <text:p>0.36925</text:p>
          </table:table-cell>
          <table:table-cell office:value-type="float" office:value="0.392409" calcext:value-type="float">
            <text:p>0.392409</text:p>
          </table:table-cell>
          <table:table-cell office:value-type="float" office:value="0.422961" calcext:value-type="float">
            <text:p>0.422961</text:p>
          </table:table-cell>
          <table:table-cell office:value-type="float" office:value="0.465368" calcext:value-type="float">
            <text:p>0.46536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5774" calcext:value-type="float">
            <text:p>0.2957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94234" calcext:value-type="float">
            <text:p>0.094234</text:p>
          </table:table-cell>
          <table:table-cell office:value-type="float" office:value="0.158779" calcext:value-type="float">
            <text:p>0.158779</text:p>
          </table:table-cell>
          <table:table-cell office:value-type="float" office:value="0.209261" calcext:value-type="float">
            <text:p>0.209261</text:p>
          </table:table-cell>
          <table:table-cell office:value-type="float" office:value="0.254684" calcext:value-type="float">
            <text:p>0.254684</text:p>
          </table:table-cell>
          <table:table-cell office:value-type="float" office:value="0.298956" calcext:value-type="float">
            <text:p>0.298956</text:p>
          </table:table-cell>
          <table:table-cell office:value-type="float" office:value="0.328399" calcext:value-type="float">
            <text:p>0.328399</text:p>
          </table:table-cell>
          <table:table-cell office:value-type="float" office:value="0.35033" calcext:value-type="float">
            <text:p>0.35033</text:p>
          </table:table-cell>
          <table:table-cell office:value-type="float" office:value="0.373405" calcext:value-type="float">
            <text:p>0.373405</text:p>
          </table:table-cell>
          <table:table-cell office:value-type="float" office:value="0.39597" calcext:value-type="float">
            <text:p>0.39597</text:p>
          </table:table-cell>
          <table:table-cell office:value-type="float" office:value="0.431465" calcext:value-type="float">
            <text:p>0.431465</text:p>
          </table:table-cell>
          <table:table-cell office:value-type="float" office:value="0.465278" calcext:value-type="float">
            <text:p>0.46527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6653" calcext:value-type="float">
            <text:p>0.3266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5315" calcext:value-type="float">
            <text:p>0.085315</text:p>
          </table:table-cell>
          <table:table-cell office:value-type="float" office:value="0.144989" calcext:value-type="float">
            <text:p>0.144989</text:p>
          </table:table-cell>
          <table:table-cell office:value-type="float" office:value="0.211002" calcext:value-type="float">
            <text:p>0.211002</text:p>
          </table:table-cell>
          <table:table-cell office:value-type="float" office:value="0.268879" calcext:value-type="float">
            <text:p>0.268879</text:p>
          </table:table-cell>
          <table:table-cell office:value-type="float" office:value="0.304926" calcext:value-type="float">
            <text:p>0.304926</text:p>
          </table:table-cell>
          <table:table-cell office:value-type="float" office:value="0.326427" calcext:value-type="float">
            <text:p>0.326427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94523" calcext:value-type="float">
            <text:p>0.394523</text:p>
          </table:table-cell>
          <table:table-cell office:value-type="float" office:value="0.428252" calcext:value-type="float">
            <text:p>0.428252</text:p>
          </table:table-cell>
          <table:table-cell office:value-type="float" office:value="0.459991" calcext:value-type="float">
            <text:p>0.45999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6297" calcext:value-type="float">
            <text:p>0.32629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6933" calcext:value-type="float">
            <text:p>0.056933</text:p>
          </table:table-cell>
          <table:table-cell office:value-type="float" office:value="0.148099" calcext:value-type="float">
            <text:p>0.148099</text:p>
          </table:table-cell>
          <table:table-cell office:value-type="float" office:value="0.226254" calcext:value-type="float">
            <text:p>0.226254</text:p>
          </table:table-cell>
          <table:table-cell office:value-type="float" office:value="0.288609" calcext:value-type="float">
            <text:p>0.288609</text:p>
          </table:table-cell>
          <table:table-cell office:value-type="float" office:value="0.322894" calcext:value-type="float">
            <text:p>0.322894</text:p>
          </table:table-cell>
          <table:table-cell office:value-type="float" office:value="0.346844" calcext:value-type="float">
            <text:p>0.346844</text:p>
          </table:table-cell>
          <table:table-cell office:value-type="float" office:value="0.382006" calcext:value-type="float">
            <text:p>0.382006</text:p>
          </table:table-cell>
          <table:table-cell office:value-type="float" office:value="0.399729" calcext:value-type="float">
            <text:p>0.399729</text:p>
          </table:table-cell>
          <table:table-cell office:value-type="float" office:value="0.421402" calcext:value-type="float">
            <text:p>0.421402</text:p>
          </table:table-cell>
          <table:table-cell office:value-type="float" office:value="0.436373" calcext:value-type="float">
            <text:p>0.436373</text:p>
          </table:table-cell>
          <table:table-cell office:value-type="float" office:value="0.463889" calcext:value-type="float">
            <text:p>0.4638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361" calcext:value-type="float">
            <text:p>0.343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933" calcext:value-type="float">
            <text:p>0.056933</text:p>
          </table:table-cell>
          <table:table-cell office:value-type="float" office:value="0.121279" calcext:value-type="float">
            <text:p>0.121279</text:p>
          </table:table-cell>
          <table:table-cell office:value-type="float" office:value="0.204393" calcext:value-type="float">
            <text:p>0.204393</text:p>
          </table:table-cell>
          <table:table-cell office:value-type="float" office:value="0.266229" calcext:value-type="float">
            <text:p>0.266229</text:p>
          </table:table-cell>
          <table:table-cell office:value-type="float" office:value="0.319168" calcext:value-type="float">
            <text:p>0.319168</text:p>
          </table:table-cell>
          <table:table-cell office:value-type="float" office:value="0.356279" calcext:value-type="float">
            <text:p>0.356279</text:p>
          </table:table-cell>
          <table:table-cell office:value-type="float" office:value="0.386799" calcext:value-type="float">
            <text:p>0.386799</text:p>
          </table:table-cell>
          <table:table-cell office:value-type="float" office:value="0.40766" calcext:value-type="float">
            <text:p>0.40766</text:p>
          </table:table-cell>
          <table:table-cell office:value-type="float" office:value="0.425574" calcext:value-type="float">
            <text:p>0.425574</text:p>
          </table:table-cell>
          <table:table-cell office:value-type="float" office:value="0.441617" calcext:value-type="float">
            <text:p>0.441617</text:p>
          </table:table-cell>
          <table:table-cell office:value-type="float" office:value="0.464409" calcext:value-type="float">
            <text:p>0.46440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9341" calcext:value-type="float">
            <text:p>0.33934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60765" calcext:value-type="float">
            <text:p>0.060765</text:p>
          </table:table-cell>
          <table:table-cell office:value-type="float" office:value="0.141876" calcext:value-type="float">
            <text:p>0.141876</text:p>
          </table:table-cell>
          <table:table-cell office:value-type="float" office:value="0.236548" calcext:value-type="float">
            <text:p>0.236548</text:p>
          </table:table-cell>
          <table:table-cell office:value-type="float" office:value="0.289968" calcext:value-type="float">
            <text:p>0.289968</text:p>
          </table:table-cell>
          <table:table-cell office:value-type="float" office:value="0.323575" calcext:value-type="float">
            <text:p>0.323575</text:p>
          </table:table-cell>
          <table:table-cell office:value-type="float" office:value="0.344918" calcext:value-type="float">
            <text:p>0.344918</text:p>
          </table:table-cell>
          <table:table-cell office:value-type="float" office:value="0.374529" calcext:value-type="float">
            <text:p>0.374529</text:p>
          </table:table-cell>
          <table:table-cell office:value-type="float" office:value="0.399917" calcext:value-type="float">
            <text:p>0.399917</text:p>
          </table:table-cell>
          <table:table-cell office:value-type="float" office:value="0.421234" calcext:value-type="float">
            <text:p>0.421234</text:p>
          </table:table-cell>
          <table:table-cell office:value-type="float" office:value="0.436561" calcext:value-type="float">
            <text:p>0.436561</text:p>
          </table:table-cell>
          <table:table-cell office:value-type="float" office:value="0.460375" calcext:value-type="float">
            <text:p>0.46037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295" calcext:value-type="float">
            <text:p>0.3429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6879" calcext:value-type="float">
            <text:p>0.076879</text:p>
          </table:table-cell>
          <table:table-cell office:value-type="float" office:value="0.142056" calcext:value-type="float">
            <text:p>0.142056</text:p>
          </table:table-cell>
          <table:table-cell office:value-type="float" office:value="0.224159" calcext:value-type="float">
            <text:p>0.224159</text:p>
          </table:table-cell>
          <table:table-cell office:value-type="float" office:value="0.285637" calcext:value-type="float">
            <text:p>0.285637</text:p>
          </table:table-cell>
          <table:table-cell office:value-type="float" office:value="0.319517" calcext:value-type="float">
            <text:p>0.319517</text:p>
          </table:table-cell>
          <table:table-cell office:value-type="float" office:value="0.349214" calcext:value-type="float">
            <text:p>0.349214</text:p>
          </table:table-cell>
          <table:table-cell office:value-type="float" office:value="0.376886" calcext:value-type="float">
            <text:p>0.376886</text:p>
          </table:table-cell>
          <table:table-cell office:value-type="float" office:value="0.399504" calcext:value-type="float">
            <text:p>0.399504</text:p>
          </table:table-cell>
          <table:table-cell office:value-type="float" office:value="0.420749" calcext:value-type="float">
            <text:p>0.420749</text:p>
          </table:table-cell>
          <table:table-cell office:value-type="float" office:value="0.435508" calcext:value-type="float">
            <text:p>0.435508</text:p>
          </table:table-cell>
          <table:table-cell office:value-type="float" office:value="0.462581" calcext:value-type="float">
            <text:p>0.46258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1581" calcext:value-type="float">
            <text:p>0.34158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059718" calcext:value-type="float">
            <text:p>0.059718</text:p>
          </table:table-cell>
          <table:table-cell office:value-type="float" office:value="0.24136" calcext:value-type="float">
            <text:p>0.24136</text:p>
          </table:table-cell>
          <table:table-cell office:value-type="float" office:value="0.28874" calcext:value-type="float">
            <text:p>0.28874</text:p>
          </table:table-cell>
          <table:table-cell office:value-type="float" office:value="0.330745" calcext:value-type="float">
            <text:p>0.330745</text:p>
          </table:table-cell>
          <table:table-cell office:value-type="float" office:value="0.359107" calcext:value-type="float">
            <text:p>0.359107</text:p>
          </table:table-cell>
          <table:table-cell office:value-type="float" office:value="0.379585" calcext:value-type="float">
            <text:p>0.379585</text:p>
          </table:table-cell>
          <table:table-cell office:value-type="float" office:value="0.400883" calcext:value-type="float">
            <text:p>0.400883</text:p>
          </table:table-cell>
          <table:table-cell office:value-type="float" office:value="0.421643" calcext:value-type="float">
            <text:p>0.421643</text:p>
          </table:table-cell>
          <table:table-cell office:value-type="float" office:value="0.433098" calcext:value-type="float">
            <text:p>0.433098</text:p>
          </table:table-cell>
          <table:table-cell office:value-type="float" office:value="0.460689" calcext:value-type="float">
            <text:p>0.4606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7557" calcext:value-type="float">
            <text:p>0.33755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031562" calcext:value-type="float">
            <text:p>0.031562</text:p>
          </table:table-cell>
          <table:table-cell office:value-type="float" office:value="0.226478" calcext:value-type="float">
            <text:p>0.226478</text:p>
          </table:table-cell>
          <table:table-cell office:value-type="float" office:value="0.276222" calcext:value-type="float">
            <text:p>0.276222</text:p>
          </table:table-cell>
          <table:table-cell office:value-type="float" office:value="0.319075" calcext:value-type="float">
            <text:p>0.319075</text:p>
          </table:table-cell>
          <table:table-cell office:value-type="float" office:value="0.34677" calcext:value-type="float">
            <text:p>0.34677</text:p>
          </table:table-cell>
          <table:table-cell office:value-type="float" office:value="0.368819" calcext:value-type="float">
            <text:p>0.368819</text:p>
          </table:table-cell>
          <table:table-cell office:value-type="float" office:value="0.387415" calcext:value-type="float">
            <text:p>0.387415</text:p>
          </table:table-cell>
          <table:table-cell office:value-type="float" office:value="0.41155" calcext:value-type="float">
            <text:p>0.41155</text:p>
          </table:table-cell>
          <table:table-cell office:value-type="float" office:value="0.431652" calcext:value-type="float">
            <text:p>0.431652</text:p>
          </table:table-cell>
          <table:table-cell office:value-type="float" office:value="0.460275" calcext:value-type="float">
            <text:p>0.46027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5982" calcext:value-type="float">
            <text:p>0.3259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104088" calcext:value-type="float">
            <text:p>0.104088</text:p>
          </table:table-cell>
          <table:table-cell office:value-type="float" office:value="0.25541" calcext:value-type="float">
            <text:p>0.25541</text:p>
          </table:table-cell>
          <table:table-cell office:value-type="float" office:value="0.300267" calcext:value-type="float">
            <text:p>0.300267</text:p>
          </table:table-cell>
          <table:table-cell office:value-type="float" office:value="0.33214" calcext:value-type="float">
            <text:p>0.33214</text:p>
          </table:table-cell>
          <table:table-cell office:value-type="float" office:value="0.355097" calcext:value-type="float">
            <text:p>0.355097</text:p>
          </table:table-cell>
          <table:table-cell office:value-type="float" office:value="0.373556" calcext:value-type="float">
            <text:p>0.373556</text:p>
          </table:table-cell>
          <table:table-cell office:value-type="float" office:value="0.39049" calcext:value-type="float">
            <text:p>0.39049</text:p>
          </table:table-cell>
          <table:table-cell office:value-type="float" office:value="0.412517" calcext:value-type="float">
            <text:p>0.412517</text:p>
          </table:table-cell>
          <table:table-cell office:value-type="float" office:value="0.432398" calcext:value-type="float">
            <text:p>0.432398</text:p>
          </table:table-cell>
          <table:table-cell office:value-type="float" office:value="0.457451" calcext:value-type="float">
            <text:p>0.45745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1341" calcext:value-type="float">
            <text:p>0.3413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089039" calcext:value-type="float">
            <text:p>0.089039</text:p>
          </table:table-cell>
          <table:table-cell office:value-type="float" office:value="0.219868" calcext:value-type="float">
            <text:p>0.219868</text:p>
          </table:table-cell>
          <table:table-cell office:value-type="float" office:value="0.278892" calcext:value-type="float">
            <text:p>0.278892</text:p>
          </table:table-cell>
          <table:table-cell office:value-type="float" office:value="0.312511" calcext:value-type="float">
            <text:p>0.312511</text:p>
          </table:table-cell>
          <table:table-cell office:value-type="float" office:value="0.341872" calcext:value-type="float">
            <text:p>0.341872</text:p>
          </table:table-cell>
          <table:table-cell office:value-type="float" office:value="0.364136" calcext:value-type="float">
            <text:p>0.364136</text:p>
          </table:table-cell>
          <table:table-cell office:value-type="float" office:value="0.382496" calcext:value-type="float">
            <text:p>0.382496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24057" calcext:value-type="float">
            <text:p>0.424057</text:p>
          </table:table-cell>
          <table:table-cell office:value-type="float" office:value="0.454109" calcext:value-type="float">
            <text:p>0.45410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6978" calcext:value-type="float">
            <text:p>0.32697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64696" calcext:value-type="float">
            <text:p>0.064696</text:p>
          </table:table-cell>
          <table:table-cell office:value-type="float" office:value="0.151983" calcext:value-type="float">
            <text:p>0.151983</text:p>
          </table:table-cell>
          <table:table-cell office:value-type="float" office:value="0.229233" calcext:value-type="float">
            <text:p>0.229233</text:p>
          </table:table-cell>
          <table:table-cell office:value-type="float" office:value="0.285512" calcext:value-type="float">
            <text:p>0.285512</text:p>
          </table:table-cell>
          <table:table-cell office:value-type="float" office:value="0.318395" calcext:value-type="float">
            <text:p>0.318395</text:p>
          </table:table-cell>
          <table:table-cell office:value-type="float" office:value="0.348773" calcext:value-type="float">
            <text:p>0.348773</text:p>
          </table:table-cell>
          <table:table-cell office:value-type="float" office:value="0.372394" calcext:value-type="float">
            <text:p>0.372394</text:p>
          </table:table-cell>
          <table:table-cell office:value-type="float" office:value="0.389842" calcext:value-type="float">
            <text:p>0.389842</text:p>
          </table:table-cell>
          <table:table-cell office:value-type="float" office:value="0.410218" calcext:value-type="float">
            <text:p>0.410218</text:p>
          </table:table-cell>
          <table:table-cell office:value-type="float" office:value="0.42696" calcext:value-type="float">
            <text:p>0.42696</text:p>
          </table:table-cell>
          <table:table-cell office:value-type="float" office:value="0.460477" calcext:value-type="float">
            <text:p>0.46047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9379" calcext:value-type="float">
            <text:p>0.3393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76879" calcext:value-type="float">
            <text:p>0.076879</text:p>
          </table:table-cell>
          <table:table-cell office:value-type="float" office:value="0.170865" calcext:value-type="float">
            <text:p>0.170865</text:p>
          </table:table-cell>
          <table:table-cell office:value-type="float" office:value="0.276025" calcext:value-type="float">
            <text:p>0.276025</text:p>
          </table:table-cell>
          <table:table-cell office:value-type="float" office:value="0.310187" calcext:value-type="float">
            <text:p>0.310187</text:p>
          </table:table-cell>
          <table:table-cell office:value-type="float" office:value="0.346692" calcext:value-type="float">
            <text:p>0.346692</text:p>
          </table:table-cell>
          <table:table-cell office:value-type="float" office:value="0.371071" calcext:value-type="float">
            <text:p>0.371071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0.407651" calcext:value-type="float">
            <text:p>0.407651</text:p>
          </table:table-cell>
          <table:table-cell office:value-type="float" office:value="0.424916" calcext:value-type="float">
            <text:p>0.424916</text:p>
          </table:table-cell>
          <table:table-cell office:value-type="float" office:value="0.439429" calcext:value-type="float">
            <text:p>0.439429</text:p>
          </table:table-cell>
          <table:table-cell office:value-type="float" office:value="0.465772" calcext:value-type="float">
            <text:p>0.46577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59921" calcext:value-type="float">
            <text:p>0.35992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76879" calcext:value-type="float">
            <text:p>0.076879</text:p>
          </table:table-cell>
          <table:table-cell office:value-type="float" office:value="0.188754" calcext:value-type="float">
            <text:p>0.188754</text:p>
          </table:table-cell>
          <table:table-cell office:value-type="float" office:value="0.275221" calcext:value-type="float">
            <text:p>0.275221</text:p>
          </table:table-cell>
          <table:table-cell office:value-type="float" office:value="0.30594" calcext:value-type="float">
            <text:p>0.30594</text:p>
          </table:table-cell>
          <table:table-cell office:value-type="float" office:value="0.343546" calcext:value-type="float">
            <text:p>0.343546</text:p>
          </table:table-cell>
          <table:table-cell office:value-type="float" office:value="0.37089" calcext:value-type="float">
            <text:p>0.37089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427986" calcext:value-type="float">
            <text:p>0.427986</text:p>
          </table:table-cell>
          <table:table-cell office:value-type="float" office:value="0.440642" calcext:value-type="float">
            <text:p>0.440642</text:p>
          </table:table-cell>
          <table:table-cell office:value-type="float" office:value="0.469686" calcext:value-type="float">
            <text:p>0.46968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2246" calcext:value-type="float">
            <text:p>0.36224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4535" calcext:value-type="float">
            <text:p>0.114535</text:p>
          </table:table-cell>
          <table:table-cell office:value-type="float" office:value="0.195856" calcext:value-type="float">
            <text:p>0.195856</text:p>
          </table:table-cell>
          <table:table-cell office:value-type="float" office:value="0.277855" calcext:value-type="float">
            <text:p>0.277855</text:p>
          </table:table-cell>
          <table:table-cell office:value-type="float" office:value="0.317886" calcext:value-type="float">
            <text:p>0.317886</text:p>
          </table:table-cell>
          <table:table-cell office:value-type="float" office:value="0.359576" calcext:value-type="float">
            <text:p>0.359576</text:p>
          </table:table-cell>
          <table:table-cell office:value-type="float" office:value="0.379634" calcext:value-type="float">
            <text:p>0.379634</text:p>
          </table:table-cell>
          <table:table-cell office:value-type="float" office:value="0.39984" calcext:value-type="float">
            <text:p>0.39984</text:p>
          </table:table-cell>
          <table:table-cell office:value-type="float" office:value="0.415551" calcext:value-type="float">
            <text:p>0.415551</text:p>
          </table:table-cell>
          <table:table-cell office:value-type="float" office:value="0.429623" calcext:value-type="float">
            <text:p>0.429623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0.473051" calcext:value-type="float">
            <text:p>0.47305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9364" calcext:value-type="float">
            <text:p>0.36936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.269599" calcext:value-type="float">
            <text:p>0.269599</text:p>
          </table:table-cell>
          <table:table-cell office:value-type="float" office:value="0.308615" calcext:value-type="float">
            <text:p>0.308615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0.379329" calcext:value-type="float">
            <text:p>0.379329</text:p>
          </table:table-cell>
          <table:table-cell office:value-type="float" office:value="0.399442" calcext:value-type="float">
            <text:p>0.399442</text:p>
          </table:table-cell>
          <table:table-cell office:value-type="float" office:value="0.419403" calcext:value-type="float">
            <text:p>0.419403</text:p>
          </table:table-cell>
          <table:table-cell office:value-type="float" office:value="0.43291" calcext:value-type="float">
            <text:p>0.43291</text:p>
          </table:table-cell>
          <table:table-cell office:value-type="float" office:value="0.450204" calcext:value-type="float">
            <text:p>0.450204</text:p>
          </table:table-cell>
          <table:table-cell office:value-type="float" office:value="0.479716" calcext:value-type="float">
            <text:p>0.47971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2442" calcext:value-type="float">
            <text:p>0.36244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4832" calcext:value-type="float">
            <text:p>0.124832</text:p>
          </table:table-cell>
          <table:table-cell office:value-type="float" office:value="0.21873" calcext:value-type="float">
            <text:p>0.21873</text:p>
          </table:table-cell>
          <table:table-cell office:value-type="float" office:value="0.293336" calcext:value-type="float">
            <text:p>0.293336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.36725" calcext:value-type="float">
            <text:p>0.36725</text:p>
          </table:table-cell>
          <table:table-cell office:value-type="float" office:value="0.388498" calcext:value-type="float">
            <text:p>0.388498</text:p>
          </table:table-cell>
          <table:table-cell office:value-type="float" office:value="0.409556" calcext:value-type="float">
            <text:p>0.409556</text:p>
          </table:table-cell>
          <table:table-cell office:value-type="float" office:value="0.425381" calcext:value-type="float">
            <text:p>0.425381</text:p>
          </table:table-cell>
          <table:table-cell office:value-type="float" office:value="0.437543" calcext:value-type="float">
            <text:p>0.437543</text:p>
          </table:table-cell>
          <table:table-cell office:value-type="float" office:value="0.45279" calcext:value-type="float">
            <text:p>0.45279</text:p>
          </table:table-cell>
          <table:table-cell office:value-type="float" office:value="0.482644" calcext:value-type="float">
            <text:p>0.48264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81146" calcext:value-type="float">
            <text:p>0.38114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180369" calcext:value-type="float">
            <text:p>0.180369</text:p>
          </table:table-cell>
          <table:table-cell office:value-type="float" office:value="0.279595" calcext:value-type="float">
            <text:p>0.279595</text:p>
          </table:table-cell>
          <table:table-cell office:value-type="float" office:value="0.328364" calcext:value-type="float">
            <text:p>0.328364</text:p>
          </table:table-cell>
          <table:table-cell office:value-type="float" office:value="0.361843" calcext:value-type="float">
            <text:p>0.361843</text:p>
          </table:table-cell>
          <table:table-cell office:value-type="float" office:value="0.390202" calcext:value-type="float">
            <text:p>0.390202</text:p>
          </table:table-cell>
          <table:table-cell office:value-type="float" office:value="0.411284" calcext:value-type="float">
            <text:p>0.411284</text:p>
          </table:table-cell>
          <table:table-cell office:value-type="float" office:value="0.427752" calcext:value-type="float">
            <text:p>0.427752</text:p>
          </table:table-cell>
          <table:table-cell office:value-type="float" office:value="0.434903" calcext:value-type="float">
            <text:p>0.434903</text:p>
          </table:table-cell>
          <table:table-cell office:value-type="float" office:value="0.448668" calcext:value-type="float">
            <text:p>0.448668</text:p>
          </table:table-cell>
          <table:table-cell office:value-type="float" office:value="0.480828" calcext:value-type="float">
            <text:p>0.48082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4381" calcext:value-type="float">
            <text:p>0.37438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160476" calcext:value-type="float">
            <text:p>0.160476</text:p>
          </table:table-cell>
          <table:table-cell office:value-type="float" office:value="0.268606" calcext:value-type="float">
            <text:p>0.268606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354955" calcext:value-type="float">
            <text:p>0.354955</text:p>
          </table:table-cell>
          <table:table-cell office:value-type="float" office:value="0.387033" calcext:value-type="float">
            <text:p>0.387033</text:p>
          </table:table-cell>
          <table:table-cell office:value-type="float" office:value="0.412943" calcext:value-type="float">
            <text:p>0.412943</text:p>
          </table:table-cell>
          <table:table-cell office:value-type="float" office:value="0.427093" calcext:value-type="float">
            <text:p>0.427093</text:p>
          </table:table-cell>
          <table:table-cell office:value-type="float" office:value="0.434449" calcext:value-type="float">
            <text:p>0.434449</text:p>
          </table:table-cell>
          <table:table-cell office:value-type="float" office:value="0.448653" calcext:value-type="float">
            <text:p>0.448653</text:p>
          </table:table-cell>
          <table:table-cell office:value-type="float" office:value="0.482058" calcext:value-type="float">
            <text:p>0.48205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9446" calcext:value-type="float">
            <text:p>0.36944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157754" calcext:value-type="float">
            <text:p>0.157754</text:p>
          </table:table-cell>
          <table:table-cell office:value-type="float" office:value="0.264648" calcext:value-type="float">
            <text:p>0.264648</text:p>
          </table:table-cell>
          <table:table-cell office:value-type="float" office:value="0.327188" calcext:value-type="float">
            <text:p>0.32718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413185" calcext:value-type="float">
            <text:p>0.413185</text:p>
          </table:table-cell>
          <table:table-cell office:value-type="float" office:value="0.428143" calcext:value-type="float">
            <text:p>0.428143</text:p>
          </table:table-cell>
          <table:table-cell office:value-type="float" office:value="0.439017" calcext:value-type="float">
            <text:p>0.439017</text:p>
          </table:table-cell>
          <table:table-cell office:value-type="float" office:value="0.456213" calcext:value-type="float">
            <text:p>0.456213</text:p>
          </table:table-cell>
          <table:table-cell office:value-type="float" office:value="0.48408" calcext:value-type="float">
            <text:p>0.4840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2793" calcext:value-type="float">
            <text:p>0.37279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08609" calcext:value-type="float">
            <text:p>0.08609</text:p>
          </table:table-cell>
          <table:table-cell office:value-type="float" office:value="0.235561" calcext:value-type="float">
            <text:p>0.235561</text:p>
          </table:table-cell>
          <table:table-cell office:value-type="float" office:value="0.293994" calcext:value-type="float">
            <text:p>0.293994</text:p>
          </table:table-cell>
          <table:table-cell office:value-type="float" office:value="0.34299" calcext:value-type="float">
            <text:p>0.34299</text:p>
          </table:table-cell>
          <table:table-cell office:value-type="float" office:value="0.378972" calcext:value-type="float">
            <text:p>0.378972</text:p>
          </table:table-cell>
          <table:table-cell office:value-type="float" office:value="0.401626" calcext:value-type="float">
            <text:p>0.401626</text:p>
          </table:table-cell>
          <table:table-cell office:value-type="float" office:value="0.424212" calcext:value-type="float">
            <text:p>0.424212</text:p>
          </table:table-cell>
          <table:table-cell office:value-type="float" office:value="0.435789" calcext:value-type="float">
            <text:p>0.435789</text:p>
          </table:table-cell>
          <table:table-cell office:value-type="float" office:value="0.454544" calcext:value-type="float">
            <text:p>0.454544</text:p>
          </table:table-cell>
          <table:table-cell office:value-type="float" office:value="0.483927" calcext:value-type="float">
            <text:p>0.48392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5377" calcext:value-type="float">
            <text:p>0.3537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078836" calcext:value-type="float">
            <text:p>0.078836</text:p>
          </table:table-cell>
          <table:table-cell office:value-type="float" office:value="0.249584" calcext:value-type="float">
            <text:p>0.249584</text:p>
          </table:table-cell>
          <table:table-cell office:value-type="float" office:value="0.295172" calcext:value-type="float">
            <text:p>0.295172</text:p>
          </table:table-cell>
          <table:table-cell office:value-type="float" office:value="0.337073" calcext:value-type="float">
            <text:p>0.337073</text:p>
          </table:table-cell>
          <table:table-cell office:value-type="float" office:value="0.375925" calcext:value-type="float">
            <text:p>0.375925</text:p>
          </table:table-cell>
          <table:table-cell office:value-type="float" office:value="0.390693" calcext:value-type="float">
            <text:p>0.390693</text:p>
          </table:table-cell>
          <table:table-cell office:value-type="float" office:value="0.41286" calcext:value-type="float">
            <text:p>0.41286</text:p>
          </table:table-cell>
          <table:table-cell office:value-type="float" office:value="0.429727" calcext:value-type="float">
            <text:p>0.429727</text:p>
          </table:table-cell>
          <table:table-cell office:value-type="float" office:value="0.441105" calcext:value-type="float">
            <text:p>0.441105</text:p>
          </table:table-cell>
          <table:table-cell office:value-type="float" office:value="0.478337" calcext:value-type="float">
            <text:p>0.47833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8931" calcext:value-type="float">
            <text:p>0.34893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92527" calcext:value-type="float">
            <text:p>0.092527</text:p>
          </table:table-cell>
          <table:table-cell office:value-type="float" office:value="0.161276" calcext:value-type="float">
            <text:p>0.161276</text:p>
          </table:table-cell>
          <table:table-cell office:value-type="float" office:value="0.265283" calcext:value-type="float">
            <text:p>0.265283</text:p>
          </table:table-cell>
          <table:table-cell office:value-type="float" office:value="0.306443" calcext:value-type="float">
            <text:p>0.306443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37551" calcext:value-type="float">
            <text:p>0.37551</text:p>
          </table:table-cell>
          <table:table-cell office:value-type="float" office:value="0.390523" calcext:value-type="float">
            <text:p>0.390523</text:p>
          </table:table-cell>
          <table:table-cell office:value-type="float" office:value="0.41122" calcext:value-type="float">
            <text:p>0.41122</text:p>
          </table:table-cell>
          <table:table-cell office:value-type="float" office:value="0.429616" calcext:value-type="float">
            <text:p>0.429616</text:p>
          </table:table-cell>
          <table:table-cell office:value-type="float" office:value="0.439596" calcext:value-type="float">
            <text:p>0.439596</text:p>
          </table:table-cell>
          <table:table-cell office:value-type="float" office:value="0.477586" calcext:value-type="float">
            <text:p>0.47758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59935" calcext:value-type="float">
            <text:p>0.3599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67095" calcext:value-type="float">
            <text:p>0.067095</text:p>
          </table:table-cell>
          <table:table-cell office:value-type="float" office:value="0.138983" calcext:value-type="float">
            <text:p>0.138983</text:p>
          </table:table-cell>
          <table:table-cell office:value-type="float" office:value="0.234687" calcext:value-type="float">
            <text:p>0.234687</text:p>
          </table:table-cell>
          <table:table-cell office:value-type="float" office:value="0.287736" calcext:value-type="float">
            <text:p>0.287736</text:p>
          </table:table-cell>
          <table:table-cell office:value-type="float" office:value="0.327267" calcext:value-type="float">
            <text:p>0.327267</text:p>
          </table:table-cell>
          <table:table-cell office:value-type="float" office:value="0.358394" calcext:value-type="float">
            <text:p>0.358394</text:p>
          </table:table-cell>
          <table:table-cell office:value-type="float" office:value="0.383719" calcext:value-type="float">
            <text:p>0.383719</text:p>
          </table:table-cell>
          <table:table-cell office:value-type="float" office:value="0.40258" calcext:value-type="float">
            <text:p>0.40258</text:p>
          </table:table-cell>
          <table:table-cell office:value-type="float" office:value="0.426233" calcext:value-type="float">
            <text:p>0.426233</text:p>
          </table:table-cell>
          <table:table-cell office:value-type="float" office:value="0.438188" calcext:value-type="float">
            <text:p>0.438188</text:p>
          </table:table-cell>
          <table:table-cell office:value-type="float" office:value="0.473513" calcext:value-type="float">
            <text:p>0.47351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713" calcext:value-type="float">
            <text:p>0.347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4544" calcext:value-type="float">
            <text:p>0.044544</text:p>
          </table:table-cell>
          <table:table-cell office:value-type="float" office:value="0.141708" calcext:value-type="float">
            <text:p>0.141708</text:p>
          </table:table-cell>
          <table:table-cell office:value-type="float" office:value="0.21994" calcext:value-type="float">
            <text:p>0.21994</text:p>
          </table:table-cell>
          <table:table-cell office:value-type="float" office:value="0.273567" calcext:value-type="float">
            <text:p>0.273567</text:p>
          </table:table-cell>
          <table:table-cell office:value-type="float" office:value="0.312723" calcext:value-type="float">
            <text:p>0.312723</text:p>
          </table:table-cell>
          <table:table-cell office:value-type="float" office:value="0.340731" calcext:value-type="float">
            <text:p>0.340731</text:p>
          </table:table-cell>
          <table:table-cell office:value-type="float" office:value="0.373619" calcext:value-type="float">
            <text:p>0.373619</text:p>
          </table:table-cell>
          <table:table-cell office:value-type="float" office:value="0.397807" calcext:value-type="float">
            <text:p>0.397807</text:p>
          </table:table-cell>
          <table:table-cell office:value-type="float" office:value="0.421072" calcext:value-type="float">
            <text:p>0.421072</text:p>
          </table:table-cell>
          <table:table-cell office:value-type="float" office:value="0.434696" calcext:value-type="float">
            <text:p>0.434696</text:p>
          </table:table-cell>
          <table:table-cell office:value-type="float" office:value="0.468576" calcext:value-type="float">
            <text:p>0.46857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8444" calcext:value-type="float">
            <text:p>0.33844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003887" calcext:value-type="float">
            <text:p>-0.003887</text:p>
          </table:table-cell>
          <table:table-cell office:value-type="float" office:value="0.211969" calcext:value-type="float">
            <text:p>0.211969</text:p>
          </table:table-cell>
          <table:table-cell office:value-type="float" office:value="0.274115" calcext:value-type="float">
            <text:p>0.274115</text:p>
          </table:table-cell>
          <table:table-cell office:value-type="float" office:value="0.311964" calcext:value-type="float">
            <text:p>0.311964</text:p>
          </table:table-cell>
          <table:table-cell office:value-type="float" office:value="0.342381" calcext:value-type="float">
            <text:p>0.342381</text:p>
          </table:table-cell>
          <table:table-cell office:value-type="float" office:value="0.371589" calcext:value-type="float">
            <text:p>0.371589</text:p>
          </table:table-cell>
          <table:table-cell office:value-type="float" office:value="0.396132" calcext:value-type="float">
            <text:p>0.396132</text:p>
          </table:table-cell>
          <table:table-cell office:value-type="float" office:value="0.421414" calcext:value-type="float">
            <text:p>0.421414</text:p>
          </table:table-cell>
          <table:table-cell office:value-type="float" office:value="0.437545" calcext:value-type="float">
            <text:p>0.437545</text:p>
          </table:table-cell>
          <table:table-cell office:value-type="float" office:value="0.462412" calcext:value-type="float">
            <text:p>0.46241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2563" calcext:value-type="float">
            <text:p>0.32256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052778" calcext:value-type="float">
            <text:p>0.052778</text:p>
          </table:table-cell>
          <table:table-cell office:value-type="float" office:value="0.202887" calcext:value-type="float">
            <text:p>0.202887</text:p>
          </table:table-cell>
          <table:table-cell office:value-type="float" office:value="0.271959" calcext:value-type="float">
            <text:p>0.271959</text:p>
          </table:table-cell>
          <table:table-cell office:value-type="float" office:value="0.312403" calcext:value-type="float">
            <text:p>0.312403</text:p>
          </table:table-cell>
          <table:table-cell office:value-type="float" office:value="0.347821" calcext:value-type="float">
            <text:p>0.347821</text:p>
          </table:table-cell>
          <table:table-cell office:value-type="float" office:value="0.376256" calcext:value-type="float">
            <text:p>0.376256</text:p>
          </table:table-cell>
          <table:table-cell office:value-type="float" office:value="0.394847" calcext:value-type="float">
            <text:p>0.394847</text:p>
          </table:table-cell>
          <table:table-cell office:value-type="float" office:value="0.422588" calcext:value-type="float">
            <text:p>0.422588</text:p>
          </table:table-cell>
          <table:table-cell office:value-type="float" office:value="0.437383" calcext:value-type="float">
            <text:p>0.437383</text:p>
          </table:table-cell>
          <table:table-cell office:value-type="float" office:value="0.462798" calcext:value-type="float">
            <text:p>0.46279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8172" calcext:value-type="float">
            <text:p>0.32817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045311" calcext:value-type="float">
            <text:p>0.045311</text:p>
          </table:table-cell>
          <table:table-cell office:value-type="float" office:value="0.199033" calcext:value-type="float">
            <text:p>0.199033</text:p>
          </table:table-cell>
          <table:table-cell office:value-type="float" office:value="0.270801" calcext:value-type="float">
            <text:p>0.270801</text:p>
          </table:table-cell>
          <table:table-cell office:value-type="float" office:value="0.313185" calcext:value-type="float">
            <text:p>0.313185</text:p>
          </table:table-cell>
          <table:table-cell office:value-type="float" office:value="0.343381" calcext:value-type="float">
            <text:p>0.343381</text:p>
          </table:table-cell>
          <table:table-cell office:value-type="float" office:value="0.365851" calcext:value-type="float">
            <text:p>0.365851</text:p>
          </table:table-cell>
          <table:table-cell office:value-type="float" office:value="0.390154" calcext:value-type="float">
            <text:p>0.390154</text:p>
          </table:table-cell>
          <table:table-cell office:value-type="float" office:value="0.419996" calcext:value-type="float">
            <text:p>0.419996</text:p>
          </table:table-cell>
          <table:table-cell office:value-type="float" office:value="0.435706" calcext:value-type="float">
            <text:p>0.435706</text:p>
          </table:table-cell>
          <table:table-cell office:value-type="float" office:value="0.459322" calcext:value-type="float">
            <text:p>0.45932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4274" calcext:value-type="float">
            <text:p>0.32427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0.024082" calcext:value-type="float">
            <text:p>-0.024082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255116" calcext:value-type="float">
            <text:p>0.255116</text:p>
          </table:table-cell>
          <table:table-cell office:value-type="float" office:value="0.307292" calcext:value-type="float">
            <text:p>0.307292</text:p>
          </table:table-cell>
          <table:table-cell office:value-type="float" office:value="0.334063" calcext:value-type="float">
            <text:p>0.334063</text:p>
          </table:table-cell>
          <table:table-cell office:value-type="float" office:value="0.360771" calcext:value-type="float">
            <text:p>0.360771</text:p>
          </table:table-cell>
          <table:table-cell office:value-type="float" office:value="0.392111" calcext:value-type="float">
            <text:p>0.392111</text:p>
          </table:table-cell>
          <table:table-cell office:value-type="float" office:value="0.411301" calcext:value-type="float">
            <text:p>0.411301</text:p>
          </table:table-cell>
          <table:table-cell office:value-type="float" office:value="0.427313" calcext:value-type="float">
            <text:p>0.427313</text:p>
          </table:table-cell>
          <table:table-cell office:value-type="float" office:value="0.453601" calcext:value-type="float">
            <text:p>0.45360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149" calcext:value-type="float">
            <text:p>0.311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082391" calcext:value-type="float">
            <text:p>0.082391</text:p>
          </table:table-cell>
          <table:table-cell office:value-type="float" office:value="0.202289" calcext:value-type="float">
            <text:p>0.202289</text:p>
          </table:table-cell>
          <table:table-cell office:value-type="float" office:value="0.246163" calcext:value-type="float">
            <text:p>0.246163</text:p>
          </table:table-cell>
          <table:table-cell office:value-type="float" office:value="0.290836" calcext:value-type="float">
            <text:p>0.290836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0.349696" calcext:value-type="float">
            <text:p>0.349696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0.422774" calcext:value-type="float">
            <text:p>0.422774</text:p>
          </table:table-cell>
          <table:table-cell office:value-type="float" office:value="0.45341" calcext:value-type="float">
            <text:p>0.4534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396" calcext:value-type="float">
            <text:p>0.3139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0.078183" calcext:value-type="float">
            <text:p>-0.078183</text:p>
          </table:table-cell>
          <table:table-cell office:value-type="float" office:value="0.202584" calcext:value-type="float">
            <text:p>0.202584</text:p>
          </table:table-cell>
          <table:table-cell office:value-type="float" office:value="0.253968" calcext:value-type="float">
            <text:p>0.253968</text:p>
          </table:table-cell>
          <table:table-cell office:value-type="float" office:value="0.286829" calcext:value-type="float">
            <text:p>0.286829</text:p>
          </table:table-cell>
          <table:table-cell office:value-type="float" office:value="0.313185" calcext:value-type="float">
            <text:p>0.313185</text:p>
          </table:table-cell>
          <table:table-cell office:value-type="float" office:value="0.347431" calcext:value-type="float">
            <text:p>0.347431</text:p>
          </table:table-cell>
          <table:table-cell office:value-type="float" office:value="0.379331" calcext:value-type="float">
            <text:p>0.379331</text:p>
          </table:table-cell>
          <table:table-cell office:value-type="float" office:value="0.403981" calcext:value-type="float">
            <text:p>0.403981</text:p>
          </table:table-cell>
          <table:table-cell office:value-type="float" office:value="0.425783" calcext:value-type="float">
            <text:p>0.425783</text:p>
          </table:table-cell>
          <table:table-cell office:value-type="float" office:value="0.452684" calcext:value-type="float">
            <text:p>0.45268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8759" calcext:value-type="float">
            <text:p>0.29875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036226" calcext:value-type="float">
            <text:p>-0.036226</text:p>
          </table:table-cell>
          <table:table-cell office:value-type="float" office:value="0.182129" calcext:value-type="float">
            <text:p>0.182129</text:p>
          </table:table-cell>
          <table:table-cell office:value-type="float" office:value="0.245934" calcext:value-type="float">
            <text:p>0.245934</text:p>
          </table:table-cell>
          <table:table-cell office:value-type="float" office:value="0.296129" calcext:value-type="float">
            <text:p>0.296129</text:p>
          </table:table-cell>
          <table:table-cell office:value-type="float" office:value="0.318879" calcext:value-type="float">
            <text:p>0.318879</text:p>
          </table:table-cell>
          <table:table-cell office:value-type="float" office:value="0.355277" calcext:value-type="float">
            <text:p>0.355277</text:p>
          </table:table-cell>
          <table:table-cell office:value-type="float" office:value="0.383067" calcext:value-type="float">
            <text:p>0.383067</text:p>
          </table:table-cell>
          <table:table-cell office:value-type="float" office:value="0.408896" calcext:value-type="float">
            <text:p>0.408896</text:p>
          </table:table-cell>
          <table:table-cell office:value-type="float" office:value="0.429289" calcext:value-type="float">
            <text:p>0.429289</text:p>
          </table:table-cell>
          <table:table-cell office:value-type="float" office:value="0.452619" calcext:value-type="float">
            <text:p>0.45261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3599" calcext:value-type="float">
            <text:p>0.30359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0.206026" calcext:value-type="float">
            <text:p>-0.206026</text:p>
          </table:table-cell>
          <table:table-cell office:value-type="float" office:value="0.146884" calcext:value-type="float">
            <text:p>0.146884</text:p>
          </table:table-cell>
          <table:table-cell office:value-type="float" office:value="0.213028" calcext:value-type="float">
            <text:p>0.213028</text:p>
          </table:table-cell>
          <table:table-cell office:value-type="float" office:value="0.25763" calcext:value-type="float">
            <text:p>0.25763</text:p>
          </table:table-cell>
          <table:table-cell office:value-type="float" office:value="0.303705" calcext:value-type="float">
            <text:p>0.303705</text:p>
          </table:table-cell>
          <table:table-cell office:value-type="float" office:value="0.32985" calcext:value-type="float">
            <text:p>0.32985</text:p>
          </table:table-cell>
          <table:table-cell office:value-type="float" office:value="0.362947" calcext:value-type="float">
            <text:p>0.362947</text:p>
          </table:table-cell>
          <table:table-cell office:value-type="float" office:value="0.391513" calcext:value-type="float">
            <text:p>0.391513</text:p>
          </table:table-cell>
          <table:table-cell office:value-type="float" office:value="0.425437" calcext:value-type="float">
            <text:p>0.425437</text:p>
          </table:table-cell>
          <table:table-cell office:value-type="float" office:value="0.45302" calcext:value-type="float">
            <text:p>0.4530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67799" calcext:value-type="float">
            <text:p>0.26779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0.082345" calcext:value-type="float">
            <text:p>-0.082345</text:p>
          </table:table-cell>
          <table:table-cell office:value-type="float" office:value="0.177194" calcext:value-type="float">
            <text:p>0.177194</text:p>
          </table:table-cell>
          <table:table-cell office:value-type="float" office:value="0.223013" calcext:value-type="float">
            <text:p>0.223013</text:p>
          </table:table-cell>
          <table:table-cell office:value-type="float" office:value="0.275731" calcext:value-type="float">
            <text:p>0.275731</text:p>
          </table:table-cell>
          <table:table-cell office:value-type="float" office:value="0.316982" calcext:value-type="float">
            <text:p>0.316982</text:p>
          </table:table-cell>
          <table:table-cell office:value-type="float" office:value="0.341832" calcext:value-type="float">
            <text:p>0.341832</text:p>
          </table:table-cell>
          <table:table-cell office:value-type="float" office:value="0.370477" calcext:value-type="float">
            <text:p>0.370477</text:p>
          </table:table-cell>
          <table:table-cell office:value-type="float" office:value="0.392364" calcext:value-type="float">
            <text:p>0.392364</text:p>
          </table:table-cell>
          <table:table-cell office:value-type="float" office:value="0.418725" calcext:value-type="float">
            <text:p>0.418725</text:p>
          </table:table-cell>
          <table:table-cell office:value-type="float" office:value="0.454062" calcext:value-type="float">
            <text:p>0.45406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8803" calcext:value-type="float">
            <text:p>0.28880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0.13502" calcext:value-type="float">
            <text:p>-0.13502</text:p>
          </table:table-cell>
          <table:table-cell office:value-type="float" office:value="0.166626" calcext:value-type="float">
            <text:p>0.166626</text:p>
          </table:table-cell>
          <table:table-cell office:value-type="float" office:value="0.226605" calcext:value-type="float">
            <text:p>0.226605</text:p>
          </table:table-cell>
          <table:table-cell office:value-type="float" office:value="0.289582" calcext:value-type="float">
            <text:p>0.289582</text:p>
          </table:table-cell>
          <table:table-cell office:value-type="float" office:value="0.324853" calcext:value-type="float">
            <text:p>0.324853</text:p>
          </table:table-cell>
          <table:table-cell office:value-type="float" office:value="0.356073" calcext:value-type="float">
            <text:p>0.356073</text:p>
          </table:table-cell>
          <table:table-cell office:value-type="float" office:value="0.378478" calcext:value-type="float">
            <text:p>0.378478</text:p>
          </table:table-cell>
          <table:table-cell office:value-type="float" office:value="0.397322" calcext:value-type="float">
            <text:p>0.397322</text:p>
          </table:table-cell>
          <table:table-cell office:value-type="float" office:value="0.421406" calcext:value-type="float">
            <text:p>0.421406</text:p>
          </table:table-cell>
          <table:table-cell office:value-type="float" office:value="0.451439" calcext:value-type="float">
            <text:p>0.45143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7736" calcext:value-type="float">
            <text:p>0.2877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0.075558" calcext:value-type="float">
            <text:p>-0.075558</text:p>
          </table:table-cell>
          <table:table-cell office:value-type="float" office:value="0.176121" calcext:value-type="float">
            <text:p>0.176121</text:p>
          </table:table-cell>
          <table:table-cell office:value-type="float" office:value="0.243808" calcext:value-type="float">
            <text:p>0.243808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0.311637" calcext:value-type="float">
            <text:p>0.311637</text:p>
          </table:table-cell>
          <table:table-cell office:value-type="float" office:value="0.346604" calcext:value-type="float">
            <text:p>0.346604</text:p>
          </table:table-cell>
          <table:table-cell office:value-type="float" office:value="0.376734" calcext:value-type="float">
            <text:p>0.376734</text:p>
          </table:table-cell>
          <table:table-cell office:value-type="float" office:value="0.403478" calcext:value-type="float">
            <text:p>0.403478</text:p>
          </table:table-cell>
          <table:table-cell office:value-type="float" office:value="0.426217" calcext:value-type="float">
            <text:p>0.426217</text:p>
          </table:table-cell>
          <table:table-cell office:value-type="float" office:value="0.455522" calcext:value-type="float">
            <text:p>0.45552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4565" calcext:value-type="float">
            <text:p>0.2945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0.300185" calcext:value-type="float">
            <text:p>-0.300185</text:p>
          </table:table-cell>
          <table:table-cell office:value-type="float" office:value="0.153801" calcext:value-type="float">
            <text:p>0.153801</text:p>
          </table:table-cell>
          <table:table-cell office:value-type="float" office:value="0.218072" calcext:value-type="float">
            <text:p>0.218072</text:p>
          </table:table-cell>
          <table:table-cell office:value-type="float" office:value="0.261894" calcext:value-type="float">
            <text:p>0.261894</text:p>
          </table:table-cell>
          <table:table-cell office:value-type="float" office:value="0.293368" calcext:value-type="float">
            <text:p>0.293368</text:p>
          </table:table-cell>
          <table:table-cell office:value-type="float" office:value="0.323997" calcext:value-type="float">
            <text:p>0.323997</text:p>
          </table:table-cell>
          <table:table-cell office:value-type="float" office:value="0.355415" calcext:value-type="float">
            <text:p>0.355415</text:p>
          </table:table-cell>
          <table:table-cell office:value-type="float" office:value="0.383711" calcext:value-type="float">
            <text:p>0.383711</text:p>
          </table:table-cell>
          <table:table-cell office:value-type="float" office:value="0.417707" calcext:value-type="float">
            <text:p>0.417707</text:p>
          </table:table-cell>
          <table:table-cell office:value-type="float" office:value="0.448984" calcext:value-type="float">
            <text:p>0.44898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55676" calcext:value-type="float">
            <text:p>0.25567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0.13958" calcext:value-type="float">
            <text:p>-0.13958</text:p>
          </table:table-cell>
          <table:table-cell office:value-type="float" office:value="0.162559" calcext:value-type="float">
            <text:p>0.162559</text:p>
          </table:table-cell>
          <table:table-cell office:value-type="float" office:value="0.213122" calcext:value-type="float">
            <text:p>0.213122</text:p>
          </table:table-cell>
          <table:table-cell office:value-type="float" office:value="0.260832" calcext:value-type="float">
            <text:p>0.260832</text:p>
          </table:table-cell>
          <table:table-cell office:value-type="float" office:value="0.293872" calcext:value-type="float">
            <text:p>0.293872</text:p>
          </table:table-cell>
          <table:table-cell office:value-type="float" office:value="0.323284" calcext:value-type="float">
            <text:p>0.323284</text:p>
          </table:table-cell>
          <table:table-cell office:value-type="float" office:value="0.352061" calcext:value-type="float">
            <text:p>0.352061</text:p>
          </table:table-cell>
          <table:table-cell office:value-type="float" office:value="0.37998" calcext:value-type="float">
            <text:p>0.37998</text:p>
          </table:table-cell>
          <table:table-cell office:value-type="float" office:value="0.407976" calcext:value-type="float">
            <text:p>0.407976</text:p>
          </table:table-cell>
          <table:table-cell office:value-type="float" office:value="0.446589" calcext:value-type="float">
            <text:p>0.4465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70069" calcext:value-type="float">
            <text:p>0.27006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0.074213" calcext:value-type="float">
            <text:p>-0.074213</text:p>
          </table:table-cell>
          <table:table-cell office:value-type="float" office:value="0.172269" calcext:value-type="float">
            <text:p>0.172269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70857" calcext:value-type="float">
            <text:p>0.270857</text:p>
          </table:table-cell>
          <table:table-cell office:value-type="float" office:value="0.304405" calcext:value-type="float">
            <text:p>0.304405</text:p>
          </table:table-cell>
          <table:table-cell office:value-type="float" office:value="0.331511" calcext:value-type="float">
            <text:p>0.331511</text:p>
          </table:table-cell>
          <table:table-cell office:value-type="float" office:value="0.355769" calcext:value-type="float">
            <text:p>0.355769</text:p>
          </table:table-cell>
          <table:table-cell office:value-type="float" office:value="0.380913" calcext:value-type="float">
            <text:p>0.380913</text:p>
          </table:table-cell>
          <table:table-cell office:value-type="float" office:value="0.407964" calcext:value-type="float">
            <text:p>0.407964</text:p>
          </table:table-cell>
          <table:table-cell office:value-type="float" office:value="0.444918" calcext:value-type="float">
            <text:p>0.44491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2289" calcext:value-type="float">
            <text:p>0.28228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0.131733" calcext:value-type="float">
            <text:p>-0.131733</text:p>
          </table:table-cell>
          <table:table-cell office:value-type="float" office:value="0.18111" calcext:value-type="float">
            <text:p>0.18111</text:p>
          </table:table-cell>
          <table:table-cell office:value-type="float" office:value="0.235992" calcext:value-type="float">
            <text:p>0.235992</text:p>
          </table:table-cell>
          <table:table-cell office:value-type="float" office:value="0.274994" calcext:value-type="float">
            <text:p>0.274994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0.332581" calcext:value-type="float">
            <text:p>0.332581</text:p>
          </table:table-cell>
          <table:table-cell office:value-type="float" office:value="0.353608" calcext:value-type="float">
            <text:p>0.353608</text:p>
          </table:table-cell>
          <table:table-cell office:value-type="float" office:value="0.375118" calcext:value-type="float">
            <text:p>0.375118</text:p>
          </table:table-cell>
          <table:table-cell office:value-type="float" office:value="0.39836" calcext:value-type="float">
            <text:p>0.39836</text:p>
          </table:table-cell>
          <table:table-cell office:value-type="float" office:value="0.443602" calcext:value-type="float">
            <text:p>0.44360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77039" calcext:value-type="float">
            <text:p>0.27703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0.052586" calcext:value-type="float">
            <text:p>-0.052586</text:p>
          </table:table-cell>
          <table:table-cell office:value-type="float" office:value="0.197428" calcext:value-type="float">
            <text:p>0.197428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273499" calcext:value-type="float">
            <text:p>0.273499</text:p>
          </table:table-cell>
          <table:table-cell office:value-type="float" office:value="0.303554" calcext:value-type="float">
            <text:p>0.303554</text:p>
          </table:table-cell>
          <table:table-cell office:value-type="float" office:value="0.335075" calcext:value-type="float">
            <text:p>0.335075</text:p>
          </table:table-cell>
          <table:table-cell office:value-type="float" office:value="0.360247" calcext:value-type="float">
            <text:p>0.360247</text:p>
          </table:table-cell>
          <table:table-cell office:value-type="float" office:value="0.378564" calcext:value-type="float">
            <text:p>0.378564</text:p>
          </table:table-cell>
          <table:table-cell office:value-type="float" office:value="0.407174" calcext:value-type="float">
            <text:p>0.407174</text:p>
          </table:table-cell>
          <table:table-cell office:value-type="float" office:value="0.445265" calcext:value-type="float">
            <text:p>0.44526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8618" calcext:value-type="float">
            <text:p>0.28861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0.16846" calcext:value-type="float">
            <text:p>-0.16846</text:p>
          </table:table-cell>
          <table:table-cell office:value-type="float" office:value="0.203637" calcext:value-type="float">
            <text:p>0.203637</text:p>
          </table:table-cell>
          <table:table-cell office:value-type="float" office:value="0.247266" calcext:value-type="float">
            <text:p>0.247266</text:p>
          </table:table-cell>
          <table:table-cell office:value-type="float" office:value="0.277258" calcext:value-type="float">
            <text:p>0.277258</text:p>
          </table:table-cell>
          <table:table-cell office:value-type="float" office:value="0.314109" calcext:value-type="float">
            <text:p>0.314109</text:p>
          </table:table-cell>
          <table:table-cell office:value-type="float" office:value="0.346736" calcext:value-type="float">
            <text:p>0.346736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382059" calcext:value-type="float">
            <text:p>0.382059</text:p>
          </table:table-cell>
          <table:table-cell office:value-type="float" office:value="0.406713" calcext:value-type="float">
            <text:p>0.406713</text:p>
          </table:table-cell>
          <table:table-cell office:value-type="float" office:value="0.442912" calcext:value-type="float">
            <text:p>0.44291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1983" calcext:value-type="float">
            <text:p>0.28198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070535" calcext:value-type="float">
            <text:p>0.070535</text:p>
          </table:table-cell>
          <table:table-cell office:value-type="float" office:value="0.21297" calcext:value-type="float">
            <text:p>0.21297</text:p>
          </table:table-cell>
          <table:table-cell office:value-type="float" office:value="0.258033" calcext:value-type="float">
            <text:p>0.258033</text:p>
          </table:table-cell>
          <table:table-cell office:value-type="float" office:value="0.293178" calcext:value-type="float">
            <text:p>0.293178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0.350722" calcext:value-type="float">
            <text:p>0.350722</text:p>
          </table:table-cell>
          <table:table-cell office:value-type="float" office:value="0.372091" calcext:value-type="float">
            <text:p>0.372091</text:p>
          </table:table-cell>
          <table:table-cell office:value-type="float" office:value="0.38537" calcext:value-type="float">
            <text:p>0.38537</text:p>
          </table:table-cell>
          <table:table-cell office:value-type="float" office:value="0.408212" calcext:value-type="float">
            <text:p>0.408212</text:p>
          </table:table-cell>
          <table:table-cell office:value-type="float" office:value="0.446476" calcext:value-type="float">
            <text:p>0.44647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1663" calcext:value-type="float">
            <text:p>0.31166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0.069246" calcext:value-type="float">
            <text:p>-0.069246</text:p>
          </table:table-cell>
          <table:table-cell office:value-type="float" office:value="0.192131" calcext:value-type="float">
            <text:p>0.192131</text:p>
          </table:table-cell>
          <table:table-cell office:value-type="float" office:value="0.243234" calcext:value-type="float">
            <text:p>0.243234</text:p>
          </table:table-cell>
          <table:table-cell office:value-type="float" office:value="0.292183" calcext:value-type="float">
            <text:p>0.292183</text:p>
          </table:table-cell>
          <table:table-cell office:value-type="float" office:value="0.328172" calcext:value-type="float">
            <text:p>0.328172</text:p>
          </table:table-cell>
          <table:table-cell office:value-type="float" office:value="0.361835" calcext:value-type="float">
            <text:p>0.361835</text:p>
          </table:table-cell>
          <table:table-cell office:value-type="float" office:value="0.377944" calcext:value-type="float">
            <text:p>0.377944</text:p>
          </table:table-cell>
          <table:table-cell office:value-type="float" office:value="0.391409" calcext:value-type="float">
            <text:p>0.391409</text:p>
          </table:table-cell>
          <table:table-cell office:value-type="float" office:value="0.408948" calcext:value-type="float">
            <text:p>0.408948</text:p>
          </table:table-cell>
          <table:table-cell office:value-type="float" office:value="0.444615" calcext:value-type="float">
            <text:p>0.44461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7122" calcext:value-type="float">
            <text:p>0.2971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0.08227" calcext:value-type="float">
            <text:p>-0.08227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8127" calcext:value-type="float">
            <text:p>0.238127</text:p>
          </table:table-cell>
          <table:table-cell office:value-type="float" office:value="0.282231" calcext:value-type="float">
            <text:p>0.282231</text:p>
          </table:table-cell>
          <table:table-cell office:value-type="float" office:value="0.315313" calcext:value-type="float">
            <text:p>0.315313</text:p>
          </table:table-cell>
          <table:table-cell office:value-type="float" office:value="0.346436" calcext:value-type="float">
            <text:p>0.346436</text:p>
          </table:table-cell>
          <table:table-cell office:value-type="float" office:value="0.373574" calcext:value-type="float">
            <text:p>0.373574</text:p>
          </table:table-cell>
          <table:table-cell office:value-type="float" office:value="0.388322" calcext:value-type="float">
            <text:p>0.388322</text:p>
          </table:table-cell>
          <table:table-cell office:value-type="float" office:value="0.410392" calcext:value-type="float">
            <text:p>0.410392</text:p>
          </table:table-cell>
          <table:table-cell office:value-type="float" office:value="0.44766" calcext:value-type="float">
            <text:p>0.4476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88556" calcext:value-type="float">
            <text:p>0.28855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0.044976" calcext:value-type="float">
            <text:p>-0.044976</text:p>
          </table:table-cell>
          <table:table-cell office:value-type="float" office:value="0.146438" calcext:value-type="float">
            <text:p>0.146438</text:p>
          </table:table-cell>
          <table:table-cell office:value-type="float" office:value="0.225758" calcext:value-type="float">
            <text:p>0.225758</text:p>
          </table:table-cell>
          <table:table-cell office:value-type="float" office:value="0.28151" calcext:value-type="float">
            <text:p>0.28151</text:p>
          </table:table-cell>
          <table:table-cell office:value-type="float" office:value="0.319995" calcext:value-type="float">
            <text:p>0.319995</text:p>
          </table:table-cell>
          <table:table-cell office:value-type="float" office:value="0.352026" calcext:value-type="float">
            <text:p>0.352026</text:p>
          </table:table-cell>
          <table:table-cell office:value-type="float" office:value="0.376682" calcext:value-type="float">
            <text:p>0.376682</text:p>
          </table:table-cell>
          <table:table-cell office:value-type="float" office:value="0.396871" calcext:value-type="float">
            <text:p>0.396871</text:p>
          </table:table-cell>
          <table:table-cell office:value-type="float" office:value="0.421022" calcext:value-type="float">
            <text:p>0.421022</text:p>
          </table:table-cell>
          <table:table-cell office:value-type="float" office:value="0.455546" calcext:value-type="float">
            <text:p>0.45554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293087" calcext:value-type="float">
            <text:p>0.29308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63092" calcext:value-type="float">
            <text:p>-0.063092</text:p>
          </table:table-cell>
          <table:table-cell office:value-type="float" office:value="0.089385" calcext:value-type="float">
            <text:p>0.089385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0.262611" calcext:value-type="float">
            <text:p>0.262611</text:p>
          </table:table-cell>
          <table:table-cell office:value-type="float" office:value="0.295698" calcext:value-type="float">
            <text:p>0.295698</text:p>
          </table:table-cell>
          <table:table-cell office:value-type="float" office:value="0.323065" calcext:value-type="float">
            <text:p>0.323065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0.378174" calcext:value-type="float">
            <text:p>0.378174</text:p>
          </table:table-cell>
          <table:table-cell office:value-type="float" office:value="0.396647" calcext:value-type="float">
            <text:p>0.396647</text:p>
          </table:table-cell>
          <table:table-cell office:value-type="float" office:value="0.420181" calcext:value-type="float">
            <text:p>0.420181</text:p>
          </table:table-cell>
          <table:table-cell office:value-type="float" office:value="0.452842" calcext:value-type="float">
            <text:p>0.45284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7965" calcext:value-type="float">
            <text:p>0.31796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096328" calcext:value-type="float">
            <text:p>0.096328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0.291775" calcext:value-type="float">
            <text:p>0.291775</text:p>
          </table:table-cell>
          <table:table-cell office:value-type="float" office:value="0.316852" calcext:value-type="float">
            <text:p>0.316852</text:p>
          </table:table-cell>
          <table:table-cell office:value-type="float" office:value="0.34677" calcext:value-type="float">
            <text:p>0.34677</text:p>
          </table:table-cell>
          <table:table-cell office:value-type="float" office:value="0.369551" calcext:value-type="float">
            <text:p>0.369551</text:p>
          </table:table-cell>
          <table:table-cell office:value-type="float" office:value="0.389273" calcext:value-type="float">
            <text:p>0.389273</text:p>
          </table:table-cell>
          <table:table-cell office:value-type="float" office:value="0.407858" calcext:value-type="float">
            <text:p>0.407858</text:p>
          </table:table-cell>
          <table:table-cell office:value-type="float" office:value="0.426507" calcext:value-type="float">
            <text:p>0.426507</text:p>
          </table:table-cell>
          <table:table-cell office:value-type="float" office:value="0.456515" calcext:value-type="float">
            <text:p>0.45651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4944" calcext:value-type="float">
            <text:p>0.33494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144212" calcext:value-type="float">
            <text:p>0.144212</text:p>
          </table:table-cell>
          <table:table-cell office:value-type="float" office:value="0.232464" calcext:value-type="float">
            <text:p>0.232464</text:p>
          </table:table-cell>
          <table:table-cell office:value-type="float" office:value="0.289302" calcext:value-type="float">
            <text:p>0.289302</text:p>
          </table:table-cell>
          <table:table-cell office:value-type="float" office:value="0.316693" calcext:value-type="float">
            <text:p>0.316693</text:p>
          </table:table-cell>
          <table:table-cell office:value-type="float" office:value="0.352196" calcext:value-type="float">
            <text:p>0.352196</text:p>
          </table:table-cell>
          <table:table-cell office:value-type="float" office:value="0.371537" calcext:value-type="float">
            <text:p>0.371537</text:p>
          </table:table-cell>
          <table:table-cell office:value-type="float" office:value="0.390254" calcext:value-type="float">
            <text:p>0.390254</text:p>
          </table:table-cell>
          <table:table-cell office:value-type="float" office:value="0.40582" calcext:value-type="float">
            <text:p>0.40582</text:p>
          </table:table-cell>
          <table:table-cell office:value-type="float" office:value="0.423882" calcext:value-type="float">
            <text:p>0.423882</text:p>
          </table:table-cell>
          <table:table-cell office:value-type="float" office:value="0.453735" calcext:value-type="float">
            <text:p>0.45373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801" calcext:value-type="float">
            <text:p>0.338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0.049383" calcext:value-type="float">
            <text:p>0.049383</text:p>
          </table:table-cell>
          <table:table-cell office:value-type="float" office:value="0.196439" calcext:value-type="float">
            <text:p>0.196439</text:p>
          </table:table-cell>
          <table:table-cell office:value-type="float" office:value="0.265697" calcext:value-type="float">
            <text:p>0.265697</text:p>
          </table:table-cell>
          <table:table-cell office:value-type="float" office:value="0.304591" calcext:value-type="float">
            <text:p>0.304591</text:p>
          </table:table-cell>
          <table:table-cell office:value-type="float" office:value="0.33179" calcext:value-type="float">
            <text:p>0.33179</text:p>
          </table:table-cell>
          <table:table-cell office:value-type="float" office:value="0.360497" calcext:value-type="float">
            <text:p>0.360497</text:p>
          </table:table-cell>
          <table:table-cell office:value-type="float" office:value="0.380274" calcext:value-type="float">
            <text:p>0.380274</text:p>
          </table:table-cell>
          <table:table-cell office:value-type="float" office:value="0.397433" calcext:value-type="float">
            <text:p>0.397433</text:p>
          </table:table-cell>
          <table:table-cell office:value-type="float" office:value="0.420051" calcext:value-type="float">
            <text:p>0.420051</text:p>
          </table:table-cell>
          <table:table-cell office:value-type="float" office:value="0.454791" calcext:value-type="float">
            <text:p>0.45479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6095" calcext:value-type="float">
            <text:p>0.3160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1172" calcext:value-type="float">
            <text:p>0.061172</text:p>
          </table:table-cell>
          <table:table-cell office:value-type="float" office:value="0.130762" calcext:value-type="float">
            <text:p>0.130762</text:p>
          </table:table-cell>
          <table:table-cell office:value-type="float" office:value="0.201711" calcext:value-type="float">
            <text:p>0.201711</text:p>
          </table:table-cell>
          <table:table-cell office:value-type="float" office:value="0.269253" calcext:value-type="float">
            <text:p>0.269253</text:p>
          </table:table-cell>
          <table:table-cell office:value-type="float" office:value="0.304768" calcext:value-type="float">
            <text:p>0.304768</text:p>
          </table:table-cell>
          <table:table-cell office:value-type="float" office:value="0.337465" calcext:value-type="float">
            <text:p>0.337465</text:p>
          </table:table-cell>
          <table:table-cell office:value-type="float" office:value="0.367189" calcext:value-type="float">
            <text:p>0.367189</text:p>
          </table:table-cell>
          <table:table-cell office:value-type="float" office:value="0.383199" calcext:value-type="float">
            <text:p>0.383199</text:p>
          </table:table-cell>
          <table:table-cell office:value-type="float" office:value="0.399413" calcext:value-type="float">
            <text:p>0.399413</text:p>
          </table:table-cell>
          <table:table-cell office:value-type="float" office:value="0.423169" calcext:value-type="float">
            <text:p>0.423169</text:p>
          </table:table-cell>
          <table:table-cell office:value-type="float" office:value="0.455787" calcext:value-type="float">
            <text:p>0.45578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7272" calcext:value-type="float">
            <text:p>0.3272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0.216178" calcext:value-type="float">
            <text:p>0.216178</text:p>
          </table:table-cell>
          <table:table-cell office:value-type="float" office:value="0.281934" calcext:value-type="float">
            <text:p>0.281934</text:p>
          </table:table-cell>
          <table:table-cell office:value-type="float" office:value="0.318441" calcext:value-type="float">
            <text:p>0.318441</text:p>
          </table:table-cell>
          <table:table-cell office:value-type="float" office:value="0.352777" calcext:value-type="float">
            <text:p>0.352777</text:p>
          </table:table-cell>
          <table:table-cell office:value-type="float" office:value="0.372553" calcext:value-type="float">
            <text:p>0.372553</text:p>
          </table:table-cell>
          <table:table-cell office:value-type="float" office:value="0.387819" calcext:value-type="float">
            <text:p>0.387819</text:p>
          </table:table-cell>
          <table:table-cell office:value-type="float" office:value="0.411377" calcext:value-type="float">
            <text:p>0.411377</text:p>
          </table:table-cell>
          <table:table-cell office:value-type="float" office:value="0.428712" calcext:value-type="float">
            <text:p>0.428712</text:p>
          </table:table-cell>
          <table:table-cell office:value-type="float" office:value="0.46175" calcext:value-type="float">
            <text:p>0.4617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538" calcext:value-type="float">
            <text:p>0.3353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2163" calcext:value-type="float">
            <text:p>0.042163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196345" calcext:value-type="float">
            <text:p>0.196345</text:p>
          </table:table-cell>
          <table:table-cell office:value-type="float" office:value="0.258187" calcext:value-type="float">
            <text:p>0.258187</text:p>
          </table:table-cell>
          <table:table-cell office:value-type="float" office:value="0.303846" calcext:value-type="float">
            <text:p>0.303846</text:p>
          </table:table-cell>
          <table:table-cell office:value-type="float" office:value="0.335708" calcext:value-type="float">
            <text:p>0.335708</text:p>
          </table:table-cell>
          <table:table-cell office:value-type="float" office:value="0.362899" calcext:value-type="float">
            <text:p>0.362899</text:p>
          </table:table-cell>
          <table:table-cell office:value-type="float" office:value="0.378714" calcext:value-type="float">
            <text:p>0.378714</text:p>
          </table:table-cell>
          <table:table-cell office:value-type="float" office:value="0.394717" calcext:value-type="float">
            <text:p>0.39471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458039" calcext:value-type="float">
            <text:p>0.45803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3024" calcext:value-type="float">
            <text:p>0.32302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0.108921" calcext:value-type="float">
            <text:p>0.108921</text:p>
          </table:table-cell>
          <table:table-cell office:value-type="float" office:value="0.204596" calcext:value-type="float">
            <text:p>0.204596</text:p>
          </table:table-cell>
          <table:table-cell office:value-type="float" office:value="0.260084" calcext:value-type="float">
            <text:p>0.260084</text:p>
          </table:table-cell>
          <table:table-cell office:value-type="float" office:value="0.298575" calcext:value-type="float">
            <text:p>0.298575</text:p>
          </table:table-cell>
          <table:table-cell office:value-type="float" office:value="0.33308" calcext:value-type="float">
            <text:p>0.33308</text:p>
          </table:table-cell>
          <table:table-cell office:value-type="float" office:value="0.368329" calcext:value-type="float">
            <text:p>0.368329</text:p>
          </table:table-cell>
          <table:table-cell office:value-type="float" office:value="0.388616" calcext:value-type="float">
            <text:p>0.388616</text:p>
          </table:table-cell>
          <table:table-cell office:value-type="float" office:value="0.410694" calcext:value-type="float">
            <text:p>0.410694</text:p>
          </table:table-cell>
          <table:table-cell office:value-type="float" office:value="0.430855" calcext:value-type="float">
            <text:p>0.430855</text:p>
          </table:table-cell>
          <table:table-cell office:value-type="float" office:value="0.460326" calcext:value-type="float">
            <text:p>0.46032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6407" calcext:value-type="float">
            <text:p>0.3264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054423" calcext:value-type="float">
            <text:p>0.054423</text:p>
          </table:table-cell>
          <table:table-cell office:value-type="float" office:value="0.228134" calcext:value-type="float">
            <text:p>0.228134</text:p>
          </table:table-cell>
          <table:table-cell office:value-type="float" office:value="0.287017" calcext:value-type="float">
            <text:p>0.287017</text:p>
          </table:table-cell>
          <table:table-cell office:value-type="float" office:value="0.314167" calcext:value-type="float">
            <text:p>0.314167</text:p>
          </table:table-cell>
          <table:table-cell office:value-type="float" office:value="0.355562" calcext:value-type="float">
            <text:p>0.355562</text:p>
          </table:table-cell>
          <table:table-cell office:value-type="float" office:value="0.378685" calcext:value-type="float">
            <text:p>0.378685</text:p>
          </table:table-cell>
          <table:table-cell office:value-type="float" office:value="0.399102" calcext:value-type="float">
            <text:p>0.399102</text:p>
          </table:table-cell>
          <table:table-cell office:value-type="float" office:value="0.418953" calcext:value-type="float">
            <text:p>0.418953</text:p>
          </table:table-cell>
          <table:table-cell office:value-type="float" office:value="0.435878" calcext:value-type="float">
            <text:p>0.435878</text:p>
          </table:table-cell>
          <table:table-cell office:value-type="float" office:value="0.47522" calcext:value-type="float">
            <text:p>0.4752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4714" calcext:value-type="float">
            <text:p>0.33471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77671" calcext:value-type="float">
            <text:p>-0.077671</text:p>
          </table:table-cell>
          <table:table-cell office:value-type="float" office:value="0.090689" calcext:value-type="float">
            <text:p>0.090689</text:p>
          </table:table-cell>
          <table:table-cell office:value-type="float" office:value="0.211162" calcext:value-type="float">
            <text:p>0.211162</text:p>
          </table:table-cell>
          <table:table-cell office:value-type="float" office:value="0.262949" calcext:value-type="float">
            <text:p>0.262949</text:p>
          </table:table-cell>
          <table:table-cell office:value-type="float" office:value="0.309567" calcext:value-type="float">
            <text:p>0.309567</text:p>
          </table:table-cell>
          <table:table-cell office:value-type="float" office:value="0.343539" calcext:value-type="float">
            <text:p>0.343539</text:p>
          </table:table-cell>
          <table:table-cell office:value-type="float" office:value="0.375238" calcext:value-type="float">
            <text:p>0.375238</text:p>
          </table:table-cell>
          <table:table-cell office:value-type="float" office:value="0.393964" calcext:value-type="float">
            <text:p>0.393964</text:p>
          </table:table-cell>
          <table:table-cell office:value-type="float" office:value="0.419169" calcext:value-type="float">
            <text:p>0.419169</text:p>
          </table:table-cell>
          <table:table-cell office:value-type="float" office:value="0.437813" calcext:value-type="float">
            <text:p>0.437813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2569" calcext:value-type="float">
            <text:p>0.33256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046024" calcext:value-type="float">
            <text:p>0.046024</text:p>
          </table:table-cell>
          <table:table-cell office:value-type="float" office:value="0.202689" calcext:value-type="float">
            <text:p>0.202689</text:p>
          </table:table-cell>
          <table:table-cell office:value-type="float" office:value="0.270059" calcext:value-type="float">
            <text:p>0.270059</text:p>
          </table:table-cell>
          <table:table-cell office:value-type="float" office:value="0.31586" calcext:value-type="float">
            <text:p>0.31586</text:p>
          </table:table-cell>
          <table:table-cell office:value-type="float" office:value="0.348787" calcext:value-type="float">
            <text:p>0.348787</text:p>
          </table:table-cell>
          <table:table-cell office:value-type="float" office:value="0.375913" calcext:value-type="float">
            <text:p>0.37591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15521" calcext:value-type="float">
            <text:p>0.415521</text:p>
          </table:table-cell>
          <table:table-cell office:value-type="float" office:value="0.434507" calcext:value-type="float">
            <text:p>0.434507</text:p>
          </table:table-cell>
          <table:table-cell office:value-type="float" office:value="0.471632" calcext:value-type="float">
            <text:p>0.47163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7469" calcext:value-type="float">
            <text:p>0.32746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035153" calcext:value-type="float">
            <text:p>0.035153</text:p>
          </table:table-cell>
          <table:table-cell office:value-type="float" office:value="0.181183" calcext:value-type="float">
            <text:p>0.181183</text:p>
          </table:table-cell>
          <table:table-cell office:value-type="float" office:value="0.255041" calcext:value-type="float">
            <text:p>0.255041</text:p>
          </table:table-cell>
          <table:table-cell office:value-type="float" office:value="0.310713" calcext:value-type="float">
            <text:p>0.310713</text:p>
          </table:table-cell>
          <table:table-cell office:value-type="float" office:value="0.346617" calcext:value-type="float">
            <text:p>0.346617</text:p>
          </table:table-cell>
          <table:table-cell office:value-type="float" office:value="0.375497" calcext:value-type="float">
            <text:p>0.375497</text:p>
          </table:table-cell>
          <table:table-cell office:value-type="float" office:value="0.39842" calcext:value-type="float">
            <text:p>0.39842</text:p>
          </table:table-cell>
          <table:table-cell office:value-type="float" office:value="0.419889" calcext:value-type="float">
            <text:p>0.419889</text:p>
          </table:table-cell>
          <table:table-cell office:value-type="float" office:value="0.434152" calcext:value-type="float">
            <text:p>0.434152</text:p>
          </table:table-cell>
          <table:table-cell office:value-type="float" office:value="0.472325" calcext:value-type="float">
            <text:p>0.47232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2899" calcext:value-type="float">
            <text:p>0.32289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10969" calcext:value-type="float">
            <text:p>0.10969</text:p>
          </table:table-cell>
          <table:table-cell office:value-type="float" office:value="0.211276" calcext:value-type="float">
            <text:p>0.211276</text:p>
          </table:table-cell>
          <table:table-cell office:value-type="float" office:value="0.269015" calcext:value-type="float">
            <text:p>0.269015</text:p>
          </table:table-cell>
          <table:table-cell office:value-type="float" office:value="0.320629" calcext:value-type="float">
            <text:p>0.320629</text:p>
          </table:table-cell>
          <table:table-cell office:value-type="float" office:value="0.350541" calcext:value-type="float">
            <text:p>0.350541</text:p>
          </table:table-cell>
          <table:table-cell office:value-type="float" office:value="0.369356" calcext:value-type="float">
            <text:p>0.369356</text:p>
          </table:table-cell>
          <table:table-cell office:value-type="float" office:value="0.38936" calcext:value-type="float">
            <text:p>0.38936</text:p>
          </table:table-cell>
          <table:table-cell office:value-type="float" office:value="0.412389" calcext:value-type="float">
            <text:p>0.412389</text:p>
          </table:table-cell>
          <table:table-cell office:value-type="float" office:value="0.429189" calcext:value-type="float">
            <text:p>0.429189</text:p>
          </table:table-cell>
          <table:table-cell office:value-type="float" office:value="0.465452" calcext:value-type="float">
            <text:p>0.46545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269" calcext:value-type="float">
            <text:p>0.332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043895" calcext:value-type="float">
            <text:p>0.043895</text:p>
          </table:table-cell>
          <table:table-cell office:value-type="float" office:value="0.20652" calcext:value-type="float">
            <text:p>0.20652</text:p>
          </table:table-cell>
          <table:table-cell office:value-type="float" office:value="0.246699" calcext:value-type="float">
            <text:p>0.246699</text:p>
          </table:table-cell>
          <table:table-cell office:value-type="float" office:value="0.30352" calcext:value-type="float">
            <text:p>0.30352</text:p>
          </table:table-cell>
          <table:table-cell office:value-type="float" office:value="0.335861" calcext:value-type="float">
            <text:p>0.335861</text:p>
          </table:table-cell>
          <table:table-cell office:value-type="float" office:value="0.365614" calcext:value-type="float">
            <text:p>0.365614</text:p>
          </table:table-cell>
          <table:table-cell office:value-type="float" office:value="0.384307" calcext:value-type="float">
            <text:p>0.384307</text:p>
          </table:table-cell>
          <table:table-cell office:value-type="float" office:value="0.407369" calcext:value-type="float">
            <text:p>0.407369</text:p>
          </table:table-cell>
          <table:table-cell office:value-type="float" office:value="0.431252" calcext:value-type="float">
            <text:p>0.431252</text:p>
          </table:table-cell>
          <table:table-cell office:value-type="float" office:value="0.467681" calcext:value-type="float">
            <text:p>0.46768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9272" calcext:value-type="float">
            <text:p>0.31927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0.20152" calcext:value-type="float">
            <text:p>0.20152</text:p>
          </table:table-cell>
          <table:table-cell office:value-type="float" office:value="0.257825" calcext:value-type="float">
            <text:p>0.257825</text:p>
          </table:table-cell>
          <table:table-cell office:value-type="float" office:value="0.299593" calcext:value-type="float">
            <text:p>0.299593</text:p>
          </table:table-cell>
          <table:table-cell office:value-type="float" office:value="0.334391" calcext:value-type="float">
            <text:p>0.334391</text:p>
          </table:table-cell>
          <table:table-cell office:value-type="float" office:value="0.364578" calcext:value-type="float">
            <text:p>0.364578</text:p>
          </table:table-cell>
          <table:table-cell office:value-type="float" office:value="0.383394" calcext:value-type="float">
            <text:p>0.383394</text:p>
          </table:table-cell>
          <table:table-cell office:value-type="float" office:value="0.412977" calcext:value-type="float">
            <text:p>0.412977</text:p>
          </table:table-cell>
          <table:table-cell office:value-type="float" office:value="0.433737" calcext:value-type="float">
            <text:p>0.433737</text:p>
          </table:table-cell>
          <table:table-cell office:value-type="float" office:value="0.464189" calcext:value-type="float">
            <text:p>0.4641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5439" calcext:value-type="float">
            <text:p>0.32543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0.047141" calcext:value-type="float">
            <text:p>-0.047141</text:p>
          </table:table-cell>
          <table:table-cell office:value-type="float" office:value="0.155017" calcext:value-type="float">
            <text:p>0.155017</text:p>
          </table:table-cell>
          <table:table-cell office:value-type="float" office:value="0.235672" calcext:value-type="float">
            <text:p>0.235672</text:p>
          </table:table-cell>
          <table:table-cell office:value-type="float" office:value="0.293327" calcext:value-type="float">
            <text:p>0.293327</text:p>
          </table:table-cell>
          <table:table-cell office:value-type="float" office:value="0.329798" calcext:value-type="float">
            <text:p>0.329798</text:p>
          </table:table-cell>
          <table:table-cell office:value-type="float" office:value="0.365521" calcext:value-type="float">
            <text:p>0.365521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0.419681" calcext:value-type="float">
            <text:p>0.419681</text:p>
          </table:table-cell>
          <table:table-cell office:value-type="float" office:value="0.435096" calcext:value-type="float">
            <text:p>0.435096</text:p>
          </table:table-cell>
          <table:table-cell office:value-type="float" office:value="0.465579" calcext:value-type="float">
            <text:p>0.46557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4369" calcext:value-type="float">
            <text:p>0.30436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65611" calcext:value-type="float">
            <text:p>-0.065611</text:p>
          </table:table-cell>
          <table:table-cell office:value-type="float" office:value="0.066758" calcext:value-type="float">
            <text:p>0.066758</text:p>
          </table:table-cell>
          <table:table-cell office:value-type="float" office:value="0.172512" calcext:value-type="float">
            <text:p>0.172512</text:p>
          </table:table-cell>
          <table:table-cell office:value-type="float" office:value="0.258462" calcext:value-type="float">
            <text:p>0.258462</text:p>
          </table:table-cell>
          <table:table-cell office:value-type="float" office:value="0.311848" calcext:value-type="float">
            <text:p>0.311848</text:p>
          </table:table-cell>
          <table:table-cell office:value-type="float" office:value="0.352106" calcext:value-type="float">
            <text:p>0.352106</text:p>
          </table:table-cell>
          <table:table-cell office:value-type="float" office:value="0.372328" calcext:value-type="float">
            <text:p>0.372328</text:p>
          </table:table-cell>
          <table:table-cell office:value-type="float" office:value="0.393642" calcext:value-type="float">
            <text:p>0.393642</text:p>
          </table:table-cell>
          <table:table-cell office:value-type="float" office:value="0.421474" calcext:value-type="float">
            <text:p>0.421474</text:p>
          </table:table-cell>
          <table:table-cell office:value-type="float" office:value="0.436539" calcext:value-type="float">
            <text:p>0.436539</text:p>
          </table:table-cell>
          <table:table-cell office:value-type="float" office:value="0.464207" calcext:value-type="float">
            <text:p>0.46420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4988" calcext:value-type="float">
            <text:p>0.32498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65611" calcext:value-type="float">
            <text:p>-0.065611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0.175664" calcext:value-type="float">
            <text:p>0.175664</text:p>
          </table:table-cell>
          <table:table-cell office:value-type="float" office:value="0.227927" calcext:value-type="float">
            <text:p>0.227927</text:p>
          </table:table-cell>
          <table:table-cell office:value-type="float" office:value="0.276899" calcext:value-type="float">
            <text:p>0.276899</text:p>
          </table:table-cell>
          <table:table-cell office:value-type="float" office:value="0.317867" calcext:value-type="float">
            <text:p>0.317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77914" calcext:value-type="float">
            <text:p>0.377914</text:p>
          </table:table-cell>
          <table:table-cell office:value-type="float" office:value="0.410565" calcext:value-type="float">
            <text:p>0.410565</text:p>
          </table:table-cell>
          <table:table-cell office:value-type="float" office:value="0.432193" calcext:value-type="float">
            <text:p>0.432193</text:p>
          </table:table-cell>
          <table:table-cell office:value-type="float" office:value="0.464014" calcext:value-type="float">
            <text:p>0.46401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15" calcext:value-type="float">
            <text:p>0.31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032171" calcext:value-type="float">
            <text:p>0.032171</text:p>
          </table:table-cell>
          <table:table-cell office:value-type="float" office:value="0.179661" calcext:value-type="float">
            <text:p>0.179661</text:p>
          </table:table-cell>
          <table:table-cell office:value-type="float" office:value="0.241688" calcext:value-type="float">
            <text:p>0.241688</text:p>
          </table:table-cell>
          <table:table-cell office:value-type="float" office:value="0.286177" calcext:value-type="float">
            <text:p>0.286177</text:p>
          </table:table-cell>
          <table:table-cell office:value-type="float" office:value="0.324293" calcext:value-type="float">
            <text:p>0.324293</text:p>
          </table:table-cell>
          <table:table-cell office:value-type="float" office:value="0.36285" calcext:value-type="float">
            <text:p>0.36285</text:p>
          </table:table-cell>
          <table:table-cell office:value-type="float" office:value="0.389272" calcext:value-type="float">
            <text:p>0.389272</text:p>
          </table:table-cell>
          <table:table-cell office:value-type="float" office:value="0.414071" calcext:value-type="float">
            <text:p>0.414071</text:p>
          </table:table-cell>
          <table:table-cell office:value-type="float" office:value="0.433353" calcext:value-type="float">
            <text:p>0.433353</text:p>
          </table:table-cell>
          <table:table-cell office:value-type="float" office:value="0.470861" calcext:value-type="float">
            <text:p>0.47086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344" calcext:value-type="float">
            <text:p>0.3134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0.025068" calcext:value-type="float">
            <text:p>-0.025068</text:p>
          </table:table-cell>
          <table:table-cell office:value-type="float" office:value="0.179245" calcext:value-type="float">
            <text:p>0.179245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296374" calcext:value-type="float">
            <text:p>0.296374</text:p>
          </table:table-cell>
          <table:table-cell office:value-type="float" office:value="0.332564" calcext:value-type="float">
            <text:p>0.332564</text:p>
          </table:table-cell>
          <table:table-cell office:value-type="float" office:value="0.365849" calcext:value-type="float">
            <text:p>0.365849</text:p>
          </table:table-cell>
          <table:table-cell office:value-type="float" office:value="0.39251" calcext:value-type="float">
            <text:p>0.39251</text:p>
          </table:table-cell>
          <table:table-cell office:value-type="float" office:value="0.413695" calcext:value-type="float">
            <text:p>0.413695</text:p>
          </table:table-cell>
          <table:table-cell office:value-type="float" office:value="0.431418" calcext:value-type="float">
            <text:p>0.431418</text:p>
          </table:table-cell>
          <table:table-cell office:value-type="float" office:value="0.466597" calcext:value-type="float">
            <text:p>0.46659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09159" calcext:value-type="float">
            <text:p>0.30915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0.039007" calcext:value-type="float">
            <text:p>-0.039007</text:p>
          </table:table-cell>
          <table:table-cell office:value-type="float" office:value="0.185059" calcext:value-type="float">
            <text:p>0.185059</text:p>
          </table:table-cell>
          <table:table-cell office:value-type="float" office:value="0.262396" calcext:value-type="float">
            <text:p>0.262396</text:p>
          </table:table-cell>
          <table:table-cell office:value-type="float" office:value="0.309769" calcext:value-type="float">
            <text:p>0.309769</text:p>
          </table:table-cell>
          <table:table-cell office:value-type="float" office:value="0.349182" calcext:value-type="float">
            <text:p>0.349182</text:p>
          </table:table-cell>
          <table:table-cell office:value-type="float" office:value="0.375997" calcext:value-type="float">
            <text:p>0.375997</text:p>
          </table:table-cell>
          <table:table-cell office:value-type="float" office:value="0.399742" calcext:value-type="float">
            <text:p>0.399742</text:p>
          </table:table-cell>
          <table:table-cell office:value-type="float" office:value="0.419527" calcext:value-type="float">
            <text:p>0.419527</text:p>
          </table:table-cell>
          <table:table-cell office:value-type="float" office:value="0.438049" calcext:value-type="float">
            <text:p>0.438049</text:p>
          </table:table-cell>
          <table:table-cell office:value-type="float" office:value="0.473181" calcext:value-type="float">
            <text:p>0.47318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1739" calcext:value-type="float">
            <text:p>0.3173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0.08409" calcext:value-type="float">
            <text:p>-0.08409</text:p>
          </table:table-cell>
          <table:table-cell office:value-type="float" office:value="0.235164" calcext:value-type="float">
            <text:p>0.235164</text:p>
          </table:table-cell>
          <table:table-cell office:value-type="float" office:value="0.303445" calcext:value-type="float">
            <text:p>0.303445</text:p>
          </table:table-cell>
          <table:table-cell office:value-type="float" office:value="0.329444" calcext:value-type="float">
            <text:p>0.329444</text:p>
          </table:table-cell>
          <table:table-cell office:value-type="float" office:value="0.363002" calcext:value-type="float">
            <text:p>0.363002</text:p>
          </table:table-cell>
          <table:table-cell office:value-type="float" office:value="0.386035" calcext:value-type="float">
            <text:p>0.386035</text:p>
          </table:table-cell>
          <table:table-cell office:value-type="float" office:value="0.40643" calcext:value-type="float">
            <text:p>0.40643</text:p>
          </table:table-cell>
          <table:table-cell office:value-type="float" office:value="0.420813" calcext:value-type="float">
            <text:p>0.420813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.468497" calcext:value-type="float">
            <text:p>0.46849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26519" calcext:value-type="float">
            <text:p>0.32651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0.046091" calcext:value-type="float">
            <text:p>-0.046091</text:p>
          </table:table-cell>
          <table:table-cell office:value-type="float" office:value="0.228478" calcext:value-type="float">
            <text:p>0.228478</text:p>
          </table:table-cell>
          <table:table-cell office:value-type="float" office:value="0.294296" calcext:value-type="float">
            <text:p>0.294296</text:p>
          </table:table-cell>
          <table:table-cell office:value-type="float" office:value="0.328636" calcext:value-type="float">
            <text:p>0.328636</text:p>
          </table:table-cell>
          <table:table-cell office:value-type="float" office:value="0.369494" calcext:value-type="float">
            <text:p>0.369494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408484" calcext:value-type="float">
            <text:p>0.408484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0.437126" calcext:value-type="float">
            <text:p>0.437126</text:p>
          </table:table-cell>
          <table:table-cell office:value-type="float" office:value="0.472928" calcext:value-type="float">
            <text:p>0.47292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059" calcext:value-type="float">
            <text:p>0.3305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9035" calcext:value-type="float">
            <text:p>0.059035</text:p>
          </table:table-cell>
          <table:table-cell office:value-type="float" office:value="0.160373" calcext:value-type="float">
            <text:p>0.160373</text:p>
          </table:table-cell>
          <table:table-cell office:value-type="float" office:value="0.269234" calcext:value-type="float">
            <text:p>0.269234</text:p>
          </table:table-cell>
          <table:table-cell office:value-type="float" office:value="0.310624" calcext:value-type="float">
            <text:p>0.310624</text:p>
          </table:table-cell>
          <table:table-cell office:value-type="float" office:value="0.351842" calcext:value-type="float">
            <text:p>0.351842</text:p>
          </table:table-cell>
          <table:table-cell office:value-type="float" office:value="0.374594" calcext:value-type="float">
            <text:p>0.374594</text:p>
          </table:table-cell>
          <table:table-cell office:value-type="float" office:value="0.392526" calcext:value-type="float">
            <text:p>0.392526</text:p>
          </table:table-cell>
          <table:table-cell office:value-type="float" office:value="0.410506" calcext:value-type="float">
            <text:p>0.410506</text:p>
          </table:table-cell>
          <table:table-cell office:value-type="float" office:value="0.428456" calcext:value-type="float">
            <text:p>0.428456</text:p>
          </table:table-cell>
          <table:table-cell office:value-type="float" office:value="0.438432" calcext:value-type="float">
            <text:p>0.438432</text:p>
          </table:table-cell>
          <table:table-cell office:value-type="float" office:value="0.462474" calcext:value-type="float">
            <text:p>0.46247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59906" calcext:value-type="float">
            <text:p>0.35990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214963" calcext:value-type="float">
            <text:p>0.214963</text:p>
          </table:table-cell>
          <table:table-cell office:value-type="float" office:value="0.287699" calcext:value-type="float">
            <text:p>0.287699</text:p>
          </table:table-cell>
          <table:table-cell office:value-type="float" office:value="0.322331" calcext:value-type="float">
            <text:p>0.322331</text:p>
          </table:table-cell>
          <table:table-cell office:value-type="float" office:value="0.363022" calcext:value-type="float">
            <text:p>0.363022</text:p>
          </table:table-cell>
          <table:table-cell office:value-type="float" office:value="0.38095" calcext:value-type="float">
            <text:p>0.38095</text:p>
          </table:table-cell>
          <table:table-cell office:value-type="float" office:value="0.400727" calcext:value-type="float">
            <text:p>0.400727</text:p>
          </table:table-cell>
          <table:table-cell office:value-type="float" office:value="0.418229" calcext:value-type="float">
            <text:p>0.418229</text:p>
          </table:table-cell>
          <table:table-cell office:value-type="float" office:value="0.434587" calcext:value-type="float">
            <text:p>0.434587</text:p>
          </table:table-cell>
          <table:table-cell office:value-type="float" office:value="0.465432" calcext:value-type="float">
            <text:p>0.46543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32872" calcext:value-type="float">
            <text:p>0.3328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074608" calcext:value-type="float">
            <text:p>0.074608</text:p>
          </table:table-cell>
          <table:table-cell office:value-type="float" office:value="0.248908" calcext:value-type="float">
            <text:p>0.248908</text:p>
          </table:table-cell>
          <table:table-cell office:value-type="float" office:value="0.308482" calcext:value-type="float">
            <text:p>0.308482</text:p>
          </table:table-cell>
          <table:table-cell office:value-type="float" office:value="0.341006" calcext:value-type="float">
            <text:p>0.341006</text:p>
          </table:table-cell>
          <table:table-cell office:value-type="float" office:value="0.365437" calcext:value-type="float">
            <text:p>0.365437</text:p>
          </table:table-cell>
          <table:table-cell office:value-type="float" office:value="0.386507" calcext:value-type="float">
            <text:p>0.386507</text:p>
          </table:table-cell>
          <table:table-cell office:value-type="float" office:value="0.402935" calcext:value-type="float">
            <text:p>0.402935</text:p>
          </table:table-cell>
          <table:table-cell office:value-type="float" office:value="0.425729" calcext:value-type="float">
            <text:p>0.425729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468626" calcext:value-type="float">
            <text:p>0.46862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45906" calcext:value-type="float">
            <text:p>0.345906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111626" calcext:value-type="float">
            <text:p>0.111626</text:p>
          </table:table-cell>
          <table:table-cell office:value-type="float" office:value="0.262885" calcext:value-type="float">
            <text:p>0.262885</text:p>
          </table:table-cell>
          <table:table-cell office:value-type="float" office:value="0.306998" calcext:value-type="float">
            <text:p>0.306998</text:p>
          </table:table-cell>
          <table:table-cell office:value-type="float" office:value="0.329937" calcext:value-type="float">
            <text:p>0.329937</text:p>
          </table:table-cell>
          <table:table-cell office:value-type="float" office:value="0.36117" calcext:value-type="float">
            <text:p>0.36117</text:p>
          </table:table-cell>
          <table:table-cell office:value-type="float" office:value="0.385043" calcext:value-type="float">
            <text:p>0.385043</text:p>
          </table:table-cell>
          <table:table-cell office:value-type="float" office:value="0.40945" calcext:value-type="float">
            <text:p>0.40945</text:p>
          </table:table-cell>
          <table:table-cell office:value-type="float" office:value="0.428387" calcext:value-type="float">
            <text:p>0.428387</text:p>
          </table:table-cell>
          <table:table-cell office:value-type="float" office:value="0.439308" calcext:value-type="float">
            <text:p>0.439308</text:p>
          </table:table-cell>
          <table:table-cell office:value-type="float" office:value="0.471389" calcext:value-type="float">
            <text:p>0.4713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50619" calcext:value-type="float">
            <text:p>0.3506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138573" calcext:value-type="float">
            <text:p>0.138573</text:p>
          </table:table-cell>
          <table:table-cell office:value-type="float" office:value="0.290473" calcext:value-type="float">
            <text:p>0.290473</text:p>
          </table:table-cell>
          <table:table-cell office:value-type="float" office:value="0.320947" calcext:value-type="float">
            <text:p>0.320947</text:p>
          </table:table-cell>
          <table:table-cell office:value-type="float" office:value="0.348971" calcext:value-type="float">
            <text:p>0.348971</text:p>
          </table:table-cell>
          <table:table-cell office:value-type="float" office:value="0.375911" calcext:value-type="float">
            <text:p>0.37591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414169" calcext:value-type="float">
            <text:p>0.414169</text:p>
          </table:table-cell>
          <table:table-cell office:value-type="float" office:value="0.427993" calcext:value-type="float">
            <text:p>0.427993</text:p>
          </table:table-cell>
          <table:table-cell office:value-type="float" office:value="0.439215" calcext:value-type="float">
            <text:p>0.439215</text:p>
          </table:table-cell>
          <table:table-cell office:value-type="float" office:value="0.476289" calcext:value-type="float">
            <text:p>0.47628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2676" calcext:value-type="float">
            <text:p>0.36267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152992" calcext:value-type="float">
            <text:p>0.152992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318448" calcext:value-type="float">
            <text:p>0.318448</text:p>
          </table:table-cell>
          <table:table-cell office:value-type="float" office:value="0.35296" calcext:value-type="float">
            <text:p>0.35296</text:p>
          </table:table-cell>
          <table:table-cell office:value-type="float" office:value="0.37497" calcext:value-type="float">
            <text:p>0.37497</text:p>
          </table:table-cell>
          <table:table-cell office:value-type="float" office:value="0.393654" calcext:value-type="float">
            <text:p>0.393654</text:p>
          </table:table-cell>
          <table:table-cell office:value-type="float" office:value="0.411603" calcext:value-type="float">
            <text:p>0.411603</text:p>
          </table:table-cell>
          <table:table-cell office:value-type="float" office:value="0.425746" calcext:value-type="float">
            <text:p>0.425746</text:p>
          </table:table-cell>
          <table:table-cell office:value-type="float" office:value="0.435235" calcext:value-type="float">
            <text:p>0.435235</text:p>
          </table:table-cell>
          <table:table-cell office:value-type="float" office:value="0.469638" calcext:value-type="float">
            <text:p>0.46963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0529" calcext:value-type="float">
            <text:p>0.3605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09905" calcext:value-type="float">
            <text:p>0.109905</text:p>
          </table:table-cell>
          <table:table-cell office:value-type="float" office:value="0.204367" calcext:value-type="float">
            <text:p>0.204367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327345" calcext:value-type="float">
            <text:p>0.327345</text:p>
          </table:table-cell>
          <table:table-cell office:value-type="float" office:value="0.356785" calcext:value-type="float">
            <text:p>0.356785</text:p>
          </table:table-cell>
          <table:table-cell office:value-type="float" office:value="0.374304" calcext:value-type="float">
            <text:p>0.374304</text:p>
          </table:table-cell>
          <table:table-cell office:value-type="float" office:value="0.394774" calcext:value-type="float">
            <text:p>0.394774</text:p>
          </table:table-cell>
          <table:table-cell office:value-type="float" office:value="0.417151" calcext:value-type="float">
            <text:p>0.417151</text:p>
          </table:table-cell>
          <table:table-cell office:value-type="float" office:value="0.430485" calcext:value-type="float">
            <text:p>0.430485</text:p>
          </table:table-cell>
          <table:table-cell office:value-type="float" office:value="0.443114" calcext:value-type="float">
            <text:p>0.443114</text:p>
          </table:table-cell>
          <table:table-cell office:value-type="float" office:value="0.474797" calcext:value-type="float">
            <text:p>0.47479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1753" calcext:value-type="float">
            <text:p>0.37175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63205" calcext:value-type="float">
            <text:p>-0.063205</text:p>
          </table:table-cell>
          <table:table-cell office:value-type="float" office:value="0.169615" calcext:value-type="float">
            <text:p>0.169615</text:p>
          </table:table-cell>
          <table:table-cell office:value-type="float" office:value="0.267117" calcext:value-type="float">
            <text:p>0.267117</text:p>
          </table:table-cell>
          <table:table-cell office:value-type="float" office:value="0.30557" calcext:value-type="float">
            <text:p>0.30557</text:p>
          </table:table-cell>
          <table:table-cell office:value-type="float" office:value="0.340273" calcext:value-type="float">
            <text:p>0.340273</text:p>
          </table:table-cell>
          <table:table-cell office:value-type="float" office:value="0.367074" calcext:value-type="float">
            <text:p>0.367074</text:p>
          </table:table-cell>
          <table:table-cell office:value-type="float" office:value="0.395321" calcext:value-type="float">
            <text:p>0.395321</text:p>
          </table:table-cell>
          <table:table-cell office:value-type="float" office:value="0.418741" calcext:value-type="float">
            <text:p>0.418741</text:p>
          </table:table-cell>
          <table:table-cell office:value-type="float" office:value="0.430263" calcext:value-type="float">
            <text:p>0.430263</text:p>
          </table:table-cell>
          <table:table-cell office:value-type="float" office:value="0.442057" calcext:value-type="float">
            <text:p>0.442057</text:p>
          </table:table-cell>
          <table:table-cell office:value-type="float" office:value="0.472091" calcext:value-type="float">
            <text:p>0.472091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60812" calcext:value-type="float">
            <text:p>0.3608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65611" calcext:value-type="float">
            <text:p>-0.065611</text:p>
          </table:table-cell>
          <table:table-cell office:value-type="float" office:value="0.151607" calcext:value-type="float">
            <text:p>0.151607</text:p>
          </table:table-cell>
          <table:table-cell office:value-type="float" office:value="0.284148" calcext:value-type="float">
            <text:p>0.284148</text:p>
          </table:table-cell>
          <table:table-cell office:value-type="float" office:value="0.337321" calcext:value-type="float">
            <text:p>0.337321</text:p>
          </table:table-cell>
          <table:table-cell office:value-type="float" office:value="0.368649" calcext:value-type="float">
            <text:p>0.368649</text:p>
          </table:table-cell>
          <table:table-cell office:value-type="float" office:value="0.39291" calcext:value-type="float">
            <text:p>0.39291</text:p>
          </table:table-cell>
          <table:table-cell office:value-type="float" office:value="0.41234" calcext:value-type="float">
            <text:p>0.41234</text:p>
          </table:table-cell>
          <table:table-cell office:value-type="float" office:value="0.426659" calcext:value-type="float">
            <text:p>0.426659</text:p>
          </table:table-cell>
          <table:table-cell office:value-type="float" office:value="0.432993" calcext:value-type="float">
            <text:p>0.432993</text:p>
          </table:table-cell>
          <table:table-cell office:value-type="float" office:value="0.444253" calcext:value-type="float">
            <text:p>0.444253</text:p>
          </table:table-cell>
          <table:table-cell office:value-type="float" office:value="0.475264" calcext:value-type="float">
            <text:p>0.47526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2615" calcext:value-type="float">
            <text:p>0.37261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63959" calcext:value-type="float">
            <text:p>-0.063959</text:p>
          </table:table-cell>
          <table:table-cell office:value-type="float" office:value="0.160199" calcext:value-type="float">
            <text:p>0.160199</text:p>
          </table:table-cell>
          <table:table-cell office:value-type="float" office:value="0.282059" calcext:value-type="float">
            <text:p>0.282059</text:p>
          </table:table-cell>
          <table:table-cell office:value-type="float" office:value="0.348525" calcext:value-type="float">
            <text:p>0.348525</text:p>
          </table:table-cell>
          <table:table-cell office:value-type="float" office:value="0.382668" calcext:value-type="float">
            <text:p>0.382668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20525" calcext:value-type="float">
            <text:p>0.420525</text:p>
          </table:table-cell>
          <table:table-cell office:value-type="float" office:value="0.429619" calcext:value-type="float">
            <text:p>0.429619</text:p>
          </table:table-cell>
          <table:table-cell office:value-type="float" office:value="0.434591" calcext:value-type="float">
            <text:p>0.434591</text:p>
          </table:table-cell>
          <table:table-cell office:value-type="float" office:value="0.446691" calcext:value-type="float">
            <text:p>0.446691</text:p>
          </table:table-cell>
          <table:table-cell office:value-type="float" office:value="0.472043" calcext:value-type="float">
            <text:p>0.47204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7732" calcext:value-type="float">
            <text:p>0.37773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9308" calcext:value-type="float">
            <text:p>-0.009308</text:p>
          </table:table-cell>
          <table:table-cell office:value-type="float" office:value="0.200158" calcext:value-type="float">
            <text:p>0.200158</text:p>
          </table:table-cell>
          <table:table-cell office:value-type="float" office:value="0.293256" calcext:value-type="float">
            <text:p>0.293256</text:p>
          </table:table-cell>
          <table:table-cell office:value-type="float" office:value="0.349054" calcext:value-type="float">
            <text:p>0.349054</text:p>
          </table:table-cell>
          <table:table-cell office:value-type="float" office:value="0.380468" calcext:value-type="float">
            <text:p>0.380468</text:p>
          </table:table-cell>
          <table:table-cell office:value-type="float" office:value="0.394529" calcext:value-type="float">
            <text:p>0.394529</text:p>
          </table:table-cell>
          <table:table-cell office:value-type="float" office:value="0.413382" calcext:value-type="float">
            <text:p>0.413382</text:p>
          </table:table-cell>
          <table:table-cell office:value-type="float" office:value="0.426667" calcext:value-type="float">
            <text:p>0.426667</text:p>
          </table:table-cell>
          <table:table-cell office:value-type="float" office:value="0.433131" calcext:value-type="float">
            <text:p>0.433131</text:p>
          </table:table-cell>
          <table:table-cell office:value-type="float" office:value="0.447447" calcext:value-type="float">
            <text:p>0.447447</text:p>
          </table:table-cell>
          <table:table-cell office:value-type="float" office:value="0.473903" calcext:value-type="float">
            <text:p>0.47390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812" calcext:value-type="float">
            <text:p>0.381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15998" calcext:value-type="float">
            <text:p>-0.015998</text:p>
          </table:table-cell>
          <table:table-cell office:value-type="float" office:value="0.168165" calcext:value-type="float">
            <text:p>0.168165</text:p>
          </table:table-cell>
          <table:table-cell office:value-type="float" office:value="0.288785" calcext:value-type="float">
            <text:p>0.288785</text:p>
          </table:table-cell>
          <table:table-cell office:value-type="float" office:value="0.348953" calcext:value-type="float">
            <text:p>0.348953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394367" calcext:value-type="float">
            <text:p>0.394367</text:p>
          </table:table-cell>
          <table:table-cell office:value-type="float" office:value="0.418326" calcext:value-type="float">
            <text:p>0.418326</text:p>
          </table:table-cell>
          <table:table-cell office:value-type="float" office:value="0.428746" calcext:value-type="float">
            <text:p>0.428746</text:p>
          </table:table-cell>
          <table:table-cell office:value-type="float" office:value="0.435042" calcext:value-type="float">
            <text:p>0.435042</text:p>
          </table:table-cell>
          <table:table-cell office:value-type="float" office:value="0.451226" calcext:value-type="float">
            <text:p>0.451226</text:p>
          </table:table-cell>
          <table:table-cell office:value-type="float" office:value="0.476884" calcext:value-type="float">
            <text:p>0.47688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78999" calcext:value-type="float">
            <text:p>0.37899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172908" calcext:value-type="float">
            <text:p>0.172908</text:p>
          </table:table-cell>
          <table:table-cell office:value-type="float" office:value="0.32633" calcext:value-type="float">
            <text:p>0.32633</text:p>
          </table:table-cell>
          <table:table-cell office:value-type="float" office:value="0.366215" calcext:value-type="float">
            <text:p>0.366215</text:p>
          </table:table-cell>
          <table:table-cell office:value-type="float" office:value="0.384028" calcext:value-type="float">
            <text:p>0.384028</text:p>
          </table:table-cell>
          <table:table-cell office:value-type="float" office:value="0.406256" calcext:value-type="float">
            <text:p>0.406256</text:p>
          </table:table-cell>
          <table:table-cell office:value-type="float" office:value="0.425897" calcext:value-type="float">
            <text:p>0.425897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440173" calcext:value-type="float">
            <text:p>0.440173</text:p>
          </table:table-cell>
          <table:table-cell office:value-type="float" office:value="0.451532" calcext:value-type="float">
            <text:p>0.451532</text:p>
          </table:table-cell>
          <table:table-cell office:value-type="float" office:value="0.476146" calcext:value-type="float">
            <text:p>0.47614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88079" calcext:value-type="float">
            <text:p>0.38807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6879" calcext:value-type="float">
            <text:p>0.076879</text:p>
          </table:table-cell>
          <table:table-cell office:value-type="float" office:value="0.216832" calcext:value-type="float">
            <text:p>0.216832</text:p>
          </table:table-cell>
          <table:table-cell office:value-type="float" office:value="0.322321" calcext:value-type="float">
            <text:p>0.322321</text:p>
          </table:table-cell>
          <table:table-cell office:value-type="float" office:value="0.363349" calcext:value-type="float">
            <text:p>0.363349</text:p>
          </table:table-cell>
          <table:table-cell office:value-type="float" office:value="0.388617" calcext:value-type="float">
            <text:p>0.388617</text:p>
          </table:table-cell>
          <table:table-cell office:value-type="float" office:value="0.404969" calcext:value-type="float">
            <text:p>0.404969</text:p>
          </table:table-cell>
          <table:table-cell office:value-type="float" office:value="0.420995" calcext:value-type="float">
            <text:p>0.420995</text:p>
          </table:table-cell>
          <table:table-cell office:value-type="float" office:value="0.428766" calcext:value-type="float">
            <text:p>0.428766</text:p>
          </table:table-cell>
          <table:table-cell office:value-type="float" office:value="0.433601" calcext:value-type="float">
            <text:p>0.433601</text:p>
          </table:table-cell>
          <table:table-cell office:value-type="float" office:value="0.44546" calcext:value-type="float">
            <text:p>0.44546</text:p>
          </table:table-cell>
          <table:table-cell office:value-type="float" office:value="0.469815" calcext:value-type="float">
            <text:p>0.46981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89472" calcext:value-type="float">
            <text:p>0.38947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5921" calcext:value-type="float">
            <text:p>0.165921</text:p>
          </table:table-cell>
          <table:table-cell office:value-type="float" office:value="0.262111" calcext:value-type="float">
            <text:p>0.262111</text:p>
          </table:table-cell>
          <table:table-cell office:value-type="float" office:value="0.351552" calcext:value-type="float">
            <text:p>0.351552</text:p>
          </table:table-cell>
          <table:table-cell office:value-type="float" office:value="0.379688" calcext:value-type="float">
            <text:p>0.379688</text:p>
          </table:table-cell>
          <table:table-cell office:value-type="float" office:value="0.401866" calcext:value-type="float">
            <text:p>0.401866</text:p>
          </table:table-cell>
          <table:table-cell office:value-type="float" office:value="0.41345" calcext:value-type="float">
            <text:p>0.41345</text:p>
          </table:table-cell>
          <table:table-cell office:value-type="float" office:value="0.423349" calcext:value-type="float">
            <text:p>0.423349</text:p>
          </table:table-cell>
          <table:table-cell office:value-type="float" office:value="0.42933" calcext:value-type="float">
            <text:p>0.42933</text:p>
          </table:table-cell>
          <table:table-cell office:value-type="float" office:value="0.435995" calcext:value-type="float">
            <text:p>0.435995</text:p>
          </table:table-cell>
          <table:table-cell office:value-type="float" office:value="0.448549" calcext:value-type="float">
            <text:p>0.448549</text:p>
          </table:table-cell>
          <table:table-cell office:value-type="float" office:value="0.472085" calcext:value-type="float">
            <text:p>0.47208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1797" calcext:value-type="float">
            <text:p>0.40179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7195" calcext:value-type="float">
            <text:p>0.067195</text:p>
          </table:table-cell>
          <table:table-cell office:value-type="float" office:value="0.274674" calcext:value-type="float">
            <text:p>0.274674</text:p>
          </table:table-cell>
          <table:table-cell office:value-type="float" office:value="0.358532" calcext:value-type="float">
            <text:p>0.358532</text:p>
          </table:table-cell>
          <table:table-cell office:value-type="float" office:value="0.383088" calcext:value-type="float">
            <text:p>0.383088</text:p>
          </table:table-cell>
          <table:table-cell office:value-type="float" office:value="0.403598" calcext:value-type="float">
            <text:p>0.403598</text:p>
          </table:table-cell>
          <table:table-cell office:value-type="float" office:value="0.415922" calcext:value-type="float">
            <text:p>0.415922</text:p>
          </table:table-cell>
          <table:table-cell office:value-type="float" office:value="0.426038" calcext:value-type="float">
            <text:p>0.426038</text:p>
          </table:table-cell>
          <table:table-cell office:value-type="float" office:value="0.430806" calcext:value-type="float">
            <text:p>0.430806</text:p>
          </table:table-cell>
          <table:table-cell office:value-type="float" office:value="0.438815" calcext:value-type="float">
            <text:p>0.438815</text:p>
          </table:table-cell>
          <table:table-cell office:value-type="float" office:value="0.450106" calcext:value-type="float">
            <text:p>0.450106</text:p>
          </table:table-cell>
          <table:table-cell office:value-type="float" office:value="0.473716" calcext:value-type="float">
            <text:p>0.47371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553" calcext:value-type="float">
            <text:p>0.4055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270587" calcext:value-type="float">
            <text:p>0.270587</text:p>
          </table:table-cell>
          <table:table-cell office:value-type="float" office:value="0.361037" calcext:value-type="float">
            <text:p>0.361037</text:p>
          </table:table-cell>
          <table:table-cell office:value-type="float" office:value="0.392274" calcext:value-type="float">
            <text:p>0.392274</text:p>
          </table:table-cell>
          <table:table-cell office:value-type="float" office:value="0.411078" calcext:value-type="float">
            <text:p>0.411078</text:p>
          </table:table-cell>
          <table:table-cell office:value-type="float" office:value="0.425379" calcext:value-type="float">
            <text:p>0.425379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1194" calcext:value-type="float">
            <text:p>0.431194</text:p>
          </table:table-cell>
          <table:table-cell office:value-type="float" office:value="0.44134" calcext:value-type="float">
            <text:p>0.44134</text:p>
          </table:table-cell>
          <table:table-cell office:value-type="float" office:value="0.453343" calcext:value-type="float">
            <text:p>0.453343</text:p>
          </table:table-cell>
          <table:table-cell office:value-type="float" office:value="0.48" calcext:value-type="float">
            <text:p>0.4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9637" calcext:value-type="float">
            <text:p>0.40963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.294384" calcext:value-type="float">
            <text:p>0.294384</text:p>
          </table:table-cell>
          <table:table-cell office:value-type="float" office:value="0.367066" calcext:value-type="float">
            <text:p>0.367066</text:p>
          </table:table-cell>
          <table:table-cell office:value-type="float" office:value="0.392081" calcext:value-type="float">
            <text:p>0.392081</text:p>
          </table:table-cell>
          <table:table-cell office:value-type="float" office:value="0.416785" calcext:value-type="float">
            <text:p>0.416785</text:p>
          </table:table-cell>
          <table:table-cell office:value-type="float" office:value="0.42704" calcext:value-type="float">
            <text:p>0.42704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1287" calcext:value-type="float">
            <text:p>0.431287</text:p>
          </table:table-cell>
          <table:table-cell office:value-type="float" office:value="0.441115" calcext:value-type="float">
            <text:p>0.441115</text:p>
          </table:table-cell>
          <table:table-cell office:value-type="float" office:value="0.448837" calcext:value-type="float">
            <text:p>0.448837</text:p>
          </table:table-cell>
          <table:table-cell office:value-type="float" office:value="0.47762" calcext:value-type="float">
            <text:p>0.4776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12635" calcext:value-type="float">
            <text:p>0.41263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0.277818" calcext:value-type="float">
            <text:p>0.277818</text:p>
          </table:table-cell>
          <table:table-cell office:value-type="float" office:value="0.36615" calcext:value-type="float">
            <text:p>0.36615</text:p>
          </table:table-cell>
          <table:table-cell office:value-type="float" office:value="0.398338" calcext:value-type="float">
            <text:p>0.398338</text:p>
          </table:table-cell>
          <table:table-cell office:value-type="float" office:value="0.422273" calcext:value-type="float">
            <text:p>0.422273</text:p>
          </table:table-cell>
          <table:table-cell office:value-type="float" office:value="0.429851" calcext:value-type="float">
            <text:p>0.429851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3839" calcext:value-type="float">
            <text:p>0.433839</text:p>
          </table:table-cell>
          <table:table-cell office:value-type="float" office:value="0.441635" calcext:value-type="float">
            <text:p>0.441635</text:p>
          </table:table-cell>
          <table:table-cell office:value-type="float" office:value="0.44968" calcext:value-type="float">
            <text:p>0.44968</text:p>
          </table:table-cell>
          <table:table-cell office:value-type="float" office:value="0.475304" calcext:value-type="float">
            <text:p>0.47530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12503" calcext:value-type="float">
            <text:p>0.41250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252094" calcext:value-type="float">
            <text:p>0.252094</text:p>
          </table:table-cell>
          <table:table-cell office:value-type="float" office:value="0.360221" calcext:value-type="float">
            <text:p>0.360221</text:p>
          </table:table-cell>
          <table:table-cell office:value-type="float" office:value="0.403592" calcext:value-type="float">
            <text:p>0.403592</text:p>
          </table:table-cell>
          <table:table-cell office:value-type="float" office:value="0.42191" calcext:value-type="float">
            <text:p>0.42191</text:p>
          </table:table-cell>
          <table:table-cell office:value-type="float" office:value="0.429814" calcext:value-type="float">
            <text:p>0.429814</text:p>
          </table:table-cell>
          <table:table-cell office:value-type="float" office:value="0.430161" calcext:value-type="float">
            <text:p>0.430161</text:p>
          </table:table-cell>
          <table:table-cell office:value-type="float" office:value="0.436757" calcext:value-type="float">
            <text:p>0.436757</text:p>
          </table:table-cell>
          <table:table-cell office:value-type="float" office:value="0.445399" calcext:value-type="float">
            <text:p>0.445399</text:p>
          </table:table-cell>
          <table:table-cell office:value-type="float" office:value="0.456829" calcext:value-type="float">
            <text:p>0.456829</text:p>
          </table:table-cell>
          <table:table-cell office:value-type="float" office:value="0.479924" calcext:value-type="float">
            <text:p>0.479924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1167" calcext:value-type="float">
            <text:p>0.4116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11298" calcext:value-type="float">
            <text:p>-0.011298</text:p>
          </table:table-cell>
          <table:table-cell office:value-type="float" office:value="0.218673" calcext:value-type="float">
            <text:p>0.218673</text:p>
          </table:table-cell>
          <table:table-cell office:value-type="float" office:value="0.348542" calcext:value-type="float">
            <text:p>0.348542</text:p>
          </table:table-cell>
          <table:table-cell office:value-type="float" office:value="0.393831" calcext:value-type="float">
            <text:p>0.393831</text:p>
          </table:table-cell>
          <table:table-cell office:value-type="float" office:value="0.41775" calcext:value-type="float">
            <text:p>0.41775</text:p>
          </table:table-cell>
          <table:table-cell office:value-type="float" office:value="0.428077" calcext:value-type="float">
            <text:p>0.428077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3589" calcext:value-type="float">
            <text:p>0.433589</text:p>
          </table:table-cell>
          <table:table-cell office:value-type="float" office:value="0.444918" calcext:value-type="float">
            <text:p>0.444918</text:p>
          </table:table-cell>
          <table:table-cell office:value-type="float" office:value="0.458817" calcext:value-type="float">
            <text:p>0.458817</text:p>
          </table:table-cell>
          <table:table-cell office:value-type="float" office:value="0.483969" calcext:value-type="float">
            <text:p>0.48396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583" calcext:value-type="float">
            <text:p>0.4058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11298" calcext:value-type="float">
            <text:p>-0.011298</text:p>
          </table:table-cell>
          <table:table-cell office:value-type="float" office:value="0.190226" calcext:value-type="float">
            <text:p>0.190226</text:p>
          </table:table-cell>
          <table:table-cell office:value-type="float" office:value="0.34486" calcext:value-type="float">
            <text:p>0.34486</text:p>
          </table:table-cell>
          <table:table-cell office:value-type="float" office:value="0.394672" calcext:value-type="float">
            <text:p>0.394672</text:p>
          </table:table-cell>
          <table:table-cell office:value-type="float" office:value="0.416247" calcext:value-type="float">
            <text:p>0.416247</text:p>
          </table:table-cell>
          <table:table-cell office:value-type="float" office:value="0.425706" calcext:value-type="float">
            <text:p>0.425706</text:p>
          </table:table-cell>
          <table:table-cell office:value-type="float" office:value="0.430089" calcext:value-type="float">
            <text:p>0.430089</text:p>
          </table:table-cell>
          <table:table-cell office:value-type="float" office:value="0.431609" calcext:value-type="float">
            <text:p>0.431609</text:p>
          </table:table-cell>
          <table:table-cell office:value-type="float" office:value="0.441359" calcext:value-type="float">
            <text:p>0.441359</text:p>
          </table:table-cell>
          <table:table-cell office:value-type="float" office:value="0.453568" calcext:value-type="float">
            <text:p>0.453568</text:p>
          </table:table-cell>
          <table:table-cell office:value-type="float" office:value="0.475115" calcext:value-type="float">
            <text:p>0.475115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0345" calcext:value-type="float">
            <text:p>0.40034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11298" calcext:value-type="float">
            <text:p>-0.011298</text:p>
          </table:table-cell>
          <table:table-cell office:value-type="float" office:value="0.212558" calcext:value-type="float">
            <text:p>0.212558</text:p>
          </table:table-cell>
          <table:table-cell office:value-type="float" office:value="0.356319" calcext:value-type="float">
            <text:p>0.356319</text:p>
          </table:table-cell>
          <table:table-cell office:value-type="float" office:value="0.397839" calcext:value-type="float">
            <text:p>0.397839</text:p>
          </table:table-cell>
          <table:table-cell office:value-type="float" office:value="0.416171" calcext:value-type="float">
            <text:p>0.416171</text:p>
          </table:table-cell>
          <table:table-cell office:value-type="float" office:value="0.424095" calcext:value-type="float">
            <text:p>0.424095</text:p>
          </table:table-cell>
          <table:table-cell office:value-type="float" office:value="0.43" calcext:value-type="float">
            <text:p>0.43</text:p>
          </table:table-cell>
          <table:table-cell office:value-type="float" office:value="0.430861" calcext:value-type="float">
            <text:p>0.430861</text:p>
          </table:table-cell>
          <table:table-cell office:value-type="float" office:value="0.438057" calcext:value-type="float">
            <text:p>0.438057</text:p>
          </table:table-cell>
          <table:table-cell office:value-type="float" office:value="0.448542" calcext:value-type="float">
            <text:p>0.448542</text:p>
          </table:table-cell>
          <table:table-cell office:value-type="float" office:value="0.473198" calcext:value-type="float">
            <text:p>0.47319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2764" calcext:value-type="float">
            <text:p>0.40276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11298" calcext:value-type="float">
            <text:p>-0.011298</text:p>
          </table:table-cell>
          <table:table-cell office:value-type="float" office:value="0.161579" calcext:value-type="float">
            <text:p>0.161579</text:p>
          </table:table-cell>
          <table:table-cell office:value-type="float" office:value="0.328312" calcext:value-type="float">
            <text:p>0.328312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412022" calcext:value-type="float">
            <text:p>0.412022</text:p>
          </table:table-cell>
          <table:table-cell office:value-type="float" office:value="0.427194" calcext:value-type="float">
            <text:p>0.427194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3932" calcext:value-type="float">
            <text:p>0.433932</text:p>
          </table:table-cell>
          <table:table-cell office:value-type="float" office:value="0.441553" calcext:value-type="float">
            <text:p>0.441553</text:p>
          </table:table-cell>
          <table:table-cell office:value-type="float" office:value="0.450807" calcext:value-type="float">
            <text:p>0.450807</text:p>
          </table:table-cell>
          <table:table-cell office:value-type="float" office:value="0.472856" calcext:value-type="float">
            <text:p>0.47285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93677" calcext:value-type="float">
            <text:p>0.39367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205267" calcext:value-type="float">
            <text:p>0.205267</text:p>
          </table:table-cell>
          <table:table-cell office:value-type="float" office:value="0.326078" calcext:value-type="float">
            <text:p>0.326078</text:p>
          </table:table-cell>
          <table:table-cell office:value-type="float" office:value="0.377074" calcext:value-type="float">
            <text:p>0.377074</text:p>
          </table:table-cell>
          <table:table-cell office:value-type="float" office:value="0.410693" calcext:value-type="float">
            <text:p>0.410693</text:p>
          </table:table-cell>
          <table:table-cell office:value-type="float" office:value="0.425597" calcext:value-type="float">
            <text:p>0.425597</text:p>
          </table:table-cell>
          <table:table-cell office:value-type="float" office:value="0.430126" calcext:value-type="float">
            <text:p>0.430126</text:p>
          </table:table-cell>
          <table:table-cell office:value-type="float" office:value="0.433795" calcext:value-type="float">
            <text:p>0.433795</text:p>
          </table:table-cell>
          <table:table-cell office:value-type="float" office:value="0.441418" calcext:value-type="float">
            <text:p>0.441418</text:p>
          </table:table-cell>
          <table:table-cell office:value-type="float" office:value="0.453894" calcext:value-type="float">
            <text:p>0.453894</text:p>
          </table:table-cell>
          <table:table-cell office:value-type="float" office:value="0.471686" calcext:value-type="float">
            <text:p>0.471686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97563" calcext:value-type="float">
            <text:p>0.3975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230519" calcext:value-type="float">
            <text:p>0.230519</text:p>
          </table:table-cell>
          <table:table-cell office:value-type="float" office:value="0.328412" calcext:value-type="float">
            <text:p>0.328412</text:p>
          </table:table-cell>
          <table:table-cell office:value-type="float" office:value="0.386275" calcext:value-type="float">
            <text:p>0.386275</text:p>
          </table:table-cell>
          <table:table-cell office:value-type="float" office:value="0.414246" calcext:value-type="float">
            <text:p>0.414246</text:p>
          </table:table-cell>
          <table:table-cell office:value-type="float" office:value="0.424873" calcext:value-type="float">
            <text:p>0.424873</text:p>
          </table:table-cell>
          <table:table-cell office:value-type="float" office:value="0.429928" calcext:value-type="float">
            <text:p>0.429928</text:p>
          </table:table-cell>
          <table:table-cell office:value-type="float" office:value="0.432909" calcext:value-type="float">
            <text:p>0.432909</text:p>
          </table:table-cell>
          <table:table-cell office:value-type="float" office:value="0.43895" calcext:value-type="float">
            <text:p>0.43895</text:p>
          </table:table-cell>
          <table:table-cell office:value-type="float" office:value="0.449344" calcext:value-type="float">
            <text:p>0.449344</text:p>
          </table:table-cell>
          <table:table-cell office:value-type="float" office:value="0.469383" calcext:value-type="float">
            <text:p>0.469383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400484" calcext:value-type="float">
            <text:p>0.40048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159901" calcext:value-type="float">
            <text:p>0.159901</text:p>
          </table:table-cell>
          <table:table-cell office:value-type="float" office:value="0.31736" calcext:value-type="float">
            <text:p>0.31736</text:p>
          </table:table-cell>
          <table:table-cell office:value-type="float" office:value="0.373708" calcext:value-type="float">
            <text:p>0.373708</text:p>
          </table:table-cell>
          <table:table-cell office:value-type="float" office:value="0.403401" calcext:value-type="float">
            <text:p>0.403401</text:p>
          </table:table-cell>
          <table:table-cell office:value-type="float" office:value="0.42128" calcext:value-type="float">
            <text:p>0.42128</text:p>
          </table:table-cell>
          <table:table-cell office:value-type="float" office:value="0.42808" calcext:value-type="float">
            <text:p>0.42808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39101" calcext:value-type="float">
            <text:p>0.439101</text:p>
          </table:table-cell>
          <table:table-cell office:value-type="float" office:value="0.452163" calcext:value-type="float">
            <text:p>0.452163</text:p>
          </table:table-cell>
          <table:table-cell office:value-type="float" office:value="0.468122" calcext:value-type="float">
            <text:p>0.468122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89325" calcext:value-type="float">
            <text:p>0.38932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139268" calcext:value-type="float">
            <text:p>0.139268</text:p>
          </table:table-cell>
          <table:table-cell office:value-type="float" office:value="0.329495" calcext:value-type="float">
            <text:p>0.329495</text:p>
          </table:table-cell>
          <table:table-cell office:value-type="float" office:value="0.386694" calcext:value-type="float">
            <text:p>0.386694</text:p>
          </table:table-cell>
          <table:table-cell office:value-type="float" office:value="0.414316" calcext:value-type="float">
            <text:p>0.414316</text:p>
          </table:table-cell>
          <table:table-cell office:value-type="float" office:value="0.425012" calcext:value-type="float">
            <text:p>0.425012</text:p>
          </table:table-cell>
          <table:table-cell office:value-type="float" office:value="0.429936" calcext:value-type="float">
            <text:p>0.429936</text:p>
          </table:table-cell>
          <table:table-cell office:value-type="float" office:value="0.432979" calcext:value-type="float">
            <text:p>0.432979</text:p>
          </table:table-cell>
          <table:table-cell office:value-type="float" office:value="0.441375" calcext:value-type="float">
            <text:p>0.441375</text:p>
          </table:table-cell>
          <table:table-cell office:value-type="float" office:value="0.451839" calcext:value-type="float">
            <text:p>0.451839</text:p>
          </table:table-cell>
          <table:table-cell office:value-type="float" office:value="0.472098" calcext:value-type="float">
            <text:p>0.472098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92301" calcext:value-type="float">
            <text:p>0.39230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44544" calcext:value-type="float">
            <text:p>-0.044544</text:p>
          </table:table-cell>
          <table:table-cell office:value-type="float" office:value="0.155147" calcext:value-type="float">
            <text:p>0.155147</text:p>
          </table:table-cell>
          <table:table-cell office:value-type="float" office:value="0.336396" calcext:value-type="float">
            <text:p>0.336396</text:p>
          </table:table-cell>
          <table:table-cell office:value-type="float" office:value="0.393647" calcext:value-type="float">
            <text:p>0.393647</text:p>
          </table:table-cell>
          <table:table-cell office:value-type="float" office:value="0.417677" calcext:value-type="float">
            <text:p>0.417677</text:p>
          </table:table-cell>
          <table:table-cell office:value-type="float" office:value="0.426508" calcext:value-type="float">
            <text:p>0.426508</text:p>
          </table:table-cell>
          <table:table-cell office:value-type="float" office:value="0.430043" calcext:value-type="float">
            <text:p>0.430043</text:p>
          </table:table-cell>
          <table:table-cell office:value-type="float" office:value="0.433636" calcext:value-type="float">
            <text:p>0.433636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68037" calcext:value-type="float">
            <text:p>0.468037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95172" calcext:value-type="float">
            <text:p>0.39517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44544" calcext:value-type="float">
            <text:p>-0.044544</text:p>
          </table:table-cell>
          <table:table-cell office:value-type="float" office:value="0.121828" calcext:value-type="float">
            <text:p>0.121828</text:p>
          </table:table-cell>
          <table:table-cell office:value-type="float" office:value="0.345676" calcext:value-type="float">
            <text:p>0.345676</text:p>
          </table:table-cell>
          <table:table-cell office:value-type="float" office:value="0.391934" calcext:value-type="float">
            <text:p>0.391934</text:p>
          </table:table-cell>
          <table:table-cell office:value-type="float" office:value="0.414289" calcext:value-type="float">
            <text:p>0.414289</text:p>
          </table:table-cell>
          <table:table-cell office:value-type="float" office:value="0.424472" calcext:value-type="float">
            <text:p>0.424472</text:p>
          </table:table-cell>
          <table:table-cell office:value-type="float" office:value="0.429748" calcext:value-type="float">
            <text:p>0.429748</text:p>
          </table:table-cell>
          <table:table-cell office:value-type="float" office:value="0.433439" calcext:value-type="float">
            <text:p>0.433439</text:p>
          </table:table-cell>
          <table:table-cell office:value-type="float" office:value="0.441978" calcext:value-type="float">
            <text:p>0.441978</text:p>
          </table:table-cell>
          <table:table-cell office:value-type="float" office:value="0.45177" calcext:value-type="float">
            <text:p>0.45177</text:p>
          </table:table-cell>
          <table:table-cell office:value-type="float" office:value="0.46759" calcext:value-type="float">
            <text:p>0.46759</text:p>
          </table:table-cell>
          <table:table-cell office:value-type="float" office:value="0.492983" calcext:value-type="float">
            <text:p>0.492983</text:p>
          </table:table-cell>
          <table:table-cell office:value-type="float" office:value="0.392272" calcext:value-type="float">
            <text:p>0.3922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14:07:47.048741036</dc:date>
    <meta:editing-duration>PT1M15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201 mcc.C1:mcc.N201" chart:data-source-has-labels="both" svg:x="1.427cm" svg:y="0.251cm" svg:width="17.692cm" svg:height="11.118cm">
          <chart:coordinate-region svg:x="2.298cm" svg:y="0.453cm" svg:width="16.821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0.093535">
                <text:p>-0.093535</text:p>
                <draw:g>
                  <svg:desc>mcc.I2:mcc.I201</svg:desc>
                </draw:g>
              </table:table-cell>
              <table:table-cell office:value-type="float" office:value="-0.009035">
                <text:p>-0.009035</text:p>
                <draw:g>
                  <svg:desc>mcc.J2:mcc.J201</svg:desc>
                </draw:g>
              </table:table-cell>
              <table:table-cell office:value-type="float" office:value="0.025092">
                <text:p>0.025092</text:p>
                <draw:g>
                  <svg:desc>mcc.K2:mcc.K201</svg:desc>
                </draw:g>
              </table:table-cell>
              <table:table-cell office:value-type="float" office:value="0.124661">
                <text:p>0.124661</text:p>
                <draw:g>
                  <svg:desc>mcc.L2:mcc.L201</svg:desc>
                </draw:g>
              </table:table-cell>
              <table:table-cell office:value-type="float" office:value="0.319988">
                <text:p>0.319988</text:p>
                <draw:g>
                  <svg:desc>mcc.M2:mcc.M201</svg:desc>
                </draw:g>
              </table:table-cell>
              <table:table-cell office:value-type="float" office:value="-0.595282">
                <text:p>-0.595282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722543">
                <text:p>-0.722543</text:p>
              </table:table-cell>
              <table:table-cell office:value-type="float" office:value="-0.081196">
                <text:p>-0.081196</text:p>
              </table:table-cell>
              <table:table-cell office:value-type="float" office:value="-0.029037">
                <text:p>-0.029037</text:p>
              </table:table-cell>
              <table:table-cell office:value-type="float" office:value="-0.00737">
                <text:p>-0.00737</text:p>
              </table:table-cell>
              <table:table-cell office:value-type="float" office:value="0.000766">
                <text:p>0.000766</text:p>
              </table:table-cell>
              <table:table-cell office:value-type="float" office:value="0.015966">
                <text:p>0.015966</text:p>
              </table:table-cell>
              <table:table-cell office:value-type="float" office:value="0.037914">
                <text:p>0.037914</text:p>
              </table:table-cell>
              <table:table-cell office:value-type="float" office:value="0.053675">
                <text:p>0.053675</text:p>
              </table:table-cell>
              <table:table-cell office:value-type="float" office:value="0.096445">
                <text:p>0.096445</text:p>
              </table:table-cell>
              <table:table-cell office:value-type="float" office:value="0.234463">
                <text:p>0.234463</text:p>
              </table:table-cell>
              <table:table-cell office:value-type="float" office:value="0.319988">
                <text:p>0.319988</text:p>
              </table:table-cell>
              <table:table-cell office:value-type="float" office:value="-0.040092">
                <text:p>-0.0400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63106">
                <text:p>-0.763106</text:p>
              </table:table-cell>
              <table:table-cell office:value-type="float" office:value="-0.07255">
                <text:p>-0.07255</text:p>
              </table:table-cell>
              <table:table-cell office:value-type="float" office:value="-0.018575">
                <text:p>-0.018575</text:p>
              </table:table-cell>
              <table:table-cell office:value-type="float" office:value="-0.002406">
                <text:p>-0.002406</text:p>
              </table:table-cell>
              <table:table-cell office:value-type="float" office:value="0.009496">
                <text:p>0.009496</text:p>
              </table:table-cell>
              <table:table-cell office:value-type="float" office:value="0.028368">
                <text:p>0.028368</text:p>
              </table:table-cell>
              <table:table-cell office:value-type="float" office:value="0.045346">
                <text:p>0.045346</text:p>
              </table:table-cell>
              <table:table-cell office:value-type="float" office:value="0.062232">
                <text:p>0.062232</text:p>
              </table:table-cell>
              <table:table-cell office:value-type="float" office:value="0.096791">
                <text:p>0.096791</text:p>
              </table:table-cell>
              <table:table-cell office:value-type="float" office:value="0.223895">
                <text:p>0.223895</text:p>
              </table:table-cell>
              <table:table-cell office:value-type="float" office:value="0.319988">
                <text:p>0.319988</text:p>
              </table:table-cell>
              <table:table-cell office:value-type="float" office:value="-0.039051">
                <text:p>-0.0390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10965">
                <text:p>-0.510965</text:p>
              </table:table-cell>
              <table:table-cell office:value-type="float" office:value="-0.035025">
                <text:p>-0.035025</text:p>
              </table:table-cell>
              <table:table-cell office:value-type="float" office:value="-0.005056">
                <text:p>-0.005056</text:p>
              </table:table-cell>
              <table:table-cell office:value-type="float" office:value="0.004077">
                <text:p>0.004077</text:p>
              </table:table-cell>
              <table:table-cell office:value-type="float" office:value="0.020899">
                <text:p>0.020899</text:p>
              </table:table-cell>
              <table:table-cell office:value-type="float" office:value="0.041578">
                <text:p>0.041578</text:p>
              </table:table-cell>
              <table:table-cell office:value-type="float" office:value="0.057413">
                <text:p>0.057413</text:p>
              </table:table-cell>
              <table:table-cell office:value-type="float" office:value="0.082217">
                <text:p>0.082217</text:p>
              </table:table-cell>
              <table:table-cell office:value-type="float" office:value="0.132611">
                <text:p>0.132611</text:p>
              </table:table-cell>
              <table:table-cell office:value-type="float" office:value="0.254873">
                <text:p>0.254873</text:p>
              </table:table-cell>
              <table:table-cell office:value-type="float" office:value="0.319988">
                <text:p>0.319988</text:p>
              </table:table-cell>
              <table:table-cell office:value-type="float" office:value="0.004262">
                <text:p>0.004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89745">
                <text:p>-0.689745</text:p>
              </table:table-cell>
              <table:table-cell office:value-type="float" office:value="-0.036815">
                <text:p>-0.036815</text:p>
              </table:table-cell>
              <table:table-cell office:value-type="float" office:value="-0.005323">
                <text:p>-0.005323</text:p>
              </table:table-cell>
              <table:table-cell office:value-type="float" office:value="0.006223">
                <text:p>0.006223</text:p>
              </table:table-cell>
              <table:table-cell office:value-type="float" office:value="0.025876">
                <text:p>0.025876</text:p>
              </table:table-cell>
              <table:table-cell office:value-type="float" office:value="0.04331">
                <text:p>0.04331</text:p>
              </table:table-cell>
              <table:table-cell office:value-type="float" office:value="0.064968">
                <text:p>0.064968</text:p>
              </table:table-cell>
              <table:table-cell office:value-type="float" office:value="0.096079">
                <text:p>0.096079</text:p>
              </table:table-cell>
              <table:table-cell office:value-type="float" office:value="0.162681">
                <text:p>0.162681</text:p>
              </table:table-cell>
              <table:table-cell office:value-type="float" office:value="0.284623">
                <text:p>0.284623</text:p>
              </table:table-cell>
              <table:table-cell office:value-type="float" office:value="0.377736">
                <text:p>0.377736</text:p>
              </table:table-cell>
              <table:table-cell office:value-type="float" office:value="-0.004812">
                <text:p>-0.004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499975">
                <text:p>-0.499975</text:p>
              </table:table-cell>
              <table:table-cell office:value-type="float" office:value="-0.033375">
                <text:p>-0.033375</text:p>
              </table:table-cell>
              <table:table-cell office:value-type="float" office:value="-0.008692">
                <text:p>-0.008692</text:p>
              </table:table-cell>
              <table:table-cell office:value-type="float" office:value="0.004137">
                <text:p>0.004137</text:p>
              </table:table-cell>
              <table:table-cell office:value-type="float" office:value="0.028744">
                <text:p>0.028744</text:p>
              </table:table-cell>
              <table:table-cell office:value-type="float" office:value="0.0495">
                <text:p>0.0495</text:p>
              </table:table-cell>
              <table:table-cell office:value-type="float" office:value="0.078301">
                <text:p>0.078301</text:p>
              </table:table-cell>
              <table:table-cell office:value-type="float" office:value="0.115305">
                <text:p>0.115305</text:p>
              </table:table-cell>
              <table:table-cell office:value-type="float" office:value="0.191315">
                <text:p>0.191315</text:p>
              </table:table-cell>
              <table:table-cell office:value-type="float" office:value="0.295714">
                <text:p>0.295714</text:p>
              </table:table-cell>
              <table:table-cell office:value-type="float" office:value="0.377736">
                <text:p>0.377736</text:p>
              </table:table-cell>
              <table:table-cell office:value-type="float" office:value="0.022097">
                <text:p>0.0220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73076">
                <text:p>-0.773076</text:p>
              </table:table-cell>
              <table:table-cell office:value-type="float" office:value="-0.04166">
                <text:p>-0.04166</text:p>
              </table:table-cell>
              <table:table-cell office:value-type="float" office:value="-0.013195">
                <text:p>-0.013195</text:p>
              </table:table-cell>
              <table:table-cell office:value-type="float" office:value="0.000328">
                <text:p>0.000328</text:p>
              </table:table-cell>
              <table:table-cell office:value-type="float" office:value="0.016782">
                <text:p>0.016782</text:p>
              </table:table-cell>
              <table:table-cell office:value-type="float" office:value="0.036649">
                <text:p>0.036649</text:p>
              </table:table-cell>
              <table:table-cell office:value-type="float" office:value="0.062137">
                <text:p>0.062137</text:p>
              </table:table-cell>
              <table:table-cell office:value-type="float" office:value="0.087598">
                <text:p>0.087598</text:p>
              </table:table-cell>
              <table:table-cell office:value-type="float" office:value="0.133648">
                <text:p>0.133648</text:p>
              </table:table-cell>
              <table:table-cell office:value-type="float" office:value="0.251913">
                <text:p>0.251913</text:p>
              </table:table-cell>
              <table:table-cell office:value-type="float" office:value="0.377736">
                <text:p>0.377736</text:p>
              </table:table-cell>
              <table:table-cell office:value-type="float" office:value="-0.023888">
                <text:p>-0.0238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590411">
                <text:p>-0.590411</text:p>
              </table:table-cell>
              <table:table-cell office:value-type="float" office:value="-0.035657">
                <text:p>-0.035657</text:p>
              </table:table-cell>
              <table:table-cell office:value-type="float" office:value="-0.007542">
                <text:p>-0.007542</text:p>
              </table:table-cell>
              <table:table-cell office:value-type="float" office:value="0.015647">
                <text:p>0.015647</text:p>
              </table:table-cell>
              <table:table-cell office:value-type="float" office:value="0.03316">
                <text:p>0.03316</text:p>
              </table:table-cell>
              <table:table-cell office:value-type="float" office:value="0.056956">
                <text:p>0.056956</text:p>
              </table:table-cell>
              <table:table-cell office:value-type="float" office:value="0.078296">
                <text:p>0.078296</text:p>
              </table:table-cell>
              <table:table-cell office:value-type="float" office:value="0.111805">
                <text:p>0.111805</text:p>
              </table:table-cell>
              <table:table-cell office:value-type="float" office:value="0.169399">
                <text:p>0.169399</text:p>
              </table:table-cell>
              <table:table-cell office:value-type="float" office:value="0.300755">
                <text:p>0.300755</text:p>
              </table:table-cell>
              <table:table-cell office:value-type="float" office:value="0.38706">
                <text:p>0.38706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3953">
                <text:p>-0.53953</text:p>
              </table:table-cell>
              <table:table-cell office:value-type="float" office:value="-0.02778">
                <text:p>-0.02778</text:p>
              </table:table-cell>
              <table:table-cell office:value-type="float" office:value="-0.002537">
                <text:p>-0.002537</text:p>
              </table:table-cell>
              <table:table-cell office:value-type="float" office:value="0.012702">
                <text:p>0.012702</text:p>
              </table:table-cell>
              <table:table-cell office:value-type="float" office:value="0.028558">
                <text:p>0.028558</text:p>
              </table:table-cell>
              <table:table-cell office:value-type="float" office:value="0.053846">
                <text:p>0.053846</text:p>
              </table:table-cell>
              <table:table-cell office:value-type="float" office:value="0.07724">
                <text:p>0.07724</text:p>
              </table:table-cell>
              <table:table-cell office:value-type="float" office:value="0.113394">
                <text:p>0.113394</text:p>
              </table:table-cell>
              <table:table-cell office:value-type="float" office:value="0.171693">
                <text:p>0.171693</text:p>
              </table:table-cell>
              <table:table-cell office:value-type="float" office:value="0.330344">
                <text:p>0.330344</text:p>
              </table:table-cell>
              <table:table-cell office:value-type="float" office:value="0.401452">
                <text:p>0.401452</text:p>
              </table:table-cell>
              <table:table-cell office:value-type="float" office:value="0.021793">
                <text:p>0.0217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74018">
                <text:p>-0.574018</text:p>
              </table:table-cell>
              <table:table-cell office:value-type="float" office:value="-0.017429">
                <text:p>-0.017429</text:p>
              </table:table-cell>
              <table:table-cell office:value-type="float" office:value="0.005006">
                <text:p>0.005006</text:p>
              </table:table-cell>
              <table:table-cell office:value-type="float" office:value="0.020246">
                <text:p>0.020246</text:p>
              </table:table-cell>
              <table:table-cell office:value-type="float" office:value="0.043342">
                <text:p>0.043342</text:p>
              </table:table-cell>
              <table:table-cell office:value-type="float" office:value="0.070741">
                <text:p>0.070741</text:p>
              </table:table-cell>
              <table:table-cell office:value-type="float" office:value="0.099335">
                <text:p>0.099335</text:p>
              </table:table-cell>
              <table:table-cell office:value-type="float" office:value="0.159703">
                <text:p>0.159703</text:p>
              </table:table-cell>
              <table:table-cell office:value-type="float" office:value="0.214191">
                <text:p>0.214191</text:p>
              </table:table-cell>
              <table:table-cell office:value-type="float" office:value="0.354996">
                <text:p>0.354996</text:p>
              </table:table-cell>
              <table:table-cell office:value-type="float" office:value="0.401452">
                <text:p>0.401452</text:p>
              </table:table-cell>
              <table:table-cell office:value-type="float" office:value="0.037611">
                <text:p>0.0376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671942">
                <text:p>-0.671942</text:p>
              </table:table-cell>
              <table:table-cell office:value-type="float" office:value="-0.015546">
                <text:p>-0.015546</text:p>
              </table:table-cell>
              <table:table-cell office:value-type="float" office:value="0.017774">
                <text:p>0.017774</text:p>
              </table:table-cell>
              <table:table-cell office:value-type="float" office:value="0.042012">
                <text:p>0.042012</text:p>
              </table:table-cell>
              <table:table-cell office:value-type="float" office:value="0.062308">
                <text:p>0.062308</text:p>
              </table:table-cell>
              <table:table-cell office:value-type="float" office:value="0.087505">
                <text:p>0.087505</text:p>
              </table:table-cell>
              <table:table-cell office:value-type="float" office:value="0.133644">
                <text:p>0.133644</text:p>
              </table:table-cell>
              <table:table-cell office:value-type="float" office:value="0.183661">
                <text:p>0.183661</text:p>
              </table:table-cell>
              <table:table-cell office:value-type="float" office:value="0.27135">
                <text:p>0.27135</text:p>
              </table:table-cell>
              <table:table-cell office:value-type="float" office:value="0.379667">
                <text:p>0.379667</text:p>
              </table:table-cell>
              <table:table-cell office:value-type="float" office:value="0.456502">
                <text:p>0.456502</text:p>
              </table:table-cell>
              <table:table-cell office:value-type="float" office:value="0.049043">
                <text:p>0.0490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958653">
                <text:p>-0.958653</text:p>
              </table:table-cell>
              <table:table-cell office:value-type="float" office:value="-0.044897">
                <text:p>-0.044897</text:p>
              </table:table-cell>
              <table:table-cell office:value-type="float" office:value="0.0054">
                <text:p>0.0054</text:p>
              </table:table-cell>
              <table:table-cell office:value-type="float" office:value="0.030093">
                <text:p>0.030093</text:p>
              </table:table-cell>
              <table:table-cell office:value-type="float" office:value="0.05295">
                <text:p>0.05295</text:p>
              </table:table-cell>
              <table:table-cell office:value-type="float" office:value="0.077102">
                <text:p>0.077102</text:p>
              </table:table-cell>
              <table:table-cell office:value-type="float" office:value="0.116633">
                <text:p>0.116633</text:p>
              </table:table-cell>
              <table:table-cell office:value-type="float" office:value="0.169525">
                <text:p>0.169525</text:p>
              </table:table-cell>
              <table:table-cell office:value-type="float" office:value="0.260995">
                <text:p>0.260995</text:p>
              </table:table-cell>
              <table:table-cell office:value-type="float" office:value="0.376766">
                <text:p>0.376766</text:p>
              </table:table-cell>
              <table:table-cell office:value-type="float" office:value="0.456502">
                <text:p>0.456502</text:p>
              </table:table-cell>
              <table:table-cell office:value-type="float" office:value="0.008592">
                <text:p>0.008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4242">
                <text:p>-0.54242</text:p>
              </table:table-cell>
              <table:table-cell office:value-type="float" office:value="-0.009856">
                <text:p>-0.009856</text:p>
              </table:table-cell>
              <table:table-cell office:value-type="float" office:value="0.018032">
                <text:p>0.018032</text:p>
              </table:table-cell>
              <table:table-cell office:value-type="float" office:value="0.04292">
                <text:p>0.04292</text:p>
              </table:table-cell>
              <table:table-cell office:value-type="float" office:value="0.066871">
                <text:p>0.066871</text:p>
              </table:table-cell>
              <table:table-cell office:value-type="float" office:value="0.106711">
                <text:p>0.106711</text:p>
              </table:table-cell>
              <table:table-cell office:value-type="float" office:value="0.155271">
                <text:p>0.155271</text:p>
              </table:table-cell>
              <table:table-cell office:value-type="float" office:value="0.214795">
                <text:p>0.214795</text:p>
              </table:table-cell>
              <table:table-cell office:value-type="float" office:value="0.309805">
                <text:p>0.309805</text:p>
              </table:table-cell>
              <table:table-cell office:value-type="float" office:value="0.410824">
                <text:p>0.410824</text:p>
              </table:table-cell>
              <table:table-cell office:value-type="float" office:value="0.456502">
                <text:p>0.456502</text:p>
              </table:table-cell>
              <table:table-cell office:value-type="float" office:value="0.077295">
                <text:p>0.0772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482087">
                <text:p>-0.482087</text:p>
              </table:table-cell>
              <table:table-cell office:value-type="float" office:value="-0.009034">
                <text:p>-0.009034</text:p>
              </table:table-cell>
              <table:table-cell office:value-type="float" office:value="0.017749">
                <text:p>0.017749</text:p>
              </table:table-cell>
              <table:table-cell office:value-type="float" office:value="0.042686">
                <text:p>0.042686</text:p>
              </table:table-cell>
              <table:table-cell office:value-type="float" office:value="0.078501">
                <text:p>0.078501</text:p>
              </table:table-cell>
              <table:table-cell office:value-type="float" office:value="0.123667">
                <text:p>0.123667</text:p>
              </table:table-cell>
              <table:table-cell office:value-type="float" office:value="0.175879">
                <text:p>0.175879</text:p>
              </table:table-cell>
              <table:table-cell office:value-type="float" office:value="0.227352">
                <text:p>0.227352</text:p>
              </table:table-cell>
              <table:table-cell office:value-type="float" office:value="0.319478">
                <text:p>0.319478</text:p>
              </table:table-cell>
              <table:table-cell office:value-type="float" office:value="0.420508">
                <text:p>0.420508</text:p>
              </table:table-cell>
              <table:table-cell office:value-type="float" office:value="0.456502">
                <text:p>0.456502</text:p>
              </table:table-cell>
              <table:table-cell office:value-type="float" office:value="0.09147">
                <text:p>0.091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292258">
                <text:p>-0.292258</text:p>
              </table:table-cell>
              <table:table-cell office:value-type="float" office:value="0.005092">
                <text:p>0.005092</text:p>
              </table:table-cell>
              <table:table-cell office:value-type="float" office:value="0.031379">
                <text:p>0.031379</text:p>
              </table:table-cell>
              <table:table-cell office:value-type="float" office:value="0.056224">
                <text:p>0.056224</text:p>
              </table:table-cell>
              <table:table-cell office:value-type="float" office:value="0.085393">
                <text:p>0.085393</text:p>
              </table:table-cell>
              <table:table-cell office:value-type="float" office:value="0.145825">
                <text:p>0.145825</text:p>
              </table:table-cell>
              <table:table-cell office:value-type="float" office:value="0.198312">
                <text:p>0.198312</text:p>
              </table:table-cell>
              <table:table-cell office:value-type="float" office:value="0.256758">
                <text:p>0.256758</text:p>
              </table:table-cell>
              <table:table-cell office:value-type="float" office:value="0.348633">
                <text:p>0.348633</text:p>
              </table:table-cell>
              <table:table-cell office:value-type="float" office:value="0.430867">
                <text:p>0.430867</text:p>
              </table:table-cell>
              <table:table-cell office:value-type="float" office:value="0.456502">
                <text:p>0.456502</text:p>
              </table:table-cell>
              <table:table-cell office:value-type="float" office:value="0.126623">
                <text:p>0.1266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24498">
                <text:p>-0.524498</text:p>
              </table:table-cell>
              <table:table-cell office:value-type="float" office:value="-0.000587">
                <text:p>-0.000587</text:p>
              </table:table-cell>
              <table:table-cell office:value-type="float" office:value="0.029061">
                <text:p>0.029061</text:p>
              </table:table-cell>
              <table:table-cell office:value-type="float" office:value="0.056633">
                <text:p>0.056633</text:p>
              </table:table-cell>
              <table:table-cell office:value-type="float" office:value="0.100296">
                <text:p>0.100296</text:p>
              </table:table-cell>
              <table:table-cell office:value-type="float" office:value="0.155921">
                <text:p>0.155921</text:p>
              </table:table-cell>
              <table:table-cell office:value-type="float" office:value="0.206927">
                <text:p>0.206927</text:p>
              </table:table-cell>
              <table:table-cell office:value-type="float" office:value="0.2698">
                <text:p>0.2698</text:p>
              </table:table-cell>
              <table:table-cell office:value-type="float" office:value="0.362375">
                <text:p>0.362375</text:p>
              </table:table-cell>
              <table:table-cell office:value-type="float" office:value="0.427818">
                <text:p>0.427818</text:p>
              </table:table-cell>
              <table:table-cell office:value-type="float" office:value="0.456502">
                <text:p>0.456502</text:p>
              </table:table-cell>
              <table:table-cell office:value-type="float" office:value="0.108375">
                <text:p>0.108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33682">
                <text:p>-0.433682</text:p>
              </table:table-cell>
              <table:table-cell office:value-type="float" office:value="0.007533">
                <text:p>0.007533</text:p>
              </table:table-cell>
              <table:table-cell office:value-type="float" office:value="0.054806">
                <text:p>0.054806</text:p>
              </table:table-cell>
              <table:table-cell office:value-type="float" office:value="0.10264">
                <text:p>0.10264</text:p>
              </table:table-cell>
              <table:table-cell office:value-type="float" office:value="0.149077">
                <text:p>0.149077</text:p>
              </table:table-cell>
              <table:table-cell office:value-type="float" office:value="0.18759">
                <text:p>0.18759</text:p>
              </table:table-cell>
              <table:table-cell office:value-type="float" office:value="0.22044">
                <text:p>0.22044</text:p>
              </table:table-cell>
              <table:table-cell office:value-type="float" office:value="0.286611">
                <text:p>0.286611</text:p>
              </table:table-cell>
              <table:table-cell office:value-type="float" office:value="0.369029">
                <text:p>0.369029</text:p>
              </table:table-cell>
              <table:table-cell office:value-type="float" office:value="0.422647">
                <text:p>0.422647</text:p>
              </table:table-cell>
              <table:table-cell office:value-type="float" office:value="0.456502">
                <text:p>0.456502</text:p>
              </table:table-cell>
              <table:table-cell office:value-type="float" office:value="0.136669">
                <text:p>0.1366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79115">
                <text:p>-0.379115</text:p>
              </table:table-cell>
              <table:table-cell office:value-type="float" office:value="0.010379">
                <text:p>0.010379</text:p>
              </table:table-cell>
              <table:table-cell office:value-type="float" office:value="0.061888">
                <text:p>0.061888</text:p>
              </table:table-cell>
              <table:table-cell office:value-type="float" office:value="0.096916">
                <text:p>0.096916</text:p>
              </table:table-cell>
              <table:table-cell office:value-type="float" office:value="0.154946">
                <text:p>0.154946</text:p>
              </table:table-cell>
              <table:table-cell office:value-type="float" office:value="0.201879">
                <text:p>0.201879</text:p>
              </table:table-cell>
              <table:table-cell office:value-type="float" office:value="0.249506">
                <text:p>0.249506</text:p>
              </table:table-cell>
              <table:table-cell office:value-type="float" office:value="0.326849">
                <text:p>0.326849</text:p>
              </table:table-cell>
              <table:table-cell office:value-type="float" office:value="0.378799">
                <text:p>0.378799</text:p>
              </table:table-cell>
              <table:table-cell office:value-type="float" office:value="0.426886">
                <text:p>0.426886</text:p>
              </table:table-cell>
              <table:table-cell office:value-type="float" office:value="0.483431">
                <text:p>0.483431</text:p>
              </table:table-cell>
              <table:table-cell office:value-type="float" office:value="0.152893">
                <text:p>0.1528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17586">
                <text:p>-0.317586</text:p>
              </table:table-cell>
              <table:table-cell office:value-type="float" office:value="0.028096">
                <text:p>0.028096</text:p>
              </table:table-cell>
              <table:table-cell office:value-type="float" office:value="0.075706">
                <text:p>0.075706</text:p>
              </table:table-cell>
              <table:table-cell office:value-type="float" office:value="0.112707">
                <text:p>0.112707</text:p>
              </table:table-cell>
              <table:table-cell office:value-type="float" office:value="0.1746">
                <text:p>0.1746</text:p>
              </table:table-cell>
              <table:table-cell office:value-type="float" office:value="0.223408">
                <text:p>0.223408</text:p>
              </table:table-cell>
              <table:table-cell office:value-type="float" office:value="0.276717">
                <text:p>0.276717</text:p>
              </table:table-cell>
              <table:table-cell office:value-type="float" office:value="0.333632">
                <text:p>0.333632</text:p>
              </table:table-cell>
              <table:table-cell office:value-type="float" office:value="0.381441">
                <text:p>0.381441</text:p>
              </table:table-cell>
              <table:table-cell office:value-type="float" office:value="0.437179">
                <text:p>0.437179</text:p>
              </table:table-cell>
              <table:table-cell office:value-type="float" office:value="0.483431">
                <text:p>0.483431</text:p>
              </table:table-cell>
              <table:table-cell office:value-type="float" office:value="0.17259">
                <text:p>0.172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09254">
                <text:p>-0.309254</text:p>
              </table:table-cell>
              <table:table-cell office:value-type="float" office:value="0.055812">
                <text:p>0.055812</text:p>
              </table:table-cell>
              <table:table-cell office:value-type="float" office:value="0.1058">
                <text:p>0.1058</text:p>
              </table:table-cell>
              <table:table-cell office:value-type="float" office:value="0.167072">
                <text:p>0.167072</text:p>
              </table:table-cell>
              <table:table-cell office:value-type="float" office:value="0.210748">
                <text:p>0.210748</text:p>
              </table:table-cell>
              <table:table-cell office:value-type="float" office:value="0.249345">
                <text:p>0.249345</text:p>
              </table:table-cell>
              <table:table-cell office:value-type="float" office:value="0.302259">
                <text:p>0.302259</text:p>
              </table:table-cell>
              <table:table-cell office:value-type="float" office:value="0.346699">
                <text:p>0.346699</text:p>
              </table:table-cell>
              <table:table-cell office:value-type="float" office:value="0.399205">
                <text:p>0.399205</text:p>
              </table:table-cell>
              <table:table-cell office:value-type="float" office:value="0.440555">
                <text:p>0.440555</text:p>
              </table:table-cell>
              <table:table-cell office:value-type="float" office:value="0.483431">
                <text:p>0.483431</text:p>
              </table:table-cell>
              <table:table-cell office:value-type="float" office:value="0.196824">
                <text:p>0.1968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99401">
                <text:p>-0.199401</text:p>
              </table:table-cell>
              <table:table-cell office:value-type="float" office:value="0.064662">
                <text:p>0.064662</text:p>
              </table:table-cell>
              <table:table-cell office:value-type="float" office:value="0.116376">
                <text:p>0.116376</text:p>
              </table:table-cell>
              <table:table-cell office:value-type="float" office:value="0.174338">
                <text:p>0.174338</text:p>
              </table:table-cell>
              <table:table-cell office:value-type="float" office:value="0.222068">
                <text:p>0.222068</text:p>
              </table:table-cell>
              <table:table-cell office:value-type="float" office:value="0.252065">
                <text:p>0.252065</text:p>
              </table:table-cell>
              <table:table-cell office:value-type="float" office:value="0.301182">
                <text:p>0.301182</text:p>
              </table:table-cell>
              <table:table-cell office:value-type="float" office:value="0.351084">
                <text:p>0.351084</text:p>
              </table:table-cell>
              <table:table-cell office:value-type="float" office:value="0.391557">
                <text:p>0.391557</text:p>
              </table:table-cell>
              <table:table-cell office:value-type="float" office:value="0.439936">
                <text:p>0.439936</text:p>
              </table:table-cell>
              <table:table-cell office:value-type="float" office:value="0.483431">
                <text:p>0.483431</text:p>
              </table:table-cell>
              <table:table-cell office:value-type="float" office:value="0.211387">
                <text:p>0.2113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308153">
                <text:p>-0.308153</text:p>
              </table:table-cell>
              <table:table-cell office:value-type="float" office:value="0.043071">
                <text:p>0.043071</text:p>
              </table:table-cell>
              <table:table-cell office:value-type="float" office:value="0.090249">
                <text:p>0.090249</text:p>
              </table:table-cell>
              <table:table-cell office:value-type="float" office:value="0.160426">
                <text:p>0.160426</text:p>
              </table:table-cell>
              <table:table-cell office:value-type="float" office:value="0.199395">
                <text:p>0.199395</text:p>
              </table:table-cell>
              <table:table-cell office:value-type="float" office:value="0.243162">
                <text:p>0.243162</text:p>
              </table:table-cell>
              <table:table-cell office:value-type="float" office:value="0.297707">
                <text:p>0.297707</text:p>
              </table:table-cell>
              <table:table-cell office:value-type="float" office:value="0.342507">
                <text:p>0.342507</text:p>
              </table:table-cell>
              <table:table-cell office:value-type="float" office:value="0.381517">
                <text:p>0.381517</text:p>
              </table:table-cell>
              <table:table-cell office:value-type="float" office:value="0.441614">
                <text:p>0.441614</text:p>
              </table:table-cell>
              <table:table-cell office:value-type="float" office:value="0.483431">
                <text:p>0.483431</text:p>
              </table:table-cell>
              <table:table-cell office:value-type="float" office:value="0.189149">
                <text:p>0.18914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1269">
                <text:p>-0.61269</text:p>
              </table:table-cell>
              <table:table-cell office:value-type="float" office:value="0.038744">
                <text:p>0.038744</text:p>
              </table:table-cell>
              <table:table-cell office:value-type="float" office:value="0.089786">
                <text:p>0.089786</text:p>
              </table:table-cell>
              <table:table-cell office:value-type="float" office:value="0.14681">
                <text:p>0.14681</text:p>
              </table:table-cell>
              <table:table-cell office:value-type="float" office:value="0.192362">
                <text:p>0.192362</text:p>
              </table:table-cell>
              <table:table-cell office:value-type="float" office:value="0.234363">
                <text:p>0.234363</text:p>
              </table:table-cell>
              <table:table-cell office:value-type="float" office:value="0.287702">
                <text:p>0.287702</text:p>
              </table:table-cell>
              <table:table-cell office:value-type="float" office:value="0.330054">
                <text:p>0.330054</text:p>
              </table:table-cell>
              <table:table-cell office:value-type="float" office:value="0.367747">
                <text:p>0.367747</text:p>
              </table:table-cell>
              <table:table-cell office:value-type="float" office:value="0.435827">
                <text:p>0.435827</text:p>
              </table:table-cell>
              <table:table-cell office:value-type="float" office:value="0.483431">
                <text:p>0.483431</text:p>
              </table:table-cell>
              <table:table-cell office:value-type="float" office:value="0.151071">
                <text:p>0.1510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6238">
                <text:p>-0.46238</text:p>
              </table:table-cell>
              <table:table-cell office:value-type="float" office:value="0.037438">
                <text:p>0.037438</text:p>
              </table:table-cell>
              <table:table-cell office:value-type="float" office:value="0.087429">
                <text:p>0.087429</text:p>
              </table:table-cell>
              <table:table-cell office:value-type="float" office:value="0.139329">
                <text:p>0.139329</text:p>
              </table:table-cell>
              <table:table-cell office:value-type="float" office:value="0.194988">
                <text:p>0.194988</text:p>
              </table:table-cell>
              <table:table-cell office:value-type="float" office:value="0.245113">
                <text:p>0.245113</text:p>
              </table:table-cell>
              <table:table-cell office:value-type="float" office:value="0.29223">
                <text:p>0.29223</text:p>
              </table:table-cell>
              <table:table-cell office:value-type="float" office:value="0.338104">
                <text:p>0.338104</text:p>
              </table:table-cell>
              <table:table-cell office:value-type="float" office:value="0.375946">
                <text:p>0.375946</text:p>
              </table:table-cell>
              <table:table-cell office:value-type="float" office:value="0.443642">
                <text:p>0.443642</text:p>
              </table:table-cell>
              <table:table-cell office:value-type="float" office:value="0.483431">
                <text:p>0.483431</text:p>
              </table:table-cell>
              <table:table-cell office:value-type="float" office:value="0.169184">
                <text:p>0.1691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301955">
                <text:p>-0.301955</text:p>
              </table:table-cell>
              <table:table-cell office:value-type="float" office:value="0.062717">
                <text:p>0.062717</text:p>
              </table:table-cell>
              <table:table-cell office:value-type="float" office:value="0.106385">
                <text:p>0.106385</text:p>
              </table:table-cell>
              <table:table-cell office:value-type="float" office:value="0.144844">
                <text:p>0.144844</text:p>
              </table:table-cell>
              <table:table-cell office:value-type="float" office:value="0.195557">
                <text:p>0.195557</text:p>
              </table:table-cell>
              <table:table-cell office:value-type="float" office:value="0.243701">
                <text:p>0.243701</text:p>
              </table:table-cell>
              <table:table-cell office:value-type="float" office:value="0.296386">
                <text:p>0.296386</text:p>
              </table:table-cell>
              <table:table-cell office:value-type="float" office:value="0.33189">
                <text:p>0.33189</text:p>
              </table:table-cell>
              <table:table-cell office:value-type="float" office:value="0.374669">
                <text:p>0.374669</text:p>
              </table:table-cell>
              <table:table-cell office:value-type="float" office:value="0.445303">
                <text:p>0.445303</text:p>
              </table:table-cell>
              <table:table-cell office:value-type="float" office:value="0.483431">
                <text:p>0.483431</text:p>
              </table:table-cell>
              <table:table-cell office:value-type="float" office:value="0.18995">
                <text:p>0.189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96946">
                <text:p>-0.296946</text:p>
              </table:table-cell>
              <table:table-cell office:value-type="float" office:value="0.076949">
                <text:p>0.076949</text:p>
              </table:table-cell>
              <table:table-cell office:value-type="float" office:value="0.12793">
                <text:p>0.12793</text:p>
              </table:table-cell>
              <table:table-cell office:value-type="float" office:value="0.172043">
                <text:p>0.172043</text:p>
              </table:table-cell>
              <table:table-cell office:value-type="float" office:value="0.228488">
                <text:p>0.228488</text:p>
              </table:table-cell>
              <table:table-cell office:value-type="float" office:value="0.270743">
                <text:p>0.270743</text:p>
              </table:table-cell>
              <table:table-cell office:value-type="float" office:value="0.312017">
                <text:p>0.312017</text:p>
              </table:table-cell>
              <table:table-cell office:value-type="float" office:value="0.341969">
                <text:p>0.341969</text:p>
              </table:table-cell>
              <table:table-cell office:value-type="float" office:value="0.378246">
                <text:p>0.378246</text:p>
              </table:table-cell>
              <table:table-cell office:value-type="float" office:value="0.442217">
                <text:p>0.442217</text:p>
              </table:table-cell>
              <table:table-cell office:value-type="float" office:value="0.483431">
                <text:p>0.483431</text:p>
              </table:table-cell>
              <table:table-cell office:value-type="float" office:value="0.205366">
                <text:p>0.2053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56305">
                <text:p>-0.256305</text:p>
              </table:table-cell>
              <table:table-cell office:value-type="float" office:value="0.083616">
                <text:p>0.083616</text:p>
              </table:table-cell>
              <table:table-cell office:value-type="float" office:value="0.132672">
                <text:p>0.132672</text:p>
              </table:table-cell>
              <table:table-cell office:value-type="float" office:value="0.181295">
                <text:p>0.181295</text:p>
              </table:table-cell>
              <table:table-cell office:value-type="float" office:value="0.224236">
                <text:p>0.224236</text:p>
              </table:table-cell>
              <table:table-cell office:value-type="float" office:value="0.258173">
                <text:p>0.258173</text:p>
              </table:table-cell>
              <table:table-cell office:value-type="float" office:value="0.296019">
                <text:p>0.296019</text:p>
              </table:table-cell>
              <table:table-cell office:value-type="float" office:value="0.334943">
                <text:p>0.334943</text:p>
              </table:table-cell>
              <table:table-cell office:value-type="float" office:value="0.372067">
                <text:p>0.372067</text:p>
              </table:table-cell>
              <table:table-cell office:value-type="float" office:value="0.44132">
                <text:p>0.44132</text:p>
              </table:table-cell>
              <table:table-cell office:value-type="float" office:value="0.483431">
                <text:p>0.483431</text:p>
              </table:table-cell>
              <table:table-cell office:value-type="float" office:value="0.206804">
                <text:p>0.2068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95068">
                <text:p>-0.295068</text:p>
              </table:table-cell>
              <table:table-cell office:value-type="float" office:value="0.088991">
                <text:p>0.088991</text:p>
              </table:table-cell>
              <table:table-cell office:value-type="float" office:value="0.13321">
                <text:p>0.13321</text:p>
              </table:table-cell>
              <table:table-cell office:value-type="float" office:value="0.189929">
                <text:p>0.189929</text:p>
              </table:table-cell>
              <table:table-cell office:value-type="float" office:value="0.232561">
                <text:p>0.232561</text:p>
              </table:table-cell>
              <table:table-cell office:value-type="float" office:value="0.271325">
                <text:p>0.271325</text:p>
              </table:table-cell>
              <table:table-cell office:value-type="float" office:value="0.301752">
                <text:p>0.301752</text:p>
              </table:table-cell>
              <table:table-cell office:value-type="float" office:value="0.336907">
                <text:p>0.336907</text:p>
              </table:table-cell>
              <table:table-cell office:value-type="float" office:value="0.375937">
                <text:p>0.375937</text:p>
              </table:table-cell>
              <table:table-cell office:value-type="float" office:value="0.439924">
                <text:p>0.439924</text:p>
              </table:table-cell>
              <table:table-cell office:value-type="float" office:value="0.483431">
                <text:p>0.483431</text:p>
              </table:table-cell>
              <table:table-cell office:value-type="float" office:value="0.207547">
                <text:p>0.2075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39912">
                <text:p>-0.139912</text:p>
              </table:table-cell>
              <table:table-cell office:value-type="float" office:value="0.080506">
                <text:p>0.080506</text:p>
              </table:table-cell>
              <table:table-cell office:value-type="float" office:value="0.110457">
                <text:p>0.110457</text:p>
              </table:table-cell>
              <table:table-cell office:value-type="float" office:value="0.166589">
                <text:p>0.166589</text:p>
              </table:table-cell>
              <table:table-cell office:value-type="float" office:value="0.211197">
                <text:p>0.211197</text:p>
              </table:table-cell>
              <table:table-cell office:value-type="float" office:value="0.255818">
                <text:p>0.255818</text:p>
              </table:table-cell>
              <table:table-cell office:value-type="float" office:value="0.284142">
                <text:p>0.284142</text:p>
              </table:table-cell>
              <table:table-cell office:value-type="float" office:value="0.309621">
                <text:p>0.309621</text:p>
              </table:table-cell>
              <table:table-cell office:value-type="float" office:value="0.358768">
                <text:p>0.358768</text:p>
              </table:table-cell>
              <table:table-cell office:value-type="float" office:value="0.432914">
                <text:p>0.432914</text:p>
              </table:table-cell>
              <table:table-cell office:value-type="float" office:value="0.483431">
                <text:p>0.483431</text:p>
              </table:table-cell>
              <table:table-cell office:value-type="float" office:value="0.20701">
                <text:p>0.207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86939">
                <text:p>-0.186939</text:p>
              </table:table-cell>
              <table:table-cell office:value-type="float" office:value="0.0895">
                <text:p>0.0895</text:p>
              </table:table-cell>
              <table:table-cell office:value-type="float" office:value="0.134769">
                <text:p>0.134769</text:p>
              </table:table-cell>
              <table:table-cell office:value-type="float" office:value="0.189662">
                <text:p>0.189662</text:p>
              </table:table-cell>
              <table:table-cell office:value-type="float" office:value="0.23855">
                <text:p>0.23855</text:p>
              </table:table-cell>
              <table:table-cell office:value-type="float" office:value="0.270422">
                <text:p>0.270422</text:p>
              </table:table-cell>
              <table:table-cell office:value-type="float" office:value="0.295907">
                <text:p>0.295907</text:p>
              </table:table-cell>
              <table:table-cell office:value-type="float" office:value="0.327034">
                <text:p>0.327034</text:p>
              </table:table-cell>
              <table:table-cell office:value-type="float" office:value="0.389431">
                <text:p>0.389431</text:p>
              </table:table-cell>
              <table:table-cell office:value-type="float" office:value="0.448862">
                <text:p>0.448862</text:p>
              </table:table-cell>
              <table:table-cell office:value-type="float" office:value="0.483431">
                <text:p>0.483431</text:p>
              </table:table-cell>
              <table:table-cell office:value-type="float" office:value="0.21972">
                <text:p>0.219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31826">
                <text:p>-0.231826</text:p>
              </table:table-cell>
              <table:table-cell office:value-type="float" office:value="0.09609">
                <text:p>0.09609</text:p>
              </table:table-cell>
              <table:table-cell office:value-type="float" office:value="0.143693">
                <text:p>0.143693</text:p>
              </table:table-cell>
              <table:table-cell office:value-type="float" office:value="0.195591">
                <text:p>0.195591</text:p>
              </table:table-cell>
              <table:table-cell office:value-type="float" office:value="0.232863">
                <text:p>0.232863</text:p>
              </table:table-cell>
              <table:table-cell office:value-type="float" office:value="0.263832">
                <text:p>0.263832</text:p>
              </table:table-cell>
              <table:table-cell office:value-type="float" office:value="0.28808">
                <text:p>0.28808</text:p>
              </table:table-cell>
              <table:table-cell office:value-type="float" office:value="0.315506">
                <text:p>0.315506</text:p>
              </table:table-cell>
              <table:table-cell office:value-type="float" office:value="0.379009">
                <text:p>0.379009</text:p>
              </table:table-cell>
              <table:table-cell office:value-type="float" office:value="0.436398">
                <text:p>0.436398</text:p>
              </table:table-cell>
              <table:table-cell office:value-type="float" office:value="0.483431">
                <text:p>0.483431</text:p>
              </table:table-cell>
              <table:table-cell office:value-type="float" office:value="0.211924">
                <text:p>0.2119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85132">
                <text:p>-0.385132</text:p>
              </table:table-cell>
              <table:table-cell office:value-type="float" office:value="0.094476">
                <text:p>0.094476</text:p>
              </table:table-cell>
              <table:table-cell office:value-type="float" office:value="0.155409">
                <text:p>0.155409</text:p>
              </table:table-cell>
              <table:table-cell office:value-type="float" office:value="0.194005">
                <text:p>0.194005</text:p>
              </table:table-cell>
              <table:table-cell office:value-type="float" office:value="0.226517">
                <text:p>0.226517</text:p>
              </table:table-cell>
              <table:table-cell office:value-type="float" office:value="0.257887">
                <text:p>0.257887</text:p>
              </table:table-cell>
              <table:table-cell office:value-type="float" office:value="0.289963">
                <text:p>0.289963</text:p>
              </table:table-cell>
              <table:table-cell office:value-type="float" office:value="0.324147">
                <text:p>0.324147</text:p>
              </table:table-cell>
              <table:table-cell office:value-type="float" office:value="0.381083">
                <text:p>0.381083</text:p>
              </table:table-cell>
              <table:table-cell office:value-type="float" office:value="0.435452">
                <text:p>0.435452</text:p>
              </table:table-cell>
              <table:table-cell office:value-type="float" office:value="0.483431">
                <text:p>0.483431</text:p>
              </table:table-cell>
              <table:table-cell office:value-type="float" office:value="0.197381">
                <text:p>0.1973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14325">
                <text:p>-0.214325</text:p>
              </table:table-cell>
              <table:table-cell office:value-type="float" office:value="0.097037">
                <text:p>0.097037</text:p>
              </table:table-cell>
              <table:table-cell office:value-type="float" office:value="0.15155">
                <text:p>0.15155</text:p>
              </table:table-cell>
              <table:table-cell office:value-type="float" office:value="0.195312">
                <text:p>0.195312</text:p>
              </table:table-cell>
              <table:table-cell office:value-type="float" office:value="0.218278">
                <text:p>0.218278</text:p>
              </table:table-cell>
              <table:table-cell office:value-type="float" office:value="0.24542">
                <text:p>0.24542</text:p>
              </table:table-cell>
              <table:table-cell office:value-type="float" office:value="0.281515">
                <text:p>0.281515</text:p>
              </table:table-cell>
              <table:table-cell office:value-type="float" office:value="0.323874">
                <text:p>0.323874</text:p>
              </table:table-cell>
              <table:table-cell office:value-type="float" office:value="0.369529">
                <text:p>0.369529</text:p>
              </table:table-cell>
              <table:table-cell office:value-type="float" office:value="0.427888">
                <text:p>0.427888</text:p>
              </table:table-cell>
              <table:table-cell office:value-type="float" office:value="0.483431">
                <text:p>0.483431</text:p>
              </table:table-cell>
              <table:table-cell office:value-type="float" office:value="0.209608">
                <text:p>0.2096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20811">
                <text:p>-0.220811</text:p>
              </table:table-cell>
              <table:table-cell office:value-type="float" office:value="0.086343">
                <text:p>0.086343</text:p>
              </table:table-cell>
              <table:table-cell office:value-type="float" office:value="0.126654">
                <text:p>0.126654</text:p>
              </table:table-cell>
              <table:table-cell office:value-type="float" office:value="0.176342">
                <text:p>0.176342</text:p>
              </table:table-cell>
              <table:table-cell office:value-type="float" office:value="0.204365">
                <text:p>0.204365</text:p>
              </table:table-cell>
              <table:table-cell office:value-type="float" office:value="0.234165">
                <text:p>0.234165</text:p>
              </table:table-cell>
              <table:table-cell office:value-type="float" office:value="0.271571">
                <text:p>0.271571</text:p>
              </table:table-cell>
              <table:table-cell office:value-type="float" office:value="0.316546">
                <text:p>0.316546</text:p>
              </table:table-cell>
              <table:table-cell office:value-type="float" office:value="0.370803">
                <text:p>0.370803</text:p>
              </table:table-cell>
              <table:table-cell office:value-type="float" office:value="0.439154">
                <text:p>0.439154</text:p>
              </table:table-cell>
              <table:table-cell office:value-type="float" office:value="0.483431">
                <text:p>0.483431</text:p>
              </table:table-cell>
              <table:table-cell office:value-type="float" office:value="0.200513">
                <text:p>0.2005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69277">
                <text:p>-0.269277</text:p>
              </table:table-cell>
              <table:table-cell office:value-type="float" office:value="0.097104">
                <text:p>0.097104</text:p>
              </table:table-cell>
              <table:table-cell office:value-type="float" office:value="0.142464">
                <text:p>0.142464</text:p>
              </table:table-cell>
              <table:table-cell office:value-type="float" office:value="0.176312">
                <text:p>0.176312</text:p>
              </table:table-cell>
              <table:table-cell office:value-type="float" office:value="0.204633">
                <text:p>0.204633</text:p>
              </table:table-cell>
              <table:table-cell office:value-type="float" office:value="0.237316">
                <text:p>0.237316</text:p>
              </table:table-cell>
              <table:table-cell office:value-type="float" office:value="0.266698">
                <text:p>0.266698</text:p>
              </table:table-cell>
              <table:table-cell office:value-type="float" office:value="0.305418">
                <text:p>0.305418</text:p>
              </table:table-cell>
              <table:table-cell office:value-type="float" office:value="0.35582">
                <text:p>0.35582</text:p>
              </table:table-cell>
              <table:table-cell office:value-type="float" office:value="0.423171">
                <text:p>0.423171</text:p>
              </table:table-cell>
              <table:table-cell office:value-type="float" office:value="0.483431">
                <text:p>0.483431</text:p>
              </table:table-cell>
              <table:table-cell office:value-type="float" office:value="0.193966">
                <text:p>0.1939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68076">
                <text:p>-0.168076</text:p>
              </table:table-cell>
              <table:table-cell office:value-type="float" office:value="0.092314">
                <text:p>0.092314</text:p>
              </table:table-cell>
              <table:table-cell office:value-type="float" office:value="0.142872">
                <text:p>0.142872</text:p>
              </table:table-cell>
              <table:table-cell office:value-type="float" office:value="0.185908">
                <text:p>0.185908</text:p>
              </table:table-cell>
              <table:table-cell office:value-type="float" office:value="0.220368">
                <text:p>0.220368</text:p>
              </table:table-cell>
              <table:table-cell office:value-type="float" office:value="0.260477">
                <text:p>0.260477</text:p>
              </table:table-cell>
              <table:table-cell office:value-type="float" office:value="0.290414">
                <text:p>0.290414</text:p>
              </table:table-cell>
              <table:table-cell office:value-type="float" office:value="0.323741">
                <text:p>0.323741</text:p>
              </table:table-cell>
              <table:table-cell office:value-type="float" office:value="0.360072">
                <text:p>0.360072</text:p>
              </table:table-cell>
              <table:table-cell office:value-type="float" office:value="0.423566">
                <text:p>0.423566</text:p>
              </table:table-cell>
              <table:table-cell office:value-type="float" office:value="0.483431">
                <text:p>0.483431</text:p>
              </table:table-cell>
              <table:table-cell office:value-type="float" office:value="0.213166">
                <text:p>0.2131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50113">
                <text:p>-0.050113</text:p>
              </table:table-cell>
              <table:table-cell office:value-type="float" office:value="0.106305">
                <text:p>0.106305</text:p>
              </table:table-cell>
              <table:table-cell office:value-type="float" office:value="0.15381">
                <text:p>0.15381</text:p>
              </table:table-cell>
              <table:table-cell office:value-type="float" office:value="0.191106">
                <text:p>0.191106</text:p>
              </table:table-cell>
              <table:table-cell office:value-type="float" office:value="0.22208">
                <text:p>0.22208</text:p>
              </table:table-cell>
              <table:table-cell office:value-type="float" office:value="0.254136">
                <text:p>0.254136</text:p>
              </table:table-cell>
              <table:table-cell office:value-type="float" office:value="0.289176">
                <text:p>0.289176</text:p>
              </table:table-cell>
              <table:table-cell office:value-type="float" office:value="0.327635">
                <text:p>0.327635</text:p>
              </table:table-cell>
              <table:table-cell office:value-type="float" office:value="0.364327">
                <text:p>0.364327</text:p>
              </table:table-cell>
              <table:table-cell office:value-type="float" office:value="0.423892">
                <text:p>0.423892</text:p>
              </table:table-cell>
              <table:table-cell office:value-type="float" office:value="0.483431">
                <text:p>0.483431</text:p>
              </table:table-cell>
              <table:table-cell office:value-type="float" office:value="0.228235">
                <text:p>0.2282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316203">
                <text:p>-0.316203</text:p>
              </table:table-cell>
              <table:table-cell office:value-type="float" office:value="0.101799">
                <text:p>0.101799</text:p>
              </table:table-cell>
              <table:table-cell office:value-type="float" office:value="0.146492">
                <text:p>0.146492</text:p>
              </table:table-cell>
              <table:table-cell office:value-type="float" office:value="0.184573">
                <text:p>0.184573</text:p>
              </table:table-cell>
              <table:table-cell office:value-type="float" office:value="0.214167">
                <text:p>0.214167</text:p>
              </table:table-cell>
              <table:table-cell office:value-type="float" office:value="0.242036">
                <text:p>0.242036</text:p>
              </table:table-cell>
              <table:table-cell office:value-type="float" office:value="0.27747">
                <text:p>0.27747</text:p>
              </table:table-cell>
              <table:table-cell office:value-type="float" office:value="0.314268">
                <text:p>0.314268</text:p>
              </table:table-cell>
              <table:table-cell office:value-type="float" office:value="0.356829">
                <text:p>0.356829</text:p>
              </table:table-cell>
              <table:table-cell office:value-type="float" office:value="0.425435">
                <text:p>0.425435</text:p>
              </table:table-cell>
              <table:table-cell office:value-type="float" office:value="0.483431">
                <text:p>0.483431</text:p>
              </table:table-cell>
              <table:table-cell office:value-type="float" office:value="0.194687">
                <text:p>0.1946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15992">
                <text:p>-0.315992</text:p>
              </table:table-cell>
              <table:table-cell office:value-type="float" office:value="0.097846">
                <text:p>0.097846</text:p>
              </table:table-cell>
              <table:table-cell office:value-type="float" office:value="0.150615">
                <text:p>0.150615</text:p>
              </table:table-cell>
              <table:table-cell office:value-type="float" office:value="0.183697">
                <text:p>0.183697</text:p>
              </table:table-cell>
              <table:table-cell office:value-type="float" office:value="0.215581">
                <text:p>0.215581</text:p>
              </table:table-cell>
              <table:table-cell office:value-type="float" office:value="0.243471">
                <text:p>0.243471</text:p>
              </table:table-cell>
              <table:table-cell office:value-type="float" office:value="0.283558">
                <text:p>0.283558</text:p>
              </table:table-cell>
              <table:table-cell office:value-type="float" office:value="0.313999">
                <text:p>0.313999</text:p>
              </table:table-cell>
              <table:table-cell office:value-type="float" office:value="0.354453">
                <text:p>0.354453</text:p>
              </table:table-cell>
              <table:table-cell office:value-type="float" office:value="0.423388">
                <text:p>0.423388</text:p>
              </table:table-cell>
              <table:table-cell office:value-type="float" office:value="0.483431">
                <text:p>0.483431</text:p>
              </table:table-cell>
              <table:table-cell office:value-type="float" office:value="0.195061">
                <text:p>0.1950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06029">
                <text:p>-0.106029</text:p>
              </table:table-cell>
              <table:table-cell office:value-type="float" office:value="0.099754">
                <text:p>0.099754</text:p>
              </table:table-cell>
              <table:table-cell office:value-type="float" office:value="0.156341">
                <text:p>0.156341</text:p>
              </table:table-cell>
              <table:table-cell office:value-type="float" office:value="0.1947">
                <text:p>0.1947</text:p>
              </table:table-cell>
              <table:table-cell office:value-type="float" office:value="0.220423">
                <text:p>0.220423</text:p>
              </table:table-cell>
              <table:table-cell office:value-type="float" office:value="0.252161">
                <text:p>0.252161</text:p>
              </table:table-cell>
              <table:table-cell office:value-type="float" office:value="0.291966">
                <text:p>0.291966</text:p>
              </table:table-cell>
              <table:table-cell office:value-type="float" office:value="0.318511">
                <text:p>0.318511</text:p>
              </table:table-cell>
              <table:table-cell office:value-type="float" office:value="0.363648">
                <text:p>0.363648</text:p>
              </table:table-cell>
              <table:table-cell office:value-type="float" office:value="0.422938">
                <text:p>0.422938</text:p>
              </table:table-cell>
              <table:table-cell office:value-type="float" office:value="0.483431">
                <text:p>0.483431</text:p>
              </table:table-cell>
              <table:table-cell office:value-type="float" office:value="0.221441">
                <text:p>0.2214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204209">
                <text:p>-0.204209</text:p>
              </table:table-cell>
              <table:table-cell office:value-type="float" office:value="0.121592">
                <text:p>0.121592</text:p>
              </table:table-cell>
              <table:table-cell office:value-type="float" office:value="0.181523">
                <text:p>0.181523</text:p>
              </table:table-cell>
              <table:table-cell office:value-type="float" office:value="0.209873">
                <text:p>0.209873</text:p>
              </table:table-cell>
              <table:table-cell office:value-type="float" office:value="0.238968">
                <text:p>0.238968</text:p>
              </table:table-cell>
              <table:table-cell office:value-type="float" office:value="0.271112">
                <text:p>0.271112</text:p>
              </table:table-cell>
              <table:table-cell office:value-type="float" office:value="0.297603">
                <text:p>0.297603</text:p>
              </table:table-cell>
              <table:table-cell office:value-type="float" office:value="0.325025">
                <text:p>0.325025</text:p>
              </table:table-cell>
              <table:table-cell office:value-type="float" office:value="0.36381">
                <text:p>0.36381</text:p>
              </table:table-cell>
              <table:table-cell office:value-type="float" office:value="0.423288">
                <text:p>0.423288</text:p>
              </table:table-cell>
              <table:table-cell office:value-type="float" office:value="0.483431">
                <text:p>0.483431</text:p>
              </table:table-cell>
              <table:table-cell office:value-type="float" office:value="0.222859">
                <text:p>0.22285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152694">
                <text:p>-0.152694</text:p>
              </table:table-cell>
              <table:table-cell office:value-type="float" office:value="0.123705">
                <text:p>0.123705</text:p>
              </table:table-cell>
              <table:table-cell office:value-type="float" office:value="0.173192">
                <text:p>0.173192</text:p>
              </table:table-cell>
              <table:table-cell office:value-type="float" office:value="0.207283">
                <text:p>0.207283</text:p>
              </table:table-cell>
              <table:table-cell office:value-type="float" office:value="0.24001">
                <text:p>0.24001</text:p>
              </table:table-cell>
              <table:table-cell office:value-type="float" office:value="0.273467">
                <text:p>0.273467</text:p>
              </table:table-cell>
              <table:table-cell office:value-type="float" office:value="0.298802">
                <text:p>0.298802</text:p>
              </table:table-cell>
              <table:table-cell office:value-type="float" office:value="0.325742">
                <text:p>0.325742</text:p>
              </table:table-cell>
              <table:table-cell office:value-type="float" office:value="0.361571">
                <text:p>0.361571</text:p>
              </table:table-cell>
              <table:table-cell office:value-type="float" office:value="0.431001">
                <text:p>0.431001</text:p>
              </table:table-cell>
              <table:table-cell office:value-type="float" office:value="0.483431">
                <text:p>0.483431</text:p>
              </table:table-cell>
              <table:table-cell office:value-type="float" office:value="0.228208">
                <text:p>0.2282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267659">
                <text:p>-0.267659</text:p>
              </table:table-cell>
              <table:table-cell office:value-type="float" office:value="0.099346">
                <text:p>0.099346</text:p>
              </table:table-cell>
              <table:table-cell office:value-type="float" office:value="0.146121">
                <text:p>0.146121</text:p>
              </table:table-cell>
              <table:table-cell office:value-type="float" office:value="0.204622">
                <text:p>0.204622</text:p>
              </table:table-cell>
              <table:table-cell office:value-type="float" office:value="0.239382">
                <text:p>0.239382</text:p>
              </table:table-cell>
              <table:table-cell office:value-type="float" office:value="0.276166">
                <text:p>0.276166</text:p>
              </table:table-cell>
              <table:table-cell office:value-type="float" office:value="0.305173">
                <text:p>0.305173</text:p>
              </table:table-cell>
              <table:table-cell office:value-type="float" office:value="0.332913">
                <text:p>0.332913</text:p>
              </table:table-cell>
              <table:table-cell office:value-type="float" office:value="0.372607">
                <text:p>0.372607</text:p>
              </table:table-cell>
              <table:table-cell office:value-type="float" office:value="0.439731">
                <text:p>0.439731</text:p>
              </table:table-cell>
              <table:table-cell office:value-type="float" office:value="0.483431">
                <text:p>0.483431</text:p>
              </table:table-cell>
              <table:table-cell office:value-type="float" office:value="0.21484">
                <text:p>0.214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20217">
                <text:p>-0.20217</text:p>
              </table:table-cell>
              <table:table-cell office:value-type="float" office:value="0.104624">
                <text:p>0.104624</text:p>
              </table:table-cell>
              <table:table-cell office:value-type="float" office:value="0.145773">
                <text:p>0.145773</text:p>
              </table:table-cell>
              <table:table-cell office:value-type="float" office:value="0.195373">
                <text:p>0.195373</text:p>
              </table:table-cell>
              <table:table-cell office:value-type="float" office:value="0.23761">
                <text:p>0.23761</text:p>
              </table:table-cell>
              <table:table-cell office:value-type="float" office:value="0.270046">
                <text:p>0.270046</text:p>
              </table:table-cell>
              <table:table-cell office:value-type="float" office:value="0.299624">
                <text:p>0.299624</text:p>
              </table:table-cell>
              <table:table-cell office:value-type="float" office:value="0.329134">
                <text:p>0.329134</text:p>
              </table:table-cell>
              <table:table-cell office:value-type="float" office:value="0.364563">
                <text:p>0.364563</text:p>
              </table:table-cell>
              <table:table-cell office:value-type="float" office:value="0.431889">
                <text:p>0.431889</text:p>
              </table:table-cell>
              <table:table-cell office:value-type="float" office:value="0.483431">
                <text:p>0.483431</text:p>
              </table:table-cell>
              <table:table-cell office:value-type="float" office:value="0.217647">
                <text:p>0.217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148748">
                <text:p>-0.148748</text:p>
              </table:table-cell>
              <table:table-cell office:value-type="float" office:value="0.111639">
                <text:p>0.111639</text:p>
              </table:table-cell>
              <table:table-cell office:value-type="float" office:value="0.148254">
                <text:p>0.148254</text:p>
              </table:table-cell>
              <table:table-cell office:value-type="float" office:value="0.19197">
                <text:p>0.19197</text:p>
              </table:table-cell>
              <table:table-cell office:value-type="float" office:value="0.228689">
                <text:p>0.228689</text:p>
              </table:table-cell>
              <table:table-cell office:value-type="float" office:value="0.255331">
                <text:p>0.255331</text:p>
              </table:table-cell>
              <table:table-cell office:value-type="float" office:value="0.285177">
                <text:p>0.285177</text:p>
              </table:table-cell>
              <table:table-cell office:value-type="float" office:value="0.318681">
                <text:p>0.318681</text:p>
              </table:table-cell>
              <table:table-cell office:value-type="float" office:value="0.357433">
                <text:p>0.357433</text:p>
              </table:table-cell>
              <table:table-cell office:value-type="float" office:value="0.432664">
                <text:p>0.432664</text:p>
              </table:table-cell>
              <table:table-cell office:value-type="float" office:value="0.483431">
                <text:p>0.483431</text:p>
              </table:table-cell>
              <table:table-cell office:value-type="float" office:value="0.218109">
                <text:p>0.218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210602">
                <text:p>-0.210602</text:p>
              </table:table-cell>
              <table:table-cell office:value-type="float" office:value="0.106132">
                <text:p>0.106132</text:p>
              </table:table-cell>
              <table:table-cell office:value-type="float" office:value="0.145584">
                <text:p>0.145584</text:p>
              </table:table-cell>
              <table:table-cell office:value-type="float" office:value="0.187155">
                <text:p>0.187155</text:p>
              </table:table-cell>
              <table:table-cell office:value-type="float" office:value="0.222862">
                <text:p>0.222862</text:p>
              </table:table-cell>
              <table:table-cell office:value-type="float" office:value="0.251508">
                <text:p>0.251508</text:p>
              </table:table-cell>
              <table:table-cell office:value-type="float" office:value="0.293715">
                <text:p>0.293715</text:p>
              </table:table-cell>
              <table:table-cell office:value-type="float" office:value="0.332451">
                <text:p>0.332451</text:p>
              </table:table-cell>
              <table:table-cell office:value-type="float" office:value="0.372316">
                <text:p>0.372316</text:p>
              </table:table-cell>
              <table:table-cell office:value-type="float" office:value="0.442531">
                <text:p>0.442531</text:p>
              </table:table-cell>
              <table:table-cell office:value-type="float" office:value="0.483431">
                <text:p>0.483431</text:p>
              </table:table-cell>
              <table:table-cell office:value-type="float" office:value="0.214365">
                <text:p>0.214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58518">
                <text:p>-0.158518</text:p>
              </table:table-cell>
              <table:table-cell office:value-type="float" office:value="0.101825">
                <text:p>0.101825</text:p>
              </table:table-cell>
              <table:table-cell office:value-type="float" office:value="0.150641">
                <text:p>0.150641</text:p>
              </table:table-cell>
              <table:table-cell office:value-type="float" office:value="0.193321">
                <text:p>0.193321</text:p>
              </table:table-cell>
              <table:table-cell office:value-type="float" office:value="0.2264">
                <text:p>0.2264</text:p>
              </table:table-cell>
              <table:table-cell office:value-type="float" office:value="0.267372">
                <text:p>0.267372</text:p>
              </table:table-cell>
              <table:table-cell office:value-type="float" office:value="0.323388">
                <text:p>0.323388</text:p>
              </table:table-cell>
              <table:table-cell office:value-type="float" office:value="0.354601">
                <text:p>0.354601</text:p>
              </table:table-cell>
              <table:table-cell office:value-type="float" office:value="0.385359">
                <text:p>0.385359</text:p>
              </table:table-cell>
              <table:table-cell office:value-type="float" office:value="0.44963">
                <text:p>0.44963</text:p>
              </table:table-cell>
              <table:table-cell office:value-type="float" office:value="0.483431">
                <text:p>0.483431</text:p>
              </table:table-cell>
              <table:table-cell office:value-type="float" office:value="0.229402">
                <text:p>0.2294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12378">
                <text:p>-0.112378</text:p>
              </table:table-cell>
              <table:table-cell office:value-type="float" office:value="0.098603">
                <text:p>0.098603</text:p>
              </table:table-cell>
              <table:table-cell office:value-type="float" office:value="0.146865">
                <text:p>0.146865</text:p>
              </table:table-cell>
              <table:table-cell office:value-type="float" office:value="0.181833">
                <text:p>0.181833</text:p>
              </table:table-cell>
              <table:table-cell office:value-type="float" office:value="0.221917">
                <text:p>0.221917</text:p>
              </table:table-cell>
              <table:table-cell office:value-type="float" office:value="0.264797">
                <text:p>0.264797</text:p>
              </table:table-cell>
              <table:table-cell office:value-type="float" office:value="0.313837">
                <text:p>0.313837</text:p>
              </table:table-cell>
              <table:table-cell office:value-type="float" office:value="0.352293">
                <text:p>0.352293</text:p>
              </table:table-cell>
              <table:table-cell office:value-type="float" office:value="0.385449">
                <text:p>0.385449</text:p>
              </table:table-cell>
              <table:table-cell office:value-type="float" office:value="0.446257">
                <text:p>0.446257</text:p>
              </table:table-cell>
              <table:table-cell office:value-type="float" office:value="0.483431">
                <text:p>0.483431</text:p>
              </table:table-cell>
              <table:table-cell office:value-type="float" office:value="0.229947">
                <text:p>0.2299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62132">
                <text:p>-0.162132</text:p>
              </table:table-cell>
              <table:table-cell office:value-type="float" office:value="0.100536">
                <text:p>0.100536</text:p>
              </table:table-cell>
              <table:table-cell office:value-type="float" office:value="0.14162">
                <text:p>0.14162</text:p>
              </table:table-cell>
              <table:table-cell office:value-type="float" office:value="0.185393">
                <text:p>0.185393</text:p>
              </table:table-cell>
              <table:table-cell office:value-type="float" office:value="0.219889">
                <text:p>0.219889</text:p>
              </table:table-cell>
              <table:table-cell office:value-type="float" office:value="0.262836">
                <text:p>0.262836</text:p>
              </table:table-cell>
              <table:table-cell office:value-type="float" office:value="0.30841">
                <text:p>0.30841</text:p>
              </table:table-cell>
              <table:table-cell office:value-type="float" office:value="0.340978">
                <text:p>0.340978</text:p>
              </table:table-cell>
              <table:table-cell office:value-type="float" office:value="0.38944">
                <text:p>0.38944</text:p>
              </table:table-cell>
              <table:table-cell office:value-type="float" office:value="0.444901">
                <text:p>0.444901</text:p>
              </table:table-cell>
              <table:table-cell office:value-type="float" office:value="0.483431">
                <text:p>0.483431</text:p>
              </table:table-cell>
              <table:table-cell office:value-type="float" office:value="0.223187">
                <text:p>0.2231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32121">
                <text:p>-0.32121</text:p>
              </table:table-cell>
              <table:table-cell office:value-type="float" office:value="0.107285">
                <text:p>0.107285</text:p>
              </table:table-cell>
              <table:table-cell office:value-type="float" office:value="0.156472">
                <text:p>0.156472</text:p>
              </table:table-cell>
              <table:table-cell office:value-type="float" office:value="0.202771">
                <text:p>0.202771</text:p>
              </table:table-cell>
              <table:table-cell office:value-type="float" office:value="0.242482">
                <text:p>0.242482</text:p>
              </table:table-cell>
              <table:table-cell office:value-type="float" office:value="0.282049">
                <text:p>0.282049</text:p>
              </table:table-cell>
              <table:table-cell office:value-type="float" office:value="0.323753">
                <text:p>0.323753</text:p>
              </table:table-cell>
              <table:table-cell office:value-type="float" office:value="0.362422">
                <text:p>0.362422</text:p>
              </table:table-cell>
              <table:table-cell office:value-type="float" office:value="0.393956">
                <text:p>0.393956</text:p>
              </table:table-cell>
              <table:table-cell office:value-type="float" office:value="0.438458">
                <text:p>0.438458</text:p>
              </table:table-cell>
              <table:table-cell office:value-type="float" office:value="0.483431">
                <text:p>0.483431</text:p>
              </table:table-cell>
              <table:table-cell office:value-type="float" office:value="0.218844">
                <text:p>0.2188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48468">
                <text:p>-0.048468</text:p>
              </table:table-cell>
              <table:table-cell office:value-type="float" office:value="0.118004">
                <text:p>0.118004</text:p>
              </table:table-cell>
              <table:table-cell office:value-type="float" office:value="0.159446">
                <text:p>0.159446</text:p>
              </table:table-cell>
              <table:table-cell office:value-type="float" office:value="0.200169">
                <text:p>0.200169</text:p>
              </table:table-cell>
              <table:table-cell office:value-type="float" office:value="0.244047">
                <text:p>0.244047</text:p>
              </table:table-cell>
              <table:table-cell office:value-type="float" office:value="0.280743">
                <text:p>0.280743</text:p>
              </table:table-cell>
              <table:table-cell office:value-type="float" office:value="0.316076">
                <text:p>0.316076</text:p>
              </table:table-cell>
              <table:table-cell office:value-type="float" office:value="0.353401">
                <text:p>0.353401</text:p>
              </table:table-cell>
              <table:table-cell office:value-type="float" office:value="0.385943">
                <text:p>0.385943</text:p>
              </table:table-cell>
              <table:table-cell office:value-type="float" office:value="0.425343">
                <text:p>0.425343</text:p>
              </table:table-cell>
              <table:table-cell office:value-type="float" office:value="0.483431">
                <text:p>0.483431</text:p>
              </table:table-cell>
              <table:table-cell office:value-type="float" office:value="0.24347">
                <text:p>0.243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46374">
                <text:p>-0.146374</text:p>
              </table:table-cell>
              <table:table-cell office:value-type="float" office:value="0.123195">
                <text:p>0.123195</text:p>
              </table:table-cell>
              <table:table-cell office:value-type="float" office:value="0.17286">
                <text:p>0.17286</text:p>
              </table:table-cell>
              <table:table-cell office:value-type="float" office:value="0.219027">
                <text:p>0.219027</text:p>
              </table:table-cell>
              <table:table-cell office:value-type="float" office:value="0.263908">
                <text:p>0.263908</text:p>
              </table:table-cell>
              <table:table-cell office:value-type="float" office:value="0.286908">
                <text:p>0.286908</text:p>
              </table:table-cell>
              <table:table-cell office:value-type="float" office:value="0.313882">
                <text:p>0.313882</text:p>
              </table:table-cell>
              <table:table-cell office:value-type="float" office:value="0.343214">
                <text:p>0.343214</text:p>
              </table:table-cell>
              <table:table-cell office:value-type="float" office:value="0.371398">
                <text:p>0.371398</text:p>
              </table:table-cell>
              <table:table-cell office:value-type="float" office:value="0.419253">
                <text:p>0.419253</text:p>
              </table:table-cell>
              <table:table-cell office:value-type="float" office:value="0.483431">
                <text:p>0.483431</text:p>
              </table:table-cell>
              <table:table-cell office:value-type="float" office:value="0.236727">
                <text:p>0.2367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138313">
                <text:p>-0.138313</text:p>
              </table:table-cell>
              <table:table-cell office:value-type="float" office:value="0.133538">
                <text:p>0.133538</text:p>
              </table:table-cell>
              <table:table-cell office:value-type="float" office:value="0.185445">
                <text:p>0.185445</text:p>
              </table:table-cell>
              <table:table-cell office:value-type="float" office:value="0.223999">
                <text:p>0.223999</text:p>
              </table:table-cell>
              <table:table-cell office:value-type="float" office:value="0.261993">
                <text:p>0.261993</text:p>
              </table:table-cell>
              <table:table-cell office:value-type="float" office:value="0.295502">
                <text:p>0.295502</text:p>
              </table:table-cell>
              <table:table-cell office:value-type="float" office:value="0.325011">
                <text:p>0.325011</text:p>
              </table:table-cell>
              <table:table-cell office:value-type="float" office:value="0.359889">
                <text:p>0.359889</text:p>
              </table:table-cell>
              <table:table-cell office:value-type="float" office:value="0.387363">
                <text:p>0.387363</text:p>
              </table:table-cell>
              <table:table-cell office:value-type="float" office:value="0.437634">
                <text:p>0.437634</text:p>
              </table:table-cell>
              <table:table-cell office:value-type="float" office:value="0.483431">
                <text:p>0.483431</text:p>
              </table:table-cell>
              <table:table-cell office:value-type="float" office:value="0.247206">
                <text:p>0.24720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9132">
                <text:p>-0.19132</text:p>
              </table:table-cell>
              <table:table-cell office:value-type="float" office:value="0.122396">
                <text:p>0.122396</text:p>
              </table:table-cell>
              <table:table-cell office:value-type="float" office:value="0.169973">
                <text:p>0.169973</text:p>
              </table:table-cell>
              <table:table-cell office:value-type="float" office:value="0.221739">
                <text:p>0.221739</text:p>
              </table:table-cell>
              <table:table-cell office:value-type="float" office:value="0.260322">
                <text:p>0.260322</text:p>
              </table:table-cell>
              <table:table-cell office:value-type="float" office:value="0.293322">
                <text:p>0.293322</text:p>
              </table:table-cell>
              <table:table-cell office:value-type="float" office:value="0.330548">
                <text:p>0.330548</text:p>
              </table:table-cell>
              <table:table-cell office:value-type="float" office:value="0.36123">
                <text:p>0.36123</text:p>
              </table:table-cell>
              <table:table-cell office:value-type="float" office:value="0.38906">
                <text:p>0.38906</text:p>
              </table:table-cell>
              <table:table-cell office:value-type="float" office:value="0.440909">
                <text:p>0.440909</text:p>
              </table:table-cell>
              <table:table-cell office:value-type="float" office:value="0.483431">
                <text:p>0.483431</text:p>
              </table:table-cell>
              <table:table-cell office:value-type="float" office:value="0.239818">
                <text:p>0.2398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6902">
                <text:p>0.016902</text:p>
              </table:table-cell>
              <table:table-cell office:value-type="float" office:value="0.140135">
                <text:p>0.140135</text:p>
              </table:table-cell>
              <table:table-cell office:value-type="float" office:value="0.187556">
                <text:p>0.187556</text:p>
              </table:table-cell>
              <table:table-cell office:value-type="float" office:value="0.245091">
                <text:p>0.245091</text:p>
              </table:table-cell>
              <table:table-cell office:value-type="float" office:value="0.281234">
                <text:p>0.281234</text:p>
              </table:table-cell>
              <table:table-cell office:value-type="float" office:value="0.308454">
                <text:p>0.308454</text:p>
              </table:table-cell>
              <table:table-cell office:value-type="float" office:value="0.338749">
                <text:p>0.338749</text:p>
              </table:table-cell>
              <table:table-cell office:value-type="float" office:value="0.372353">
                <text:p>0.372353</text:p>
              </table:table-cell>
              <table:table-cell office:value-type="float" office:value="0.404205">
                <text:p>0.404205</text:p>
              </table:table-cell>
              <table:table-cell office:value-type="float" office:value="0.440058">
                <text:p>0.440058</text:p>
              </table:table-cell>
              <table:table-cell office:value-type="float" office:value="0.483431">
                <text:p>0.483431</text:p>
              </table:table-cell>
              <table:table-cell office:value-type="float" office:value="0.273474">
                <text:p>0.2734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2125">
                <text:p>0.022125</text:p>
              </table:table-cell>
              <table:table-cell office:value-type="float" office:value="0.142057">
                <text:p>0.142057</text:p>
              </table:table-cell>
              <table:table-cell office:value-type="float" office:value="0.17984">
                <text:p>0.17984</text:p>
              </table:table-cell>
              <table:table-cell office:value-type="float" office:value="0.221419">
                <text:p>0.221419</text:p>
              </table:table-cell>
              <table:table-cell office:value-type="float" office:value="0.274365">
                <text:p>0.274365</text:p>
              </table:table-cell>
              <table:table-cell office:value-type="float" office:value="0.30581">
                <text:p>0.30581</text:p>
              </table:table-cell>
              <table:table-cell office:value-type="float" office:value="0.337805">
                <text:p>0.337805</text:p>
              </table:table-cell>
              <table:table-cell office:value-type="float" office:value="0.366231">
                <text:p>0.366231</text:p>
              </table:table-cell>
              <table:table-cell office:value-type="float" office:value="0.409659">
                <text:p>0.409659</text:p>
              </table:table-cell>
              <table:table-cell office:value-type="float" office:value="0.448859">
                <text:p>0.448859</text:p>
              </table:table-cell>
              <table:table-cell office:value-type="float" office:value="0.483431">
                <text:p>0.483431</text:p>
              </table:table-cell>
              <table:table-cell office:value-type="float" office:value="0.270817">
                <text:p>0.2708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104169">
                <text:p>-0.104169</text:p>
              </table:table-cell>
              <table:table-cell office:value-type="float" office:value="0.115955">
                <text:p>0.115955</text:p>
              </table:table-cell>
              <table:table-cell office:value-type="float" office:value="0.163437">
                <text:p>0.163437</text:p>
              </table:table-cell>
              <table:table-cell office:value-type="float" office:value="0.194366">
                <text:p>0.194366</text:p>
              </table:table-cell>
              <table:table-cell office:value-type="float" office:value="0.241528">
                <text:p>0.241528</text:p>
              </table:table-cell>
              <table:table-cell office:value-type="float" office:value="0.287519">
                <text:p>0.287519</text:p>
              </table:table-cell>
              <table:table-cell office:value-type="float" office:value="0.333013">
                <text:p>0.333013</text:p>
              </table:table-cell>
              <table:table-cell office:value-type="float" office:value="0.363409">
                <text:p>0.363409</text:p>
              </table:table-cell>
              <table:table-cell office:value-type="float" office:value="0.401743">
                <text:p>0.401743</text:p>
              </table:table-cell>
              <table:table-cell office:value-type="float" office:value="0.447811">
                <text:p>0.447811</text:p>
              </table:table-cell>
              <table:table-cell office:value-type="float" office:value="0.483431">
                <text:p>0.483431</text:p>
              </table:table-cell>
              <table:table-cell office:value-type="float" office:value="0.244461">
                <text:p>0.2444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101712">
                <text:p>-0.101712</text:p>
              </table:table-cell>
              <table:table-cell office:value-type="float" office:value="0.123628">
                <text:p>0.123628</text:p>
              </table:table-cell>
              <table:table-cell office:value-type="float" office:value="0.190722">
                <text:p>0.190722</text:p>
              </table:table-cell>
              <table:table-cell office:value-type="float" office:value="0.234646">
                <text:p>0.234646</text:p>
              </table:table-cell>
              <table:table-cell office:value-type="float" office:value="0.273883">
                <text:p>0.273883</text:p>
              </table:table-cell>
              <table:table-cell office:value-type="float" office:value="0.309063">
                <text:p>0.309063</text:p>
              </table:table-cell>
              <table:table-cell office:value-type="float" office:value="0.348051">
                <text:p>0.348051</text:p>
              </table:table-cell>
              <table:table-cell office:value-type="float" office:value="0.372146">
                <text:p>0.372146</text:p>
              </table:table-cell>
              <table:table-cell office:value-type="float" office:value="0.416498">
                <text:p>0.416498</text:p>
              </table:table-cell>
              <table:table-cell office:value-type="float" office:value="0.449743">
                <text:p>0.449743</text:p>
              </table:table-cell>
              <table:table-cell office:value-type="float" office:value="0.483431">
                <text:p>0.483431</text:p>
              </table:table-cell>
              <table:table-cell office:value-type="float" office:value="0.261667">
                <text:p>0.261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148039">
                <text:p>-0.148039</text:p>
              </table:table-cell>
              <table:table-cell office:value-type="float" office:value="0.14192">
                <text:p>0.14192</text:p>
              </table:table-cell>
              <table:table-cell office:value-type="float" office:value="0.203481">
                <text:p>0.203481</text:p>
              </table:table-cell>
              <table:table-cell office:value-type="float" office:value="0.237944">
                <text:p>0.237944</text:p>
              </table:table-cell>
              <table:table-cell office:value-type="float" office:value="0.278981">
                <text:p>0.278981</text:p>
              </table:table-cell>
              <table:table-cell office:value-type="float" office:value="0.310369">
                <text:p>0.310369</text:p>
              </table:table-cell>
              <table:table-cell office:value-type="float" office:value="0.349826">
                <text:p>0.349826</text:p>
              </table:table-cell>
              <table:table-cell office:value-type="float" office:value="0.379858">
                <text:p>0.379858</text:p>
              </table:table-cell>
              <table:table-cell office:value-type="float" office:value="0.418251">
                <text:p>0.418251</text:p>
              </table:table-cell>
              <table:table-cell office:value-type="float" office:value="0.447972">
                <text:p>0.447972</text:p>
              </table:table-cell>
              <table:table-cell office:value-type="float" office:value="0.483431">
                <text:p>0.483431</text:p>
              </table:table-cell>
              <table:table-cell office:value-type="float" office:value="0.262056">
                <text:p>0.2620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7079">
                <text:p>0.007079</text:p>
              </table:table-cell>
              <table:table-cell office:value-type="float" office:value="0.120444">
                <text:p>0.120444</text:p>
              </table:table-cell>
              <table:table-cell office:value-type="float" office:value="0.189425">
                <text:p>0.189425</text:p>
              </table:table-cell>
              <table:table-cell office:value-type="float" office:value="0.225273">
                <text:p>0.225273</text:p>
              </table:table-cell>
              <table:table-cell office:value-type="float" office:value="0.270971">
                <text:p>0.270971</text:p>
              </table:table-cell>
              <table:table-cell office:value-type="float" office:value="0.315984">
                <text:p>0.315984</text:p>
              </table:table-cell>
              <table:table-cell office:value-type="float" office:value="0.356868">
                <text:p>0.356868</text:p>
              </table:table-cell>
              <table:table-cell office:value-type="float" office:value="0.389692">
                <text:p>0.389692</text:p>
              </table:table-cell>
              <table:table-cell office:value-type="float" office:value="0.420807">
                <text:p>0.420807</text:p>
              </table:table-cell>
              <table:table-cell office:value-type="float" office:value="0.446035">
                <text:p>0.446035</text:p>
              </table:table-cell>
              <table:table-cell office:value-type="float" office:value="0.483431">
                <text:p>0.483431</text:p>
              </table:table-cell>
              <table:table-cell office:value-type="float" office:value="0.274258">
                <text:p>0.2742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44714">
                <text:p>-0.044714</text:p>
              </table:table-cell>
              <table:table-cell office:value-type="float" office:value="0.13886">
                <text:p>0.13886</text:p>
              </table:table-cell>
              <table:table-cell office:value-type="float" office:value="0.191261">
                <text:p>0.191261</text:p>
              </table:table-cell>
              <table:table-cell office:value-type="float" office:value="0.224914">
                <text:p>0.224914</text:p>
              </table:table-cell>
              <table:table-cell office:value-type="float" office:value="0.276395">
                <text:p>0.276395</text:p>
              </table:table-cell>
              <table:table-cell office:value-type="float" office:value="0.317917">
                <text:p>0.317917</text:p>
              </table:table-cell>
              <table:table-cell office:value-type="float" office:value="0.36245">
                <text:p>0.36245</text:p>
              </table:table-cell>
              <table:table-cell office:value-type="float" office:value="0.386548">
                <text:p>0.386548</text:p>
              </table:table-cell>
              <table:table-cell office:value-type="float" office:value="0.416995">
                <text:p>0.416995</text:p>
              </table:table-cell>
              <table:table-cell office:value-type="float" office:value="0.445933">
                <text:p>0.445933</text:p>
              </table:table-cell>
              <table:table-cell office:value-type="float" office:value="0.483431">
                <text:p>0.483431</text:p>
              </table:table-cell>
              <table:table-cell office:value-type="float" office:value="0.271656">
                <text:p>0.2716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7956">
                <text:p>0.027956</text:p>
              </table:table-cell>
              <table:table-cell office:value-type="float" office:value="0.167238">
                <text:p>0.167238</text:p>
              </table:table-cell>
              <table:table-cell office:value-type="float" office:value="0.233152">
                <text:p>0.233152</text:p>
              </table:table-cell>
              <table:table-cell office:value-type="float" office:value="0.28077">
                <text:p>0.28077</text:p>
              </table:table-cell>
              <table:table-cell office:value-type="float" office:value="0.312472">
                <text:p>0.312472</text:p>
              </table:table-cell>
              <table:table-cell office:value-type="float" office:value="0.351199">
                <text:p>0.351199</text:p>
              </table:table-cell>
              <table:table-cell office:value-type="float" office:value="0.378512">
                <text:p>0.378512</text:p>
              </table:table-cell>
              <table:table-cell office:value-type="float" office:value="0.4008">
                <text:p>0.4008</text:p>
              </table:table-cell>
              <table:table-cell office:value-type="float" office:value="0.420524">
                <text:p>0.420524</text:p>
              </table:table-cell>
              <table:table-cell office:value-type="float" office:value="0.447034">
                <text:p>0.447034</text:p>
              </table:table-cell>
              <table:table-cell office:value-type="float" office:value="0.483431">
                <text:p>0.483431</text:p>
              </table:table-cell>
              <table:table-cell office:value-type="float" office:value="0.301966">
                <text:p>0.3019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78331">
                <text:p>0.078331</text:p>
              </table:table-cell>
              <table:table-cell office:value-type="float" office:value="0.15381">
                <text:p>0.15381</text:p>
              </table:table-cell>
              <table:table-cell office:value-type="float" office:value="0.219791">
                <text:p>0.219791</text:p>
              </table:table-cell>
              <table:table-cell office:value-type="float" office:value="0.271714">
                <text:p>0.271714</text:p>
              </table:table-cell>
              <table:table-cell office:value-type="float" office:value="0.303829">
                <text:p>0.303829</text:p>
              </table:table-cell>
              <table:table-cell office:value-type="float" office:value="0.3413">
                <text:p>0.3413</text:p>
              </table:table-cell>
              <table:table-cell office:value-type="float" office:value="0.374037">
                <text:p>0.374037</text:p>
              </table:table-cell>
              <table:table-cell office:value-type="float" office:value="0.396572">
                <text:p>0.396572</text:p>
              </table:table-cell>
              <table:table-cell office:value-type="float" office:value="0.420739">
                <text:p>0.420739</text:p>
              </table:table-cell>
              <table:table-cell office:value-type="float" office:value="0.448104">
                <text:p>0.448104</text:p>
              </table:table-cell>
              <table:table-cell office:value-type="float" office:value="0.483431">
                <text:p>0.483431</text:p>
              </table:table-cell>
              <table:table-cell office:value-type="float" office:value="0.300823">
                <text:p>0.3008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48896">
                <text:p>-0.048896</text:p>
              </table:table-cell>
              <table:table-cell office:value-type="float" office:value="0.143154">
                <text:p>0.143154</text:p>
              </table:table-cell>
              <table:table-cell office:value-type="float" office:value="0.224912">
                <text:p>0.224912</text:p>
              </table:table-cell>
              <table:table-cell office:value-type="float" office:value="0.273854">
                <text:p>0.273854</text:p>
              </table:table-cell>
              <table:table-cell office:value-type="float" office:value="0.303786">
                <text:p>0.303786</text:p>
              </table:table-cell>
              <table:table-cell office:value-type="float" office:value="0.339891">
                <text:p>0.339891</text:p>
              </table:table-cell>
              <table:table-cell office:value-type="float" office:value="0.367963">
                <text:p>0.367963</text:p>
              </table:table-cell>
              <table:table-cell office:value-type="float" office:value="0.394959">
                <text:p>0.394959</text:p>
              </table:table-cell>
              <table:table-cell office:value-type="float" office:value="0.418383">
                <text:p>0.418383</text:p>
              </table:table-cell>
              <table:table-cell office:value-type="float" office:value="0.44898">
                <text:p>0.44898</text:p>
              </table:table-cell>
              <table:table-cell office:value-type="float" office:value="0.483431">
                <text:p>0.483431</text:p>
              </table:table-cell>
              <table:table-cell office:value-type="float" office:value="0.286699">
                <text:p>0.2866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9374">
                <text:p>0.009374</text:p>
              </table:table-cell>
              <table:table-cell office:value-type="float" office:value="0.146559">
                <text:p>0.146559</text:p>
              </table:table-cell>
              <table:table-cell office:value-type="float" office:value="0.231328">
                <text:p>0.231328</text:p>
              </table:table-cell>
              <table:table-cell office:value-type="float" office:value="0.274928">
                <text:p>0.274928</text:p>
              </table:table-cell>
              <table:table-cell office:value-type="float" office:value="0.304735">
                <text:p>0.304735</text:p>
              </table:table-cell>
              <table:table-cell office:value-type="float" office:value="0.336303">
                <text:p>0.336303</text:p>
              </table:table-cell>
              <table:table-cell office:value-type="float" office:value="0.364579">
                <text:p>0.364579</text:p>
              </table:table-cell>
              <table:table-cell office:value-type="float" office:value="0.390203">
                <text:p>0.390203</text:p>
              </table:table-cell>
              <table:table-cell office:value-type="float" office:value="0.417135">
                <text:p>0.417135</text:p>
              </table:table-cell>
              <table:table-cell office:value-type="float" office:value="0.448806">
                <text:p>0.448806</text:p>
              </table:table-cell>
              <table:table-cell office:value-type="float" office:value="0.483431">
                <text:p>0.483431</text:p>
              </table:table-cell>
              <table:table-cell office:value-type="float" office:value="0.292395">
                <text:p>0.29239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41525">
                <text:p>-0.041525</text:p>
              </table:table-cell>
              <table:table-cell office:value-type="float" office:value="0.124411">
                <text:p>0.124411</text:p>
              </table:table-cell>
              <table:table-cell office:value-type="float" office:value="0.192826">
                <text:p>0.192826</text:p>
              </table:table-cell>
              <table:table-cell office:value-type="float" office:value="0.25363">
                <text:p>0.25363</text:p>
              </table:table-cell>
              <table:table-cell office:value-type="float" office:value="0.288446">
                <text:p>0.288446</text:p>
              </table:table-cell>
              <table:table-cell office:value-type="float" office:value="0.321395">
                <text:p>0.321395</text:p>
              </table:table-cell>
              <table:table-cell office:value-type="float" office:value="0.35661">
                <text:p>0.35661</text:p>
              </table:table-cell>
              <table:table-cell office:value-type="float" office:value="0.380946">
                <text:p>0.380946</text:p>
              </table:table-cell>
              <table:table-cell office:value-type="float" office:value="0.403518">
                <text:p>0.403518</text:p>
              </table:table-cell>
              <table:table-cell office:value-type="float" office:value="0.441876">
                <text:p>0.441876</text:p>
              </table:table-cell>
              <table:table-cell office:value-type="float" office:value="0.483431">
                <text:p>0.483431</text:p>
              </table:table-cell>
              <table:table-cell office:value-type="float" office:value="0.272213">
                <text:p>0.27221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88128">
                <text:p>0.088128</text:p>
              </table:table-cell>
              <table:table-cell office:value-type="float" office:value="0.16837">
                <text:p>0.16837</text:p>
              </table:table-cell>
              <table:table-cell office:value-type="float" office:value="0.23408">
                <text:p>0.23408</text:p>
              </table:table-cell>
              <table:table-cell office:value-type="float" office:value="0.268893">
                <text:p>0.268893</text:p>
              </table:table-cell>
              <table:table-cell office:value-type="float" office:value="0.295113">
                <text:p>0.295113</text:p>
              </table:table-cell>
              <table:table-cell office:value-type="float" office:value="0.328008">
                <text:p>0.328008</text:p>
              </table:table-cell>
              <table:table-cell office:value-type="float" office:value="0.360084">
                <text:p>0.360084</text:p>
              </table:table-cell>
              <table:table-cell office:value-type="float" office:value="0.383031">
                <text:p>0.383031</text:p>
              </table:table-cell>
              <table:table-cell office:value-type="float" office:value="0.405567">
                <text:p>0.405567</text:p>
              </table:table-cell>
              <table:table-cell office:value-type="float" office:value="0.442004">
                <text:p>0.442004</text:p>
              </table:table-cell>
              <table:table-cell office:value-type="float" office:value="0.483431">
                <text:p>0.483431</text:p>
              </table:table-cell>
              <table:table-cell office:value-type="float" office:value="0.297328">
                <text:p>0.2973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87724">
                <text:p>-0.087724</text:p>
              </table:table-cell>
              <table:table-cell office:value-type="float" office:value="0.162101">
                <text:p>0.162101</text:p>
              </table:table-cell>
              <table:table-cell office:value-type="float" office:value="0.223717">
                <text:p>0.223717</text:p>
              </table:table-cell>
              <table:table-cell office:value-type="float" office:value="0.275584">
                <text:p>0.275584</text:p>
              </table:table-cell>
              <table:table-cell office:value-type="float" office:value="0.310571">
                <text:p>0.310571</text:p>
              </table:table-cell>
              <table:table-cell office:value-type="float" office:value="0.349042">
                <text:p>0.349042</text:p>
              </table:table-cell>
              <table:table-cell office:value-type="float" office:value="0.374072">
                <text:p>0.374072</text:p>
              </table:table-cell>
              <table:table-cell office:value-type="float" office:value="0.392326">
                <text:p>0.392326</text:p>
              </table:table-cell>
              <table:table-cell office:value-type="float" office:value="0.416244">
                <text:p>0.416244</text:p>
              </table:table-cell>
              <table:table-cell office:value-type="float" office:value="0.446491">
                <text:p>0.446491</text:p>
              </table:table-cell>
              <table:table-cell office:value-type="float" office:value="0.483431">
                <text:p>0.483431</text:p>
              </table:table-cell>
              <table:table-cell office:value-type="float" office:value="0.286243">
                <text:p>0.2862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30878">
                <text:p>0.030878</text:p>
              </table:table-cell>
              <table:table-cell office:value-type="float" office:value="0.159997">
                <text:p>0.159997</text:p>
              </table:table-cell>
              <table:table-cell office:value-type="float" office:value="0.236621">
                <text:p>0.236621</text:p>
              </table:table-cell>
              <table:table-cell office:value-type="float" office:value="0.273937">
                <text:p>0.273937</text:p>
              </table:table-cell>
              <table:table-cell office:value-type="float" office:value="0.305311">
                <text:p>0.305311</text:p>
              </table:table-cell>
              <table:table-cell office:value-type="float" office:value="0.347952">
                <text:p>0.347952</text:p>
              </table:table-cell>
              <table:table-cell office:value-type="float" office:value="0.373613">
                <text:p>0.373613</text:p>
              </table:table-cell>
              <table:table-cell office:value-type="float" office:value="0.393086">
                <text:p>0.393086</text:p>
              </table:table-cell>
              <table:table-cell office:value-type="float" office:value="0.41719">
                <text:p>0.41719</text:p>
              </table:table-cell>
              <table:table-cell office:value-type="float" office:value="0.444346">
                <text:p>0.444346</text:p>
              </table:table-cell>
              <table:table-cell office:value-type="float" office:value="0.483431">
                <text:p>0.483431</text:p>
              </table:table-cell>
              <table:table-cell office:value-type="float" office:value="0.298293">
                <text:p>0.2982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5287">
                <text:p>0.025287</text:p>
              </table:table-cell>
              <table:table-cell office:value-type="float" office:value="0.14919">
                <text:p>0.14919</text:p>
              </table:table-cell>
              <table:table-cell office:value-type="float" office:value="0.224961">
                <text:p>0.224961</text:p>
              </table:table-cell>
              <table:table-cell office:value-type="float" office:value="0.276999">
                <text:p>0.276999</text:p>
              </table:table-cell>
              <table:table-cell office:value-type="float" office:value="0.314708">
                <text:p>0.314708</text:p>
              </table:table-cell>
              <table:table-cell office:value-type="float" office:value="0.347945">
                <text:p>0.347945</text:p>
              </table:table-cell>
              <table:table-cell office:value-type="float" office:value="0.376207">
                <text:p>0.376207</text:p>
              </table:table-cell>
              <table:table-cell office:value-type="float" office:value="0.393982">
                <text:p>0.393982</text:p>
              </table:table-cell>
              <table:table-cell office:value-type="float" office:value="0.416401">
                <text:p>0.416401</text:p>
              </table:table-cell>
              <table:table-cell office:value-type="float" office:value="0.448394">
                <text:p>0.448394</text:p>
              </table:table-cell>
              <table:table-cell office:value-type="float" office:value="0.483431">
                <text:p>0.483431</text:p>
              </table:table-cell>
              <table:table-cell office:value-type="float" office:value="0.297407">
                <text:p>0.297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95751">
                <text:p>-0.095751</text:p>
              </table:table-cell>
              <table:table-cell office:value-type="float" office:value="0.148954">
                <text:p>0.148954</text:p>
              </table:table-cell>
              <table:table-cell office:value-type="float" office:value="0.210254">
                <text:p>0.210254</text:p>
              </table:table-cell>
              <table:table-cell office:value-type="float" office:value="0.252762">
                <text:p>0.252762</text:p>
              </table:table-cell>
              <table:table-cell office:value-type="float" office:value="0.30198">
                <text:p>0.30198</text:p>
              </table:table-cell>
              <table:table-cell office:value-type="float" office:value="0.336256">
                <text:p>0.336256</text:p>
              </table:table-cell>
              <table:table-cell office:value-type="float" office:value="0.370916">
                <text:p>0.370916</text:p>
              </table:table-cell>
              <table:table-cell office:value-type="float" office:value="0.389988">
                <text:p>0.389988</text:p>
              </table:table-cell>
              <table:table-cell office:value-type="float" office:value="0.411073">
                <text:p>0.411073</text:p>
              </table:table-cell>
              <table:table-cell office:value-type="float" office:value="0.447869">
                <text:p>0.447869</text:p>
              </table:table-cell>
              <table:table-cell office:value-type="float" office:value="0.483431">
                <text:p>0.483431</text:p>
              </table:table-cell>
              <table:table-cell office:value-type="float" office:value="0.27743">
                <text:p>0.277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096612">
                <text:p>-0.096612</text:p>
              </table:table-cell>
              <table:table-cell office:value-type="float" office:value="0.137854">
                <text:p>0.137854</text:p>
              </table:table-cell>
              <table:table-cell office:value-type="float" office:value="0.197243">
                <text:p>0.197243</text:p>
              </table:table-cell>
              <table:table-cell office:value-type="float" office:value="0.242406">
                <text:p>0.242406</text:p>
              </table:table-cell>
              <table:table-cell office:value-type="float" office:value="0.288378">
                <text:p>0.288378</text:p>
              </table:table-cell>
              <table:table-cell office:value-type="float" office:value="0.323333">
                <text:p>0.323333</text:p>
              </table:table-cell>
              <table:table-cell office:value-type="float" office:value="0.350678">
                <text:p>0.350678</text:p>
              </table:table-cell>
              <table:table-cell office:value-type="float" office:value="0.380144">
                <text:p>0.380144</text:p>
              </table:table-cell>
              <table:table-cell office:value-type="float" office:value="0.40171">
                <text:p>0.40171</text:p>
              </table:table-cell>
              <table:table-cell office:value-type="float" office:value="0.444232">
                <text:p>0.444232</text:p>
              </table:table-cell>
              <table:table-cell office:value-type="float" office:value="0.492983">
                <text:p>0.492983</text:p>
              </table:table-cell>
              <table:table-cell office:value-type="float" office:value="0.266937">
                <text:p>0.2669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66089">
                <text:p>0.066089</text:p>
              </table:table-cell>
              <table:table-cell office:value-type="float" office:value="0.174478">
                <text:p>0.174478</text:p>
              </table:table-cell>
              <table:table-cell office:value-type="float" office:value="0.224866">
                <text:p>0.224866</text:p>
              </table:table-cell>
              <table:table-cell office:value-type="float" office:value="0.264043">
                <text:p>0.264043</text:p>
              </table:table-cell>
              <table:table-cell office:value-type="float" office:value="0.293658">
                <text:p>0.293658</text:p>
              </table:table-cell>
              <table:table-cell office:value-type="float" office:value="0.324944">
                <text:p>0.324944</text:p>
              </table:table-cell>
              <table:table-cell office:value-type="float" office:value="0.3536">
                <text:p>0.3536</text:p>
              </table:table-cell>
              <table:table-cell office:value-type="float" office:value="0.3835">
                <text:p>0.3835</text:p>
              </table:table-cell>
              <table:table-cell office:value-type="float" office:value="0.406903">
                <text:p>0.406903</text:p>
              </table:table-cell>
              <table:table-cell office:value-type="float" office:value="0.447972">
                <text:p>0.447972</text:p>
              </table:table-cell>
              <table:table-cell office:value-type="float" office:value="0.492983">
                <text:p>0.492983</text:p>
              </table:table-cell>
              <table:table-cell office:value-type="float" office:value="0.294005">
                <text:p>0.29400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91369">
                <text:p>0.091369</text:p>
              </table:table-cell>
              <table:table-cell office:value-type="float" office:value="0.174664">
                <text:p>0.174664</text:p>
              </table:table-cell>
              <table:table-cell office:value-type="float" office:value="0.231977">
                <text:p>0.231977</text:p>
              </table:table-cell>
              <table:table-cell office:value-type="float" office:value="0.267184">
                <text:p>0.267184</text:p>
              </table:table-cell>
              <table:table-cell office:value-type="float" office:value="0.297947">
                <text:p>0.297947</text:p>
              </table:table-cell>
              <table:table-cell office:value-type="float" office:value="0.329484">
                <text:p>0.329484</text:p>
              </table:table-cell>
              <table:table-cell office:value-type="float" office:value="0.365765">
                <text:p>0.365765</text:p>
              </table:table-cell>
              <table:table-cell office:value-type="float" office:value="0.394541">
                <text:p>0.394541</text:p>
              </table:table-cell>
              <table:table-cell office:value-type="float" office:value="0.419302">
                <text:p>0.419302</text:p>
              </table:table-cell>
              <table:table-cell office:value-type="float" office:value="0.453998">
                <text:p>0.453998</text:p>
              </table:table-cell>
              <table:table-cell office:value-type="float" office:value="0.492983">
                <text:p>0.492983</text:p>
              </table:table-cell>
              <table:table-cell office:value-type="float" office:value="0.302623">
                <text:p>0.30262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7854">
                <text:p>0.037854</text:p>
              </table:table-cell>
              <table:table-cell office:value-type="float" office:value="0.163444">
                <text:p>0.163444</text:p>
              </table:table-cell>
              <table:table-cell office:value-type="float" office:value="0.243036">
                <text:p>0.243036</text:p>
              </table:table-cell>
              <table:table-cell office:value-type="float" office:value="0.28907">
                <text:p>0.28907</text:p>
              </table:table-cell>
              <table:table-cell office:value-type="float" office:value="0.322602">
                <text:p>0.322602</text:p>
              </table:table-cell>
              <table:table-cell office:value-type="float" office:value="0.360222">
                <text:p>0.360222</text:p>
              </table:table-cell>
              <table:table-cell office:value-type="float" office:value="0.381526">
                <text:p>0.381526</text:p>
              </table:table-cell>
              <table:table-cell office:value-type="float" office:value="0.398634">
                <text:p>0.398634</text:p>
              </table:table-cell>
              <table:table-cell office:value-type="float" office:value="0.417808">
                <text:p>0.417808</text:p>
              </table:table-cell>
              <table:table-cell office:value-type="float" office:value="0.445718">
                <text:p>0.445718</text:p>
              </table:table-cell>
              <table:table-cell office:value-type="float" office:value="0.492983">
                <text:p>0.492983</text:p>
              </table:table-cell>
              <table:table-cell office:value-type="float" office:value="0.305991">
                <text:p>0.30599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4817">
                <text:p>0.024817</text:p>
              </table:table-cell>
              <table:table-cell office:value-type="float" office:value="0.163827">
                <text:p>0.163827</text:p>
              </table:table-cell>
              <table:table-cell office:value-type="float" office:value="0.226445">
                <text:p>0.226445</text:p>
              </table:table-cell>
              <table:table-cell office:value-type="float" office:value="0.272587">
                <text:p>0.272587</text:p>
              </table:table-cell>
              <table:table-cell office:value-type="float" office:value="0.309289">
                <text:p>0.309289</text:p>
              </table:table-cell>
              <table:table-cell office:value-type="float" office:value="0.341042">
                <text:p>0.341042</text:p>
              </table:table-cell>
              <table:table-cell office:value-type="float" office:value="0.364059">
                <text:p>0.364059</text:p>
              </table:table-cell>
              <table:table-cell office:value-type="float" office:value="0.386293">
                <text:p>0.386293</text:p>
              </table:table-cell>
              <table:table-cell office:value-type="float" office:value="0.419094">
                <text:p>0.419094</text:p>
              </table:table-cell>
              <table:table-cell office:value-type="float" office:value="0.454213">
                <text:p>0.454213</text:p>
              </table:table-cell>
              <table:table-cell office:value-type="float" office:value="0.492983">
                <text:p>0.492983</text:p>
              </table:table-cell>
              <table:table-cell office:value-type="float" office:value="0.296167">
                <text:p>0.2961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90365">
                <text:p>-0.090365</text:p>
              </table:table-cell>
              <table:table-cell office:value-type="float" office:value="0.158623">
                <text:p>0.158623</text:p>
              </table:table-cell>
              <table:table-cell office:value-type="float" office:value="0.23131">
                <text:p>0.23131</text:p>
              </table:table-cell>
              <table:table-cell office:value-type="float" office:value="0.27859">
                <text:p>0.27859</text:p>
              </table:table-cell>
              <table:table-cell office:value-type="float" office:value="0.314949">
                <text:p>0.314949</text:p>
              </table:table-cell>
              <table:table-cell office:value-type="float" office:value="0.343974">
                <text:p>0.343974</text:p>
              </table:table-cell>
              <table:table-cell office:value-type="float" office:value="0.369418">
                <text:p>0.369418</text:p>
              </table:table-cell>
              <table:table-cell office:value-type="float" office:value="0.389967">
                <text:p>0.389967</text:p>
              </table:table-cell>
              <table:table-cell office:value-type="float" office:value="0.420489">
                <text:p>0.420489</text:p>
              </table:table-cell>
              <table:table-cell office:value-type="float" office:value="0.459484">
                <text:p>0.459484</text:p>
              </table:table-cell>
              <table:table-cell office:value-type="float" office:value="0.492983">
                <text:p>0.492983</text:p>
              </table:table-cell>
              <table:table-cell office:value-type="float" office:value="0.287644">
                <text:p>0.2876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7888">
                <text:p>0.027888</text:p>
              </table:table-cell>
              <table:table-cell office:value-type="float" office:value="0.167386">
                <text:p>0.167386</text:p>
              </table:table-cell>
              <table:table-cell office:value-type="float" office:value="0.227296">
                <text:p>0.227296</text:p>
              </table:table-cell>
              <table:table-cell office:value-type="float" office:value="0.274073">
                <text:p>0.274073</text:p>
              </table:table-cell>
              <table:table-cell office:value-type="float" office:value="0.310986">
                <text:p>0.310986</text:p>
              </table:table-cell>
              <table:table-cell office:value-type="float" office:value="0.344272">
                <text:p>0.344272</text:p>
              </table:table-cell>
              <table:table-cell office:value-type="float" office:value="0.371146">
                <text:p>0.371146</text:p>
              </table:table-cell>
              <table:table-cell office:value-type="float" office:value="0.397954">
                <text:p>0.397954</text:p>
              </table:table-cell>
              <table:table-cell office:value-type="float" office:value="0.423217">
                <text:p>0.423217</text:p>
              </table:table-cell>
              <table:table-cell office:value-type="float" office:value="0.457351">
                <text:p>0.457351</text:p>
              </table:table-cell>
              <table:table-cell office:value-type="float" office:value="0.492983">
                <text:p>0.492983</text:p>
              </table:table-cell>
              <table:table-cell office:value-type="float" office:value="0.300157">
                <text:p>0.3001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086367">
                <text:p>-0.086367</text:p>
              </table:table-cell>
              <table:table-cell office:value-type="float" office:value="0.155818">
                <text:p>0.155818</text:p>
              </table:table-cell>
              <table:table-cell office:value-type="float" office:value="0.214198">
                <text:p>0.214198</text:p>
              </table:table-cell>
              <table:table-cell office:value-type="float" office:value="0.265339">
                <text:p>0.265339</text:p>
              </table:table-cell>
              <table:table-cell office:value-type="float" office:value="0.305636">
                <text:p>0.305636</text:p>
              </table:table-cell>
              <table:table-cell office:value-type="float" office:value="0.338683">
                <text:p>0.338683</text:p>
              </table:table-cell>
              <table:table-cell office:value-type="float" office:value="0.367593">
                <text:p>0.367593</text:p>
              </table:table-cell>
              <table:table-cell office:value-type="float" office:value="0.386352">
                <text:p>0.386352</text:p>
              </table:table-cell>
              <table:table-cell office:value-type="float" office:value="0.414405">
                <text:p>0.414405</text:p>
              </table:table-cell>
              <table:table-cell office:value-type="float" office:value="0.449405">
                <text:p>0.449405</text:p>
              </table:table-cell>
              <table:table-cell office:value-type="float" office:value="0.492983">
                <text:p>0.492983</text:p>
              </table:table-cell>
              <table:table-cell office:value-type="float" office:value="0.281106">
                <text:p>0.2811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006955">
                <text:p>-0.006955</text:p>
              </table:table-cell>
              <table:table-cell office:value-type="float" office:value="0.192395">
                <text:p>0.192395</text:p>
              </table:table-cell>
              <table:table-cell office:value-type="float" office:value="0.248623">
                <text:p>0.248623</text:p>
              </table:table-cell>
              <table:table-cell office:value-type="float" office:value="0.273309">
                <text:p>0.273309</text:p>
              </table:table-cell>
              <table:table-cell office:value-type="float" office:value="0.302343">
                <text:p>0.302343</text:p>
              </table:table-cell>
              <table:table-cell office:value-type="float" office:value="0.335583">
                <text:p>0.335583</text:p>
              </table:table-cell>
              <table:table-cell office:value-type="float" office:value="0.368423">
                <text:p>0.368423</text:p>
              </table:table-cell>
              <table:table-cell office:value-type="float" office:value="0.387019">
                <text:p>0.387019</text:p>
              </table:table-cell>
              <table:table-cell office:value-type="float" office:value="0.409563">
                <text:p>0.409563</text:p>
              </table:table-cell>
              <table:table-cell office:value-type="float" office:value="0.445759">
                <text:p>0.445759</text:p>
              </table:table-cell>
              <table:table-cell office:value-type="float" office:value="0.492983">
                <text:p>0.492983</text:p>
              </table:table-cell>
              <table:table-cell office:value-type="float" office:value="0.295606">
                <text:p>0.2956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2071">
                <text:p>0.122071</text:p>
              </table:table-cell>
              <table:table-cell office:value-type="float" office:value="0.222077">
                <text:p>0.222077</text:p>
              </table:table-cell>
              <table:table-cell office:value-type="float" office:value="0.260783">
                <text:p>0.260783</text:p>
              </table:table-cell>
              <table:table-cell office:value-type="float" office:value="0.295603">
                <text:p>0.295603</text:p>
              </table:table-cell>
              <table:table-cell office:value-type="float" office:value="0.323452">
                <text:p>0.323452</text:p>
              </table:table-cell>
              <table:table-cell office:value-type="float" office:value="0.357565">
                <text:p>0.357565</text:p>
              </table:table-cell>
              <table:table-cell office:value-type="float" office:value="0.375942">
                <text:p>0.375942</text:p>
              </table:table-cell>
              <table:table-cell office:value-type="float" office:value="0.391906">
                <text:p>0.391906</text:p>
              </table:table-cell>
              <table:table-cell office:value-type="float" office:value="0.41742">
                <text:p>0.41742</text:p>
              </table:table-cell>
              <table:table-cell office:value-type="float" office:value="0.451109">
                <text:p>0.451109</text:p>
              </table:table-cell>
              <table:table-cell office:value-type="float" office:value="0.492983">
                <text:p>0.492983</text:p>
              </table:table-cell>
              <table:table-cell office:value-type="float" office:value="0.321793">
                <text:p>0.32179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8398">
                <text:p>0.018398</text:p>
              </table:table-cell>
              <table:table-cell office:value-type="float" office:value="0.213514">
                <text:p>0.213514</text:p>
              </table:table-cell>
              <table:table-cell office:value-type="float" office:value="0.261797">
                <text:p>0.261797</text:p>
              </table:table-cell>
              <table:table-cell office:value-type="float" office:value="0.302723">
                <text:p>0.302723</text:p>
              </table:table-cell>
              <table:table-cell office:value-type="float" office:value="0.327588">
                <text:p>0.327588</text:p>
              </table:table-cell>
              <table:table-cell office:value-type="float" office:value="0.357534">
                <text:p>0.357534</text:p>
              </table:table-cell>
              <table:table-cell office:value-type="float" office:value="0.376095">
                <text:p>0.376095</text:p>
              </table:table-cell>
              <table:table-cell office:value-type="float" office:value="0.397291">
                <text:p>0.397291</text:p>
              </table:table-cell>
              <table:table-cell office:value-type="float" office:value="0.420108">
                <text:p>0.420108</text:p>
              </table:table-cell>
              <table:table-cell office:value-type="float" office:value="0.449304">
                <text:p>0.449304</text:p>
              </table:table-cell>
              <table:table-cell office:value-type="float" office:value="0.492983">
                <text:p>0.492983</text:p>
              </table:table-cell>
              <table:table-cell office:value-type="float" office:value="0.312435">
                <text:p>0.3124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54054">
                <text:p>0.054054</text:p>
              </table:table-cell>
              <table:table-cell office:value-type="float" office:value="0.208326">
                <text:p>0.208326</text:p>
              </table:table-cell>
              <table:table-cell office:value-type="float" office:value="0.26062">
                <text:p>0.26062</text:p>
              </table:table-cell>
              <table:table-cell office:value-type="float" office:value="0.302154">
                <text:p>0.302154</text:p>
              </table:table-cell>
              <table:table-cell office:value-type="float" office:value="0.326559">
                <text:p>0.326559</text:p>
              </table:table-cell>
              <table:table-cell office:value-type="float" office:value="0.351063">
                <text:p>0.351063</text:p>
              </table:table-cell>
              <table:table-cell office:value-type="float" office:value="0.373931">
                <text:p>0.373931</text:p>
              </table:table-cell>
              <table:table-cell office:value-type="float" office:value="0.392292">
                <text:p>0.392292</text:p>
              </table:table-cell>
              <table:table-cell office:value-type="float" office:value="0.419051">
                <text:p>0.419051</text:p>
              </table:table-cell>
              <table:table-cell office:value-type="float" office:value="0.452596">
                <text:p>0.452596</text:p>
              </table:table-cell>
              <table:table-cell office:value-type="float" office:value="0.492983">
                <text:p>0.492983</text:p>
              </table:table-cell>
              <table:table-cell office:value-type="float" office:value="0.314065">
                <text:p>0.31406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60361">
                <text:p>-0.060361</text:p>
              </table:table-cell>
              <table:table-cell office:value-type="float" office:value="0.19301">
                <text:p>0.19301</text:p>
              </table:table-cell>
              <table:table-cell office:value-type="float" office:value="0.251078">
                <text:p>0.251078</text:p>
              </table:table-cell>
              <table:table-cell office:value-type="float" office:value="0.294521">
                <text:p>0.294521</text:p>
              </table:table-cell>
              <table:table-cell office:value-type="float" office:value="0.315335">
                <text:p>0.315335</text:p>
              </table:table-cell>
              <table:table-cell office:value-type="float" office:value="0.34336">
                <text:p>0.34336</text:p>
              </table:table-cell>
              <table:table-cell office:value-type="float" office:value="0.372123">
                <text:p>0.372123</text:p>
              </table:table-cell>
              <table:table-cell office:value-type="float" office:value="0.388951">
                <text:p>0.388951</text:p>
              </table:table-cell>
              <table:table-cell office:value-type="float" office:value="0.418999">
                <text:p>0.418999</text:p>
              </table:table-cell>
              <table:table-cell office:value-type="float" office:value="0.453483">
                <text:p>0.453483</text:p>
              </table:table-cell>
              <table:table-cell office:value-type="float" office:value="0.492983">
                <text:p>0.492983</text:p>
              </table:table-cell>
              <table:table-cell office:value-type="float" office:value="0.29705">
                <text:p>0.297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67372">
                <text:p>-0.067372</text:p>
              </table:table-cell>
              <table:table-cell office:value-type="float" office:value="0.18746">
                <text:p>0.18746</text:p>
              </table:table-cell>
              <table:table-cell office:value-type="float" office:value="0.240788">
                <text:p>0.240788</text:p>
              </table:table-cell>
              <table:table-cell office:value-type="float" office:value="0.285981">
                <text:p>0.285981</text:p>
              </table:table-cell>
              <table:table-cell office:value-type="float" office:value="0.320923">
                <text:p>0.320923</text:p>
              </table:table-cell>
              <table:table-cell office:value-type="float" office:value="0.355221">
                <text:p>0.355221</text:p>
              </table:table-cell>
              <table:table-cell office:value-type="float" office:value="0.379342">
                <text:p>0.379342</text:p>
              </table:table-cell>
              <table:table-cell office:value-type="float" office:value="0.39575">
                <text:p>0.39575</text:p>
              </table:table-cell>
              <table:table-cell office:value-type="float" office:value="0.424271">
                <text:p>0.424271</text:p>
              </table:table-cell>
              <table:table-cell office:value-type="float" office:value="0.46031">
                <text:p>0.46031</text:p>
              </table:table-cell>
              <table:table-cell office:value-type="float" office:value="0.492983">
                <text:p>0.492983</text:p>
              </table:table-cell>
              <table:table-cell office:value-type="float" office:value="0.298267">
                <text:p>0.2982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032378">
                <text:p>-0.032378</text:p>
              </table:table-cell>
              <table:table-cell office:value-type="float" office:value="0.145149">
                <text:p>0.145149</text:p>
              </table:table-cell>
              <table:table-cell office:value-type="float" office:value="0.215977">
                <text:p>0.215977</text:p>
              </table:table-cell>
              <table:table-cell office:value-type="float" office:value="0.261102">
                <text:p>0.261102</text:p>
              </table:table-cell>
              <table:table-cell office:value-type="float" office:value="0.288">
                <text:p>0.288</text:p>
              </table:table-cell>
              <table:table-cell office:value-type="float" office:value="0.322717">
                <text:p>0.322717</text:p>
              </table:table-cell>
              <table:table-cell office:value-type="float" office:value="0.357695">
                <text:p>0.357695</text:p>
              </table:table-cell>
              <table:table-cell office:value-type="float" office:value="0.381601">
                <text:p>0.381601</text:p>
              </table:table-cell>
              <table:table-cell office:value-type="float" office:value="0.415088">
                <text:p>0.415088</text:p>
              </table:table-cell>
              <table:table-cell office:value-type="float" office:value="0.455814">
                <text:p>0.455814</text:p>
              </table:table-cell>
              <table:table-cell office:value-type="float" office:value="0.492983">
                <text:p>0.492983</text:p>
              </table:table-cell>
              <table:table-cell office:value-type="float" office:value="0.281077">
                <text:p>0.28107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86488">
                <text:p>0.086488</text:p>
              </table:table-cell>
              <table:table-cell office:value-type="float" office:value="0.175977">
                <text:p>0.175977</text:p>
              </table:table-cell>
              <table:table-cell office:value-type="float" office:value="0.231269">
                <text:p>0.231269</text:p>
              </table:table-cell>
              <table:table-cell office:value-type="float" office:value="0.26986">
                <text:p>0.26986</text:p>
              </table:table-cell>
              <table:table-cell office:value-type="float" office:value="0.301189">
                <text:p>0.301189</text:p>
              </table:table-cell>
              <table:table-cell office:value-type="float" office:value="0.333174">
                <text:p>0.333174</text:p>
              </table:table-cell>
              <table:table-cell office:value-type="float" office:value="0.357698">
                <text:p>0.357698</text:p>
              </table:table-cell>
              <table:table-cell office:value-type="float" office:value="0.381829">
                <text:p>0.381829</text:p>
              </table:table-cell>
              <table:table-cell office:value-type="float" office:value="0.419026">
                <text:p>0.419026</text:p>
              </table:table-cell>
              <table:table-cell office:value-type="float" office:value="0.458383">
                <text:p>0.458383</text:p>
              </table:table-cell>
              <table:table-cell office:value-type="float" office:value="0.492983">
                <text:p>0.492983</text:p>
              </table:table-cell>
              <table:table-cell office:value-type="float" office:value="0.301489">
                <text:p>0.30148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34174">
                <text:p>-0.034174</text:p>
              </table:table-cell>
              <table:table-cell office:value-type="float" office:value="0.140916">
                <text:p>0.140916</text:p>
              </table:table-cell>
              <table:table-cell office:value-type="float" office:value="0.214063">
                <text:p>0.214063</text:p>
              </table:table-cell>
              <table:table-cell office:value-type="float" office:value="0.268355">
                <text:p>0.268355</text:p>
              </table:table-cell>
              <table:table-cell office:value-type="float" office:value="0.301156">
                <text:p>0.301156</text:p>
              </table:table-cell>
              <table:table-cell office:value-type="float" office:value="0.332129">
                <text:p>0.332129</text:p>
              </table:table-cell>
              <table:table-cell office:value-type="float" office:value="0.355967">
                <text:p>0.355967</text:p>
              </table:table-cell>
              <table:table-cell office:value-type="float" office:value="0.376046">
                <text:p>0.376046</text:p>
              </table:table-cell>
              <table:table-cell office:value-type="float" office:value="0.409667">
                <text:p>0.409667</text:p>
              </table:table-cell>
              <table:table-cell office:value-type="float" office:value="0.458343">
                <text:p>0.458343</text:p>
              </table:table-cell>
              <table:table-cell office:value-type="float" office:value="0.492983">
                <text:p>0.492983</text:p>
              </table:table-cell>
              <table:table-cell office:value-type="float" office:value="0.282247">
                <text:p>0.28224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02249">
                <text:p>-0.02249</text:p>
              </table:table-cell>
              <table:table-cell office:value-type="float" office:value="0.154984">
                <text:p>0.154984</text:p>
              </table:table-cell>
              <table:table-cell office:value-type="float" office:value="0.221613">
                <text:p>0.221613</text:p>
              </table:table-cell>
              <table:table-cell office:value-type="float" office:value="0.264965">
                <text:p>0.264965</text:p>
              </table:table-cell>
              <table:table-cell office:value-type="float" office:value="0.296843">
                <text:p>0.296843</text:p>
              </table:table-cell>
              <table:table-cell office:value-type="float" office:value="0.321409">
                <text:p>0.321409</text:p>
              </table:table-cell>
              <table:table-cell office:value-type="float" office:value="0.345954">
                <text:p>0.345954</text:p>
              </table:table-cell>
              <table:table-cell office:value-type="float" office:value="0.371743">
                <text:p>0.371743</text:p>
              </table:table-cell>
              <table:table-cell office:value-type="float" office:value="0.401699">
                <text:p>0.401699</text:p>
              </table:table-cell>
              <table:table-cell office:value-type="float" office:value="0.454425">
                <text:p>0.454425</text:p>
              </table:table-cell>
              <table:table-cell office:value-type="float" office:value="0.492983">
                <text:p>0.492983</text:p>
              </table:table-cell>
              <table:table-cell office:value-type="float" office:value="0.281115">
                <text:p>0.28111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90596">
                <text:p>0.090596</text:p>
              </table:table-cell>
              <table:table-cell office:value-type="float" office:value="0.165843">
                <text:p>0.165843</text:p>
              </table:table-cell>
              <table:table-cell office:value-type="float" office:value="0.227002">
                <text:p>0.227002</text:p>
              </table:table-cell>
              <table:table-cell office:value-type="float" office:value="0.272514">
                <text:p>0.272514</text:p>
              </table:table-cell>
              <table:table-cell office:value-type="float" office:value="0.299499">
                <text:p>0.299499</text:p>
              </table:table-cell>
              <table:table-cell office:value-type="float" office:value="0.331213">
                <text:p>0.331213</text:p>
              </table:table-cell>
              <table:table-cell office:value-type="float" office:value="0.35142">
                <text:p>0.35142</text:p>
              </table:table-cell>
              <table:table-cell office:value-type="float" office:value="0.371841">
                <text:p>0.371841</text:p>
              </table:table-cell>
              <table:table-cell office:value-type="float" office:value="0.409238">
                <text:p>0.409238</text:p>
              </table:table-cell>
              <table:table-cell office:value-type="float" office:value="0.45811">
                <text:p>0.45811</text:p>
              </table:table-cell>
              <table:table-cell office:value-type="float" office:value="0.492983">
                <text:p>0.492983</text:p>
              </table:table-cell>
              <table:table-cell office:value-type="float" office:value="0.297728">
                <text:p>0.2977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26135">
                <text:p>-0.026135</text:p>
              </table:table-cell>
              <table:table-cell office:value-type="float" office:value="0.158549">
                <text:p>0.158549</text:p>
              </table:table-cell>
              <table:table-cell office:value-type="float" office:value="0.234217">
                <text:p>0.234217</text:p>
              </table:table-cell>
              <table:table-cell office:value-type="float" office:value="0.276421">
                <text:p>0.276421</text:p>
              </table:table-cell>
              <table:table-cell office:value-type="float" office:value="0.302437">
                <text:p>0.302437</text:p>
              </table:table-cell>
              <table:table-cell office:value-type="float" office:value="0.332191">
                <text:p>0.332191</text:p>
              </table:table-cell>
              <table:table-cell office:value-type="float" office:value="0.352799">
                <text:p>0.352799</text:p>
              </table:table-cell>
              <table:table-cell office:value-type="float" office:value="0.371162">
                <text:p>0.371162</text:p>
              </table:table-cell>
              <table:table-cell office:value-type="float" office:value="0.410247">
                <text:p>0.410247</text:p>
              </table:table-cell>
              <table:table-cell office:value-type="float" office:value="0.461867">
                <text:p>0.461867</text:p>
              </table:table-cell>
              <table:table-cell office:value-type="float" office:value="0.492983">
                <text:p>0.492983</text:p>
              </table:table-cell>
              <table:table-cell office:value-type="float" office:value="0.287376">
                <text:p>0.2873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8152">
                <text:p>0.028152</text:p>
              </table:table-cell>
              <table:table-cell office:value-type="float" office:value="0.173192">
                <text:p>0.173192</text:p>
              </table:table-cell>
              <table:table-cell office:value-type="float" office:value="0.23159">
                <text:p>0.23159</text:p>
              </table:table-cell>
              <table:table-cell office:value-type="float" office:value="0.27835">
                <text:p>0.27835</text:p>
              </table:table-cell>
              <table:table-cell office:value-type="float" office:value="0.310018">
                <text:p>0.310018</text:p>
              </table:table-cell>
              <table:table-cell office:value-type="float" office:value="0.338628">
                <text:p>0.338628</text:p>
              </table:table-cell>
              <table:table-cell office:value-type="float" office:value="0.358373">
                <text:p>0.358373</text:p>
              </table:table-cell>
              <table:table-cell office:value-type="float" office:value="0.377096">
                <text:p>0.377096</text:p>
              </table:table-cell>
              <table:table-cell office:value-type="float" office:value="0.411622">
                <text:p>0.411622</text:p>
              </table:table-cell>
              <table:table-cell office:value-type="float" office:value="0.456363">
                <text:p>0.456363</text:p>
              </table:table-cell>
              <table:table-cell office:value-type="float" office:value="0.492983">
                <text:p>0.492983</text:p>
              </table:table-cell>
              <table:table-cell office:value-type="float" office:value="0.296338">
                <text:p>0.29633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020622">
                <text:p>-0.020622</text:p>
              </table:table-cell>
              <table:table-cell office:value-type="float" office:value="0.168742">
                <text:p>0.168742</text:p>
              </table:table-cell>
              <table:table-cell office:value-type="float" office:value="0.233429">
                <text:p>0.233429</text:p>
              </table:table-cell>
              <table:table-cell office:value-type="float" office:value="0.287308">
                <text:p>0.287308</text:p>
              </table:table-cell>
              <table:table-cell office:value-type="float" office:value="0.316121">
                <text:p>0.316121</text:p>
              </table:table-cell>
              <table:table-cell office:value-type="float" office:value="0.337215">
                <text:p>0.337215</text:p>
              </table:table-cell>
              <table:table-cell office:value-type="float" office:value="0.359719">
                <text:p>0.359719</text:p>
              </table:table-cell>
              <table:table-cell office:value-type="float" office:value="0.374722">
                <text:p>0.374722</text:p>
              </table:table-cell>
              <table:table-cell office:value-type="float" office:value="0.403893">
                <text:p>0.403893</text:p>
              </table:table-cell>
              <table:table-cell office:value-type="float" office:value="0.454659">
                <text:p>0.454659</text:p>
              </table:table-cell>
              <table:table-cell office:value-type="float" office:value="0.492983">
                <text:p>0.492983</text:p>
              </table:table-cell>
              <table:table-cell office:value-type="float" office:value="0.291518">
                <text:p>0.2915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193022">
                <text:p>-0.193022</text:p>
              </table:table-cell>
              <table:table-cell office:value-type="float" office:value="0.156807">
                <text:p>0.156807</text:p>
              </table:table-cell>
              <table:table-cell office:value-type="float" office:value="0.208041">
                <text:p>0.208041</text:p>
              </table:table-cell>
              <table:table-cell office:value-type="float" office:value="0.27223">
                <text:p>0.27223</text:p>
              </table:table-cell>
              <table:table-cell office:value-type="float" office:value="0.308657">
                <text:p>0.308657</text:p>
              </table:table-cell>
              <table:table-cell office:value-type="float" office:value="0.332122">
                <text:p>0.332122</text:p>
              </table:table-cell>
              <table:table-cell office:value-type="float" office:value="0.359499">
                <text:p>0.359499</text:p>
              </table:table-cell>
              <table:table-cell office:value-type="float" office:value="0.381401">
                <text:p>0.381401</text:p>
              </table:table-cell>
              <table:table-cell office:value-type="float" office:value="0.415748">
                <text:p>0.415748</text:p>
              </table:table-cell>
              <table:table-cell office:value-type="float" office:value="0.463002">
                <text:p>0.463002</text:p>
              </table:table-cell>
              <table:table-cell office:value-type="float" office:value="0.492983">
                <text:p>0.492983</text:p>
              </table:table-cell>
              <table:table-cell office:value-type="float" office:value="0.270449">
                <text:p>0.27044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078726">
                <text:p>-0.078726</text:p>
              </table:table-cell>
              <table:table-cell office:value-type="float" office:value="0.146611">
                <text:p>0.146611</text:p>
              </table:table-cell>
              <table:table-cell office:value-type="float" office:value="0.212072">
                <text:p>0.212072</text:p>
              </table:table-cell>
              <table:table-cell office:value-type="float" office:value="0.272099">
                <text:p>0.272099</text:p>
              </table:table-cell>
              <table:table-cell office:value-type="float" office:value="0.308939">
                <text:p>0.308939</text:p>
              </table:table-cell>
              <table:table-cell office:value-type="float" office:value="0.339473">
                <text:p>0.339473</text:p>
              </table:table-cell>
              <table:table-cell office:value-type="float" office:value="0.371376">
                <text:p>0.371376</text:p>
              </table:table-cell>
              <table:table-cell office:value-type="float" office:value="0.392987">
                <text:p>0.392987</text:p>
              </table:table-cell>
              <table:table-cell office:value-type="float" office:value="0.429383">
                <text:p>0.429383</text:p>
              </table:table-cell>
              <table:table-cell office:value-type="float" office:value="0.462347">
                <text:p>0.462347</text:p>
              </table:table-cell>
              <table:table-cell office:value-type="float" office:value="0.492983">
                <text:p>0.492983</text:p>
              </table:table-cell>
              <table:table-cell office:value-type="float" office:value="0.285656">
                <text:p>0.2856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14435">
                <text:p>-0.14435</text:p>
              </table:table-cell>
              <table:table-cell office:value-type="float" office:value="0.133856">
                <text:p>0.133856</text:p>
              </table:table-cell>
              <table:table-cell office:value-type="float" office:value="0.196915">
                <text:p>0.196915</text:p>
              </table:table-cell>
              <table:table-cell office:value-type="float" office:value="0.261837">
                <text:p>0.261837</text:p>
              </table:table-cell>
              <table:table-cell office:value-type="float" office:value="0.299763">
                <text:p>0.299763</text:p>
              </table:table-cell>
              <table:table-cell office:value-type="float" office:value="0.332445">
                <text:p>0.332445</text:p>
              </table:table-cell>
              <table:table-cell office:value-type="float" office:value="0.366932">
                <text:p>0.366932</text:p>
              </table:table-cell>
              <table:table-cell office:value-type="float" office:value="0.393424">
                <text:p>0.393424</text:p>
              </table:table-cell>
              <table:table-cell office:value-type="float" office:value="0.426494">
                <text:p>0.426494</text:p>
              </table:table-cell>
              <table:table-cell office:value-type="float" office:value="0.459301">
                <text:p>0.459301</text:p>
              </table:table-cell>
              <table:table-cell office:value-type="float" office:value="0.492983">
                <text:p>0.492983</text:p>
              </table:table-cell>
              <table:table-cell office:value-type="float" office:value="0.272662">
                <text:p>0.2726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076007">
                <text:p>-0.076007</text:p>
              </table:table-cell>
              <table:table-cell office:value-type="float" office:value="0.169551">
                <text:p>0.169551</text:p>
              </table:table-cell>
              <table:table-cell office:value-type="float" office:value="0.237948">
                <text:p>0.237948</text:p>
              </table:table-cell>
              <table:table-cell office:value-type="float" office:value="0.285904">
                <text:p>0.285904</text:p>
              </table:table-cell>
              <table:table-cell office:value-type="float" office:value="0.316348">
                <text:p>0.316348</text:p>
              </table:table-cell>
              <table:table-cell office:value-type="float" office:value="0.341171">
                <text:p>0.341171</text:p>
              </table:table-cell>
              <table:table-cell office:value-type="float" office:value="0.364159">
                <text:p>0.364159</text:p>
              </table:table-cell>
              <table:table-cell office:value-type="float" office:value="0.382703">
                <text:p>0.382703</text:p>
              </table:table-cell>
              <table:table-cell office:value-type="float" office:value="0.41257">
                <text:p>0.41257</text:p>
              </table:table-cell>
              <table:table-cell office:value-type="float" office:value="0.449173">
                <text:p>0.449173</text:p>
              </table:table-cell>
              <table:table-cell office:value-type="float" office:value="0.492983">
                <text:p>0.492983</text:p>
              </table:table-cell>
              <table:table-cell office:value-type="float" office:value="0.288352">
                <text:p>0.28835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91567">
                <text:p>0.091567</text:p>
              </table:table-cell>
              <table:table-cell office:value-type="float" office:value="0.185913">
                <text:p>0.185913</text:p>
              </table:table-cell>
              <table:table-cell office:value-type="float" office:value="0.249977">
                <text:p>0.249977</text:p>
              </table:table-cell>
              <table:table-cell office:value-type="float" office:value="0.284528">
                <text:p>0.284528</text:p>
              </table:table-cell>
              <table:table-cell office:value-type="float" office:value="0.315994">
                <text:p>0.315994</text:p>
              </table:table-cell>
              <table:table-cell office:value-type="float" office:value="0.341863">
                <text:p>0.341863</text:p>
              </table:table-cell>
              <table:table-cell office:value-type="float" office:value="0.373229">
                <text:p>0.373229</text:p>
              </table:table-cell>
              <table:table-cell office:value-type="float" office:value="0.393964">
                <text:p>0.393964</text:p>
              </table:table-cell>
              <table:table-cell office:value-type="float" office:value="0.427148">
                <text:p>0.427148</text:p>
              </table:table-cell>
              <table:table-cell office:value-type="float" office:value="0.4606">
                <text:p>0.4606</text:p>
              </table:table-cell>
              <table:table-cell office:value-type="float" office:value="0.492983">
                <text:p>0.492983</text:p>
              </table:table-cell>
              <table:table-cell office:value-type="float" office:value="0.312478">
                <text:p>0.3124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068512">
                <text:p>-0.068512</text:p>
              </table:table-cell>
              <table:table-cell office:value-type="float" office:value="0.199327">
                <text:p>0.199327</text:p>
              </table:table-cell>
              <table:table-cell office:value-type="float" office:value="0.252421">
                <text:p>0.252421</text:p>
              </table:table-cell>
              <table:table-cell office:value-type="float" office:value="0.286851">
                <text:p>0.286851</text:p>
              </table:table-cell>
              <table:table-cell office:value-type="float" office:value="0.321439">
                <text:p>0.321439</text:p>
              </table:table-cell>
              <table:table-cell office:value-type="float" office:value="0.345961">
                <text:p>0.345961</text:p>
              </table:table-cell>
              <table:table-cell office:value-type="float" office:value="0.375198">
                <text:p>0.375198</text:p>
              </table:table-cell>
              <table:table-cell office:value-type="float" office:value="0.389985">
                <text:p>0.389985</text:p>
              </table:table-cell>
              <table:table-cell office:value-type="float" office:value="0.4268">
                <text:p>0.4268</text:p>
              </table:table-cell>
              <table:table-cell office:value-type="float" office:value="0.461823">
                <text:p>0.461823</text:p>
              </table:table-cell>
              <table:table-cell office:value-type="float" office:value="0.492983">
                <text:p>0.492983</text:p>
              </table:table-cell>
              <table:table-cell office:value-type="float" office:value="0.299129">
                <text:p>0.29912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03198">
                <text:p>0.103198</text:p>
              </table:table-cell>
              <table:table-cell office:value-type="float" office:value="0.189322">
                <text:p>0.189322</text:p>
              </table:table-cell>
              <table:table-cell office:value-type="float" office:value="0.233398">
                <text:p>0.233398</text:p>
              </table:table-cell>
              <table:table-cell office:value-type="float" office:value="0.274248">
                <text:p>0.274248</text:p>
              </table:table-cell>
              <table:table-cell office:value-type="float" office:value="0.317304">
                <text:p>0.317304</text:p>
              </table:table-cell>
              <table:table-cell office:value-type="float" office:value="0.34812">
                <text:p>0.34812</text:p>
              </table:table-cell>
              <table:table-cell office:value-type="float" office:value="0.374409">
                <text:p>0.374409</text:p>
              </table:table-cell>
              <table:table-cell office:value-type="float" office:value="0.392998">
                <text:p>0.392998</text:p>
              </table:table-cell>
              <table:table-cell office:value-type="float" office:value="0.429941">
                <text:p>0.429941</text:p>
              </table:table-cell>
              <table:table-cell office:value-type="float" office:value="0.464958">
                <text:p>0.464958</text:p>
              </table:table-cell>
              <table:table-cell office:value-type="float" office:value="0.492983">
                <text:p>0.492983</text:p>
              </table:table-cell>
              <table:table-cell office:value-type="float" office:value="0.312789">
                <text:p>0.3127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5843">
                <text:p>0.105843</text:p>
              </table:table-cell>
              <table:table-cell office:value-type="float" office:value="0.18163">
                <text:p>0.18163</text:p>
              </table:table-cell>
              <table:table-cell office:value-type="float" office:value="0.21543">
                <text:p>0.21543</text:p>
              </table:table-cell>
              <table:table-cell office:value-type="float" office:value="0.265363">
                <text:p>0.265363</text:p>
              </table:table-cell>
              <table:table-cell office:value-type="float" office:value="0.305756">
                <text:p>0.305756</text:p>
              </table:table-cell>
              <table:table-cell office:value-type="float" office:value="0.342451">
                <text:p>0.342451</text:p>
              </table:table-cell>
              <table:table-cell office:value-type="float" office:value="0.369695">
                <text:p>0.369695</text:p>
              </table:table-cell>
              <table:table-cell office:value-type="float" office:value="0.387679">
                <text:p>0.387679</text:p>
              </table:table-cell>
              <table:table-cell office:value-type="float" office:value="0.414576">
                <text:p>0.414576</text:p>
              </table:table-cell>
              <table:table-cell office:value-type="float" office:value="0.459247">
                <text:p>0.459247</text:p>
              </table:table-cell>
              <table:table-cell office:value-type="float" office:value="0.492983">
                <text:p>0.492983</text:p>
              </table:table-cell>
              <table:table-cell office:value-type="float" office:value="0.304767">
                <text:p>0.30476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042715">
                <text:p>-0.042715</text:p>
              </table:table-cell>
              <table:table-cell office:value-type="float" office:value="0.19665">
                <text:p>0.19665</text:p>
              </table:table-cell>
              <table:table-cell office:value-type="float" office:value="0.230911">
                <text:p>0.230911</text:p>
              </table:table-cell>
              <table:table-cell office:value-type="float" office:value="0.275473">
                <text:p>0.275473</text:p>
              </table:table-cell>
              <table:table-cell office:value-type="float" office:value="0.306422">
                <text:p>0.306422</text:p>
              </table:table-cell>
              <table:table-cell office:value-type="float" office:value="0.341007">
                <text:p>0.341007</text:p>
              </table:table-cell>
              <table:table-cell office:value-type="float" office:value="0.36925">
                <text:p>0.36925</text:p>
              </table:table-cell>
              <table:table-cell office:value-type="float" office:value="0.392409">
                <text:p>0.392409</text:p>
              </table:table-cell>
              <table:table-cell office:value-type="float" office:value="0.422961">
                <text:p>0.422961</text:p>
              </table:table-cell>
              <table:table-cell office:value-type="float" office:value="0.465368">
                <text:p>0.465368</text:p>
              </table:table-cell>
              <table:table-cell office:value-type="float" office:value="0.492983">
                <text:p>0.492983</text:p>
              </table:table-cell>
              <table:table-cell office:value-type="float" office:value="0.295774">
                <text:p>0.2957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58779">
                <text:p>0.158779</text:p>
              </table:table-cell>
              <table:table-cell office:value-type="float" office:value="0.209261">
                <text:p>0.209261</text:p>
              </table:table-cell>
              <table:table-cell office:value-type="float" office:value="0.254684">
                <text:p>0.254684</text:p>
              </table:table-cell>
              <table:table-cell office:value-type="float" office:value="0.298956">
                <text:p>0.298956</text:p>
              </table:table-cell>
              <table:table-cell office:value-type="float" office:value="0.328399">
                <text:p>0.328399</text:p>
              </table:table-cell>
              <table:table-cell office:value-type="float" office:value="0.35033">
                <text:p>0.35033</text:p>
              </table:table-cell>
              <table:table-cell office:value-type="float" office:value="0.373405">
                <text:p>0.373405</text:p>
              </table:table-cell>
              <table:table-cell office:value-type="float" office:value="0.39597">
                <text:p>0.39597</text:p>
              </table:table-cell>
              <table:table-cell office:value-type="float" office:value="0.431465">
                <text:p>0.431465</text:p>
              </table:table-cell>
              <table:table-cell office:value-type="float" office:value="0.465278">
                <text:p>0.465278</text:p>
              </table:table-cell>
              <table:table-cell office:value-type="float" office:value="0.492983">
                <text:p>0.492983</text:p>
              </table:table-cell>
              <table:table-cell office:value-type="float" office:value="0.326653">
                <text:p>0.32665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44989">
                <text:p>0.144989</text:p>
              </table:table-cell>
              <table:table-cell office:value-type="float" office:value="0.211002">
                <text:p>0.211002</text:p>
              </table:table-cell>
              <table:table-cell office:value-type="float" office:value="0.268879">
                <text:p>0.268879</text:p>
              </table:table-cell>
              <table:table-cell office:value-type="float" office:value="0.304926">
                <text:p>0.304926</text:p>
              </table:table-cell>
              <table:table-cell office:value-type="float" office:value="0.326427">
                <text:p>0.326427</text:p>
              </table:table-cell>
              <table:table-cell office:value-type="float" office:value="0.350629">
                <text:p>0.350629</text:p>
              </table:table-cell>
              <table:table-cell office:value-type="float" office:value="0.37335">
                <text:p>0.37335</text:p>
              </table:table-cell>
              <table:table-cell office:value-type="float" office:value="0.394523">
                <text:p>0.394523</text:p>
              </table:table-cell>
              <table:table-cell office:value-type="float" office:value="0.428252">
                <text:p>0.428252</text:p>
              </table:table-cell>
              <table:table-cell office:value-type="float" office:value="0.459991">
                <text:p>0.459991</text:p>
              </table:table-cell>
              <table:table-cell office:value-type="float" office:value="0.492983">
                <text:p>0.492983</text:p>
              </table:table-cell>
              <table:table-cell office:value-type="float" office:value="0.326297">
                <text:p>0.3262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48099">
                <text:p>0.148099</text:p>
              </table:table-cell>
              <table:table-cell office:value-type="float" office:value="0.226254">
                <text:p>0.226254</text:p>
              </table:table-cell>
              <table:table-cell office:value-type="float" office:value="0.288609">
                <text:p>0.288609</text:p>
              </table:table-cell>
              <table:table-cell office:value-type="float" office:value="0.322894">
                <text:p>0.322894</text:p>
              </table:table-cell>
              <table:table-cell office:value-type="float" office:value="0.346844">
                <text:p>0.346844</text:p>
              </table:table-cell>
              <table:table-cell office:value-type="float" office:value="0.382006">
                <text:p>0.382006</text:p>
              </table:table-cell>
              <table:table-cell office:value-type="float" office:value="0.399729">
                <text:p>0.399729</text:p>
              </table:table-cell>
              <table:table-cell office:value-type="float" office:value="0.421402">
                <text:p>0.421402</text:p>
              </table:table-cell>
              <table:table-cell office:value-type="float" office:value="0.436373">
                <text:p>0.436373</text:p>
              </table:table-cell>
              <table:table-cell office:value-type="float" office:value="0.463889">
                <text:p>0.463889</text:p>
              </table:table-cell>
              <table:table-cell office:value-type="float" office:value="0.492983">
                <text:p>0.492983</text:p>
              </table:table-cell>
              <table:table-cell office:value-type="float" office:value="0.34361">
                <text:p>0.343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21279">
                <text:p>0.121279</text:p>
              </table:table-cell>
              <table:table-cell office:value-type="float" office:value="0.204393">
                <text:p>0.204393</text:p>
              </table:table-cell>
              <table:table-cell office:value-type="float" office:value="0.266229">
                <text:p>0.266229</text:p>
              </table:table-cell>
              <table:table-cell office:value-type="float" office:value="0.319168">
                <text:p>0.319168</text:p>
              </table:table-cell>
              <table:table-cell office:value-type="float" office:value="0.356279">
                <text:p>0.356279</text:p>
              </table:table-cell>
              <table:table-cell office:value-type="float" office:value="0.386799">
                <text:p>0.386799</text:p>
              </table:table-cell>
              <table:table-cell office:value-type="float" office:value="0.40766">
                <text:p>0.40766</text:p>
              </table:table-cell>
              <table:table-cell office:value-type="float" office:value="0.425574">
                <text:p>0.425574</text:p>
              </table:table-cell>
              <table:table-cell office:value-type="float" office:value="0.441617">
                <text:p>0.441617</text:p>
              </table:table-cell>
              <table:table-cell office:value-type="float" office:value="0.464409">
                <text:p>0.464409</text:p>
              </table:table-cell>
              <table:table-cell office:value-type="float" office:value="0.492983">
                <text:p>0.492983</text:p>
              </table:table-cell>
              <table:table-cell office:value-type="float" office:value="0.339341">
                <text:p>0.339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41876">
                <text:p>0.141876</text:p>
              </table:table-cell>
              <table:table-cell office:value-type="float" office:value="0.236548">
                <text:p>0.236548</text:p>
              </table:table-cell>
              <table:table-cell office:value-type="float" office:value="0.289968">
                <text:p>0.289968</text:p>
              </table:table-cell>
              <table:table-cell office:value-type="float" office:value="0.323575">
                <text:p>0.323575</text:p>
              </table:table-cell>
              <table:table-cell office:value-type="float" office:value="0.344918">
                <text:p>0.344918</text:p>
              </table:table-cell>
              <table:table-cell office:value-type="float" office:value="0.374529">
                <text:p>0.374529</text:p>
              </table:table-cell>
              <table:table-cell office:value-type="float" office:value="0.399917">
                <text:p>0.399917</text:p>
              </table:table-cell>
              <table:table-cell office:value-type="float" office:value="0.421234">
                <text:p>0.421234</text:p>
              </table:table-cell>
              <table:table-cell office:value-type="float" office:value="0.436561">
                <text:p>0.436561</text:p>
              </table:table-cell>
              <table:table-cell office:value-type="float" office:value="0.460375">
                <text:p>0.460375</text:p>
              </table:table-cell>
              <table:table-cell office:value-type="float" office:value="0.492983">
                <text:p>0.492983</text:p>
              </table:table-cell>
              <table:table-cell office:value-type="float" office:value="0.34295">
                <text:p>0.3429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42056">
                <text:p>0.142056</text:p>
              </table:table-cell>
              <table:table-cell office:value-type="float" office:value="0.224159">
                <text:p>0.224159</text:p>
              </table:table-cell>
              <table:table-cell office:value-type="float" office:value="0.285637">
                <text:p>0.285637</text:p>
              </table:table-cell>
              <table:table-cell office:value-type="float" office:value="0.319517">
                <text:p>0.319517</text:p>
              </table:table-cell>
              <table:table-cell office:value-type="float" office:value="0.349214">
                <text:p>0.349214</text:p>
              </table:table-cell>
              <table:table-cell office:value-type="float" office:value="0.376886">
                <text:p>0.376886</text:p>
              </table:table-cell>
              <table:table-cell office:value-type="float" office:value="0.399504">
                <text:p>0.399504</text:p>
              </table:table-cell>
              <table:table-cell office:value-type="float" office:value="0.420749">
                <text:p>0.420749</text:p>
              </table:table-cell>
              <table:table-cell office:value-type="float" office:value="0.435508">
                <text:p>0.435508</text:p>
              </table:table-cell>
              <table:table-cell office:value-type="float" office:value="0.462581">
                <text:p>0.462581</text:p>
              </table:table-cell>
              <table:table-cell office:value-type="float" office:value="0.492983">
                <text:p>0.492983</text:p>
              </table:table-cell>
              <table:table-cell office:value-type="float" office:value="0.341581">
                <text:p>0.3415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59718">
                <text:p>0.059718</text:p>
              </table:table-cell>
              <table:table-cell office:value-type="float" office:value="0.24136">
                <text:p>0.24136</text:p>
              </table:table-cell>
              <table:table-cell office:value-type="float" office:value="0.28874">
                <text:p>0.28874</text:p>
              </table:table-cell>
              <table:table-cell office:value-type="float" office:value="0.330745">
                <text:p>0.330745</text:p>
              </table:table-cell>
              <table:table-cell office:value-type="float" office:value="0.359107">
                <text:p>0.359107</text:p>
              </table:table-cell>
              <table:table-cell office:value-type="float" office:value="0.379585">
                <text:p>0.379585</text:p>
              </table:table-cell>
              <table:table-cell office:value-type="float" office:value="0.400883">
                <text:p>0.400883</text:p>
              </table:table-cell>
              <table:table-cell office:value-type="float" office:value="0.421643">
                <text:p>0.421643</text:p>
              </table:table-cell>
              <table:table-cell office:value-type="float" office:value="0.433098">
                <text:p>0.433098</text:p>
              </table:table-cell>
              <table:table-cell office:value-type="float" office:value="0.460689">
                <text:p>0.460689</text:p>
              </table:table-cell>
              <table:table-cell office:value-type="float" office:value="0.492983">
                <text:p>0.492983</text:p>
              </table:table-cell>
              <table:table-cell office:value-type="float" office:value="0.337557">
                <text:p>0.33755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31562">
                <text:p>0.031562</text:p>
              </table:table-cell>
              <table:table-cell office:value-type="float" office:value="0.226478">
                <text:p>0.226478</text:p>
              </table:table-cell>
              <table:table-cell office:value-type="float" office:value="0.276222">
                <text:p>0.276222</text:p>
              </table:table-cell>
              <table:table-cell office:value-type="float" office:value="0.319075">
                <text:p>0.319075</text:p>
              </table:table-cell>
              <table:table-cell office:value-type="float" office:value="0.34677">
                <text:p>0.34677</text:p>
              </table:table-cell>
              <table:table-cell office:value-type="float" office:value="0.368819">
                <text:p>0.368819</text:p>
              </table:table-cell>
              <table:table-cell office:value-type="float" office:value="0.387415">
                <text:p>0.387415</text:p>
              </table:table-cell>
              <table:table-cell office:value-type="float" office:value="0.41155">
                <text:p>0.41155</text:p>
              </table:table-cell>
              <table:table-cell office:value-type="float" office:value="0.431652">
                <text:p>0.431652</text:p>
              </table:table-cell>
              <table:table-cell office:value-type="float" office:value="0.460275">
                <text:p>0.460275</text:p>
              </table:table-cell>
              <table:table-cell office:value-type="float" office:value="0.492983">
                <text:p>0.492983</text:p>
              </table:table-cell>
              <table:table-cell office:value-type="float" office:value="0.325982">
                <text:p>0.3259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04088">
                <text:p>0.104088</text:p>
              </table:table-cell>
              <table:table-cell office:value-type="float" office:value="0.25541">
                <text:p>0.25541</text:p>
              </table:table-cell>
              <table:table-cell office:value-type="float" office:value="0.300267">
                <text:p>0.300267</text:p>
              </table:table-cell>
              <table:table-cell office:value-type="float" office:value="0.33214">
                <text:p>0.33214</text:p>
              </table:table-cell>
              <table:table-cell office:value-type="float" office:value="0.355097">
                <text:p>0.355097</text:p>
              </table:table-cell>
              <table:table-cell office:value-type="float" office:value="0.373556">
                <text:p>0.373556</text:p>
              </table:table-cell>
              <table:table-cell office:value-type="float" office:value="0.39049">
                <text:p>0.39049</text:p>
              </table:table-cell>
              <table:table-cell office:value-type="float" office:value="0.412517">
                <text:p>0.412517</text:p>
              </table:table-cell>
              <table:table-cell office:value-type="float" office:value="0.432398">
                <text:p>0.432398</text:p>
              </table:table-cell>
              <table:table-cell office:value-type="float" office:value="0.457451">
                <text:p>0.457451</text:p>
              </table:table-cell>
              <table:table-cell office:value-type="float" office:value="0.492983">
                <text:p>0.492983</text:p>
              </table:table-cell>
              <table:table-cell office:value-type="float" office:value="0.341341">
                <text:p>0.34134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89039">
                <text:p>0.089039</text:p>
              </table:table-cell>
              <table:table-cell office:value-type="float" office:value="0.219868">
                <text:p>0.219868</text:p>
              </table:table-cell>
              <table:table-cell office:value-type="float" office:value="0.278892">
                <text:p>0.278892</text:p>
              </table:table-cell>
              <table:table-cell office:value-type="float" office:value="0.312511">
                <text:p>0.312511</text:p>
              </table:table-cell>
              <table:table-cell office:value-type="float" office:value="0.341872">
                <text:p>0.341872</text:p>
              </table:table-cell>
              <table:table-cell office:value-type="float" office:value="0.364136">
                <text:p>0.364136</text:p>
              </table:table-cell>
              <table:table-cell office:value-type="float" office:value="0.382496">
                <text:p>0.382496</text:p>
              </table:table-cell>
              <table:table-cell office:value-type="float" office:value="0.4028">
                <text:p>0.4028</text:p>
              </table:table-cell>
              <table:table-cell office:value-type="float" office:value="0.424057">
                <text:p>0.424057</text:p>
              </table:table-cell>
              <table:table-cell office:value-type="float" office:value="0.454109">
                <text:p>0.454109</text:p>
              </table:table-cell>
              <table:table-cell office:value-type="float" office:value="0.492983">
                <text:p>0.492983</text:p>
              </table:table-cell>
              <table:table-cell office:value-type="float" office:value="0.326978">
                <text:p>0.32697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51983">
                <text:p>0.151983</text:p>
              </table:table-cell>
              <table:table-cell office:value-type="float" office:value="0.229233">
                <text:p>0.229233</text:p>
              </table:table-cell>
              <table:table-cell office:value-type="float" office:value="0.285512">
                <text:p>0.285512</text:p>
              </table:table-cell>
              <table:table-cell office:value-type="float" office:value="0.318395">
                <text:p>0.318395</text:p>
              </table:table-cell>
              <table:table-cell office:value-type="float" office:value="0.348773">
                <text:p>0.348773</text:p>
              </table:table-cell>
              <table:table-cell office:value-type="float" office:value="0.372394">
                <text:p>0.372394</text:p>
              </table:table-cell>
              <table:table-cell office:value-type="float" office:value="0.389842">
                <text:p>0.389842</text:p>
              </table:table-cell>
              <table:table-cell office:value-type="float" office:value="0.410218">
                <text:p>0.410218</text:p>
              </table:table-cell>
              <table:table-cell office:value-type="float" office:value="0.42696">
                <text:p>0.42696</text:p>
              </table:table-cell>
              <table:table-cell office:value-type="float" office:value="0.460477">
                <text:p>0.460477</text:p>
              </table:table-cell>
              <table:table-cell office:value-type="float" office:value="0.492983">
                <text:p>0.492983</text:p>
              </table:table-cell>
              <table:table-cell office:value-type="float" office:value="0.339379">
                <text:p>0.33937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65">
                <text:p>0.170865</text:p>
              </table:table-cell>
              <table:table-cell office:value-type="float" office:value="0.276025">
                <text:p>0.276025</text:p>
              </table:table-cell>
              <table:table-cell office:value-type="float" office:value="0.310187">
                <text:p>0.310187</text:p>
              </table:table-cell>
              <table:table-cell office:value-type="float" office:value="0.346692">
                <text:p>0.346692</text:p>
              </table:table-cell>
              <table:table-cell office:value-type="float" office:value="0.371071">
                <text:p>0.371071</text:p>
              </table:table-cell>
              <table:table-cell office:value-type="float" office:value="0.386606">
                <text:p>0.386606</text:p>
              </table:table-cell>
              <table:table-cell office:value-type="float" office:value="0.407651">
                <text:p>0.407651</text:p>
              </table:table-cell>
              <table:table-cell office:value-type="float" office:value="0.424916">
                <text:p>0.424916</text:p>
              </table:table-cell>
              <table:table-cell office:value-type="float" office:value="0.439429">
                <text:p>0.439429</text:p>
              </table:table-cell>
              <table:table-cell office:value-type="float" office:value="0.465772">
                <text:p>0.465772</text:p>
              </table:table-cell>
              <table:table-cell office:value-type="float" office:value="0.492983">
                <text:p>0.492983</text:p>
              </table:table-cell>
              <table:table-cell office:value-type="float" office:value="0.359921">
                <text:p>0.35992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8754">
                <text:p>0.188754</text:p>
              </table:table-cell>
              <table:table-cell office:value-type="float" office:value="0.275221">
                <text:p>0.275221</text:p>
              </table:table-cell>
              <table:table-cell office:value-type="float" office:value="0.30594">
                <text:p>0.30594</text:p>
              </table:table-cell>
              <table:table-cell office:value-type="float" office:value="0.343546">
                <text:p>0.343546</text:p>
              </table:table-cell>
              <table:table-cell office:value-type="float" office:value="0.37089">
                <text:p>0.37089</text:p>
              </table:table-cell>
              <table:table-cell office:value-type="float" office:value="0.38813">
                <text:p>0.38813</text:p>
              </table:table-cell>
              <table:table-cell office:value-type="float" office:value="0.411663">
                <text:p>0.411663</text:p>
              </table:table-cell>
              <table:table-cell office:value-type="float" office:value="0.427986">
                <text:p>0.427986</text:p>
              </table:table-cell>
              <table:table-cell office:value-type="float" office:value="0.440642">
                <text:p>0.440642</text:p>
              </table:table-cell>
              <table:table-cell office:value-type="float" office:value="0.469686">
                <text:p>0.469686</text:p>
              </table:table-cell>
              <table:table-cell office:value-type="float" office:value="0.492983">
                <text:p>0.492983</text:p>
              </table:table-cell>
              <table:table-cell office:value-type="float" office:value="0.362246">
                <text:p>0.36224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95856">
                <text:p>0.195856</text:p>
              </table:table-cell>
              <table:table-cell office:value-type="float" office:value="0.277855">
                <text:p>0.277855</text:p>
              </table:table-cell>
              <table:table-cell office:value-type="float" office:value="0.317886">
                <text:p>0.317886</text:p>
              </table:table-cell>
              <table:table-cell office:value-type="float" office:value="0.359576">
                <text:p>0.359576</text:p>
              </table:table-cell>
              <table:table-cell office:value-type="float" office:value="0.379634">
                <text:p>0.379634</text:p>
              </table:table-cell>
              <table:table-cell office:value-type="float" office:value="0.39984">
                <text:p>0.39984</text:p>
              </table:table-cell>
              <table:table-cell office:value-type="float" office:value="0.415551">
                <text:p>0.415551</text:p>
              </table:table-cell>
              <table:table-cell office:value-type="float" office:value="0.429623">
                <text:p>0.429623</text:p>
              </table:table-cell>
              <table:table-cell office:value-type="float" office:value="0.44477">
                <text:p>0.44477</text:p>
              </table:table-cell>
              <table:table-cell office:value-type="float" office:value="0.473051">
                <text:p>0.473051</text:p>
              </table:table-cell>
              <table:table-cell office:value-type="float" office:value="0.492983">
                <text:p>0.492983</text:p>
              </table:table-cell>
              <table:table-cell office:value-type="float" office:value="0.369364">
                <text:p>0.36936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32163">
                <text:p>0.132163</text:p>
              </table:table-cell>
              <table:table-cell office:value-type="float" office:value="0.269599">
                <text:p>0.269599</text:p>
              </table:table-cell>
              <table:table-cell office:value-type="float" office:value="0.308615">
                <text:p>0.308615</text:p>
              </table:table-cell>
              <table:table-cell office:value-type="float" office:value="0.353039">
                <text:p>0.353039</text:p>
              </table:table-cell>
              <table:table-cell office:value-type="float" office:value="0.379329">
                <text:p>0.379329</text:p>
              </table:table-cell>
              <table:table-cell office:value-type="float" office:value="0.399442">
                <text:p>0.399442</text:p>
              </table:table-cell>
              <table:table-cell office:value-type="float" office:value="0.419403">
                <text:p>0.419403</text:p>
              </table:table-cell>
              <table:table-cell office:value-type="float" office:value="0.43291">
                <text:p>0.43291</text:p>
              </table:table-cell>
              <table:table-cell office:value-type="float" office:value="0.450204">
                <text:p>0.450204</text:p>
              </table:table-cell>
              <table:table-cell office:value-type="float" office:value="0.479716">
                <text:p>0.479716</text:p>
              </table:table-cell>
              <table:table-cell office:value-type="float" office:value="0.492983">
                <text:p>0.492983</text:p>
              </table:table-cell>
              <table:table-cell office:value-type="float" office:value="0.362442">
                <text:p>0.36244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1873">
                <text:p>0.21873</text:p>
              </table:table-cell>
              <table:table-cell office:value-type="float" office:value="0.293336">
                <text:p>0.293336</text:p>
              </table:table-cell>
              <table:table-cell office:value-type="float" office:value="0.335729">
                <text:p>0.335729</text:p>
              </table:table-cell>
              <table:table-cell office:value-type="float" office:value="0.36725">
                <text:p>0.36725</text:p>
              </table:table-cell>
              <table:table-cell office:value-type="float" office:value="0.388498">
                <text:p>0.388498</text:p>
              </table:table-cell>
              <table:table-cell office:value-type="float" office:value="0.409556">
                <text:p>0.409556</text:p>
              </table:table-cell>
              <table:table-cell office:value-type="float" office:value="0.425381">
                <text:p>0.425381</text:p>
              </table:table-cell>
              <table:table-cell office:value-type="float" office:value="0.437543">
                <text:p>0.437543</text:p>
              </table:table-cell>
              <table:table-cell office:value-type="float" office:value="0.45279">
                <text:p>0.45279</text:p>
              </table:table-cell>
              <table:table-cell office:value-type="float" office:value="0.482644">
                <text:p>0.482644</text:p>
              </table:table-cell>
              <table:table-cell office:value-type="float" office:value="0.492983">
                <text:p>0.492983</text:p>
              </table:table-cell>
              <table:table-cell office:value-type="float" office:value="0.381146">
                <text:p>0.38114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80369">
                <text:p>0.180369</text:p>
              </table:table-cell>
              <table:table-cell office:value-type="float" office:value="0.279595">
                <text:p>0.279595</text:p>
              </table:table-cell>
              <table:table-cell office:value-type="float" office:value="0.328364">
                <text:p>0.328364</text:p>
              </table:table-cell>
              <table:table-cell office:value-type="float" office:value="0.361843">
                <text:p>0.361843</text:p>
              </table:table-cell>
              <table:table-cell office:value-type="float" office:value="0.390202">
                <text:p>0.390202</text:p>
              </table:table-cell>
              <table:table-cell office:value-type="float" office:value="0.411284">
                <text:p>0.411284</text:p>
              </table:table-cell>
              <table:table-cell office:value-type="float" office:value="0.427752">
                <text:p>0.427752</text:p>
              </table:table-cell>
              <table:table-cell office:value-type="float" office:value="0.434903">
                <text:p>0.434903</text:p>
              </table:table-cell>
              <table:table-cell office:value-type="float" office:value="0.448668">
                <text:p>0.448668</text:p>
              </table:table-cell>
              <table:table-cell office:value-type="float" office:value="0.480828">
                <text:p>0.480828</text:p>
              </table:table-cell>
              <table:table-cell office:value-type="float" office:value="0.492983">
                <text:p>0.492983</text:p>
              </table:table-cell>
              <table:table-cell office:value-type="float" office:value="0.374381">
                <text:p>0.37438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60476">
                <text:p>0.160476</text:p>
              </table:table-cell>
              <table:table-cell office:value-type="float" office:value="0.268606">
                <text:p>0.268606</text:p>
              </table:table-cell>
              <table:table-cell office:value-type="float" office:value="0.3182">
                <text:p>0.3182</text:p>
              </table:table-cell>
              <table:table-cell office:value-type="float" office:value="0.354955">
                <text:p>0.354955</text:p>
              </table:table-cell>
              <table:table-cell office:value-type="float" office:value="0.387033">
                <text:p>0.387033</text:p>
              </table:table-cell>
              <table:table-cell office:value-type="float" office:value="0.412943">
                <text:p>0.412943</text:p>
              </table:table-cell>
              <table:table-cell office:value-type="float" office:value="0.427093">
                <text:p>0.427093</text:p>
              </table:table-cell>
              <table:table-cell office:value-type="float" office:value="0.434449">
                <text:p>0.434449</text:p>
              </table:table-cell>
              <table:table-cell office:value-type="float" office:value="0.448653">
                <text:p>0.448653</text:p>
              </table:table-cell>
              <table:table-cell office:value-type="float" office:value="0.482058">
                <text:p>0.482058</text:p>
              </table:table-cell>
              <table:table-cell office:value-type="float" office:value="0.492983">
                <text:p>0.492983</text:p>
              </table:table-cell>
              <table:table-cell office:value-type="float" office:value="0.369446">
                <text:p>0.3694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57754">
                <text:p>0.157754</text:p>
              </table:table-cell>
              <table:table-cell office:value-type="float" office:value="0.264648">
                <text:p>0.264648</text:p>
              </table:table-cell>
              <table:table-cell office:value-type="float" office:value="0.327188">
                <text:p>0.327188</text:p>
              </table:table-cell>
              <table:table-cell office:value-type="float" office:value="0.367213">
                <text:p>0.367213</text:p>
              </table:table-cell>
              <table:table-cell office:value-type="float" office:value="0.390491">
                <text:p>0.390491</text:p>
              </table:table-cell>
              <table:table-cell office:value-type="float" office:value="0.413185">
                <text:p>0.413185</text:p>
              </table:table-cell>
              <table:table-cell office:value-type="float" office:value="0.428143">
                <text:p>0.428143</text:p>
              </table:table-cell>
              <table:table-cell office:value-type="float" office:value="0.439017">
                <text:p>0.439017</text:p>
              </table:table-cell>
              <table:table-cell office:value-type="float" office:value="0.456213">
                <text:p>0.456213</text:p>
              </table:table-cell>
              <table:table-cell office:value-type="float" office:value="0.48408">
                <text:p>0.48408</text:p>
              </table:table-cell>
              <table:table-cell office:value-type="float" office:value="0.492983">
                <text:p>0.492983</text:p>
              </table:table-cell>
              <table:table-cell office:value-type="float" office:value="0.372793">
                <text:p>0.37279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8609">
                <text:p>0.08609</text:p>
              </table:table-cell>
              <table:table-cell office:value-type="float" office:value="0.235561">
                <text:p>0.235561</text:p>
              </table:table-cell>
              <table:table-cell office:value-type="float" office:value="0.293994">
                <text:p>0.293994</text:p>
              </table:table-cell>
              <table:table-cell office:value-type="float" office:value="0.34299">
                <text:p>0.34299</text:p>
              </table:table-cell>
              <table:table-cell office:value-type="float" office:value="0.378972">
                <text:p>0.378972</text:p>
              </table:table-cell>
              <table:table-cell office:value-type="float" office:value="0.401626">
                <text:p>0.401626</text:p>
              </table:table-cell>
              <table:table-cell office:value-type="float" office:value="0.424212">
                <text:p>0.424212</text:p>
              </table:table-cell>
              <table:table-cell office:value-type="float" office:value="0.435789">
                <text:p>0.435789</text:p>
              </table:table-cell>
              <table:table-cell office:value-type="float" office:value="0.454544">
                <text:p>0.454544</text:p>
              </table:table-cell>
              <table:table-cell office:value-type="float" office:value="0.483927">
                <text:p>0.483927</text:p>
              </table:table-cell>
              <table:table-cell office:value-type="float" office:value="0.492983">
                <text:p>0.492983</text:p>
              </table:table-cell>
              <table:table-cell office:value-type="float" office:value="0.35377">
                <text:p>0.3537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78836">
                <text:p>0.078836</text:p>
              </table:table-cell>
              <table:table-cell office:value-type="float" office:value="0.249584">
                <text:p>0.249584</text:p>
              </table:table-cell>
              <table:table-cell office:value-type="float" office:value="0.295172">
                <text:p>0.295172</text:p>
              </table:table-cell>
              <table:table-cell office:value-type="float" office:value="0.337073">
                <text:p>0.337073</text:p>
              </table:table-cell>
              <table:table-cell office:value-type="float" office:value="0.375925">
                <text:p>0.375925</text:p>
              </table:table-cell>
              <table:table-cell office:value-type="float" office:value="0.390693">
                <text:p>0.390693</text:p>
              </table:table-cell>
              <table:table-cell office:value-type="float" office:value="0.41286">
                <text:p>0.41286</text:p>
              </table:table-cell>
              <table:table-cell office:value-type="float" office:value="0.429727">
                <text:p>0.429727</text:p>
              </table:table-cell>
              <table:table-cell office:value-type="float" office:value="0.441105">
                <text:p>0.441105</text:p>
              </table:table-cell>
              <table:table-cell office:value-type="float" office:value="0.478337">
                <text:p>0.478337</text:p>
              </table:table-cell>
              <table:table-cell office:value-type="float" office:value="0.492983">
                <text:p>0.492983</text:p>
              </table:table-cell>
              <table:table-cell office:value-type="float" office:value="0.348931">
                <text:p>0.3489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61276">
                <text:p>0.161276</text:p>
              </table:table-cell>
              <table:table-cell office:value-type="float" office:value="0.265283">
                <text:p>0.265283</text:p>
              </table:table-cell>
              <table:table-cell office:value-type="float" office:value="0.306443">
                <text:p>0.306443</text:p>
              </table:table-cell>
              <table:table-cell office:value-type="float" office:value="0.3423">
                <text:p>0.3423</text:p>
              </table:table-cell>
              <table:table-cell office:value-type="float" office:value="0.37551">
                <text:p>0.37551</text:p>
              </table:table-cell>
              <table:table-cell office:value-type="float" office:value="0.390523">
                <text:p>0.390523</text:p>
              </table:table-cell>
              <table:table-cell office:value-type="float" office:value="0.41122">
                <text:p>0.41122</text:p>
              </table:table-cell>
              <table:table-cell office:value-type="float" office:value="0.429616">
                <text:p>0.429616</text:p>
              </table:table-cell>
              <table:table-cell office:value-type="float" office:value="0.439596">
                <text:p>0.439596</text:p>
              </table:table-cell>
              <table:table-cell office:value-type="float" office:value="0.477586">
                <text:p>0.477586</text:p>
              </table:table-cell>
              <table:table-cell office:value-type="float" office:value="0.492983">
                <text:p>0.492983</text:p>
              </table:table-cell>
              <table:table-cell office:value-type="float" office:value="0.359935">
                <text:p>0.35993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138983">
                <text:p>0.138983</text:p>
              </table:table-cell>
              <table:table-cell office:value-type="float" office:value="0.234687">
                <text:p>0.234687</text:p>
              </table:table-cell>
              <table:table-cell office:value-type="float" office:value="0.287736">
                <text:p>0.287736</text:p>
              </table:table-cell>
              <table:table-cell office:value-type="float" office:value="0.327267">
                <text:p>0.327267</text:p>
              </table:table-cell>
              <table:table-cell office:value-type="float" office:value="0.358394">
                <text:p>0.358394</text:p>
              </table:table-cell>
              <table:table-cell office:value-type="float" office:value="0.383719">
                <text:p>0.383719</text:p>
              </table:table-cell>
              <table:table-cell office:value-type="float" office:value="0.40258">
                <text:p>0.40258</text:p>
              </table:table-cell>
              <table:table-cell office:value-type="float" office:value="0.426233">
                <text:p>0.426233</text:p>
              </table:table-cell>
              <table:table-cell office:value-type="float" office:value="0.438188">
                <text:p>0.438188</text:p>
              </table:table-cell>
              <table:table-cell office:value-type="float" office:value="0.473513">
                <text:p>0.473513</text:p>
              </table:table-cell>
              <table:table-cell office:value-type="float" office:value="0.492983">
                <text:p>0.492983</text:p>
              </table:table-cell>
              <table:table-cell office:value-type="float" office:value="0.34713">
                <text:p>0.347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41708">
                <text:p>0.141708</text:p>
              </table:table-cell>
              <table:table-cell office:value-type="float" office:value="0.21994">
                <text:p>0.21994</text:p>
              </table:table-cell>
              <table:table-cell office:value-type="float" office:value="0.273567">
                <text:p>0.273567</text:p>
              </table:table-cell>
              <table:table-cell office:value-type="float" office:value="0.312723">
                <text:p>0.312723</text:p>
              </table:table-cell>
              <table:table-cell office:value-type="float" office:value="0.340731">
                <text:p>0.340731</text:p>
              </table:table-cell>
              <table:table-cell office:value-type="float" office:value="0.373619">
                <text:p>0.373619</text:p>
              </table:table-cell>
              <table:table-cell office:value-type="float" office:value="0.397807">
                <text:p>0.397807</text:p>
              </table:table-cell>
              <table:table-cell office:value-type="float" office:value="0.421072">
                <text:p>0.421072</text:p>
              </table:table-cell>
              <table:table-cell office:value-type="float" office:value="0.434696">
                <text:p>0.434696</text:p>
              </table:table-cell>
              <table:table-cell office:value-type="float" office:value="0.468576">
                <text:p>0.468576</text:p>
              </table:table-cell>
              <table:table-cell office:value-type="float" office:value="0.492983">
                <text:p>0.492983</text:p>
              </table:table-cell>
              <table:table-cell office:value-type="float" office:value="0.338444">
                <text:p>0.33844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003887">
                <text:p>-0.003887</text:p>
              </table:table-cell>
              <table:table-cell office:value-type="float" office:value="0.211969">
                <text:p>0.211969</text:p>
              </table:table-cell>
              <table:table-cell office:value-type="float" office:value="0.274115">
                <text:p>0.274115</text:p>
              </table:table-cell>
              <table:table-cell office:value-type="float" office:value="0.311964">
                <text:p>0.311964</text:p>
              </table:table-cell>
              <table:table-cell office:value-type="float" office:value="0.342381">
                <text:p>0.342381</text:p>
              </table:table-cell>
              <table:table-cell office:value-type="float" office:value="0.371589">
                <text:p>0.371589</text:p>
              </table:table-cell>
              <table:table-cell office:value-type="float" office:value="0.396132">
                <text:p>0.396132</text:p>
              </table:table-cell>
              <table:table-cell office:value-type="float" office:value="0.421414">
                <text:p>0.421414</text:p>
              </table:table-cell>
              <table:table-cell office:value-type="float" office:value="0.437545">
                <text:p>0.437545</text:p>
              </table:table-cell>
              <table:table-cell office:value-type="float" office:value="0.462412">
                <text:p>0.462412</text:p>
              </table:table-cell>
              <table:table-cell office:value-type="float" office:value="0.492983">
                <text:p>0.492983</text:p>
              </table:table-cell>
              <table:table-cell office:value-type="float" office:value="0.322563">
                <text:p>0.32256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52778">
                <text:p>0.052778</text:p>
              </table:table-cell>
              <table:table-cell office:value-type="float" office:value="0.202887">
                <text:p>0.202887</text:p>
              </table:table-cell>
              <table:table-cell office:value-type="float" office:value="0.271959">
                <text:p>0.271959</text:p>
              </table:table-cell>
              <table:table-cell office:value-type="float" office:value="0.312403">
                <text:p>0.312403</text:p>
              </table:table-cell>
              <table:table-cell office:value-type="float" office:value="0.347821">
                <text:p>0.347821</text:p>
              </table:table-cell>
              <table:table-cell office:value-type="float" office:value="0.376256">
                <text:p>0.376256</text:p>
              </table:table-cell>
              <table:table-cell office:value-type="float" office:value="0.394847">
                <text:p>0.394847</text:p>
              </table:table-cell>
              <table:table-cell office:value-type="float" office:value="0.422588">
                <text:p>0.422588</text:p>
              </table:table-cell>
              <table:table-cell office:value-type="float" office:value="0.437383">
                <text:p>0.437383</text:p>
              </table:table-cell>
              <table:table-cell office:value-type="float" office:value="0.462798">
                <text:p>0.462798</text:p>
              </table:table-cell>
              <table:table-cell office:value-type="float" office:value="0.492983">
                <text:p>0.492983</text:p>
              </table:table-cell>
              <table:table-cell office:value-type="float" office:value="0.328172">
                <text:p>0.3281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45311">
                <text:p>0.045311</text:p>
              </table:table-cell>
              <table:table-cell office:value-type="float" office:value="0.199033">
                <text:p>0.199033</text:p>
              </table:table-cell>
              <table:table-cell office:value-type="float" office:value="0.270801">
                <text:p>0.270801</text:p>
              </table:table-cell>
              <table:table-cell office:value-type="float" office:value="0.313185">
                <text:p>0.313185</text:p>
              </table:table-cell>
              <table:table-cell office:value-type="float" office:value="0.343381">
                <text:p>0.343381</text:p>
              </table:table-cell>
              <table:table-cell office:value-type="float" office:value="0.365851">
                <text:p>0.365851</text:p>
              </table:table-cell>
              <table:table-cell office:value-type="float" office:value="0.390154">
                <text:p>0.390154</text:p>
              </table:table-cell>
              <table:table-cell office:value-type="float" office:value="0.419996">
                <text:p>0.419996</text:p>
              </table:table-cell>
              <table:table-cell office:value-type="float" office:value="0.435706">
                <text:p>0.435706</text:p>
              </table:table-cell>
              <table:table-cell office:value-type="float" office:value="0.459322">
                <text:p>0.459322</text:p>
              </table:table-cell>
              <table:table-cell office:value-type="float" office:value="0.492983">
                <text:p>0.492983</text:p>
              </table:table-cell>
              <table:table-cell office:value-type="float" office:value="0.324274">
                <text:p>0.32427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024082">
                <text:p>-0.024082</text:p>
              </table:table-cell>
              <table:table-cell office:value-type="float" office:value="0.19741">
                <text:p>0.19741</text:p>
              </table:table-cell>
              <table:table-cell office:value-type="float" office:value="0.255116">
                <text:p>0.255116</text:p>
              </table:table-cell>
              <table:table-cell office:value-type="float" office:value="0.307292">
                <text:p>0.307292</text:p>
              </table:table-cell>
              <table:table-cell office:value-type="float" office:value="0.334063">
                <text:p>0.334063</text:p>
              </table:table-cell>
              <table:table-cell office:value-type="float" office:value="0.360771">
                <text:p>0.360771</text:p>
              </table:table-cell>
              <table:table-cell office:value-type="float" office:value="0.392111">
                <text:p>0.392111</text:p>
              </table:table-cell>
              <table:table-cell office:value-type="float" office:value="0.411301">
                <text:p>0.411301</text:p>
              </table:table-cell>
              <table:table-cell office:value-type="float" office:value="0.427313">
                <text:p>0.427313</text:p>
              </table:table-cell>
              <table:table-cell office:value-type="float" office:value="0.453601">
                <text:p>0.45360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149">
                <text:p>0.311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2391">
                <text:p>0.082391</text:p>
              </table:table-cell>
              <table:table-cell office:value-type="float" office:value="0.202289">
                <text:p>0.202289</text:p>
              </table:table-cell>
              <table:table-cell office:value-type="float" office:value="0.246163">
                <text:p>0.246163</text:p>
              </table:table-cell>
              <table:table-cell office:value-type="float" office:value="0.290836">
                <text:p>0.290836</text:p>
              </table:table-cell>
              <table:table-cell office:value-type="float" office:value="0.322855">
                <text:p>0.322855</text:p>
              </table:table-cell>
              <table:table-cell office:value-type="float" office:value="0.349696">
                <text:p>0.349696</text:p>
              </table:table-cell>
              <table:table-cell office:value-type="float" office:value="0.3748">
                <text:p>0.3748</text:p>
              </table:table-cell>
              <table:table-cell office:value-type="float" office:value="0.394385">
                <text:p>0.394385</text:p>
              </table:table-cell>
              <table:table-cell office:value-type="float" office:value="0.422774">
                <text:p>0.422774</text:p>
              </table:table-cell>
              <table:table-cell office:value-type="float" office:value="0.45341">
                <text:p>0.4534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396">
                <text:p>0.3139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078183">
                <text:p>-0.078183</text:p>
              </table:table-cell>
              <table:table-cell office:value-type="float" office:value="0.202584">
                <text:p>0.202584</text:p>
              </table:table-cell>
              <table:table-cell office:value-type="float" office:value="0.253968">
                <text:p>0.253968</text:p>
              </table:table-cell>
              <table:table-cell office:value-type="float" office:value="0.286829">
                <text:p>0.286829</text:p>
              </table:table-cell>
              <table:table-cell office:value-type="float" office:value="0.313185">
                <text:p>0.313185</text:p>
              </table:table-cell>
              <table:table-cell office:value-type="float" office:value="0.347431">
                <text:p>0.347431</text:p>
              </table:table-cell>
              <table:table-cell office:value-type="float" office:value="0.379331">
                <text:p>0.379331</text:p>
              </table:table-cell>
              <table:table-cell office:value-type="float" office:value="0.403981">
                <text:p>0.403981</text:p>
              </table:table-cell>
              <table:table-cell office:value-type="float" office:value="0.425783">
                <text:p>0.425783</text:p>
              </table:table-cell>
              <table:table-cell office:value-type="float" office:value="0.452684">
                <text:p>0.452684</text:p>
              </table:table-cell>
              <table:table-cell office:value-type="float" office:value="0.492983">
                <text:p>0.492983</text:p>
              </table:table-cell>
              <table:table-cell office:value-type="float" office:value="0.298759">
                <text:p>0.29875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36226">
                <text:p>-0.036226</text:p>
              </table:table-cell>
              <table:table-cell office:value-type="float" office:value="0.182129">
                <text:p>0.182129</text:p>
              </table:table-cell>
              <table:table-cell office:value-type="float" office:value="0.245934">
                <text:p>0.245934</text:p>
              </table:table-cell>
              <table:table-cell office:value-type="float" office:value="0.296129">
                <text:p>0.296129</text:p>
              </table:table-cell>
              <table:table-cell office:value-type="float" office:value="0.318879">
                <text:p>0.318879</text:p>
              </table:table-cell>
              <table:table-cell office:value-type="float" office:value="0.355277">
                <text:p>0.355277</text:p>
              </table:table-cell>
              <table:table-cell office:value-type="float" office:value="0.383067">
                <text:p>0.383067</text:p>
              </table:table-cell>
              <table:table-cell office:value-type="float" office:value="0.408896">
                <text:p>0.408896</text:p>
              </table:table-cell>
              <table:table-cell office:value-type="float" office:value="0.429289">
                <text:p>0.429289</text:p>
              </table:table-cell>
              <table:table-cell office:value-type="float" office:value="0.452619">
                <text:p>0.452619</text:p>
              </table:table-cell>
              <table:table-cell office:value-type="float" office:value="0.492983">
                <text:p>0.492983</text:p>
              </table:table-cell>
              <table:table-cell office:value-type="float" office:value="0.303599">
                <text:p>0.3035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06026">
                <text:p>-0.206026</text:p>
              </table:table-cell>
              <table:table-cell office:value-type="float" office:value="0.146884">
                <text:p>0.146884</text:p>
              </table:table-cell>
              <table:table-cell office:value-type="float" office:value="0.213028">
                <text:p>0.213028</text:p>
              </table:table-cell>
              <table:table-cell office:value-type="float" office:value="0.25763">
                <text:p>0.25763</text:p>
              </table:table-cell>
              <table:table-cell office:value-type="float" office:value="0.303705">
                <text:p>0.303705</text:p>
              </table:table-cell>
              <table:table-cell office:value-type="float" office:value="0.32985">
                <text:p>0.32985</text:p>
              </table:table-cell>
              <table:table-cell office:value-type="float" office:value="0.362947">
                <text:p>0.362947</text:p>
              </table:table-cell>
              <table:table-cell office:value-type="float" office:value="0.391513">
                <text:p>0.391513</text:p>
              </table:table-cell>
              <table:table-cell office:value-type="float" office:value="0.425437">
                <text:p>0.425437</text:p>
              </table:table-cell>
              <table:table-cell office:value-type="float" office:value="0.45302">
                <text:p>0.45302</text:p>
              </table:table-cell>
              <table:table-cell office:value-type="float" office:value="0.492983">
                <text:p>0.492983</text:p>
              </table:table-cell>
              <table:table-cell office:value-type="float" office:value="0.267799">
                <text:p>0.2677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082345">
                <text:p>-0.082345</text:p>
              </table:table-cell>
              <table:table-cell office:value-type="float" office:value="0.177194">
                <text:p>0.177194</text:p>
              </table:table-cell>
              <table:table-cell office:value-type="float" office:value="0.223013">
                <text:p>0.223013</text:p>
              </table:table-cell>
              <table:table-cell office:value-type="float" office:value="0.275731">
                <text:p>0.275731</text:p>
              </table:table-cell>
              <table:table-cell office:value-type="float" office:value="0.316982">
                <text:p>0.316982</text:p>
              </table:table-cell>
              <table:table-cell office:value-type="float" office:value="0.341832">
                <text:p>0.341832</text:p>
              </table:table-cell>
              <table:table-cell office:value-type="float" office:value="0.370477">
                <text:p>0.370477</text:p>
              </table:table-cell>
              <table:table-cell office:value-type="float" office:value="0.392364">
                <text:p>0.392364</text:p>
              </table:table-cell>
              <table:table-cell office:value-type="float" office:value="0.418725">
                <text:p>0.418725</text:p>
              </table:table-cell>
              <table:table-cell office:value-type="float" office:value="0.454062">
                <text:p>0.454062</text:p>
              </table:table-cell>
              <table:table-cell office:value-type="float" office:value="0.492983">
                <text:p>0.492983</text:p>
              </table:table-cell>
              <table:table-cell office:value-type="float" office:value="0.288803">
                <text:p>0.2888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3502">
                <text:p>-0.13502</text:p>
              </table:table-cell>
              <table:table-cell office:value-type="float" office:value="0.166626">
                <text:p>0.166626</text:p>
              </table:table-cell>
              <table:table-cell office:value-type="float" office:value="0.226605">
                <text:p>0.226605</text:p>
              </table:table-cell>
              <table:table-cell office:value-type="float" office:value="0.289582">
                <text:p>0.289582</text:p>
              </table:table-cell>
              <table:table-cell office:value-type="float" office:value="0.324853">
                <text:p>0.324853</text:p>
              </table:table-cell>
              <table:table-cell office:value-type="float" office:value="0.356073">
                <text:p>0.356073</text:p>
              </table:table-cell>
              <table:table-cell office:value-type="float" office:value="0.378478">
                <text:p>0.378478</text:p>
              </table:table-cell>
              <table:table-cell office:value-type="float" office:value="0.397322">
                <text:p>0.397322</text:p>
              </table:table-cell>
              <table:table-cell office:value-type="float" office:value="0.421406">
                <text:p>0.421406</text:p>
              </table:table-cell>
              <table:table-cell office:value-type="float" office:value="0.451439">
                <text:p>0.451439</text:p>
              </table:table-cell>
              <table:table-cell office:value-type="float" office:value="0.492983">
                <text:p>0.492983</text:p>
              </table:table-cell>
              <table:table-cell office:value-type="float" office:value="0.287736">
                <text:p>0.2877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075558">
                <text:p>-0.075558</text:p>
              </table:table-cell>
              <table:table-cell office:value-type="float" office:value="0.176121">
                <text:p>0.176121</text:p>
              </table:table-cell>
              <table:table-cell office:value-type="float" office:value="0.243808">
                <text:p>0.243808</text:p>
              </table:table-cell>
              <table:table-cell office:value-type="float" office:value="0.28109">
                <text:p>0.28109</text:p>
              </table:table-cell>
              <table:table-cell office:value-type="float" office:value="0.311637">
                <text:p>0.311637</text:p>
              </table:table-cell>
              <table:table-cell office:value-type="float" office:value="0.346604">
                <text:p>0.346604</text:p>
              </table:table-cell>
              <table:table-cell office:value-type="float" office:value="0.376734">
                <text:p>0.376734</text:p>
              </table:table-cell>
              <table:table-cell office:value-type="float" office:value="0.403478">
                <text:p>0.403478</text:p>
              </table:table-cell>
              <table:table-cell office:value-type="float" office:value="0.426217">
                <text:p>0.426217</text:p>
              </table:table-cell>
              <table:table-cell office:value-type="float" office:value="0.455522">
                <text:p>0.455522</text:p>
              </table:table-cell>
              <table:table-cell office:value-type="float" office:value="0.492983">
                <text:p>0.492983</text:p>
              </table:table-cell>
              <table:table-cell office:value-type="float" office:value="0.294565">
                <text:p>0.29456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300185">
                <text:p>-0.300185</text:p>
              </table:table-cell>
              <table:table-cell office:value-type="float" office:value="0.153801">
                <text:p>0.153801</text:p>
              </table:table-cell>
              <table:table-cell office:value-type="float" office:value="0.218072">
                <text:p>0.218072</text:p>
              </table:table-cell>
              <table:table-cell office:value-type="float" office:value="0.261894">
                <text:p>0.261894</text:p>
              </table:table-cell>
              <table:table-cell office:value-type="float" office:value="0.293368">
                <text:p>0.293368</text:p>
              </table:table-cell>
              <table:table-cell office:value-type="float" office:value="0.323997">
                <text:p>0.323997</text:p>
              </table:table-cell>
              <table:table-cell office:value-type="float" office:value="0.355415">
                <text:p>0.355415</text:p>
              </table:table-cell>
              <table:table-cell office:value-type="float" office:value="0.383711">
                <text:p>0.383711</text:p>
              </table:table-cell>
              <table:table-cell office:value-type="float" office:value="0.417707">
                <text:p>0.417707</text:p>
              </table:table-cell>
              <table:table-cell office:value-type="float" office:value="0.448984">
                <text:p>0.448984</text:p>
              </table:table-cell>
              <table:table-cell office:value-type="float" office:value="0.492983">
                <text:p>0.492983</text:p>
              </table:table-cell>
              <table:table-cell office:value-type="float" office:value="0.255676">
                <text:p>0.25567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13958">
                <text:p>-0.13958</text:p>
              </table:table-cell>
              <table:table-cell office:value-type="float" office:value="0.162559">
                <text:p>0.162559</text:p>
              </table:table-cell>
              <table:table-cell office:value-type="float" office:value="0.213122">
                <text:p>0.213122</text:p>
              </table:table-cell>
              <table:table-cell office:value-type="float" office:value="0.260832">
                <text:p>0.260832</text:p>
              </table:table-cell>
              <table:table-cell office:value-type="float" office:value="0.293872">
                <text:p>0.293872</text:p>
              </table:table-cell>
              <table:table-cell office:value-type="float" office:value="0.323284">
                <text:p>0.323284</text:p>
              </table:table-cell>
              <table:table-cell office:value-type="float" office:value="0.352061">
                <text:p>0.352061</text:p>
              </table:table-cell>
              <table:table-cell office:value-type="float" office:value="0.37998">
                <text:p>0.37998</text:p>
              </table:table-cell>
              <table:table-cell office:value-type="float" office:value="0.407976">
                <text:p>0.407976</text:p>
              </table:table-cell>
              <table:table-cell office:value-type="float" office:value="0.446589">
                <text:p>0.446589</text:p>
              </table:table-cell>
              <table:table-cell office:value-type="float" office:value="0.492983">
                <text:p>0.492983</text:p>
              </table:table-cell>
              <table:table-cell office:value-type="float" office:value="0.270069">
                <text:p>0.2700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074213">
                <text:p>-0.074213</text:p>
              </table:table-cell>
              <table:table-cell office:value-type="float" office:value="0.172269">
                <text:p>0.172269</text:p>
              </table:table-cell>
              <table:table-cell office:value-type="float" office:value="0.2285">
                <text:p>0.2285</text:p>
              </table:table-cell>
              <table:table-cell office:value-type="float" office:value="0.270857">
                <text:p>0.270857</text:p>
              </table:table-cell>
              <table:table-cell office:value-type="float" office:value="0.304405">
                <text:p>0.304405</text:p>
              </table:table-cell>
              <table:table-cell office:value-type="float" office:value="0.331511">
                <text:p>0.331511</text:p>
              </table:table-cell>
              <table:table-cell office:value-type="float" office:value="0.355769">
                <text:p>0.355769</text:p>
              </table:table-cell>
              <table:table-cell office:value-type="float" office:value="0.380913">
                <text:p>0.380913</text:p>
              </table:table-cell>
              <table:table-cell office:value-type="float" office:value="0.407964">
                <text:p>0.407964</text:p>
              </table:table-cell>
              <table:table-cell office:value-type="float" office:value="0.444918">
                <text:p>0.444918</text:p>
              </table:table-cell>
              <table:table-cell office:value-type="float" office:value="0.492983">
                <text:p>0.492983</text:p>
              </table:table-cell>
              <table:table-cell office:value-type="float" office:value="0.282289">
                <text:p>0.2822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131733">
                <text:p>-0.131733</text:p>
              </table:table-cell>
              <table:table-cell office:value-type="float" office:value="0.18111">
                <text:p>0.18111</text:p>
              </table:table-cell>
              <table:table-cell office:value-type="float" office:value="0.235992">
                <text:p>0.235992</text:p>
              </table:table-cell>
              <table:table-cell office:value-type="float" office:value="0.274994">
                <text:p>0.274994</text:p>
              </table:table-cell>
              <table:table-cell office:value-type="float" office:value="0.306762">
                <text:p>0.306762</text:p>
              </table:table-cell>
              <table:table-cell office:value-type="float" office:value="0.332581">
                <text:p>0.332581</text:p>
              </table:table-cell>
              <table:table-cell office:value-type="float" office:value="0.353608">
                <text:p>0.353608</text:p>
              </table:table-cell>
              <table:table-cell office:value-type="float" office:value="0.375118">
                <text:p>0.375118</text:p>
              </table:table-cell>
              <table:table-cell office:value-type="float" office:value="0.39836">
                <text:p>0.39836</text:p>
              </table:table-cell>
              <table:table-cell office:value-type="float" office:value="0.443602">
                <text:p>0.443602</text:p>
              </table:table-cell>
              <table:table-cell office:value-type="float" office:value="0.492983">
                <text:p>0.492983</text:p>
              </table:table-cell>
              <table:table-cell office:value-type="float" office:value="0.277039">
                <text:p>0.27703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052586">
                <text:p>-0.052586</text:p>
              </table:table-cell>
              <table:table-cell office:value-type="float" office:value="0.197428">
                <text:p>0.197428</text:p>
              </table:table-cell>
              <table:table-cell office:value-type="float" office:value="0.23796">
                <text:p>0.23796</text:p>
              </table:table-cell>
              <table:table-cell office:value-type="float" office:value="0.273499">
                <text:p>0.273499</text:p>
              </table:table-cell>
              <table:table-cell office:value-type="float" office:value="0.303554">
                <text:p>0.303554</text:p>
              </table:table-cell>
              <table:table-cell office:value-type="float" office:value="0.335075">
                <text:p>0.335075</text:p>
              </table:table-cell>
              <table:table-cell office:value-type="float" office:value="0.360247">
                <text:p>0.360247</text:p>
              </table:table-cell>
              <table:table-cell office:value-type="float" office:value="0.378564">
                <text:p>0.378564</text:p>
              </table:table-cell>
              <table:table-cell office:value-type="float" office:value="0.407174">
                <text:p>0.407174</text:p>
              </table:table-cell>
              <table:table-cell office:value-type="float" office:value="0.445265">
                <text:p>0.445265</text:p>
              </table:table-cell>
              <table:table-cell office:value-type="float" office:value="0.492983">
                <text:p>0.492983</text:p>
              </table:table-cell>
              <table:table-cell office:value-type="float" office:value="0.288618">
                <text:p>0.2886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16846">
                <text:p>-0.16846</text:p>
              </table:table-cell>
              <table:table-cell office:value-type="float" office:value="0.203637">
                <text:p>0.203637</text:p>
              </table:table-cell>
              <table:table-cell office:value-type="float" office:value="0.247266">
                <text:p>0.247266</text:p>
              </table:table-cell>
              <table:table-cell office:value-type="float" office:value="0.277258">
                <text:p>0.277258</text:p>
              </table:table-cell>
              <table:table-cell office:value-type="float" office:value="0.314109">
                <text:p>0.314109</text:p>
              </table:table-cell>
              <table:table-cell office:value-type="float" office:value="0.346736">
                <text:p>0.346736</text:p>
              </table:table-cell>
              <table:table-cell office:value-type="float" office:value="0.367596">
                <text:p>0.367596</text:p>
              </table:table-cell>
              <table:table-cell office:value-type="float" office:value="0.382059">
                <text:p>0.382059</text:p>
              </table:table-cell>
              <table:table-cell office:value-type="float" office:value="0.406713">
                <text:p>0.406713</text:p>
              </table:table-cell>
              <table:table-cell office:value-type="float" office:value="0.442912">
                <text:p>0.442912</text:p>
              </table:table-cell>
              <table:table-cell office:value-type="float" office:value="0.492983">
                <text:p>0.492983</text:p>
              </table:table-cell>
              <table:table-cell office:value-type="float" office:value="0.281983">
                <text:p>0.28198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70535">
                <text:p>0.070535</text:p>
              </table:table-cell>
              <table:table-cell office:value-type="float" office:value="0.21297">
                <text:p>0.21297</text:p>
              </table:table-cell>
              <table:table-cell office:value-type="float" office:value="0.258033">
                <text:p>0.258033</text:p>
              </table:table-cell>
              <table:table-cell office:value-type="float" office:value="0.293178">
                <text:p>0.293178</text:p>
              </table:table-cell>
              <table:table-cell office:value-type="float" office:value="0.319041">
                <text:p>0.319041</text:p>
              </table:table-cell>
              <table:table-cell office:value-type="float" office:value="0.350722">
                <text:p>0.350722</text:p>
              </table:table-cell>
              <table:table-cell office:value-type="float" office:value="0.372091">
                <text:p>0.372091</text:p>
              </table:table-cell>
              <table:table-cell office:value-type="float" office:value="0.38537">
                <text:p>0.38537</text:p>
              </table:table-cell>
              <table:table-cell office:value-type="float" office:value="0.408212">
                <text:p>0.408212</text:p>
              </table:table-cell>
              <table:table-cell office:value-type="float" office:value="0.446476">
                <text:p>0.446476</text:p>
              </table:table-cell>
              <table:table-cell office:value-type="float" office:value="0.492983">
                <text:p>0.492983</text:p>
              </table:table-cell>
              <table:table-cell office:value-type="float" office:value="0.311663">
                <text:p>0.31166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069246">
                <text:p>-0.069246</text:p>
              </table:table-cell>
              <table:table-cell office:value-type="float" office:value="0.192131">
                <text:p>0.192131</text:p>
              </table:table-cell>
              <table:table-cell office:value-type="float" office:value="0.243234">
                <text:p>0.243234</text:p>
              </table:table-cell>
              <table:table-cell office:value-type="float" office:value="0.292183">
                <text:p>0.292183</text:p>
              </table:table-cell>
              <table:table-cell office:value-type="float" office:value="0.328172">
                <text:p>0.328172</text:p>
              </table:table-cell>
              <table:table-cell office:value-type="float" office:value="0.361835">
                <text:p>0.361835</text:p>
              </table:table-cell>
              <table:table-cell office:value-type="float" office:value="0.377944">
                <text:p>0.377944</text:p>
              </table:table-cell>
              <table:table-cell office:value-type="float" office:value="0.391409">
                <text:p>0.391409</text:p>
              </table:table-cell>
              <table:table-cell office:value-type="float" office:value="0.408948">
                <text:p>0.408948</text:p>
              </table:table-cell>
              <table:table-cell office:value-type="float" office:value="0.444615">
                <text:p>0.444615</text:p>
              </table:table-cell>
              <table:table-cell office:value-type="float" office:value="0.492983">
                <text:p>0.492983</text:p>
              </table:table-cell>
              <table:table-cell office:value-type="float" office:value="0.297122">
                <text:p>0.2971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08227">
                <text:p>-0.08227</text:p>
              </table:table-cell>
              <table:table-cell office:value-type="float" office:value="0.165771">
                <text:p>0.165771</text:p>
              </table:table-cell>
              <table:table-cell office:value-type="float" office:value="0.238127">
                <text:p>0.238127</text:p>
              </table:table-cell>
              <table:table-cell office:value-type="float" office:value="0.282231">
                <text:p>0.282231</text:p>
              </table:table-cell>
              <table:table-cell office:value-type="float" office:value="0.315313">
                <text:p>0.315313</text:p>
              </table:table-cell>
              <table:table-cell office:value-type="float" office:value="0.346436">
                <text:p>0.346436</text:p>
              </table:table-cell>
              <table:table-cell office:value-type="float" office:value="0.373574">
                <text:p>0.373574</text:p>
              </table:table-cell>
              <table:table-cell office:value-type="float" office:value="0.388322">
                <text:p>0.388322</text:p>
              </table:table-cell>
              <table:table-cell office:value-type="float" office:value="0.410392">
                <text:p>0.410392</text:p>
              </table:table-cell>
              <table:table-cell office:value-type="float" office:value="0.44766">
                <text:p>0.44766</text:p>
              </table:table-cell>
              <table:table-cell office:value-type="float" office:value="0.492983">
                <text:p>0.492983</text:p>
              </table:table-cell>
              <table:table-cell office:value-type="float" office:value="0.288556">
                <text:p>0.28855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044976">
                <text:p>-0.044976</text:p>
              </table:table-cell>
              <table:table-cell office:value-type="float" office:value="0.146438">
                <text:p>0.146438</text:p>
              </table:table-cell>
              <table:table-cell office:value-type="float" office:value="0.225758">
                <text:p>0.225758</text:p>
              </table:table-cell>
              <table:table-cell office:value-type="float" office:value="0.28151">
                <text:p>0.28151</text:p>
              </table:table-cell>
              <table:table-cell office:value-type="float" office:value="0.319995">
                <text:p>0.319995</text:p>
              </table:table-cell>
              <table:table-cell office:value-type="float" office:value="0.352026">
                <text:p>0.352026</text:p>
              </table:table-cell>
              <table:table-cell office:value-type="float" office:value="0.376682">
                <text:p>0.376682</text:p>
              </table:table-cell>
              <table:table-cell office:value-type="float" office:value="0.396871">
                <text:p>0.396871</text:p>
              </table:table-cell>
              <table:table-cell office:value-type="float" office:value="0.421022">
                <text:p>0.421022</text:p>
              </table:table-cell>
              <table:table-cell office:value-type="float" office:value="0.455546">
                <text:p>0.455546</text:p>
              </table:table-cell>
              <table:table-cell office:value-type="float" office:value="0.492983">
                <text:p>0.492983</text:p>
              </table:table-cell>
              <table:table-cell office:value-type="float" office:value="0.293087">
                <text:p>0.2930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89385">
                <text:p>0.089385</text:p>
              </table:table-cell>
              <table:table-cell office:value-type="float" office:value="0.20937">
                <text:p>0.20937</text:p>
              </table:table-cell>
              <table:table-cell office:value-type="float" office:value="0.262611">
                <text:p>0.262611</text:p>
              </table:table-cell>
              <table:table-cell office:value-type="float" office:value="0.295698">
                <text:p>0.295698</text:p>
              </table:table-cell>
              <table:table-cell office:value-type="float" office:value="0.323065">
                <text:p>0.323065</text:p>
              </table:table-cell>
              <table:table-cell office:value-type="float" office:value="0.351681">
                <text:p>0.351681</text:p>
              </table:table-cell>
              <table:table-cell office:value-type="float" office:value="0.378174">
                <text:p>0.378174</text:p>
              </table:table-cell>
              <table:table-cell office:value-type="float" office:value="0.396647">
                <text:p>0.396647</text:p>
              </table:table-cell>
              <table:table-cell office:value-type="float" office:value="0.420181">
                <text:p>0.420181</text:p>
              </table:table-cell>
              <table:table-cell office:value-type="float" office:value="0.452842">
                <text:p>0.452842</text:p>
              </table:table-cell>
              <table:table-cell office:value-type="float" office:value="0.492983">
                <text:p>0.492983</text:p>
              </table:table-cell>
              <table:table-cell office:value-type="float" office:value="0.317965">
                <text:p>0.31796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96328">
                <text:p>0.096328</text:p>
              </table:table-cell>
              <table:table-cell office:value-type="float" office:value="0.24801">
                <text:p>0.24801</text:p>
              </table:table-cell>
              <table:table-cell office:value-type="float" office:value="0.291775">
                <text:p>0.291775</text:p>
              </table:table-cell>
              <table:table-cell office:value-type="float" office:value="0.316852">
                <text:p>0.316852</text:p>
              </table:table-cell>
              <table:table-cell office:value-type="float" office:value="0.34677">
                <text:p>0.34677</text:p>
              </table:table-cell>
              <table:table-cell office:value-type="float" office:value="0.369551">
                <text:p>0.369551</text:p>
              </table:table-cell>
              <table:table-cell office:value-type="float" office:value="0.389273">
                <text:p>0.389273</text:p>
              </table:table-cell>
              <table:table-cell office:value-type="float" office:value="0.407858">
                <text:p>0.407858</text:p>
              </table:table-cell>
              <table:table-cell office:value-type="float" office:value="0.426507">
                <text:p>0.426507</text:p>
              </table:table-cell>
              <table:table-cell office:value-type="float" office:value="0.456515">
                <text:p>0.456515</text:p>
              </table:table-cell>
              <table:table-cell office:value-type="float" office:value="0.492983">
                <text:p>0.492983</text:p>
              </table:table-cell>
              <table:table-cell office:value-type="float" office:value="0.334944">
                <text:p>0.33494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44212">
                <text:p>0.144212</text:p>
              </table:table-cell>
              <table:table-cell office:value-type="float" office:value="0.232464">
                <text:p>0.232464</text:p>
              </table:table-cell>
              <table:table-cell office:value-type="float" office:value="0.289302">
                <text:p>0.289302</text:p>
              </table:table-cell>
              <table:table-cell office:value-type="float" office:value="0.316693">
                <text:p>0.316693</text:p>
              </table:table-cell>
              <table:table-cell office:value-type="float" office:value="0.352196">
                <text:p>0.352196</text:p>
              </table:table-cell>
              <table:table-cell office:value-type="float" office:value="0.371537">
                <text:p>0.371537</text:p>
              </table:table-cell>
              <table:table-cell office:value-type="float" office:value="0.390254">
                <text:p>0.390254</text:p>
              </table:table-cell>
              <table:table-cell office:value-type="float" office:value="0.40582">
                <text:p>0.40582</text:p>
              </table:table-cell>
              <table:table-cell office:value-type="float" office:value="0.423882">
                <text:p>0.423882</text:p>
              </table:table-cell>
              <table:table-cell office:value-type="float" office:value="0.453735">
                <text:p>0.453735</text:p>
              </table:table-cell>
              <table:table-cell office:value-type="float" office:value="0.492983">
                <text:p>0.492983</text:p>
              </table:table-cell>
              <table:table-cell office:value-type="float" office:value="0.33801">
                <text:p>0.338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49383">
                <text:p>0.049383</text:p>
              </table:table-cell>
              <table:table-cell office:value-type="float" office:value="0.196439">
                <text:p>0.196439</text:p>
              </table:table-cell>
              <table:table-cell office:value-type="float" office:value="0.265697">
                <text:p>0.265697</text:p>
              </table:table-cell>
              <table:table-cell office:value-type="float" office:value="0.304591">
                <text:p>0.304591</text:p>
              </table:table-cell>
              <table:table-cell office:value-type="float" office:value="0.33179">
                <text:p>0.33179</text:p>
              </table:table-cell>
              <table:table-cell office:value-type="float" office:value="0.360497">
                <text:p>0.360497</text:p>
              </table:table-cell>
              <table:table-cell office:value-type="float" office:value="0.380274">
                <text:p>0.380274</text:p>
              </table:table-cell>
              <table:table-cell office:value-type="float" office:value="0.397433">
                <text:p>0.397433</text:p>
              </table:table-cell>
              <table:table-cell office:value-type="float" office:value="0.420051">
                <text:p>0.420051</text:p>
              </table:table-cell>
              <table:table-cell office:value-type="float" office:value="0.454791">
                <text:p>0.45479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6095">
                <text:p>0.31609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30762">
                <text:p>0.130762</text:p>
              </table:table-cell>
              <table:table-cell office:value-type="float" office:value="0.201711">
                <text:p>0.201711</text:p>
              </table:table-cell>
              <table:table-cell office:value-type="float" office:value="0.269253">
                <text:p>0.269253</text:p>
              </table:table-cell>
              <table:table-cell office:value-type="float" office:value="0.304768">
                <text:p>0.304768</text:p>
              </table:table-cell>
              <table:table-cell office:value-type="float" office:value="0.337465">
                <text:p>0.337465</text:p>
              </table:table-cell>
              <table:table-cell office:value-type="float" office:value="0.367189">
                <text:p>0.367189</text:p>
              </table:table-cell>
              <table:table-cell office:value-type="float" office:value="0.383199">
                <text:p>0.383199</text:p>
              </table:table-cell>
              <table:table-cell office:value-type="float" office:value="0.399413">
                <text:p>0.399413</text:p>
              </table:table-cell>
              <table:table-cell office:value-type="float" office:value="0.423169">
                <text:p>0.423169</text:p>
              </table:table-cell>
              <table:table-cell office:value-type="float" office:value="0.455787">
                <text:p>0.455787</text:p>
              </table:table-cell>
              <table:table-cell office:value-type="float" office:value="0.492983">
                <text:p>0.492983</text:p>
              </table:table-cell>
              <table:table-cell office:value-type="float" office:value="0.327272">
                <text:p>0.32727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122255">
                <text:p>0.122255</text:p>
              </table:table-cell>
              <table:table-cell office:value-type="float" office:value="0.216178">
                <text:p>0.216178</text:p>
              </table:table-cell>
              <table:table-cell office:value-type="float" office:value="0.281934">
                <text:p>0.281934</text:p>
              </table:table-cell>
              <table:table-cell office:value-type="float" office:value="0.318441">
                <text:p>0.318441</text:p>
              </table:table-cell>
              <table:table-cell office:value-type="float" office:value="0.352777">
                <text:p>0.352777</text:p>
              </table:table-cell>
              <table:table-cell office:value-type="float" office:value="0.372553">
                <text:p>0.372553</text:p>
              </table:table-cell>
              <table:table-cell office:value-type="float" office:value="0.387819">
                <text:p>0.387819</text:p>
              </table:table-cell>
              <table:table-cell office:value-type="float" office:value="0.411377">
                <text:p>0.411377</text:p>
              </table:table-cell>
              <table:table-cell office:value-type="float" office:value="0.428712">
                <text:p>0.428712</text:p>
              </table:table-cell>
              <table:table-cell office:value-type="float" office:value="0.46175">
                <text:p>0.46175</text:p>
              </table:table-cell>
              <table:table-cell office:value-type="float" office:value="0.492983">
                <text:p>0.492983</text:p>
              </table:table-cell>
              <table:table-cell office:value-type="float" office:value="0.33538">
                <text:p>0.335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118114">
                <text:p>0.118114</text:p>
              </table:table-cell>
              <table:table-cell office:value-type="float" office:value="0.196345">
                <text:p>0.196345</text:p>
              </table:table-cell>
              <table:table-cell office:value-type="float" office:value="0.258187">
                <text:p>0.258187</text:p>
              </table:table-cell>
              <table:table-cell office:value-type="float" office:value="0.303846">
                <text:p>0.303846</text:p>
              </table:table-cell>
              <table:table-cell office:value-type="float" office:value="0.335708">
                <text:p>0.335708</text:p>
              </table:table-cell>
              <table:table-cell office:value-type="float" office:value="0.362899">
                <text:p>0.362899</text:p>
              </table:table-cell>
              <table:table-cell office:value-type="float" office:value="0.378714">
                <text:p>0.378714</text:p>
              </table:table-cell>
              <table:table-cell office:value-type="float" office:value="0.394717">
                <text:p>0.394717</text:p>
              </table:table-cell>
              <table:table-cell office:value-type="float" office:value="0.423675">
                <text:p>0.423675</text:p>
              </table:table-cell>
              <table:table-cell office:value-type="float" office:value="0.458039">
                <text:p>0.458039</text:p>
              </table:table-cell>
              <table:table-cell office:value-type="float" office:value="0.492983">
                <text:p>0.492983</text:p>
              </table:table-cell>
              <table:table-cell office:value-type="float" office:value="0.323024">
                <text:p>0.32302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108921">
                <text:p>0.108921</text:p>
              </table:table-cell>
              <table:table-cell office:value-type="float" office:value="0.204596">
                <text:p>0.204596</text:p>
              </table:table-cell>
              <table:table-cell office:value-type="float" office:value="0.260084">
                <text:p>0.260084</text:p>
              </table:table-cell>
              <table:table-cell office:value-type="float" office:value="0.298575">
                <text:p>0.298575</text:p>
              </table:table-cell>
              <table:table-cell office:value-type="float" office:value="0.33308">
                <text:p>0.33308</text:p>
              </table:table-cell>
              <table:table-cell office:value-type="float" office:value="0.368329">
                <text:p>0.368329</text:p>
              </table:table-cell>
              <table:table-cell office:value-type="float" office:value="0.388616">
                <text:p>0.388616</text:p>
              </table:table-cell>
              <table:table-cell office:value-type="float" office:value="0.410694">
                <text:p>0.410694</text:p>
              </table:table-cell>
              <table:table-cell office:value-type="float" office:value="0.430855">
                <text:p>0.430855</text:p>
              </table:table-cell>
              <table:table-cell office:value-type="float" office:value="0.460326">
                <text:p>0.460326</text:p>
              </table:table-cell>
              <table:table-cell office:value-type="float" office:value="0.492983">
                <text:p>0.492983</text:p>
              </table:table-cell>
              <table:table-cell office:value-type="float" office:value="0.326407">
                <text:p>0.32640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54423">
                <text:p>0.054423</text:p>
              </table:table-cell>
              <table:table-cell office:value-type="float" office:value="0.228134">
                <text:p>0.228134</text:p>
              </table:table-cell>
              <table:table-cell office:value-type="float" office:value="0.287017">
                <text:p>0.287017</text:p>
              </table:table-cell>
              <table:table-cell office:value-type="float" office:value="0.314167">
                <text:p>0.314167</text:p>
              </table:table-cell>
              <table:table-cell office:value-type="float" office:value="0.355562">
                <text:p>0.355562</text:p>
              </table:table-cell>
              <table:table-cell office:value-type="float" office:value="0.378685">
                <text:p>0.378685</text:p>
              </table:table-cell>
              <table:table-cell office:value-type="float" office:value="0.399102">
                <text:p>0.399102</text:p>
              </table:table-cell>
              <table:table-cell office:value-type="float" office:value="0.418953">
                <text:p>0.418953</text:p>
              </table:table-cell>
              <table:table-cell office:value-type="float" office:value="0.435878">
                <text:p>0.435878</text:p>
              </table:table-cell>
              <table:table-cell office:value-type="float" office:value="0.47522">
                <text:p>0.47522</text:p>
              </table:table-cell>
              <table:table-cell office:value-type="float" office:value="0.492983">
                <text:p>0.492983</text:p>
              </table:table-cell>
              <table:table-cell office:value-type="float" office:value="0.334714">
                <text:p>0.33471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90689">
                <text:p>0.090689</text:p>
              </table:table-cell>
              <table:table-cell office:value-type="float" office:value="0.211162">
                <text:p>0.211162</text:p>
              </table:table-cell>
              <table:table-cell office:value-type="float" office:value="0.262949">
                <text:p>0.262949</text:p>
              </table:table-cell>
              <table:table-cell office:value-type="float" office:value="0.309567">
                <text:p>0.309567</text:p>
              </table:table-cell>
              <table:table-cell office:value-type="float" office:value="0.343539">
                <text:p>0.343539</text:p>
              </table:table-cell>
              <table:table-cell office:value-type="float" office:value="0.375238">
                <text:p>0.375238</text:p>
              </table:table-cell>
              <table:table-cell office:value-type="float" office:value="0.393964">
                <text:p>0.393964</text:p>
              </table:table-cell>
              <table:table-cell office:value-type="float" office:value="0.419169">
                <text:p>0.419169</text:p>
              </table:table-cell>
              <table:table-cell office:value-type="float" office:value="0.437813">
                <text:p>0.437813</text:p>
              </table:table-cell>
              <table:table-cell office:value-type="float" office:value="0.481597">
                <text:p>0.481597</text:p>
              </table:table-cell>
              <table:table-cell office:value-type="float" office:value="0.492983">
                <text:p>0.492983</text:p>
              </table:table-cell>
              <table:table-cell office:value-type="float" office:value="0.332569">
                <text:p>0.33256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46024">
                <text:p>0.046024</text:p>
              </table:table-cell>
              <table:table-cell office:value-type="float" office:value="0.202689">
                <text:p>0.202689</text:p>
              </table:table-cell>
              <table:table-cell office:value-type="float" office:value="0.270059">
                <text:p>0.270059</text:p>
              </table:table-cell>
              <table:table-cell office:value-type="float" office:value="0.31586">
                <text:p>0.31586</text:p>
              </table:table-cell>
              <table:table-cell office:value-type="float" office:value="0.348787">
                <text:p>0.348787</text:p>
              </table:table-cell>
              <table:table-cell office:value-type="float" office:value="0.375913">
                <text:p>0.375913</text:p>
              </table:table-cell>
              <table:table-cell office:value-type="float" office:value="0.3937">
                <text:p>0.3937</text:p>
              </table:table-cell>
              <table:table-cell office:value-type="float" office:value="0.415521">
                <text:p>0.415521</text:p>
              </table:table-cell>
              <table:table-cell office:value-type="float" office:value="0.434507">
                <text:p>0.434507</text:p>
              </table:table-cell>
              <table:table-cell office:value-type="float" office:value="0.471632">
                <text:p>0.471632</text:p>
              </table:table-cell>
              <table:table-cell office:value-type="float" office:value="0.492983">
                <text:p>0.492983</text:p>
              </table:table-cell>
              <table:table-cell office:value-type="float" office:value="0.327469">
                <text:p>0.3274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5153">
                <text:p>0.035153</text:p>
              </table:table-cell>
              <table:table-cell office:value-type="float" office:value="0.181183">
                <text:p>0.181183</text:p>
              </table:table-cell>
              <table:table-cell office:value-type="float" office:value="0.255041">
                <text:p>0.255041</text:p>
              </table:table-cell>
              <table:table-cell office:value-type="float" office:value="0.310713">
                <text:p>0.310713</text:p>
              </table:table-cell>
              <table:table-cell office:value-type="float" office:value="0.346617">
                <text:p>0.346617</text:p>
              </table:table-cell>
              <table:table-cell office:value-type="float" office:value="0.375497">
                <text:p>0.375497</text:p>
              </table:table-cell>
              <table:table-cell office:value-type="float" office:value="0.39842">
                <text:p>0.39842</text:p>
              </table:table-cell>
              <table:table-cell office:value-type="float" office:value="0.419889">
                <text:p>0.419889</text:p>
              </table:table-cell>
              <table:table-cell office:value-type="float" office:value="0.434152">
                <text:p>0.434152</text:p>
              </table:table-cell>
              <table:table-cell office:value-type="float" office:value="0.472325">
                <text:p>0.472325</text:p>
              </table:table-cell>
              <table:table-cell office:value-type="float" office:value="0.492983">
                <text:p>0.492983</text:p>
              </table:table-cell>
              <table:table-cell office:value-type="float" office:value="0.322899">
                <text:p>0.3228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10969">
                <text:p>0.10969</text:p>
              </table:table-cell>
              <table:table-cell office:value-type="float" office:value="0.211276">
                <text:p>0.211276</text:p>
              </table:table-cell>
              <table:table-cell office:value-type="float" office:value="0.269015">
                <text:p>0.269015</text:p>
              </table:table-cell>
              <table:table-cell office:value-type="float" office:value="0.320629">
                <text:p>0.320629</text:p>
              </table:table-cell>
              <table:table-cell office:value-type="float" office:value="0.350541">
                <text:p>0.350541</text:p>
              </table:table-cell>
              <table:table-cell office:value-type="float" office:value="0.369356">
                <text:p>0.369356</text:p>
              </table:table-cell>
              <table:table-cell office:value-type="float" office:value="0.38936">
                <text:p>0.38936</text:p>
              </table:table-cell>
              <table:table-cell office:value-type="float" office:value="0.412389">
                <text:p>0.412389</text:p>
              </table:table-cell>
              <table:table-cell office:value-type="float" office:value="0.429189">
                <text:p>0.429189</text:p>
              </table:table-cell>
              <table:table-cell office:value-type="float" office:value="0.465452">
                <text:p>0.465452</text:p>
              </table:table-cell>
              <table:table-cell office:value-type="float" office:value="0.492983">
                <text:p>0.492983</text:p>
              </table:table-cell>
              <table:table-cell office:value-type="float" office:value="0.33269">
                <text:p>0.3326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43895">
                <text:p>0.043895</text:p>
              </table:table-cell>
              <table:table-cell office:value-type="float" office:value="0.20652">
                <text:p>0.20652</text:p>
              </table:table-cell>
              <table:table-cell office:value-type="float" office:value="0.246699">
                <text:p>0.246699</text:p>
              </table:table-cell>
              <table:table-cell office:value-type="float" office:value="0.30352">
                <text:p>0.30352</text:p>
              </table:table-cell>
              <table:table-cell office:value-type="float" office:value="0.335861">
                <text:p>0.335861</text:p>
              </table:table-cell>
              <table:table-cell office:value-type="float" office:value="0.365614">
                <text:p>0.365614</text:p>
              </table:table-cell>
              <table:table-cell office:value-type="float" office:value="0.384307">
                <text:p>0.384307</text:p>
              </table:table-cell>
              <table:table-cell office:value-type="float" office:value="0.407369">
                <text:p>0.407369</text:p>
              </table:table-cell>
              <table:table-cell office:value-type="float" office:value="0.431252">
                <text:p>0.431252</text:p>
              </table:table-cell>
              <table:table-cell office:value-type="float" office:value="0.467681">
                <text:p>0.46768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9272">
                <text:p>0.31927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02186">
                <text:p>0.102186</text:p>
              </table:table-cell>
              <table:table-cell office:value-type="float" office:value="0.20152">
                <text:p>0.20152</text:p>
              </table:table-cell>
              <table:table-cell office:value-type="float" office:value="0.257825">
                <text:p>0.257825</text:p>
              </table:table-cell>
              <table:table-cell office:value-type="float" office:value="0.299593">
                <text:p>0.299593</text:p>
              </table:table-cell>
              <table:table-cell office:value-type="float" office:value="0.334391">
                <text:p>0.334391</text:p>
              </table:table-cell>
              <table:table-cell office:value-type="float" office:value="0.364578">
                <text:p>0.364578</text:p>
              </table:table-cell>
              <table:table-cell office:value-type="float" office:value="0.383394">
                <text:p>0.383394</text:p>
              </table:table-cell>
              <table:table-cell office:value-type="float" office:value="0.412977">
                <text:p>0.412977</text:p>
              </table:table-cell>
              <table:table-cell office:value-type="float" office:value="0.433737">
                <text:p>0.433737</text:p>
              </table:table-cell>
              <table:table-cell office:value-type="float" office:value="0.464189">
                <text:p>0.464189</text:p>
              </table:table-cell>
              <table:table-cell office:value-type="float" office:value="0.492983">
                <text:p>0.492983</text:p>
              </table:table-cell>
              <table:table-cell office:value-type="float" office:value="0.325439">
                <text:p>0.32543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047141">
                <text:p>-0.047141</text:p>
              </table:table-cell>
              <table:table-cell office:value-type="float" office:value="0.155017">
                <text:p>0.155017</text:p>
              </table:table-cell>
              <table:table-cell office:value-type="float" office:value="0.235672">
                <text:p>0.235672</text:p>
              </table:table-cell>
              <table:table-cell office:value-type="float" office:value="0.293327">
                <text:p>0.293327</text:p>
              </table:table-cell>
              <table:table-cell office:value-type="float" office:value="0.329798">
                <text:p>0.329798</text:p>
              </table:table-cell>
              <table:table-cell office:value-type="float" office:value="0.365521">
                <text:p>0.365521</text:p>
              </table:table-cell>
              <table:table-cell office:value-type="float" office:value="0.39114">
                <text:p>0.39114</text:p>
              </table:table-cell>
              <table:table-cell office:value-type="float" office:value="0.419681">
                <text:p>0.419681</text:p>
              </table:table-cell>
              <table:table-cell office:value-type="float" office:value="0.435096">
                <text:p>0.435096</text:p>
              </table:table-cell>
              <table:table-cell office:value-type="float" office:value="0.465579">
                <text:p>0.465579</text:p>
              </table:table-cell>
              <table:table-cell office:value-type="float" office:value="0.492983">
                <text:p>0.492983</text:p>
              </table:table-cell>
              <table:table-cell office:value-type="float" office:value="0.304369">
                <text:p>0.3043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66758">
                <text:p>0.066758</text:p>
              </table:table-cell>
              <table:table-cell office:value-type="float" office:value="0.172512">
                <text:p>0.172512</text:p>
              </table:table-cell>
              <table:table-cell office:value-type="float" office:value="0.258462">
                <text:p>0.258462</text:p>
              </table:table-cell>
              <table:table-cell office:value-type="float" office:value="0.311848">
                <text:p>0.311848</text:p>
              </table:table-cell>
              <table:table-cell office:value-type="float" office:value="0.352106">
                <text:p>0.352106</text:p>
              </table:table-cell>
              <table:table-cell office:value-type="float" office:value="0.372328">
                <text:p>0.372328</text:p>
              </table:table-cell>
              <table:table-cell office:value-type="float" office:value="0.393642">
                <text:p>0.393642</text:p>
              </table:table-cell>
              <table:table-cell office:value-type="float" office:value="0.421474">
                <text:p>0.421474</text:p>
              </table:table-cell>
              <table:table-cell office:value-type="float" office:value="0.436539">
                <text:p>0.436539</text:p>
              </table:table-cell>
              <table:table-cell office:value-type="float" office:value="0.464207">
                <text:p>0.464207</text:p>
              </table:table-cell>
              <table:table-cell office:value-type="float" office:value="0.492983">
                <text:p>0.492983</text:p>
              </table:table-cell>
              <table:table-cell office:value-type="float" office:value="0.324988">
                <text:p>0.3249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80587">
                <text:p>0.080587</text:p>
              </table:table-cell>
              <table:table-cell office:value-type="float" office:value="0.175664">
                <text:p>0.175664</text:p>
              </table:table-cell>
              <table:table-cell office:value-type="float" office:value="0.227927">
                <text:p>0.227927</text:p>
              </table:table-cell>
              <table:table-cell office:value-type="float" office:value="0.276899">
                <text:p>0.276899</text:p>
              </table:table-cell>
              <table:table-cell office:value-type="float" office:value="0.317867">
                <text:p>0.317867</text:p>
              </table:table-cell>
              <table:table-cell office:value-type="float" office:value="0.351373">
                <text:p>0.351373</text:p>
              </table:table-cell>
              <table:table-cell office:value-type="float" office:value="0.377914">
                <text:p>0.377914</text:p>
              </table:table-cell>
              <table:table-cell office:value-type="float" office:value="0.410565">
                <text:p>0.410565</text:p>
              </table:table-cell>
              <table:table-cell office:value-type="float" office:value="0.432193">
                <text:p>0.432193</text:p>
              </table:table-cell>
              <table:table-cell office:value-type="float" office:value="0.464014">
                <text:p>0.464014</text:p>
              </table:table-cell>
              <table:table-cell office:value-type="float" office:value="0.492983">
                <text:p>0.492983</text:p>
              </table:table-cell>
              <table:table-cell office:value-type="float" office:value="0.3115">
                <text:p>0.311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2171">
                <text:p>0.032171</text:p>
              </table:table-cell>
              <table:table-cell office:value-type="float" office:value="0.179661">
                <text:p>0.179661</text:p>
              </table:table-cell>
              <table:table-cell office:value-type="float" office:value="0.241688">
                <text:p>0.241688</text:p>
              </table:table-cell>
              <table:table-cell office:value-type="float" office:value="0.286177">
                <text:p>0.286177</text:p>
              </table:table-cell>
              <table:table-cell office:value-type="float" office:value="0.324293">
                <text:p>0.324293</text:p>
              </table:table-cell>
              <table:table-cell office:value-type="float" office:value="0.36285">
                <text:p>0.36285</text:p>
              </table:table-cell>
              <table:table-cell office:value-type="float" office:value="0.389272">
                <text:p>0.389272</text:p>
              </table:table-cell>
              <table:table-cell office:value-type="float" office:value="0.414071">
                <text:p>0.414071</text:p>
              </table:table-cell>
              <table:table-cell office:value-type="float" office:value="0.433353">
                <text:p>0.433353</text:p>
              </table:table-cell>
              <table:table-cell office:value-type="float" office:value="0.470861">
                <text:p>0.47086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344">
                <text:p>0.3134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025068">
                <text:p>-0.025068</text:p>
              </table:table-cell>
              <table:table-cell office:value-type="float" office:value="0.179245">
                <text:p>0.179245</text:p>
              </table:table-cell>
              <table:table-cell office:value-type="float" office:value="0.23841">
                <text:p>0.23841</text:p>
              </table:table-cell>
              <table:table-cell office:value-type="float" office:value="0.296374">
                <text:p>0.296374</text:p>
              </table:table-cell>
              <table:table-cell office:value-type="float" office:value="0.332564">
                <text:p>0.332564</text:p>
              </table:table-cell>
              <table:table-cell office:value-type="float" office:value="0.365849">
                <text:p>0.365849</text:p>
              </table:table-cell>
              <table:table-cell office:value-type="float" office:value="0.39251">
                <text:p>0.39251</text:p>
              </table:table-cell>
              <table:table-cell office:value-type="float" office:value="0.413695">
                <text:p>0.413695</text:p>
              </table:table-cell>
              <table:table-cell office:value-type="float" office:value="0.431418">
                <text:p>0.431418</text:p>
              </table:table-cell>
              <table:table-cell office:value-type="float" office:value="0.466597">
                <text:p>0.466597</text:p>
              </table:table-cell>
              <table:table-cell office:value-type="float" office:value="0.492983">
                <text:p>0.492983</text:p>
              </table:table-cell>
              <table:table-cell office:value-type="float" office:value="0.309159">
                <text:p>0.30915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039007">
                <text:p>-0.039007</text:p>
              </table:table-cell>
              <table:table-cell office:value-type="float" office:value="0.185059">
                <text:p>0.185059</text:p>
              </table:table-cell>
              <table:table-cell office:value-type="float" office:value="0.262396">
                <text:p>0.262396</text:p>
              </table:table-cell>
              <table:table-cell office:value-type="float" office:value="0.309769">
                <text:p>0.309769</text:p>
              </table:table-cell>
              <table:table-cell office:value-type="float" office:value="0.349182">
                <text:p>0.349182</text:p>
              </table:table-cell>
              <table:table-cell office:value-type="float" office:value="0.375997">
                <text:p>0.375997</text:p>
              </table:table-cell>
              <table:table-cell office:value-type="float" office:value="0.399742">
                <text:p>0.399742</text:p>
              </table:table-cell>
              <table:table-cell office:value-type="float" office:value="0.419527">
                <text:p>0.419527</text:p>
              </table:table-cell>
              <table:table-cell office:value-type="float" office:value="0.438049">
                <text:p>0.438049</text:p>
              </table:table-cell>
              <table:table-cell office:value-type="float" office:value="0.473181">
                <text:p>0.473181</text:p>
              </table:table-cell>
              <table:table-cell office:value-type="float" office:value="0.492983">
                <text:p>0.492983</text:p>
              </table:table-cell>
              <table:table-cell office:value-type="float" office:value="0.31739">
                <text:p>0.3173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08409">
                <text:p>-0.08409</text:p>
              </table:table-cell>
              <table:table-cell office:value-type="float" office:value="0.235164">
                <text:p>0.235164</text:p>
              </table:table-cell>
              <table:table-cell office:value-type="float" office:value="0.303445">
                <text:p>0.303445</text:p>
              </table:table-cell>
              <table:table-cell office:value-type="float" office:value="0.329444">
                <text:p>0.329444</text:p>
              </table:table-cell>
              <table:table-cell office:value-type="float" office:value="0.363002">
                <text:p>0.363002</text:p>
              </table:table-cell>
              <table:table-cell office:value-type="float" office:value="0.386035">
                <text:p>0.386035</text:p>
              </table:table-cell>
              <table:table-cell office:value-type="float" office:value="0.40643">
                <text:p>0.40643</text:p>
              </table:table-cell>
              <table:table-cell office:value-type="float" office:value="0.420813">
                <text:p>0.420813</text:p>
              </table:table-cell>
              <table:table-cell office:value-type="float" office:value="0.436456">
                <text:p>0.436456</text:p>
              </table:table-cell>
              <table:table-cell office:value-type="float" office:value="0.468497">
                <text:p>0.468497</text:p>
              </table:table-cell>
              <table:table-cell office:value-type="float" office:value="0.492983">
                <text:p>0.492983</text:p>
              </table:table-cell>
              <table:table-cell office:value-type="float" office:value="0.326519">
                <text:p>0.32651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046091">
                <text:p>-0.046091</text:p>
              </table:table-cell>
              <table:table-cell office:value-type="float" office:value="0.228478">
                <text:p>0.228478</text:p>
              </table:table-cell>
              <table:table-cell office:value-type="float" office:value="0.294296">
                <text:p>0.294296</text:p>
              </table:table-cell>
              <table:table-cell office:value-type="float" office:value="0.328636">
                <text:p>0.328636</text:p>
              </table:table-cell>
              <table:table-cell office:value-type="float" office:value="0.369494">
                <text:p>0.369494</text:p>
              </table:table-cell>
              <table:table-cell office:value-type="float" office:value="0.38799">
                <text:p>0.38799</text:p>
              </table:table-cell>
              <table:table-cell office:value-type="float" office:value="0.408484">
                <text:p>0.408484</text:p>
              </table:table-cell>
              <table:table-cell office:value-type="float" office:value="0.42456">
                <text:p>0.42456</text:p>
              </table:table-cell>
              <table:table-cell office:value-type="float" office:value="0.437126">
                <text:p>0.437126</text:p>
              </table:table-cell>
              <table:table-cell office:value-type="float" office:value="0.472928">
                <text:p>0.472928</text:p>
              </table:table-cell>
              <table:table-cell office:value-type="float" office:value="0.492983">
                <text:p>0.492983</text:p>
              </table:table-cell>
              <table:table-cell office:value-type="float" office:value="0.33059">
                <text:p>0.330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0373">
                <text:p>0.160373</text:p>
              </table:table-cell>
              <table:table-cell office:value-type="float" office:value="0.269234">
                <text:p>0.269234</text:p>
              </table:table-cell>
              <table:table-cell office:value-type="float" office:value="0.310624">
                <text:p>0.310624</text:p>
              </table:table-cell>
              <table:table-cell office:value-type="float" office:value="0.351842">
                <text:p>0.351842</text:p>
              </table:table-cell>
              <table:table-cell office:value-type="float" office:value="0.374594">
                <text:p>0.374594</text:p>
              </table:table-cell>
              <table:table-cell office:value-type="float" office:value="0.392526">
                <text:p>0.392526</text:p>
              </table:table-cell>
              <table:table-cell office:value-type="float" office:value="0.410506">
                <text:p>0.410506</text:p>
              </table:table-cell>
              <table:table-cell office:value-type="float" office:value="0.428456">
                <text:p>0.428456</text:p>
              </table:table-cell>
              <table:table-cell office:value-type="float" office:value="0.438432">
                <text:p>0.438432</text:p>
              </table:table-cell>
              <table:table-cell office:value-type="float" office:value="0.462474">
                <text:p>0.462474</text:p>
              </table:table-cell>
              <table:table-cell office:value-type="float" office:value="0.492983">
                <text:p>0.492983</text:p>
              </table:table-cell>
              <table:table-cell office:value-type="float" office:value="0.359906">
                <text:p>0.35990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40778">
                <text:p>0.040778</text:p>
              </table:table-cell>
              <table:table-cell office:value-type="float" office:value="0.214963">
                <text:p>0.214963</text:p>
              </table:table-cell>
              <table:table-cell office:value-type="float" office:value="0.287699">
                <text:p>0.287699</text:p>
              </table:table-cell>
              <table:table-cell office:value-type="float" office:value="0.322331">
                <text:p>0.322331</text:p>
              </table:table-cell>
              <table:table-cell office:value-type="float" office:value="0.363022">
                <text:p>0.363022</text:p>
              </table:table-cell>
              <table:table-cell office:value-type="float" office:value="0.38095">
                <text:p>0.38095</text:p>
              </table:table-cell>
              <table:table-cell office:value-type="float" office:value="0.400727">
                <text:p>0.400727</text:p>
              </table:table-cell>
              <table:table-cell office:value-type="float" office:value="0.418229">
                <text:p>0.418229</text:p>
              </table:table-cell>
              <table:table-cell office:value-type="float" office:value="0.434587">
                <text:p>0.434587</text:p>
              </table:table-cell>
              <table:table-cell office:value-type="float" office:value="0.465432">
                <text:p>0.465432</text:p>
              </table:table-cell>
              <table:table-cell office:value-type="float" office:value="0.492983">
                <text:p>0.492983</text:p>
              </table:table-cell>
              <table:table-cell office:value-type="float" office:value="0.332872">
                <text:p>0.33287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74608">
                <text:p>0.074608</text:p>
              </table:table-cell>
              <table:table-cell office:value-type="float" office:value="0.248908">
                <text:p>0.248908</text:p>
              </table:table-cell>
              <table:table-cell office:value-type="float" office:value="0.308482">
                <text:p>0.308482</text:p>
              </table:table-cell>
              <table:table-cell office:value-type="float" office:value="0.341006">
                <text:p>0.341006</text:p>
              </table:table-cell>
              <table:table-cell office:value-type="float" office:value="0.365437">
                <text:p>0.365437</text:p>
              </table:table-cell>
              <table:table-cell office:value-type="float" office:value="0.386507">
                <text:p>0.386507</text:p>
              </table:table-cell>
              <table:table-cell office:value-type="float" office:value="0.402935">
                <text:p>0.402935</text:p>
              </table:table-cell>
              <table:table-cell office:value-type="float" office:value="0.425729">
                <text:p>0.425729</text:p>
              </table:table-cell>
              <table:table-cell office:value-type="float" office:value="0.43682">
                <text:p>0.43682</text:p>
              </table:table-cell>
              <table:table-cell office:value-type="float" office:value="0.468626">
                <text:p>0.468626</text:p>
              </table:table-cell>
              <table:table-cell office:value-type="float" office:value="0.492983">
                <text:p>0.492983</text:p>
              </table:table-cell>
              <table:table-cell office:value-type="float" office:value="0.345906">
                <text:p>0.34590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11626">
                <text:p>0.111626</text:p>
              </table:table-cell>
              <table:table-cell office:value-type="float" office:value="0.262885">
                <text:p>0.262885</text:p>
              </table:table-cell>
              <table:table-cell office:value-type="float" office:value="0.306998">
                <text:p>0.306998</text:p>
              </table:table-cell>
              <table:table-cell office:value-type="float" office:value="0.329937">
                <text:p>0.329937</text:p>
              </table:table-cell>
              <table:table-cell office:value-type="float" office:value="0.36117">
                <text:p>0.36117</text:p>
              </table:table-cell>
              <table:table-cell office:value-type="float" office:value="0.385043">
                <text:p>0.385043</text:p>
              </table:table-cell>
              <table:table-cell office:value-type="float" office:value="0.40945">
                <text:p>0.40945</text:p>
              </table:table-cell>
              <table:table-cell office:value-type="float" office:value="0.428387">
                <text:p>0.428387</text:p>
              </table:table-cell>
              <table:table-cell office:value-type="float" office:value="0.439308">
                <text:p>0.439308</text:p>
              </table:table-cell>
              <table:table-cell office:value-type="float" office:value="0.471389">
                <text:p>0.471389</text:p>
              </table:table-cell>
              <table:table-cell office:value-type="float" office:value="0.492983">
                <text:p>0.492983</text:p>
              </table:table-cell>
              <table:table-cell office:value-type="float" office:value="0.350619">
                <text:p>0.3506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38573">
                <text:p>0.138573</text:p>
              </table:table-cell>
              <table:table-cell office:value-type="float" office:value="0.290473">
                <text:p>0.290473</text:p>
              </table:table-cell>
              <table:table-cell office:value-type="float" office:value="0.320947">
                <text:p>0.320947</text:p>
              </table:table-cell>
              <table:table-cell office:value-type="float" office:value="0.348971">
                <text:p>0.348971</text:p>
              </table:table-cell>
              <table:table-cell office:value-type="float" office:value="0.375911">
                <text:p>0.375911</text:p>
              </table:table-cell>
              <table:table-cell office:value-type="float" office:value="0.394218">
                <text:p>0.394218</text:p>
              </table:table-cell>
              <table:table-cell office:value-type="float" office:value="0.414169">
                <text:p>0.414169</text:p>
              </table:table-cell>
              <table:table-cell office:value-type="float" office:value="0.427993">
                <text:p>0.427993</text:p>
              </table:table-cell>
              <table:table-cell office:value-type="float" office:value="0.439215">
                <text:p>0.439215</text:p>
              </table:table-cell>
              <table:table-cell office:value-type="float" office:value="0.476289">
                <text:p>0.476289</text:p>
              </table:table-cell>
              <table:table-cell office:value-type="float" office:value="0.492983">
                <text:p>0.492983</text:p>
              </table:table-cell>
              <table:table-cell office:value-type="float" office:value="0.362676">
                <text:p>0.36267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152992">
                <text:p>0.152992</text:p>
              </table:table-cell>
              <table:table-cell office:value-type="float" office:value="0.27004">
                <text:p>0.27004</text:p>
              </table:table-cell>
              <table:table-cell office:value-type="float" office:value="0.318448">
                <text:p>0.318448</text:p>
              </table:table-cell>
              <table:table-cell office:value-type="float" office:value="0.35296">
                <text:p>0.35296</text:p>
              </table:table-cell>
              <table:table-cell office:value-type="float" office:value="0.37497">
                <text:p>0.37497</text:p>
              </table:table-cell>
              <table:table-cell office:value-type="float" office:value="0.393654">
                <text:p>0.393654</text:p>
              </table:table-cell>
              <table:table-cell office:value-type="float" office:value="0.411603">
                <text:p>0.411603</text:p>
              </table:table-cell>
              <table:table-cell office:value-type="float" office:value="0.425746">
                <text:p>0.425746</text:p>
              </table:table-cell>
              <table:table-cell office:value-type="float" office:value="0.435235">
                <text:p>0.435235</text:p>
              </table:table-cell>
              <table:table-cell office:value-type="float" office:value="0.469638">
                <text:p>0.469638</text:p>
              </table:table-cell>
              <table:table-cell office:value-type="float" office:value="0.492983">
                <text:p>0.492983</text:p>
              </table:table-cell>
              <table:table-cell office:value-type="float" office:value="0.360529">
                <text:p>0.36052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04367">
                <text:p>0.204367</text:p>
              </table:table-cell>
              <table:table-cell office:value-type="float" office:value="0.294403">
                <text:p>0.294403</text:p>
              </table:table-cell>
              <table:table-cell office:value-type="float" office:value="0.327345">
                <text:p>0.327345</text:p>
              </table:table-cell>
              <table:table-cell office:value-type="float" office:value="0.356785">
                <text:p>0.356785</text:p>
              </table:table-cell>
              <table:table-cell office:value-type="float" office:value="0.374304">
                <text:p>0.374304</text:p>
              </table:table-cell>
              <table:table-cell office:value-type="float" office:value="0.394774">
                <text:p>0.394774</text:p>
              </table:table-cell>
              <table:table-cell office:value-type="float" office:value="0.417151">
                <text:p>0.417151</text:p>
              </table:table-cell>
              <table:table-cell office:value-type="float" office:value="0.430485">
                <text:p>0.430485</text:p>
              </table:table-cell>
              <table:table-cell office:value-type="float" office:value="0.443114">
                <text:p>0.443114</text:p>
              </table:table-cell>
              <table:table-cell office:value-type="float" office:value="0.474797">
                <text:p>0.474797</text:p>
              </table:table-cell>
              <table:table-cell office:value-type="float" office:value="0.492983">
                <text:p>0.492983</text:p>
              </table:table-cell>
              <table:table-cell office:value-type="float" office:value="0.371753">
                <text:p>0.37175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169615">
                <text:p>0.169615</text:p>
              </table:table-cell>
              <table:table-cell office:value-type="float" office:value="0.267117">
                <text:p>0.267117</text:p>
              </table:table-cell>
              <table:table-cell office:value-type="float" office:value="0.30557">
                <text:p>0.30557</text:p>
              </table:table-cell>
              <table:table-cell office:value-type="float" office:value="0.340273">
                <text:p>0.340273</text:p>
              </table:table-cell>
              <table:table-cell office:value-type="float" office:value="0.367074">
                <text:p>0.367074</text:p>
              </table:table-cell>
              <table:table-cell office:value-type="float" office:value="0.395321">
                <text:p>0.395321</text:p>
              </table:table-cell>
              <table:table-cell office:value-type="float" office:value="0.418741">
                <text:p>0.418741</text:p>
              </table:table-cell>
              <table:table-cell office:value-type="float" office:value="0.430263">
                <text:p>0.430263</text:p>
              </table:table-cell>
              <table:table-cell office:value-type="float" office:value="0.442057">
                <text:p>0.442057</text:p>
              </table:table-cell>
              <table:table-cell office:value-type="float" office:value="0.472091">
                <text:p>0.472091</text:p>
              </table:table-cell>
              <table:table-cell office:value-type="float" office:value="0.492983">
                <text:p>0.492983</text:p>
              </table:table-cell>
              <table:table-cell office:value-type="float" office:value="0.360812">
                <text:p>0.36081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151607">
                <text:p>0.151607</text:p>
              </table:table-cell>
              <table:table-cell office:value-type="float" office:value="0.284148">
                <text:p>0.284148</text:p>
              </table:table-cell>
              <table:table-cell office:value-type="float" office:value="0.337321">
                <text:p>0.337321</text:p>
              </table:table-cell>
              <table:table-cell office:value-type="float" office:value="0.368649">
                <text:p>0.368649</text:p>
              </table:table-cell>
              <table:table-cell office:value-type="float" office:value="0.39291">
                <text:p>0.39291</text:p>
              </table:table-cell>
              <table:table-cell office:value-type="float" office:value="0.41234">
                <text:p>0.41234</text:p>
              </table:table-cell>
              <table:table-cell office:value-type="float" office:value="0.426659">
                <text:p>0.426659</text:p>
              </table:table-cell>
              <table:table-cell office:value-type="float" office:value="0.432993">
                <text:p>0.432993</text:p>
              </table:table-cell>
              <table:table-cell office:value-type="float" office:value="0.444253">
                <text:p>0.444253</text:p>
              </table:table-cell>
              <table:table-cell office:value-type="float" office:value="0.475264">
                <text:p>0.475264</text:p>
              </table:table-cell>
              <table:table-cell office:value-type="float" office:value="0.492983">
                <text:p>0.492983</text:p>
              </table:table-cell>
              <table:table-cell office:value-type="float" office:value="0.372615">
                <text:p>0.3726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60199">
                <text:p>0.160199</text:p>
              </table:table-cell>
              <table:table-cell office:value-type="float" office:value="0.282059">
                <text:p>0.282059</text:p>
              </table:table-cell>
              <table:table-cell office:value-type="float" office:value="0.348525">
                <text:p>0.348525</text:p>
              </table:table-cell>
              <table:table-cell office:value-type="float" office:value="0.382668">
                <text:p>0.382668</text:p>
              </table:table-cell>
              <table:table-cell office:value-type="float" office:value="0.4004">
                <text:p>0.4004</text:p>
              </table:table-cell>
              <table:table-cell office:value-type="float" office:value="0.420525">
                <text:p>0.420525</text:p>
              </table:table-cell>
              <table:table-cell office:value-type="float" office:value="0.429619">
                <text:p>0.429619</text:p>
              </table:table-cell>
              <table:table-cell office:value-type="float" office:value="0.434591">
                <text:p>0.434591</text:p>
              </table:table-cell>
              <table:table-cell office:value-type="float" office:value="0.446691">
                <text:p>0.446691</text:p>
              </table:table-cell>
              <table:table-cell office:value-type="float" office:value="0.472043">
                <text:p>0.472043</text:p>
              </table:table-cell>
              <table:table-cell office:value-type="float" office:value="0.492983">
                <text:p>0.492983</text:p>
              </table:table-cell>
              <table:table-cell office:value-type="float" office:value="0.377732">
                <text:p>0.377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00158">
                <text:p>0.200158</text:p>
              </table:table-cell>
              <table:table-cell office:value-type="float" office:value="0.293256">
                <text:p>0.293256</text:p>
              </table:table-cell>
              <table:table-cell office:value-type="float" office:value="0.349054">
                <text:p>0.349054</text:p>
              </table:table-cell>
              <table:table-cell office:value-type="float" office:value="0.380468">
                <text:p>0.380468</text:p>
              </table:table-cell>
              <table:table-cell office:value-type="float" office:value="0.394529">
                <text:p>0.394529</text:p>
              </table:table-cell>
              <table:table-cell office:value-type="float" office:value="0.413382">
                <text:p>0.413382</text:p>
              </table:table-cell>
              <table:table-cell office:value-type="float" office:value="0.426667">
                <text:p>0.426667</text:p>
              </table:table-cell>
              <table:table-cell office:value-type="float" office:value="0.433131">
                <text:p>0.433131</text:p>
              </table:table-cell>
              <table:table-cell office:value-type="float" office:value="0.447447">
                <text:p>0.447447</text:p>
              </table:table-cell>
              <table:table-cell office:value-type="float" office:value="0.473903">
                <text:p>0.473903</text:p>
              </table:table-cell>
              <table:table-cell office:value-type="float" office:value="0.492983">
                <text:p>0.492983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168165">
                <text:p>0.168165</text:p>
              </table:table-cell>
              <table:table-cell office:value-type="float" office:value="0.288785">
                <text:p>0.288785</text:p>
              </table:table-cell>
              <table:table-cell office:value-type="float" office:value="0.348953">
                <text:p>0.348953</text:p>
              </table:table-cell>
              <table:table-cell office:value-type="float" office:value="0.3795">
                <text:p>0.3795</text:p>
              </table:table-cell>
              <table:table-cell office:value-type="float" office:value="0.394367">
                <text:p>0.394367</text:p>
              </table:table-cell>
              <table:table-cell office:value-type="float" office:value="0.418326">
                <text:p>0.418326</text:p>
              </table:table-cell>
              <table:table-cell office:value-type="float" office:value="0.428746">
                <text:p>0.428746</text:p>
              </table:table-cell>
              <table:table-cell office:value-type="float" office:value="0.435042">
                <text:p>0.435042</text:p>
              </table:table-cell>
              <table:table-cell office:value-type="float" office:value="0.451226">
                <text:p>0.451226</text:p>
              </table:table-cell>
              <table:table-cell office:value-type="float" office:value="0.476884">
                <text:p>0.476884</text:p>
              </table:table-cell>
              <table:table-cell office:value-type="float" office:value="0.492983">
                <text:p>0.492983</text:p>
              </table:table-cell>
              <table:table-cell office:value-type="float" office:value="0.378999">
                <text:p>0.378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72908">
                <text:p>0.172908</text:p>
              </table:table-cell>
              <table:table-cell office:value-type="float" office:value="0.32633">
                <text:p>0.32633</text:p>
              </table:table-cell>
              <table:table-cell office:value-type="float" office:value="0.366215">
                <text:p>0.366215</text:p>
              </table:table-cell>
              <table:table-cell office:value-type="float" office:value="0.384028">
                <text:p>0.384028</text:p>
              </table:table-cell>
              <table:table-cell office:value-type="float" office:value="0.406256">
                <text:p>0.406256</text:p>
              </table:table-cell>
              <table:table-cell office:value-type="float" office:value="0.425897">
                <text:p>0.425897</text:p>
              </table:table-cell>
              <table:table-cell office:value-type="float" office:value="0.4313">
                <text:p>0.4313</text:p>
              </table:table-cell>
              <table:table-cell office:value-type="float" office:value="0.440173">
                <text:p>0.440173</text:p>
              </table:table-cell>
              <table:table-cell office:value-type="float" office:value="0.451532">
                <text:p>0.451532</text:p>
              </table:table-cell>
              <table:table-cell office:value-type="float" office:value="0.476146">
                <text:p>0.476146</text:p>
              </table:table-cell>
              <table:table-cell office:value-type="float" office:value="0.492983">
                <text:p>0.492983</text:p>
              </table:table-cell>
              <table:table-cell office:value-type="float" office:value="0.388079">
                <text:p>0.38807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16832">
                <text:p>0.216832</text:p>
              </table:table-cell>
              <table:table-cell office:value-type="float" office:value="0.322321">
                <text:p>0.322321</text:p>
              </table:table-cell>
              <table:table-cell office:value-type="float" office:value="0.363349">
                <text:p>0.363349</text:p>
              </table:table-cell>
              <table:table-cell office:value-type="float" office:value="0.388617">
                <text:p>0.388617</text:p>
              </table:table-cell>
              <table:table-cell office:value-type="float" office:value="0.404969">
                <text:p>0.404969</text:p>
              </table:table-cell>
              <table:table-cell office:value-type="float" office:value="0.420995">
                <text:p>0.420995</text:p>
              </table:table-cell>
              <table:table-cell office:value-type="float" office:value="0.428766">
                <text:p>0.428766</text:p>
              </table:table-cell>
              <table:table-cell office:value-type="float" office:value="0.433601">
                <text:p>0.433601</text:p>
              </table:table-cell>
              <table:table-cell office:value-type="float" office:value="0.44546">
                <text:p>0.44546</text:p>
              </table:table-cell>
              <table:table-cell office:value-type="float" office:value="0.469815">
                <text:p>0.469815</text:p>
              </table:table-cell>
              <table:table-cell office:value-type="float" office:value="0.492983">
                <text:p>0.492983</text:p>
              </table:table-cell>
              <table:table-cell office:value-type="float" office:value="0.389472">
                <text:p>0.38947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62111">
                <text:p>0.262111</text:p>
              </table:table-cell>
              <table:table-cell office:value-type="float" office:value="0.351552">
                <text:p>0.351552</text:p>
              </table:table-cell>
              <table:table-cell office:value-type="float" office:value="0.379688">
                <text:p>0.379688</text:p>
              </table:table-cell>
              <table:table-cell office:value-type="float" office:value="0.401866">
                <text:p>0.401866</text:p>
              </table:table-cell>
              <table:table-cell office:value-type="float" office:value="0.41345">
                <text:p>0.41345</text:p>
              </table:table-cell>
              <table:table-cell office:value-type="float" office:value="0.423349">
                <text:p>0.423349</text:p>
              </table:table-cell>
              <table:table-cell office:value-type="float" office:value="0.42933">
                <text:p>0.42933</text:p>
              </table:table-cell>
              <table:table-cell office:value-type="float" office:value="0.435995">
                <text:p>0.435995</text:p>
              </table:table-cell>
              <table:table-cell office:value-type="float" office:value="0.448549">
                <text:p>0.448549</text:p>
              </table:table-cell>
              <table:table-cell office:value-type="float" office:value="0.472085">
                <text:p>0.472085</text:p>
              </table:table-cell>
              <table:table-cell office:value-type="float" office:value="0.492983">
                <text:p>0.492983</text:p>
              </table:table-cell>
              <table:table-cell office:value-type="float" office:value="0.401797">
                <text:p>0.40179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74674">
                <text:p>0.274674</text:p>
              </table:table-cell>
              <table:table-cell office:value-type="float" office:value="0.358532">
                <text:p>0.358532</text:p>
              </table:table-cell>
              <table:table-cell office:value-type="float" office:value="0.383088">
                <text:p>0.383088</text:p>
              </table:table-cell>
              <table:table-cell office:value-type="float" office:value="0.403598">
                <text:p>0.403598</text:p>
              </table:table-cell>
              <table:table-cell office:value-type="float" office:value="0.415922">
                <text:p>0.415922</text:p>
              </table:table-cell>
              <table:table-cell office:value-type="float" office:value="0.426038">
                <text:p>0.426038</text:p>
              </table:table-cell>
              <table:table-cell office:value-type="float" office:value="0.430806">
                <text:p>0.430806</text:p>
              </table:table-cell>
              <table:table-cell office:value-type="float" office:value="0.438815">
                <text:p>0.438815</text:p>
              </table:table-cell>
              <table:table-cell office:value-type="float" office:value="0.450106">
                <text:p>0.450106</text:p>
              </table:table-cell>
              <table:table-cell office:value-type="float" office:value="0.473716">
                <text:p>0.473716</text:p>
              </table:table-cell>
              <table:table-cell office:value-type="float" office:value="0.492983">
                <text:p>0.492983</text:p>
              </table:table-cell>
              <table:table-cell office:value-type="float" office:value="0.40553">
                <text:p>0.4055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70587">
                <text:p>0.270587</text:p>
              </table:table-cell>
              <table:table-cell office:value-type="float" office:value="0.361037">
                <text:p>0.361037</text:p>
              </table:table-cell>
              <table:table-cell office:value-type="float" office:value="0.392274">
                <text:p>0.392274</text:p>
              </table:table-cell>
              <table:table-cell office:value-type="float" office:value="0.411078">
                <text:p>0.411078</text:p>
              </table:table-cell>
              <table:table-cell office:value-type="float" office:value="0.425379">
                <text:p>0.425379</text:p>
              </table:table-cell>
              <table:table-cell office:value-type="float" office:value="0.430137">
                <text:p>0.430137</text:p>
              </table:table-cell>
              <table:table-cell office:value-type="float" office:value="0.431194">
                <text:p>0.431194</text:p>
              </table:table-cell>
              <table:table-cell office:value-type="float" office:value="0.44134">
                <text:p>0.44134</text:p>
              </table:table-cell>
              <table:table-cell office:value-type="float" office:value="0.453343">
                <text:p>0.453343</text:p>
              </table:table-cell>
              <table:table-cell office:value-type="float" office:value="0.48">
                <text:p>0.48</text:p>
              </table:table-cell>
              <table:table-cell office:value-type="float" office:value="0.492983">
                <text:p>0.492983</text:p>
              </table:table-cell>
              <table:table-cell office:value-type="float" office:value="0.409637">
                <text:p>0.40963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94384">
                <text:p>0.294384</text:p>
              </table:table-cell>
              <table:table-cell office:value-type="float" office:value="0.367066">
                <text:p>0.367066</text:p>
              </table:table-cell>
              <table:table-cell office:value-type="float" office:value="0.392081">
                <text:p>0.392081</text:p>
              </table:table-cell>
              <table:table-cell office:value-type="float" office:value="0.416785">
                <text:p>0.416785</text:p>
              </table:table-cell>
              <table:table-cell office:value-type="float" office:value="0.42704">
                <text:p>0.42704</text:p>
              </table:table-cell>
              <table:table-cell office:value-type="float" office:value="0.430137">
                <text:p>0.430137</text:p>
              </table:table-cell>
              <table:table-cell office:value-type="float" office:value="0.431287">
                <text:p>0.431287</text:p>
              </table:table-cell>
              <table:table-cell office:value-type="float" office:value="0.441115">
                <text:p>0.441115</text:p>
              </table:table-cell>
              <table:table-cell office:value-type="float" office:value="0.448837">
                <text:p>0.448837</text:p>
              </table:table-cell>
              <table:table-cell office:value-type="float" office:value="0.47762">
                <text:p>0.47762</text:p>
              </table:table-cell>
              <table:table-cell office:value-type="float" office:value="0.492983">
                <text:p>0.492983</text:p>
              </table:table-cell>
              <table:table-cell office:value-type="float" office:value="0.412635">
                <text:p>0.41263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77818">
                <text:p>0.277818</text:p>
              </table:table-cell>
              <table:table-cell office:value-type="float" office:value="0.36615">
                <text:p>0.36615</text:p>
              </table:table-cell>
              <table:table-cell office:value-type="float" office:value="0.398338">
                <text:p>0.398338</text:p>
              </table:table-cell>
              <table:table-cell office:value-type="float" office:value="0.422273">
                <text:p>0.422273</text:p>
              </table:table-cell>
              <table:table-cell office:value-type="float" office:value="0.429851">
                <text:p>0.429851</text:p>
              </table:table-cell>
              <table:table-cell office:value-type="float" office:value="0.430137">
                <text:p>0.430137</text:p>
              </table:table-cell>
              <table:table-cell office:value-type="float" office:value="0.433839">
                <text:p>0.433839</text:p>
              </table:table-cell>
              <table:table-cell office:value-type="float" office:value="0.441635">
                <text:p>0.441635</text:p>
              </table:table-cell>
              <table:table-cell office:value-type="float" office:value="0.44968">
                <text:p>0.44968</text:p>
              </table:table-cell>
              <table:table-cell office:value-type="float" office:value="0.475304">
                <text:p>0.475304</text:p>
              </table:table-cell>
              <table:table-cell office:value-type="float" office:value="0.492983">
                <text:p>0.492983</text:p>
              </table:table-cell>
              <table:table-cell office:value-type="float" office:value="0.412503">
                <text:p>0.41250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52094">
                <text:p>0.252094</text:p>
              </table:table-cell>
              <table:table-cell office:value-type="float" office:value="0.360221">
                <text:p>0.360221</text:p>
              </table:table-cell>
              <table:table-cell office:value-type="float" office:value="0.403592">
                <text:p>0.403592</text:p>
              </table:table-cell>
              <table:table-cell office:value-type="float" office:value="0.42191">
                <text:p>0.42191</text:p>
              </table:table-cell>
              <table:table-cell office:value-type="float" office:value="0.429814">
                <text:p>0.429814</text:p>
              </table:table-cell>
              <table:table-cell office:value-type="float" office:value="0.430161">
                <text:p>0.430161</text:p>
              </table:table-cell>
              <table:table-cell office:value-type="float" office:value="0.436757">
                <text:p>0.436757</text:p>
              </table:table-cell>
              <table:table-cell office:value-type="float" office:value="0.445399">
                <text:p>0.445399</text:p>
              </table:table-cell>
              <table:table-cell office:value-type="float" office:value="0.456829">
                <text:p>0.456829</text:p>
              </table:table-cell>
              <table:table-cell office:value-type="float" office:value="0.479924">
                <text:p>0.479924</text:p>
              </table:table-cell>
              <table:table-cell office:value-type="float" office:value="0.492983">
                <text:p>0.492983</text:p>
              </table:table-cell>
              <table:table-cell office:value-type="float" office:value="0.41167">
                <text:p>0.411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18673">
                <text:p>0.218673</text:p>
              </table:table-cell>
              <table:table-cell office:value-type="float" office:value="0.348542">
                <text:p>0.348542</text:p>
              </table:table-cell>
              <table:table-cell office:value-type="float" office:value="0.393831">
                <text:p>0.393831</text:p>
              </table:table-cell>
              <table:table-cell office:value-type="float" office:value="0.41775">
                <text:p>0.41775</text:p>
              </table:table-cell>
              <table:table-cell office:value-type="float" office:value="0.428077">
                <text:p>0.428077</text:p>
              </table:table-cell>
              <table:table-cell office:value-type="float" office:value="0.430137">
                <text:p>0.430137</text:p>
              </table:table-cell>
              <table:table-cell office:value-type="float" office:value="0.433589">
                <text:p>0.433589</text:p>
              </table:table-cell>
              <table:table-cell office:value-type="float" office:value="0.444918">
                <text:p>0.444918</text:p>
              </table:table-cell>
              <table:table-cell office:value-type="float" office:value="0.458817">
                <text:p>0.458817</text:p>
              </table:table-cell>
              <table:table-cell office:value-type="float" office:value="0.483969">
                <text:p>0.483969</text:p>
              </table:table-cell>
              <table:table-cell office:value-type="float" office:value="0.492983">
                <text:p>0.492983</text:p>
              </table:table-cell>
              <table:table-cell office:value-type="float" office:value="0.40583">
                <text:p>0.405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190226">
                <text:p>0.190226</text:p>
              </table:table-cell>
              <table:table-cell office:value-type="float" office:value="0.34486">
                <text:p>0.34486</text:p>
              </table:table-cell>
              <table:table-cell office:value-type="float" office:value="0.394672">
                <text:p>0.394672</text:p>
              </table:table-cell>
              <table:table-cell office:value-type="float" office:value="0.416247">
                <text:p>0.416247</text:p>
              </table:table-cell>
              <table:table-cell office:value-type="float" office:value="0.425706">
                <text:p>0.425706</text:p>
              </table:table-cell>
              <table:table-cell office:value-type="float" office:value="0.430089">
                <text:p>0.430089</text:p>
              </table:table-cell>
              <table:table-cell office:value-type="float" office:value="0.431609">
                <text:p>0.431609</text:p>
              </table:table-cell>
              <table:table-cell office:value-type="float" office:value="0.441359">
                <text:p>0.441359</text:p>
              </table:table-cell>
              <table:table-cell office:value-type="float" office:value="0.453568">
                <text:p>0.453568</text:p>
              </table:table-cell>
              <table:table-cell office:value-type="float" office:value="0.475115">
                <text:p>0.475115</text:p>
              </table:table-cell>
              <table:table-cell office:value-type="float" office:value="0.492983">
                <text:p>0.492983</text:p>
              </table:table-cell>
              <table:table-cell office:value-type="float" office:value="0.400345">
                <text:p>0.4003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212558">
                <text:p>0.212558</text:p>
              </table:table-cell>
              <table:table-cell office:value-type="float" office:value="0.356319">
                <text:p>0.356319</text:p>
              </table:table-cell>
              <table:table-cell office:value-type="float" office:value="0.397839">
                <text:p>0.397839</text:p>
              </table:table-cell>
              <table:table-cell office:value-type="float" office:value="0.416171">
                <text:p>0.416171</text:p>
              </table:table-cell>
              <table:table-cell office:value-type="float" office:value="0.424095">
                <text:p>0.424095</text:p>
              </table:table-cell>
              <table:table-cell office:value-type="float" office:value="0.43">
                <text:p>0.43</text:p>
              </table:table-cell>
              <table:table-cell office:value-type="float" office:value="0.430861">
                <text:p>0.430861</text:p>
              </table:table-cell>
              <table:table-cell office:value-type="float" office:value="0.438057">
                <text:p>0.438057</text:p>
              </table:table-cell>
              <table:table-cell office:value-type="float" office:value="0.448542">
                <text:p>0.448542</text:p>
              </table:table-cell>
              <table:table-cell office:value-type="float" office:value="0.473198">
                <text:p>0.473198</text:p>
              </table:table-cell>
              <table:table-cell office:value-type="float" office:value="0.492983">
                <text:p>0.492983</text:p>
              </table:table-cell>
              <table:table-cell office:value-type="float" office:value="0.402764">
                <text:p>0.4027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161579">
                <text:p>0.161579</text:p>
              </table:table-cell>
              <table:table-cell office:value-type="float" office:value="0.328312">
                <text:p>0.328312</text:p>
              </table:table-cell>
              <table:table-cell office:value-type="float" office:value="0.378378">
                <text:p>0.378378</text:p>
              </table:table-cell>
              <table:table-cell office:value-type="float" office:value="0.412022">
                <text:p>0.412022</text:p>
              </table:table-cell>
              <table:table-cell office:value-type="float" office:value="0.427194">
                <text:p>0.427194</text:p>
              </table:table-cell>
              <table:table-cell office:value-type="float" office:value="0.430137">
                <text:p>0.430137</text:p>
              </table:table-cell>
              <table:table-cell office:value-type="float" office:value="0.433932">
                <text:p>0.433932</text:p>
              </table:table-cell>
              <table:table-cell office:value-type="float" office:value="0.441553">
                <text:p>0.441553</text:p>
              </table:table-cell>
              <table:table-cell office:value-type="float" office:value="0.450807">
                <text:p>0.450807</text:p>
              </table:table-cell>
              <table:table-cell office:value-type="float" office:value="0.472856">
                <text:p>0.472856</text:p>
              </table:table-cell>
              <table:table-cell office:value-type="float" office:value="0.492983">
                <text:p>0.492983</text:p>
              </table:table-cell>
              <table:table-cell office:value-type="float" office:value="0.393677">
                <text:p>0.39367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05267">
                <text:p>0.205267</text:p>
              </table:table-cell>
              <table:table-cell office:value-type="float" office:value="0.326078">
                <text:p>0.326078</text:p>
              </table:table-cell>
              <table:table-cell office:value-type="float" office:value="0.377074">
                <text:p>0.377074</text:p>
              </table:table-cell>
              <table:table-cell office:value-type="float" office:value="0.410693">
                <text:p>0.410693</text:p>
              </table:table-cell>
              <table:table-cell office:value-type="float" office:value="0.425597">
                <text:p>0.425597</text:p>
              </table:table-cell>
              <table:table-cell office:value-type="float" office:value="0.430126">
                <text:p>0.430126</text:p>
              </table:table-cell>
              <table:table-cell office:value-type="float" office:value="0.433795">
                <text:p>0.433795</text:p>
              </table:table-cell>
              <table:table-cell office:value-type="float" office:value="0.441418">
                <text:p>0.441418</text:p>
              </table:table-cell>
              <table:table-cell office:value-type="float" office:value="0.453894">
                <text:p>0.453894</text:p>
              </table:table-cell>
              <table:table-cell office:value-type="float" office:value="0.471686">
                <text:p>0.471686</text:p>
              </table:table-cell>
              <table:table-cell office:value-type="float" office:value="0.492983">
                <text:p>0.492983</text:p>
              </table:table-cell>
              <table:table-cell office:value-type="float" office:value="0.397563">
                <text:p>0.39756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30519">
                <text:p>0.230519</text:p>
              </table:table-cell>
              <table:table-cell office:value-type="float" office:value="0.328412">
                <text:p>0.328412</text:p>
              </table:table-cell>
              <table:table-cell office:value-type="float" office:value="0.386275">
                <text:p>0.386275</text:p>
              </table:table-cell>
              <table:table-cell office:value-type="float" office:value="0.414246">
                <text:p>0.414246</text:p>
              </table:table-cell>
              <table:table-cell office:value-type="float" office:value="0.424873">
                <text:p>0.424873</text:p>
              </table:table-cell>
              <table:table-cell office:value-type="float" office:value="0.429928">
                <text:p>0.429928</text:p>
              </table:table-cell>
              <table:table-cell office:value-type="float" office:value="0.432909">
                <text:p>0.432909</text:p>
              </table:table-cell>
              <table:table-cell office:value-type="float" office:value="0.43895">
                <text:p>0.43895</text:p>
              </table:table-cell>
              <table:table-cell office:value-type="float" office:value="0.449344">
                <text:p>0.449344</text:p>
              </table:table-cell>
              <table:table-cell office:value-type="float" office:value="0.469383">
                <text:p>0.469383</text:p>
              </table:table-cell>
              <table:table-cell office:value-type="float" office:value="0.492983">
                <text:p>0.492983</text:p>
              </table:table-cell>
              <table:table-cell office:value-type="float" office:value="0.400484">
                <text:p>0.40048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159901">
                <text:p>0.159901</text:p>
              </table:table-cell>
              <table:table-cell office:value-type="float" office:value="0.31736">
                <text:p>0.31736</text:p>
              </table:table-cell>
              <table:table-cell office:value-type="float" office:value="0.373708">
                <text:p>0.373708</text:p>
              </table:table-cell>
              <table:table-cell office:value-type="float" office:value="0.403401">
                <text:p>0.403401</text:p>
              </table:table-cell>
              <table:table-cell office:value-type="float" office:value="0.42128">
                <text:p>0.42128</text:p>
              </table:table-cell>
              <table:table-cell office:value-type="float" office:value="0.42808">
                <text:p>0.42808</text:p>
              </table:table-cell>
              <table:table-cell office:value-type="float" office:value="0.430137">
                <text:p>0.430137</text:p>
              </table:table-cell>
              <table:table-cell office:value-type="float" office:value="0.439101">
                <text:p>0.439101</text:p>
              </table:table-cell>
              <table:table-cell office:value-type="float" office:value="0.452163">
                <text:p>0.452163</text:p>
              </table:table-cell>
              <table:table-cell office:value-type="float" office:value="0.468122">
                <text:p>0.468122</text:p>
              </table:table-cell>
              <table:table-cell office:value-type="float" office:value="0.492983">
                <text:p>0.492983</text:p>
              </table:table-cell>
              <table:table-cell office:value-type="float" office:value="0.389325">
                <text:p>0.3893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139268">
                <text:p>0.139268</text:p>
              </table:table-cell>
              <table:table-cell office:value-type="float" office:value="0.329495">
                <text:p>0.329495</text:p>
              </table:table-cell>
              <table:table-cell office:value-type="float" office:value="0.386694">
                <text:p>0.386694</text:p>
              </table:table-cell>
              <table:table-cell office:value-type="float" office:value="0.414316">
                <text:p>0.414316</text:p>
              </table:table-cell>
              <table:table-cell office:value-type="float" office:value="0.425012">
                <text:p>0.425012</text:p>
              </table:table-cell>
              <table:table-cell office:value-type="float" office:value="0.429936">
                <text:p>0.429936</text:p>
              </table:table-cell>
              <table:table-cell office:value-type="float" office:value="0.432979">
                <text:p>0.432979</text:p>
              </table:table-cell>
              <table:table-cell office:value-type="float" office:value="0.441375">
                <text:p>0.441375</text:p>
              </table:table-cell>
              <table:table-cell office:value-type="float" office:value="0.451839">
                <text:p>0.451839</text:p>
              </table:table-cell>
              <table:table-cell office:value-type="float" office:value="0.472098">
                <text:p>0.472098</text:p>
              </table:table-cell>
              <table:table-cell office:value-type="float" office:value="0.492983">
                <text:p>0.492983</text:p>
              </table:table-cell>
              <table:table-cell office:value-type="float" office:value="0.392301">
                <text:p>0.39230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155147">
                <text:p>0.155147</text:p>
              </table:table-cell>
              <table:table-cell office:value-type="float" office:value="0.336396">
                <text:p>0.336396</text:p>
              </table:table-cell>
              <table:table-cell office:value-type="float" office:value="0.393647">
                <text:p>0.393647</text:p>
              </table:table-cell>
              <table:table-cell office:value-type="float" office:value="0.417677">
                <text:p>0.417677</text:p>
              </table:table-cell>
              <table:table-cell office:value-type="float" office:value="0.426508">
                <text:p>0.426508</text:p>
              </table:table-cell>
              <table:table-cell office:value-type="float" office:value="0.430043">
                <text:p>0.430043</text:p>
              </table:table-cell>
              <table:table-cell office:value-type="float" office:value="0.433636">
                <text:p>0.433636</text:p>
              </table:table-cell>
              <table:table-cell office:value-type="float" office:value="0.441077">
                <text:p>0.441077</text:p>
              </table:table-cell>
              <table:table-cell office:value-type="float" office:value="0.449549">
                <text:p>0.449549</text:p>
              </table:table-cell>
              <table:table-cell office:value-type="float" office:value="0.468037">
                <text:p>0.468037</text:p>
              </table:table-cell>
              <table:table-cell office:value-type="float" office:value="0.492983">
                <text:p>0.492983</text:p>
              </table:table-cell>
              <table:table-cell office:value-type="float" office:value="0.395172">
                <text:p>0.39517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121828">
                <text:p>0.121828</text:p>
              </table:table-cell>
              <table:table-cell office:value-type="float" office:value="0.345676">
                <text:p>0.345676</text:p>
              </table:table-cell>
              <table:table-cell office:value-type="float" office:value="0.391934">
                <text:p>0.391934</text:p>
              </table:table-cell>
              <table:table-cell office:value-type="float" office:value="0.414289">
                <text:p>0.414289</text:p>
              </table:table-cell>
              <table:table-cell office:value-type="float" office:value="0.424472">
                <text:p>0.424472</text:p>
              </table:table-cell>
              <table:table-cell office:value-type="float" office:value="0.429748">
                <text:p>0.429748</text:p>
              </table:table-cell>
              <table:table-cell office:value-type="float" office:value="0.433439">
                <text:p>0.433439</text:p>
              </table:table-cell>
              <table:table-cell office:value-type="float" office:value="0.441978">
                <text:p>0.441978</text:p>
              </table:table-cell>
              <table:table-cell office:value-type="float" office:value="0.45177">
                <text:p>0.45177</text:p>
              </table:table-cell>
              <table:table-cell office:value-type="float" office:value="0.46759">
                <text:p>0.46759</text:p>
              </table:table-cell>
              <table:table-cell office:value-type="float" office:value="0.492983">
                <text:p>0.492983</text:p>
              </table:table-cell>
              <table:table-cell office:value-type="float" office:value="0.392272">
                <text:p>0.392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